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26.28mm"/>
    </style:style>
    <style:style style:name="co5" style:family="table-column">
      <style:table-column-properties fo:break-before="auto" style:column-width="20.21mm"/>
    </style:style>
    <style:style style:name="co6" style:family="table-column">
      <style:table-column-properties fo:break-before="auto" style:column-width="62.11mm"/>
    </style:style>
    <style:style style:name="co7" style:family="table-column">
      <style:table-column-properties fo:break-before="auto" style:column-width="27.89mm"/>
    </style:style>
    <style:style style:name="co8" style:family="table-column">
      <style:table-column-properties fo:break-before="auto" style:column-width="38.44mm"/>
    </style:style>
    <style:style style:name="co9" style:family="table-column">
      <style:table-column-properties fo:break-before="auto" style:column-width="26.93mm"/>
    </style:style>
    <style:style style:name="co10" style:family="table-column">
      <style:table-column-properties fo:break-before="auto" style:column-width="37.17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9.85mm"/>
    </style:style>
    <style:style style:name="co13" style:family="table-column">
      <style:table-column-properties fo:break-before="auto" style:column-width="37.04mm"/>
    </style:style>
    <style:style style:name="co14" style:family="table-column">
      <style:table-column-properties fo:break-before="auto" style:column-width="31.2mm"/>
    </style:style>
    <style:style style:name="co15" style:family="table-column">
      <style:table-column-properties fo:break-before="auto" style:column-width="71.03mm"/>
    </style:style>
    <style:style style:name="co16" style:family="table-column">
      <style:table-column-properties fo:break-before="auto" style:column-width="36.94mm"/>
    </style:style>
    <style:style style:name="co17" style:family="table-column">
      <style:table-column-properties fo:break-before="auto" style:column-width="30.57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26.95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36.12mm"/>
    </style:style>
    <style:style style:name="co22" style:family="table-column">
      <style:table-column-properties fo:break-before="auto" style:column-width="25.66mm"/>
    </style:style>
    <style:style style:name="co23" style:family="table-column">
      <style:table-column-properties fo:break-before="auto" style:column-width="23.07mm"/>
    </style:style>
    <style:style style:name="co24" style:family="table-column">
      <style:table-column-properties fo:break-before="auto" style:column-width="33.36mm"/>
    </style:style>
    <style:style style:name="co25" style:family="table-column">
      <style:table-column-properties fo:break-before="auto" style:column-width="34.34mm"/>
    </style:style>
    <style:style style:name="co26" style:family="table-column">
      <style:table-column-properties fo:break-before="auto" style:column-width="26.71mm"/>
    </style:style>
    <style:style style:name="co27" style:family="table-column">
      <style:table-column-properties fo:break-before="auto" style:column-width="27.53mm"/>
    </style:style>
    <style:style style:name="co28" style:family="table-column">
      <style:table-column-properties fo:break-before="auto" style:column-width="29.86mm"/>
    </style:style>
    <style:style style:name="co29" style:family="table-column">
      <style:table-column-properties fo:break-before="auto" style:column-width="31.94mm"/>
    </style:style>
    <style:style style:name="co30" style:family="table-column">
      <style:table-column-properties fo:break-before="auto" style:column-width="30.09mm"/>
    </style:style>
    <style:style style:name="co31" style:family="table-column">
      <style:table-column-properties fo:break-before="auto" style:column-width="32.09mm"/>
    </style:style>
    <style:style style:name="co32" style:family="table-column">
      <style:table-column-properties fo:break-before="auto" style:column-width="25.21mm"/>
    </style:style>
    <style:style style:name="co33" style:family="table-column">
      <style:table-column-properties fo:break-before="auto" style:column-width="33.9mm"/>
    </style:style>
    <style:style style:name="co34" style:family="table-column">
      <style:table-column-properties fo:break-before="auto" style:column-width="34.96mm"/>
    </style:style>
    <style:style style:name="co35" style:family="table-column">
      <style:table-column-properties fo:break-before="auto" style:column-width="29.62mm"/>
    </style:style>
    <style:style style:name="co36" style:family="table-column">
      <style:table-column-properties fo:break-before="auto" style:column-width="29.9mm"/>
    </style:style>
    <style:style style:name="co37" style:family="table-column">
      <style:table-column-properties fo:break-before="auto" style:column-width="36.5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19mm" fo:break-before="auto" style:use-optimal-row-height="true"/>
    </style:style>
    <style:style style:name="ro6" style:family="table-row">
      <style:table-row-properties style:row-height="9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20002" number:language="en" number:country="CA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TimesNewRomanPS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0.99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99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99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99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order-left="0.51pt solid #000000" fo:border-right="none" fo:border-top="0.06pt solid #000000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51pt solid #000000" fo:border-right="0.51pt solid #000000" fo:border-top="none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2010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010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20109"/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fo:padding="0.71mm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2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4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6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6b9b8" style:rotation-align="none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 style:rotation-align="none"/>
    </style:style>
    <style:style style:name="ce55" style:family="table-cell" style:parent-style-name="Default" style:data-style-name="N20109">
      <style:text-properties fo:color="#800000"/>
    </style:style>
    <style:style style:name="ce56" style:family="table-cell" style:parent-style-name="Default" style:data-style-name="N20002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 style:data-style-name="N164"/>
    <style:style style:name="ce58" style:family="table-cell" style:parent-style-name="Default" style:data-style-name="N2"/>
    <style:style style:name="ce59" style:family="table-cell" style:parent-style-name="Default" style:data-style-name="N170"/>
    <style:style style:name="ce60" style:family="table-cell" style:parent-style-name="Default" style:data-style-name="N20109">
      <style:table-cell-properties style:text-align-source="fix" style:repeat-content="fals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 style:data-style-name="N20109">
      <style:table-cell-properties style:text-align-source="fix" style:repeat-content="false"/>
      <style:paragraph-properties fo:text-align="end" fo:margin-left="0mm"/>
    </style:style>
    <style:style style:name="ce63" style:family="table-cell" style:parent-style-name="Default" style:data-style-name="N20110">
      <style:table-cell-properties style:text-align-source="fix" style:repeat-content="false"/>
      <style:paragraph-properties fo:text-align="end" fo:margin-left="0mm"/>
    </style:style>
    <style:style style:name="ce64" style:family="table-cell" style:parent-style-name="Default" style:data-style-name="N61"/>
    <style:style style:name="T1" style:family="text">
      <style:text-properties fo:color="#000000" style:font-name="Times New Roman" fo:font-size="10pt" style:letter-kerning="true" fo:country="none" style:country-asian="none" style:font-name-asian="Times New Roman" style:font-size-asian="10pt"/>
    </style:style>
    <style:style style:name="T2" style:family="text">
      <style:text-properties fo:color="#000000" style:font-name="Times New Roman" fo:font-size="10pt" style:letter-kerning="true" fo:country="none" style:country-asian="none" style:font-name-asian="Times New Roman" style:font-size-asian="10pt" style:text-position="31% 58%"/>
    </style:style>
    <style:style style:name="T3" style:family="text">
      <style:text-properties fo:color="#000000" style:font-name="Times New Roman" fo:font-size="10pt" style:letter-kerning="true" fo:country="none" style:country-asian="none" style:font-size-asian="10pt" style:font-name-asian="Calibri"/>
    </style:style>
    <style:style style:name="T4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6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 fo:color="#ff0000"/>
    </style:style>
  </office:automatic-styles>
  <office:body>
    <office:spreadsheet>
      <table:calculation-settings table:automatic-find-labels="false"/>
      <table:table table:name="S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Incub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tation ID</text:p>
          </table:table-cell>
          <table:table-cell table:style-name="ce1" office:value-type="string" calcext:value-type="string">
            <text:p>LEG</text:p>
          </table:table-cell>
          <table:table-cell table:style-name="ce1" office:value-type="string" calcext:value-type="string">
            <text:p>Latitude (N)</text:p>
          </table:table-cell>
          <table:table-cell table:style-name="ce1" office:value-type="string" calcext:value-type="string">
            <text:p>Longitude (W)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ICE</text:p>
          </table:table-cell>
          <table:table-cell table:style-name="ce7" office:value-type="string" calcext:value-type="string">
            <text:p>Zone</text:p>
          </table:table-cell>
          <table:table-cell/>
          <table:table-cell table:style-name="ce10" office:value-type="string" calcext:value-type="string">
            <text:p>Temps (jours)</text:p>
          </table:table-cell>
          <table:table-cell table:style-name="ce13" office:value-type="string" calcext:value-type="string">
            <text:p>Oxygène/Temp.</text:p>
          </table:table-cell>
          <table:table-cell table:style-name="ce13" office:value-type="string" calcext:value-type="string">
            <text:p><text:span text:style-name="T1">Δ</text:span><text:span text:style-name="T2">13</text:span><text:span text:style-name="T1">C </text:span><text:span text:style-name="T3">DIC</text:span></text:p>
          </table:table-cell>
          <table:table-cell table:style-name="ce13" office:value-type="string" calcext:value-type="string">
            <text:p><text:span text:style-name="T1">Δ</text:span><text:span text:style-name="T2">13</text:span><text:span text:style-name="T1">C </text:span><text:span text:style-name="T3">DOC</text:span></text:p>
          </table:table-cell>
          <table:table-cell table:style-name="ce13" office:value-type="string" calcext:value-type="string">
            <text:p>Nutriments</text:p>
          </table:table-cell>
          <table:table-cell table:style-name="ce19" office:value-type="string" calcext:value-type="string">
            <text:p>Faune</text:p>
          </table:table-cell>
          <table:table-cell table:style-name="ce21" office:value-type="string" calcext:value-type="string">
            <text:p>PLF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15-08-27" calcext:value-type="date">
            <text:p>15-08-27</text:p>
          </table:table-cell>
          <table:table-cell table:style-name="ce3" office:value-type="string" calcext:value-type="string">
            <text:p>AN15-3A-435 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71°04.74</text:p>
          </table:table-cell>
          <table:table-cell table:style-name="ce5" office:value-type="string" calcext:value-type="string">
            <text:p>133°37.96</text:p>
          </table:table-cell>
          <table:table-cell table:style-name="ce2" office:value-type="float" office:value="307" calcext:value-type="float">
            <text:p>307</text:p>
          </table:table-cell>
          <table:table-cell table:style-name="ce6"/>
          <table:table-cell table:style-name="ce8" office:value-type="string" calcext:value-type="string">
            <text:p>Mackenzie Shelf</text:p>
          </table:table-cell>
          <table:table-cell/>
          <table:table-cell table:style-name="ce11" office:value-type="string" calcext:value-type="string">
            <text:p>0 (début)</text:p>
          </table:table-cell>
          <table:table-cell table:style-name="ce14" office:value-type="string" calcext:value-type="string">
            <text:p>x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20"/>
          <table:table-cell table:style-name="ce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5-09-18" calcext:value-type="date">
            <text:p>15-09-18</text:p>
          </table:table-cell>
          <table:table-cell table:style-name="ce3" office:value-type="string" calcext:value-type="string">
            <text:p>AN15-3B-407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70°59.62</text:p>
          </table:table-cell>
          <table:table-cell table:style-name="ce5" office:value-type="string" calcext:value-type="string">
            <text:p>126°03.39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November to June (Galley et al. 2008)</text:p>
          </table:table-cell>
          <table:table-cell table:style-name="ce9" office:value-type="string" calcext:value-type="string">
            <text:p>Amundsen Golf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8" table:number-columns-repeated="3"/>
          <table:table-cell table:style-name="ce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15-10-20" calcext:value-type="date">
            <text:p>15-10-20</text:p>
          </table:table-cell>
          <table:table-cell table:style-name="ce3" office:value-type="string" calcext:value-type="string">
            <text:p>AN15-4-S17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67°28.430</text:p>
          </table:table-cell>
          <table:table-cell table:style-name="ce5" office:value-type="string" calcext:value-type="string">
            <text:p>63°41.526</text:p>
          </table:table-cell>
          <table:table-cell table:style-name="ce2" office:value-type="float" office:value="680" calcext:value-type="float">
            <text:p>680</text:p>
          </table:table-cell>
          <table:table-cell table:style-name="ce2"/>
          <table:table-cell table:style-name="ce9" office:value-type="string" calcext:value-type="string">
            <text:p>Baffin Bay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18"/>
          <table:table-cell table:style-name="ce22"/>
        </table:table-row>
        <table:table-row table:style-name="ro2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8" table:number-columns-repeated="3"/>
          <table:table-cell table:style-name="ce22"/>
        </table:table-row>
        <table:table-row table:style-name="ro2">
          <table:table-cell table:number-columns-repeated="11"/>
          <table:table-cell table:style-name="ce12" office:value-type="string" calcext:value-type="string">
            <text:p>4 (fin)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x</text:p>
          </table:table-cell>
          <table:table-cell table:style-name="ce17" office:value-type="string" calcext:value-type="string">
            <text:p>2 couches</text:p>
          </table:table-cell>
          <table:table-cell table:style-name="ce23" office:value-type="string" calcext:value-type="string">
            <text:p>6 couches</text:p>
          </table:table-cell>
        </table:table-row>
        <table:table-row table:style-name="ro2" table:number-rows-repeated="4">
          <table:table-cell table:number-columns-repeated="18"/>
        </table:table-row>
        <table:table-row table:style-name="ro3">
          <table:table-cell table:number-columns-repeated="2"/>
          <table:table-cell table:style-name="ce4" office:value-type="string" calcext:value-type="string">
            <text:p>AN15-3A-435-CI-0-0.5.</text:p>
          </table:table-cell>
          <table:table-cell table:number-columns-repeated="15"/>
        </table:table-row>
      </table:table>
      <table:table table:name="DIC-O2-Temp-Nutriens" table:style-name="ta1">
        <table:table-column table:style-name="co8" table:default-cell-style-name="ce25"/>
        <table:table-column table:style-name="co2" table:default-cell-style-name="ce26"/>
        <table:table-column table:style-name="co2" table:default-cell-style-name="ce25"/>
        <table:table-column table:style-name="co9" table:default-cell-style-name="ce25"/>
        <table:table-column table:style-name="co2" table:default-cell-style-name="ce27"/>
        <table:table-column table:style-name="co2" table:default-cell-style-name="Default"/>
        <table:table-column table:style-name="co2" table:default-cell-style-name="ce30"/>
        <table:table-column table:style-name="co2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row table:style-name="ro4">
          <table:table-cell table:style-name="ce24" office:value-type="string" calcext:value-type="string">
            <text:p>COD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STATION</text:p>
          </table:table-cell>
          <table:table-cell table:style-name="ce24" office:value-type="string" calcext:value-type="string">
            <text:p>TREATMENT</text:p>
          </table:table-cell>
          <table:table-cell table:style-name="ce24" office:value-type="string" calcext:value-type="string">
            <text:p>N° CORE</text:p>
          </table:table-cell>
          <table:table-cell table:style-name="ce24" office:value-type="string" calcext:value-type="string">
            <text:p>TIME</text:p>
          </table:table-cell>
          <table:table-cell table:style-name="ce28" office:value-type="string" calcext:value-type="string">
            <text:p>δ13C</text:p>
          </table:table-cell>
          <table:table-cell table:style-name="ce28" office:value-type="string" calcext:value-type="string">
            <text:p>O2 (𝝁mol/L)</text:p>
          </table:table-cell>
          <table:table-cell table:style-name="ce24" office:value-type="string" calcext:value-type="string">
            <text:p>TEMPERATURE (°C)</text:p>
          </table:table-cell>
          <table:table-cell table:style-name="ce24" office:value-type="string" calcext:value-type="string">
            <text:p>Nitrite (𝝁mol/L)</text:p>
          </table:table-cell>
          <table:table-cell table:style-name="ce24" office:value-type="string" calcext:value-type="string">
            <text:p>Nitrate (𝝁mol/L)</text:p>
          </table:table-cell>
          <table:table-cell table:style-name="ce24" office:value-type="string" calcext:value-type="string">
            <text:p>Phosphate (𝝁mol/L)</text:p>
          </table:table-cell>
          <table:table-cell table:style-name="ce24" office:value-type="string" calcext:value-type="string">
            <text:p>Silicate (𝝁mol/L)</text:p>
          </table:table-cell>
        </table:table-row>
        <table:table-row table:style-name="ro4">
          <table:table-cell table:formula="of:=CONCATENATE(['DIC-O2-Temp-Nutriens'.C2];&quot;-&quot;;['DIC-O2-Temp-Nutriens'.D2];['DIC-O2-Temp-Nutriens'.E2];&quot;-&quot;;['DIC-O2-Temp-Nutriens'.F2])" office:value-type="string" office:string-value="ST117-C1-T0" calcext:value-type="string">
            <text:p>ST117-C1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1.11875467479115" calcext:value-type="float">
            <text:p>-1.119</text:p>
          </table:table-cell>
          <table:table-cell office:value-type="string" calcext:value-type="string">
            <text:p>382.33</text:p>
          </table:table-cell>
          <table:table-cell office:value-type="string" calcext:value-type="string">
            <text:p>3.1</text:p>
          </table:table-cell>
          <table:table-cell office:value-type="float" office:value="0.076" calcext:value-type="float">
            <text:p>0.076</text:p>
          </table:table-cell>
          <table:table-cell office:value-type="float" office:value="15.539" calcext:value-type="float">
            <text:p>15.539</text:p>
          </table:table-cell>
          <table:table-cell office:value-type="float" office:value="1.566687734" calcext:value-type="float">
            <text:p>1.567</text:p>
          </table:table-cell>
          <table:table-cell office:value-type="float" office:value="33.599921468" calcext:value-type="float">
            <text:p>33.600</text:p>
          </table:table-cell>
        </table:table-row>
        <table:table-row table:style-name="ro4">
          <table:table-cell table:formula="of:=CONCATENATE(['DIC-O2-Temp-Nutriens'.C3];&quot;-&quot;;['DIC-O2-Temp-Nutriens'.D3];['DIC-O2-Temp-Nutriens'.E3];&quot;-&quot;;['DIC-O2-Temp-Nutriens'.F3])" office:value-type="string" office:string-value="ST117-C2-T0" calcext:value-type="string">
            <text:p>ST117-C2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660896520348815" calcext:value-type="float">
            <text:p>-0.661</text:p>
          </table:table-cell>
          <table:table-cell office:value-type="string" calcext:value-type="string">
            <text:p>383.30</text:p>
          </table:table-cell>
          <table:table-cell office:value-type="string" calcext:value-type="string">
            <text:p>3.1</text:p>
          </table:table-cell>
          <table:table-cell office:value-type="float" office:value="0.102" calcext:value-type="float">
            <text:p>0.102</text:p>
          </table:table-cell>
          <table:table-cell office:value-type="float" office:value="15.364" calcext:value-type="float">
            <text:p>15.364</text:p>
          </table:table-cell>
          <table:table-cell office:value-type="float" office:value="1.641396546" calcext:value-type="float">
            <text:p>1.641</text:p>
          </table:table-cell>
          <table:table-cell office:value-type="float" office:value="34.227402536" calcext:value-type="float">
            <text:p>34.227</text:p>
          </table:table-cell>
        </table:table-row>
        <table:table-row table:style-name="ro4">
          <table:table-cell table:formula="of:=CONCATENATE(['DIC-O2-Temp-Nutriens'.C4];&quot;-&quot;;['DIC-O2-Temp-Nutriens'.D4];['DIC-O2-Temp-Nutriens'.E4];&quot;-&quot;;['DIC-O2-Temp-Nutriens'.F4])" office:value-type="string" office:string-value="ST117-C3-T0" calcext:value-type="string">
            <text:p>ST117-C3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1.10573206902787" calcext:value-type="float">
            <text:p>-1.106</text:p>
          </table:table-cell>
          <table:table-cell office:value-type="string" calcext:value-type="string">
            <text:p>384.54</text:p>
          </table:table-cell>
          <table:table-cell office:value-type="string" calcext:value-type="string">
            <text:p>3.1</text:p>
          </table:table-cell>
          <table:table-cell office:value-type="float" office:value="0.065" calcext:value-type="float">
            <text:p>0.06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.517248079" calcext:value-type="float">
            <text:p>1.517</text:p>
          </table:table-cell>
          <table:table-cell office:value-type="float" office:value="33.398981388" calcext:value-type="float">
            <text:p>33.399</text:p>
          </table:table-cell>
        </table:table-row>
        <table:table-row table:style-name="ro4">
          <table:table-cell table:formula="of:=CONCATENATE(['DIC-O2-Temp-Nutriens'.C5];&quot;-&quot;;['DIC-O2-Temp-Nutriens'.D5];['DIC-O2-Temp-Nutriens'.E5];&quot;-&quot;;['DIC-O2-Temp-Nutriens'.F5])" office:value-type="string" office:string-value="ST117-C4-T0" calcext:value-type="string">
            <text:p>ST117-C4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634057543198406" calcext:value-type="float">
            <text:p>-0.634</text:p>
          </table:table-cell>
          <table:table-cell office:value-type="string" calcext:value-type="string">
            <text:p>383.79</text:p>
          </table:table-cell>
          <table:table-cell office:value-type="string" calcext:value-type="string">
            <text:p>3.1</text:p>
          </table:table-cell>
          <table:table-cell office:value-type="float" office:value="0.085" calcext:value-type="float">
            <text:p>0.085</text:p>
          </table:table-cell>
          <table:table-cell office:value-type="float" office:value="15.421" calcext:value-type="float">
            <text:p>15.421</text:p>
          </table:table-cell>
          <table:table-cell office:value-type="float" office:value="1.575477006" calcext:value-type="float">
            <text:p>1.575</text:p>
          </table:table-cell>
          <table:table-cell office:value-type="float" office:value="35.212922292" calcext:value-type="float">
            <text:p>35.213</text:p>
          </table:table-cell>
        </table:table-row>
        <table:table-row table:style-name="ro4">
          <table:table-cell table:formula="of:=CONCATENATE(['DIC-O2-Temp-Nutriens'.C6];&quot;-&quot;;['DIC-O2-Temp-Nutriens'.D6];['DIC-O2-Temp-Nutriens'.E6];&quot;-&quot;;['DIC-O2-Temp-Nutriens'.F6])" office:value-type="string" office:string-value="ST117-C5-T0" calcext:value-type="string">
            <text:p>ST117-C5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789674651864905" calcext:value-type="float">
            <text:p>-0.790</text:p>
          </table:table-cell>
          <table:table-cell office:value-type="string" calcext:value-type="string">
            <text:p>386.06</text:p>
          </table:table-cell>
          <table:table-cell office:value-type="string" calcext:value-type="string">
            <text:p>3.0</text:p>
          </table:table-cell>
          <table:table-cell office:value-type="float" office:value="0.096" calcext:value-type="float">
            <text:p>0.096</text:p>
          </table:table-cell>
          <table:table-cell office:value-type="float" office:value="15.141" calcext:value-type="float">
            <text:p>15.141</text:p>
          </table:table-cell>
          <table:table-cell office:value-type="float" office:value="1.622719343" calcext:value-type="float">
            <text:p>1.623</text:p>
          </table:table-cell>
          <table:table-cell office:value-type="float" office:value="34.06391038" calcext:value-type="float">
            <text:p>34.064</text:p>
          </table:table-cell>
        </table:table-row>
        <table:table-row table:style-name="ro4">
          <table:table-cell table:formula="of:=CONCATENATE(['DIC-O2-Temp-Nutriens'.C7];&quot;-&quot;;['DIC-O2-Temp-Nutriens'.D7];['DIC-O2-Temp-Nutriens'.E7];&quot;-&quot;;['DIC-O2-Temp-Nutriens'.F7])" office:value-type="string" office:string-value="ST117-IA1-T0" calcext:value-type="string">
            <text:p>ST117-IA1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office:value-type="float" office:value="479.00063592969" calcext:value-type="float">
            <text:p>479.001</text:p>
          </table:table-cell>
          <table:table-cell office:value-type="string" calcext:value-type="string">
            <text:p>375.81</text:p>
          </table:table-cell>
          <table:table-cell office:value-type="string" calcext:value-type="string">
            <text:p>3.2</text:p>
          </table:table-cell>
          <table:table-cell office:value-type="float" office:value="0.091" calcext:value-type="float">
            <text:p>0.091</text:p>
          </table:table-cell>
          <table:table-cell office:value-type="float" office:value="15.985" calcext:value-type="float">
            <text:p>15.985</text:p>
          </table:table-cell>
          <table:table-cell office:value-type="float" office:value="1.914962637" calcext:value-type="float">
            <text:p>1.915</text:p>
          </table:table-cell>
          <table:table-cell office:value-type="float" office:value="32.681077284" calcext:value-type="float">
            <text:p>32.681</text:p>
          </table:table-cell>
        </table:table-row>
        <table:table-row table:style-name="ro4">
          <table:table-cell table:formula="of:=CONCATENATE(['DIC-O2-Temp-Nutriens'.C8];&quot;-&quot;;['DIC-O2-Temp-Nutriens'.D8];['DIC-O2-Temp-Nutriens'.E8];&quot;-&quot;;['DIC-O2-Temp-Nutriens'.F8])" office:value-type="string" office:string-value="ST117-IA2-T0" calcext:value-type="string">
            <text:p>ST117-IA2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office:value-type="float" office:value="4.63511108546375" calcext:value-type="float">
            <text:p>4.635</text:p>
          </table:table-cell>
          <table:table-cell office:value-type="string" calcext:value-type="string">
            <text:p>380.08</text:p>
          </table:table-cell>
          <table:table-cell office:value-type="string" calcext:value-type="string">
            <text:p>3.1</text:p>
          </table:table-cell>
          <table:table-cell office:value-type="float" office:value="0.075" calcext:value-type="float">
            <text:p>0.075</text:p>
          </table:table-cell>
          <table:table-cell office:value-type="float" office:value="15.557" calcext:value-type="float">
            <text:p>15.557</text:p>
          </table:table-cell>
          <table:table-cell office:value-type="float" office:value="1.960007656" calcext:value-type="float">
            <text:p>1.960</text:p>
          </table:table-cell>
          <table:table-cell office:value-type="float" office:value="36.617676124" calcext:value-type="float">
            <text:p>36.618</text:p>
          </table:table-cell>
        </table:table-row>
        <table:table-row table:style-name="ro4">
          <table:table-cell table:formula="of:=CONCATENATE(['DIC-O2-Temp-Nutriens'.C9];&quot;-&quot;;['DIC-O2-Temp-Nutriens'.D9];['DIC-O2-Temp-Nutriens'.E9];&quot;-&quot;;['DIC-O2-Temp-Nutriens'.F9])" office:value-type="string" office:string-value="ST117-IA3-T0" calcext:value-type="string">
            <text:p>ST117-IA3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office:value-type="float" office:value="475.5070362561" calcext:value-type="float">
            <text:p>475.507</text:p>
          </table:table-cell>
          <table:table-cell office:value-type="string" calcext:value-type="string">
            <text:p>381.08</text:p>
          </table:table-cell>
          <table:table-cell office:value-type="string" calcext:value-type="string">
            <text:p>3.1</text:p>
          </table:table-cell>
          <table:table-cell office:value-type="float" office:value="0.077" calcext:value-type="float">
            <text:p>0.077</text:p>
          </table:table-cell>
          <table:table-cell office:value-type="float" office:value="15.488" calcext:value-type="float">
            <text:p>15.488</text:p>
          </table:table-cell>
          <table:table-cell office:value-type="float" office:value="1.865522982" calcext:value-type="float">
            <text:p>1.866</text:p>
          </table:table-cell>
          <table:table-cell office:value-type="float" office:value="32.052682852" calcext:value-type="float">
            <text:p>32.053</text:p>
          </table:table-cell>
        </table:table-row>
        <table:table-row table:style-name="ro4">
          <table:table-cell table:formula="of:=CONCATENATE(['DIC-O2-Temp-Nutriens'.C10];&quot;-&quot;;['DIC-O2-Temp-Nutriens'.D10];['DIC-O2-Temp-Nutriens'.E10];&quot;-&quot;;['DIC-O2-Temp-Nutriens'.F10])" office:value-type="string" office:string-value="ST117-IA4-T0" calcext:value-type="string">
            <text:p>ST117-IA4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office:value-type="float" office:value="4.46143721400177" calcext:value-type="float">
            <text:p>4.461</text:p>
          </table:table-cell>
          <table:table-cell office:value-type="string" calcext:value-type="string">
            <text:p>381.14</text:p>
          </table:table-cell>
          <table:table-cell office:value-type="string" calcext:value-type="string">
            <text:p>3.1</text:p>
          </table:table-cell>
          <table:table-cell office:value-type="float" office:value="0.089" calcext:value-type="float">
            <text:p>0.089</text:p>
          </table:table-cell>
          <table:table-cell office:value-type="float" office:value="15.537" calcext:value-type="float">
            <text:p>15.537</text:p>
          </table:table-cell>
          <table:table-cell office:value-type="float" office:value="1.886397503" calcext:value-type="float">
            <text:p>1.886</text:p>
          </table:table-cell>
          <table:table-cell office:value-type="float" office:value="31.02240826" calcext:value-type="float">
            <text:p>31.022</text:p>
          </table:table-cell>
        </table:table-row>
        <table:table-row table:style-name="ro4">
          <table:table-cell table:formula="of:=CONCATENATE(['DIC-O2-Temp-Nutriens'.C11];&quot;-&quot;;['DIC-O2-Temp-Nutriens'.D11];['DIC-O2-Temp-Nutriens'.E11];&quot;-&quot;;['DIC-O2-Temp-Nutriens'.F11])" office:value-type="string" office:string-value="ST117-IA5-T0" calcext:value-type="string">
            <text:p>ST117-IA5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office:value-type="float" office:value="503.108813406864" calcext:value-type="float">
            <text:p>503.109</text:p>
          </table:table-cell>
          <table:table-cell office:value-type="string" calcext:value-type="string">
            <text:p>381.97</text:p>
          </table:table-cell>
          <table:table-cell office:value-type="string" calcext:value-type="string">
            <text:p>3.1</text:p>
          </table:table-cell>
          <table:table-cell office:value-type="float" office:value="0.095" calcext:value-type="float">
            <text:p>0.095</text:p>
          </table:table-cell>
          <table:table-cell office:value-type="float" office:value="15.302" calcext:value-type="float">
            <text:p>15.302</text:p>
          </table:table-cell>
          <table:table-cell office:value-type="float" office:value="2.016039265" calcext:value-type="float">
            <text:p>2.016</text:p>
          </table:table-cell>
          <table:table-cell office:value-type="float" office:value="35.723492768" calcext:value-type="float">
            <text:p>35.723</text:p>
          </table:table-cell>
        </table:table-row>
        <table:table-row table:style-name="ro4">
          <table:table-cell table:formula="of:=CONCATENATE(['DIC-O2-Temp-Nutriens'.C12];&quot;-&quot;;['DIC-O2-Temp-Nutriens'.D12];['DIC-O2-Temp-Nutriens'.E12];&quot;-&quot;;['DIC-O2-Temp-Nutriens'.F12])" office:value-type="string" office:string-value="ST117-PP1-T0" calcext:value-type="string">
            <text:p>ST117-PP1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office:value-type="float" office:value="415.42681731535" calcext:value-type="float">
            <text:p>415.427</text:p>
          </table:table-cell>
          <table:table-cell office:value-type="string" calcext:value-type="string">
            <text:p>388.83</text:p>
          </table:table-cell>
          <table:table-cell office:value-type="string" calcext:value-type="string">
            <text:p>3.0</text:p>
          </table:table-cell>
          <table:table-cell office:value-type="float" office:value="0.092" calcext:value-type="float">
            <text:p>0.092</text:p>
          </table:table-cell>
          <table:table-cell office:value-type="float" office:value="19.534" calcext:value-type="float">
            <text:p>19.534</text:p>
          </table:table-cell>
          <table:table-cell office:value-type="float" office:value="2.028124514" calcext:value-type="float">
            <text:p>2.028</text:p>
          </table:table-cell>
          <table:table-cell office:value-type="float" office:value="30.194900476" calcext:value-type="float">
            <text:p>30.195</text:p>
          </table:table-cell>
        </table:table-row>
        <table:table-row table:style-name="ro4">
          <table:table-cell table:formula="of:=CONCATENATE(['DIC-O2-Temp-Nutriens'.C13];&quot;-&quot;;['DIC-O2-Temp-Nutriens'.D13];['DIC-O2-Temp-Nutriens'.E13];&quot;-&quot;;['DIC-O2-Temp-Nutriens'.F13])" office:value-type="string" office:string-value="ST117-PP2-T0" calcext:value-type="string">
            <text:p>ST117-PP2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office:value-type="float" office:value="710.843875771222" calcext:value-type="float">
            <text:p>710.844</text:p>
          </table:table-cell>
          <table:table-cell office:value-type="string" calcext:value-type="string">
            <text:p>388.33</text:p>
          </table:table-cell>
          <table:table-cell office:value-type="string" calcext:value-type="string">
            <text:p>3.0</text:p>
          </table:table-cell>
          <table:table-cell office:value-type="float" office:value="0.073" calcext:value-type="float">
            <text:p>0.073</text:p>
          </table:table-cell>
          <table:table-cell office:value-type="float" office:value="19.813" calcext:value-type="float">
            <text:p>19.813</text:p>
          </table:table-cell>
          <table:table-cell office:value-type="float" office:value="2.199515318" calcext:value-type="float">
            <text:p>2.200</text:p>
          </table:table-cell>
          <table:table-cell office:value-type="float" office:value="30.034148412" calcext:value-type="float">
            <text:p>30.034</text:p>
          </table:table-cell>
        </table:table-row>
        <table:table-row table:style-name="ro4">
          <table:table-cell table:formula="of:=CONCATENATE(['DIC-O2-Temp-Nutriens'.C14];&quot;-&quot;;['DIC-O2-Temp-Nutriens'.D14];['DIC-O2-Temp-Nutriens'.E14];&quot;-&quot;;['DIC-O2-Temp-Nutriens'.F14])" office:value-type="string" office:string-value="ST117-PP3-T0" calcext:value-type="string">
            <text:p>ST117-PP3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office:value-type="float" office:value="4.88115914106893" calcext:value-type="float">
            <text:p>4.881</text:p>
          </table:table-cell>
          <table:table-cell office:value-type="string" calcext:value-type="string">
            <text:p>386.97</text:p>
          </table:table-cell>
          <table:table-cell office:value-type="string" calcext:value-type="string">
            <text:p>2.9</text:p>
          </table:table-cell>
          <table:table-cell office:value-type="float" office:value="0.075" calcext:value-type="float">
            <text:p>0.075</text:p>
          </table:table-cell>
          <table:table-cell office:value-type="float" office:value="19.668" calcext:value-type="float">
            <text:p>19.668</text:p>
          </table:table-cell>
          <table:table-cell office:value-type="float" office:value="2.133595778" calcext:value-type="float">
            <text:p>2.134</text:p>
          </table:table-cell>
          <table:table-cell office:value-type="float" office:value="29.87613644" calcext:value-type="float">
            <text:p>29.876</text:p>
          </table:table-cell>
        </table:table-row>
        <table:table-row table:style-name="ro4">
          <table:table-cell table:formula="of:=CONCATENATE(['DIC-O2-Temp-Nutriens'.C15];&quot;-&quot;;['DIC-O2-Temp-Nutriens'.D15];['DIC-O2-Temp-Nutriens'.E15];&quot;-&quot;;['DIC-O2-Temp-Nutriens'.F15])" office:value-type="string" office:string-value="ST117-PP4-T0" calcext:value-type="string">
            <text:p>ST117-PP4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office:value-type="float" office:value="6.01186426788637" calcext:value-type="float">
            <text:p>6.012</text:p>
          </table:table-cell>
          <table:table-cell office:value-type="string" calcext:value-type="string">
            <text:p>385.03</text:p>
          </table:table-cell>
          <table:table-cell office:value-type="string" calcext:value-type="string">
            <text:p>3.0</text:p>
          </table:table-cell>
          <table:table-cell office:value-type="float" office:value="0.091" calcext:value-type="float">
            <text:p>0.091</text:p>
          </table:table-cell>
          <table:table-cell office:value-type="float" office:value="20.319" calcext:value-type="float">
            <text:p>20.319</text:p>
          </table:table-cell>
          <table:table-cell office:value-type="float" office:value="2.201712636" calcext:value-type="float">
            <text:p>2.202</text:p>
          </table:table-cell>
          <table:table-cell office:value-type="float" office:value="30.441508756" calcext:value-type="float">
            <text:p>30.442</text:p>
          </table:table-cell>
        </table:table-row>
        <table:table-row table:style-name="ro4">
          <table:table-cell table:formula="of:=CONCATENATE(['DIC-O2-Temp-Nutriens'.C16];&quot;-&quot;;['DIC-O2-Temp-Nutriens'.D16];['DIC-O2-Temp-Nutriens'.E16];&quot;-&quot;;['DIC-O2-Temp-Nutriens'.F16])" office:value-type="string" office:string-value="ST117-PP5-T0" calcext:value-type="string">
            <text:p>ST117-PP5-T0</text:p>
          </table:table-cell>
          <table:table-cell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office:value-type="float" office:value="517.158015956924" calcext:value-type="float">
            <text:p>517.158</text:p>
          </table:table-cell>
          <table:table-cell office:value-type="string" calcext:value-type="string">
            <text:p>387.35</text:p>
          </table:table-cell>
          <table:table-cell office:value-type="string" calcext:value-type="string">
            <text:p>3.0</text:p>
          </table:table-cell>
          <table:table-cell office:value-type="float" office:value="0.083" calcext:value-type="float">
            <text:p>0.083</text:p>
          </table:table-cell>
          <table:table-cell office:value-type="float" office:value="19.331" calcext:value-type="float">
            <text:p>19.331</text:p>
          </table:table-cell>
          <table:table-cell office:value-type="float" office:value="2.152272981" calcext:value-type="float">
            <text:p>2.152</text:p>
          </table:table-cell>
          <table:table-cell office:value-type="float" office:value="31.276323452" calcext:value-type="float">
            <text:p>31.276</text:p>
          </table:table-cell>
        </table:table-row>
        <table:table-row table:style-name="ro4">
          <table:table-cell table:formula="of:=CONCATENATE(['DIC-O2-Temp-Nutriens'.C17];&quot;-&quot;;['DIC-O2-Temp-Nutriens'.D17];['DIC-O2-Temp-Nutriens'.E17];&quot;-&quot;;['DIC-O2-Temp-Nutriens'.F17])" office:value-type="string" office:string-value="ST117-C1-T1" calcext:value-type="string">
            <text:p>ST117-C1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style-name="ce29" office:value-type="float" office:value="0.0271712147132526" calcext:value-type="float">
            <text:p>0.027</text:p>
          </table:table-cell>
          <table:table-cell office:value-type="string" calcext:value-type="string">
            <text:p>380.45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18];&quot;-&quot;;['DIC-O2-Temp-Nutriens'.D18];['DIC-O2-Temp-Nutriens'.E18];&quot;-&quot;;['DIC-O2-Temp-Nutriens'.F18])" office:value-type="string" office:string-value="ST117-C2-T1" calcext:value-type="string">
            <text:p>ST117-C2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686763204918305" calcext:value-type="float">
            <text:p>-0.687</text:p>
          </table:table-cell>
          <table:table-cell office:value-type="string" calcext:value-type="string">
            <text:p>369.72</text:p>
          </table:table-cell>
          <table:table-cell office:value-type="string" calcext:value-type="string">
            <text:p>2.6</text:p>
          </table:table-cell>
          <table:table-cell table:number-columns-repeated="4"/>
        </table:table-row>
        <table:table-row table:style-name="ro4">
          <table:table-cell table:formula="of:=CONCATENATE(['DIC-O2-Temp-Nutriens'.C19];&quot;-&quot;;['DIC-O2-Temp-Nutriens'.D19];['DIC-O2-Temp-Nutriens'.E19];&quot;-&quot;;['DIC-O2-Temp-Nutriens'.F19])" office:value-type="string" office:string-value="ST117-C3-T1" calcext:value-type="string">
            <text:p>ST117-C3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style-name="ce29" office:value-type="float" office:value="-1.04678779153101" calcext:value-type="float">
            <text:p>-1.047</text:p>
          </table:table-cell>
          <table:table-cell office:value-type="string" calcext:value-type="string">
            <text:p>362.34</text:p>
          </table:table-cell>
          <table:table-cell office:value-type="string" calcext:value-type="string">
            <text:p>2.8</text:p>
          </table:table-cell>
          <table:table-cell table:number-columns-repeated="4"/>
        </table:table-row>
        <table:table-row table:style-name="ro4">
          <table:table-cell table:formula="of:=CONCATENATE(['DIC-O2-Temp-Nutriens'.C20];&quot;-&quot;;['DIC-O2-Temp-Nutriens'.D20];['DIC-O2-Temp-Nutriens'.E20];&quot;-&quot;;['DIC-O2-Temp-Nutriens'.F20])" office:value-type="string" office:string-value="ST117-C4-T1" calcext:value-type="string">
            <text:p>ST117-C4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792617086771782" calcext:value-type="float">
            <text:p>-0.793</text:p>
          </table:table-cell>
          <table:table-cell office:value-type="string" calcext:value-type="string">
            <text:p>362.62</text:p>
          </table:table-cell>
          <table:table-cell office:value-type="string" calcext:value-type="string">
            <text:p>2.6</text:p>
          </table:table-cell>
          <table:table-cell table:number-columns-repeated="4"/>
        </table:table-row>
        <table:table-row table:style-name="ro4">
          <table:table-cell table:formula="of:=CONCATENATE(['DIC-O2-Temp-Nutriens'.C21];&quot;-&quot;;['DIC-O2-Temp-Nutriens'.D21];['DIC-O2-Temp-Nutriens'.E21];&quot;-&quot;;['DIC-O2-Temp-Nutriens'.F21])" office:value-type="string" office:string-value="ST117-C5-T1" calcext:value-type="string">
            <text:p>ST117-C5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795346364734023" calcext:value-type="float">
            <text:p>-0.795</text:p>
          </table:table-cell>
          <table:table-cell office:value-type="string" calcext:value-type="string">
            <text:p>360.68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22];&quot;-&quot;;['DIC-O2-Temp-Nutriens'.D22];['DIC-O2-Temp-Nutriens'.E22];&quot;-&quot;;['DIC-O2-Temp-Nutriens'.F22])" office:value-type="string" office:string-value="ST117-IA1-T1" calcext:value-type="string">
            <text:p>ST117-IA1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74.2926779700406" calcext:value-type="float">
            <text:p>74.293</text:p>
          </table:table-cell>
          <table:table-cell office:value-type="string" calcext:value-type="string">
            <text:p>351.87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23];&quot;-&quot;;['DIC-O2-Temp-Nutriens'.D23];['DIC-O2-Temp-Nutriens'.E23];&quot;-&quot;;['DIC-O2-Temp-Nutriens'.F23])" office:value-type="string" office:string-value="ST117-IA2-T1" calcext:value-type="string">
            <text:p>ST117-IA2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90.1831388252507" calcext:value-type="float">
            <text:p>90.183</text:p>
          </table:table-cell>
          <table:table-cell office:value-type="string" calcext:value-type="string">
            <text:p>352.23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24];&quot;-&quot;;['DIC-O2-Temp-Nutriens'.D24];['DIC-O2-Temp-Nutriens'.E24];&quot;-&quot;;['DIC-O2-Temp-Nutriens'.F24])" office:value-type="string" office:string-value="ST117-IA3-T1" calcext:value-type="string">
            <text:p>ST117-IA3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65.5171288968459" calcext:value-type="float">
            <text:p>65.517</text:p>
          </table:table-cell>
          <table:table-cell office:value-type="string" calcext:value-type="string">
            <text:p>354.41</text:p>
          </table:table-cell>
          <table:table-cell office:value-type="string" calcext:value-type="string">
            <text:p>2.6</text:p>
          </table:table-cell>
          <table:table-cell table:number-columns-repeated="4"/>
        </table:table-row>
        <table:table-row table:style-name="ro4">
          <table:table-cell table:formula="of:=CONCATENATE(['DIC-O2-Temp-Nutriens'.C25];&quot;-&quot;;['DIC-O2-Temp-Nutriens'.D25];['DIC-O2-Temp-Nutriens'.E25];&quot;-&quot;;['DIC-O2-Temp-Nutriens'.F25])" office:value-type="string" office:string-value="ST117-IA4-T1" calcext:value-type="string">
            <text:p>ST117-IA4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77.4413066696229" calcext:value-type="float">
            <text:p>77.441</text:p>
          </table:table-cell>
          <table:table-cell office:value-type="string" calcext:value-type="string">
            <text:p>352.41</text:p>
          </table:table-cell>
          <table:table-cell office:value-type="string" calcext:value-type="string">
            <text:p>2.6</text:p>
          </table:table-cell>
          <table:table-cell table:number-columns-repeated="4"/>
        </table:table-row>
        <table:table-row table:style-name="ro4">
          <table:table-cell table:formula="of:=CONCATENATE(['DIC-O2-Temp-Nutriens'.C26];&quot;-&quot;;['DIC-O2-Temp-Nutriens'.D26];['DIC-O2-Temp-Nutriens'.E26];&quot;-&quot;;['DIC-O2-Temp-Nutriens'.F26])" office:value-type="string" office:string-value="ST117-IA5-T1" calcext:value-type="string">
            <text:p>ST117-IA5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71.0895114228522" calcext:value-type="float">
            <text:p>71.090</text:p>
          </table:table-cell>
          <table:table-cell office:value-type="string" calcext:value-type="string">
            <text:p>349.85</text:p>
          </table:table-cell>
          <table:table-cell office:value-type="string" calcext:value-type="string">
            <text:p>2.6</text:p>
          </table:table-cell>
          <table:table-cell table:number-columns-repeated="4"/>
        </table:table-row>
        <table:table-row table:style-name="ro4">
          <table:table-cell table:formula="of:=CONCATENATE(['DIC-O2-Temp-Nutriens'.C27];&quot;-&quot;;['DIC-O2-Temp-Nutriens'.D27];['DIC-O2-Temp-Nutriens'.E27];&quot;-&quot;;['DIC-O2-Temp-Nutriens'.F27])" office:value-type="string" office:string-value="ST117-PP1-T1" calcext:value-type="string">
            <text:p>ST117-PP1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86.8049734564759" calcext:value-type="float">
            <text:p>86.805</text:p>
          </table:table-cell>
          <table:table-cell office:value-type="string" calcext:value-type="string">
            <text:p>371.79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28];&quot;-&quot;;['DIC-O2-Temp-Nutriens'.D28];['DIC-O2-Temp-Nutriens'.E28];&quot;-&quot;;['DIC-O2-Temp-Nutriens'.F28])" office:value-type="string" office:string-value="ST117-PP2-T1" calcext:value-type="string">
            <text:p>ST117-PP2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63.6499141075212" calcext:value-type="float">
            <text:p>63.650</text:p>
          </table:table-cell>
          <table:table-cell office:value-type="string" calcext:value-type="string">
            <text:p>364.56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29];&quot;-&quot;;['DIC-O2-Temp-Nutriens'.D29];['DIC-O2-Temp-Nutriens'.E29];&quot;-&quot;;['DIC-O2-Temp-Nutriens'.F29])" office:value-type="string" office:string-value="ST117-PP3-T1" calcext:value-type="string">
            <text:p>ST117-PP3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52.9885773193394" calcext:value-type="float">
            <text:p>52.989</text:p>
          </table:table-cell>
          <table:table-cell office:value-type="string" calcext:value-type="string">
            <text:p>361.00</text:p>
          </table:table-cell>
          <table:table-cell office:value-type="string" calcext:value-type="string">
            <text:p>2.8</text:p>
          </table:table-cell>
          <table:table-cell table:number-columns-repeated="4"/>
        </table:table-row>
        <table:table-row table:style-name="ro4">
          <table:table-cell table:formula="of:=CONCATENATE(['DIC-O2-Temp-Nutriens'.C30];&quot;-&quot;;['DIC-O2-Temp-Nutriens'.D30];['DIC-O2-Temp-Nutriens'.E30];&quot;-&quot;;['DIC-O2-Temp-Nutriens'.F30])" office:value-type="string" office:string-value="ST117-PP4-T1" calcext:value-type="string">
            <text:p>ST117-PP4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58.1854517306214" calcext:value-type="float">
            <text:p>58.185</text:p>
          </table:table-cell>
          <table:table-cell office:value-type="string" calcext:value-type="string">
            <text:p>369.71</text:p>
          </table:table-cell>
          <table:table-cell office:value-type="string" calcext:value-type="string">
            <text:p>2.7</text:p>
          </table:table-cell>
          <table:table-cell table:number-columns-repeated="4"/>
        </table:table-row>
        <table:table-row table:style-name="ro4">
          <table:table-cell table:formula="of:=CONCATENATE(['DIC-O2-Temp-Nutriens'.C31];&quot;-&quot;;['DIC-O2-Temp-Nutriens'.D31];['DIC-O2-Temp-Nutriens'.E31];&quot;-&quot;;['DIC-O2-Temp-Nutriens'.F31])" office:value-type="string" office:string-value="ST117-PP5-T1" calcext:value-type="string">
            <text:p>ST117-PP5-T1</text:p>
          </table:table-cell>
          <table:table-cell office:value-type="string" calcext:value-type="string">
            <text:p>22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57.154976579814" calcext:value-type="float">
            <text:p>57.155</text:p>
          </table:table-cell>
          <table:table-cell office:value-type="string" calcext:value-type="string">
            <text:p>361.50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32];&quot;-&quot;;['DIC-O2-Temp-Nutriens'.D32];['DIC-O2-Temp-Nutriens'.E32];&quot;-&quot;;['DIC-O2-Temp-Nutriens'.F32])" office:value-type="string" office:string-value="ST117-C1-T2" calcext:value-type="string">
            <text:p>ST117-C1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style-name="ce29" office:value-type="float" office:value="-1.2194780217809" calcext:value-type="float">
            <text:p>-1.219</text:p>
          </table:table-cell>
          <table:table-cell office:value-type="string" calcext:value-type="string">
            <text:p>373.24</text:p>
          </table:table-cell>
          <table:table-cell office:value-type="string" calcext:value-type="string">
            <text:p>2.9</text:p>
          </table:table-cell>
          <table:table-cell office:value-type="float" office:value="0.068" calcext:value-type="float">
            <text:p>0.068</text:p>
          </table:table-cell>
          <table:table-cell office:value-type="float" office:value="15.757" calcext:value-type="float">
            <text:p>15.757</text:p>
          </table:table-cell>
          <table:table-cell office:value-type="float" office:value="1.74686781" calcext:value-type="float">
            <text:p>1.747</text:p>
          </table:table-cell>
          <table:table-cell office:value-type="float" office:value="66.809836508" calcext:value-type="float">
            <text:p>66.810</text:p>
          </table:table-cell>
        </table:table-row>
        <table:table-row table:style-name="ro4">
          <table:table-cell table:formula="of:=CONCATENATE(['DIC-O2-Temp-Nutriens'.C33];&quot;-&quot;;['DIC-O2-Temp-Nutriens'.D33];['DIC-O2-Temp-Nutriens'.E33];&quot;-&quot;;['DIC-O2-Temp-Nutriens'.F33])" office:value-type="string" office:string-value="ST117-C2-T2" calcext:value-type="string">
            <text:p>ST117-C2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964452957115871" calcext:value-type="float">
            <text:p>-0.964</text:p>
          </table:table-cell>
          <table:table-cell office:value-type="string" calcext:value-type="string">
            <text:p>357.93</text:p>
          </table:table-cell>
          <table:table-cell office:value-type="string" calcext:value-type="string">
            <text:p>2.9</text:p>
          </table:table-cell>
          <table:table-cell office:value-type="float" office:value="0.078" calcext:value-type="float">
            <text:p>0.078</text:p>
          </table:table-cell>
          <table:table-cell office:value-type="float" office:value="14.902" calcext:value-type="float">
            <text:p>14.902</text:p>
          </table:table-cell>
          <table:table-cell office:value-type="float" office:value="1.738078538" calcext:value-type="float">
            <text:p>1.738</text:p>
          </table:table-cell>
          <table:table-cell office:value-type="float" office:value="62.03568288" calcext:value-type="float">
            <text:p>62.036</text:p>
          </table:table-cell>
        </table:table-row>
        <table:table-row table:style-name="ro4">
          <table:table-cell table:formula="of:=CONCATENATE(['DIC-O2-Temp-Nutriens'.C34];&quot;-&quot;;['DIC-O2-Temp-Nutriens'.D34];['DIC-O2-Temp-Nutriens'.E34];&quot;-&quot;;['DIC-O2-Temp-Nutriens'.F34])" office:value-type="string" office:string-value="ST117-C3-T2" calcext:value-type="string">
            <text:p>ST117-C3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style-name="ce29" office:value-type="float" office:value="-1.26293390686139" calcext:value-type="float">
            <text:p>-1.263</text:p>
          </table:table-cell>
          <table:table-cell office:value-type="string" calcext:value-type="string">
            <text:p>364.52</text:p>
          </table:table-cell>
          <table:table-cell office:value-type="string" calcext:value-type="string">
            <text:p>2.9</text:p>
          </table:table-cell>
          <table:table-cell office:value-type="float" office:value="0.061" calcext:value-type="float">
            <text:p>0.061</text:p>
          </table:table-cell>
          <table:table-cell office:value-type="float" office:value="14.898" calcext:value-type="float">
            <text:p>14.898</text:p>
          </table:table-cell>
          <table:table-cell office:value-type="float" office:value="1.607338117" calcext:value-type="float">
            <text:p>1.607</text:p>
          </table:table-cell>
          <table:table-cell office:value-type="float" office:value="63.445003532" calcext:value-type="float">
            <text:p>63.445</text:p>
          </table:table-cell>
        </table:table-row>
        <table:table-row table:style-name="ro4">
          <table:table-cell table:formula="of:=CONCATENATE(['DIC-O2-Temp-Nutriens'.C35];&quot;-&quot;;['DIC-O2-Temp-Nutriens'.D35];['DIC-O2-Temp-Nutriens'.E35];&quot;-&quot;;['DIC-O2-Temp-Nutriens'.F35])" office:value-type="string" office:string-value="ST117-C4-T2" calcext:value-type="string">
            <text:p>ST117-C4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style-name="ce29" office:value-type="float" office:value="-1.10981967607891" calcext:value-type="float">
            <text:p>-1.110</text:p>
          </table:table-cell>
          <table:table-cell office:value-type="string" calcext:value-type="string">
            <text:p>359.01</text:p>
          </table:table-cell>
          <table:table-cell office:value-type="string" calcext:value-type="string">
            <text:p>2.8</text:p>
          </table:table-cell>
          <table:table-cell office:value-type="float" office:value="0.066" calcext:value-type="float">
            <text:p>0.066</text:p>
          </table:table-cell>
          <table:table-cell office:value-type="float" office:value="14.723" calcext:value-type="float">
            <text:p>14.723</text:p>
          </table:table-cell>
          <table:table-cell office:value-type="float" office:value="1.693033519" calcext:value-type="float">
            <text:p>1.693</text:p>
          </table:table-cell>
          <table:table-cell office:value-type="float" office:value="67.591676092" calcext:value-type="float">
            <text:p>67.592</text:p>
          </table:table-cell>
        </table:table-row>
        <table:table-row table:style-name="ro4">
          <table:table-cell table:formula="of:=CONCATENATE(['DIC-O2-Temp-Nutriens'.C36];&quot;-&quot;;['DIC-O2-Temp-Nutriens'.D36];['DIC-O2-Temp-Nutriens'.E36];&quot;-&quot;;['DIC-O2-Temp-Nutriens'.F36])" office:value-type="string" office:string-value="ST117-C5-T2" calcext:value-type="string">
            <text:p>ST117-C5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table:style-name="ce29" office:value-type="float" office:value="-1.04136516224285" calcext:value-type="float">
            <text:p>-1.041</text:p>
          </table:table-cell>
          <table:table-cell office:value-type="string" calcext:value-type="string">
            <text:p>345.31</text:p>
          </table:table-cell>
          <table:table-cell office:value-type="string" calcext:value-type="string">
            <text:p>2.9</text:p>
          </table:table-cell>
          <table:table-cell office:value-type="float" office:value="0.076" calcext:value-type="float">
            <text:p>0.076</text:p>
          </table:table-cell>
          <table:table-cell office:value-type="float" office:value="15.161" calcext:value-type="float">
            <text:p>15.161</text:p>
          </table:table-cell>
          <table:table-cell office:value-type="float" office:value="1.736979879" calcext:value-type="float">
            <text:p>1.737</text:p>
          </table:table-cell>
          <table:table-cell office:value-type="float" office:value="63.869717792" calcext:value-type="float">
            <text:p>63.870</text:p>
          </table:table-cell>
        </table:table-row>
        <table:table-row table:style-name="ro4">
          <table:table-cell table:formula="of:=CONCATENATE(['DIC-O2-Temp-Nutriens'.C37];&quot;-&quot;;['DIC-O2-Temp-Nutriens'.D37];['DIC-O2-Temp-Nutriens'.E37];&quot;-&quot;;['DIC-O2-Temp-Nutriens'.F37])" office:value-type="string" office:string-value="ST117-IA1-T2" calcext:value-type="string">
            <text:p>ST117-IA1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465.061124682634" calcext:value-type="float">
            <text:p>465.061</text:p>
          </table:table-cell>
          <table:table-cell office:value-type="string" calcext:value-type="string">
            <text:p>331.31</text:p>
          </table:table-cell>
          <table:table-cell office:value-type="string" calcext:value-type="string">
            <text:p>2.9</text:p>
          </table:table-cell>
          <table:table-cell office:value-type="float" office:value="0.081" calcext:value-type="float">
            <text:p>0.081</text:p>
          </table:table-cell>
          <table:table-cell office:value-type="float" office:value="16.735" calcext:value-type="float">
            <text:p>16.735</text:p>
          </table:table-cell>
          <table:table-cell office:value-type="float" office:value="1.957810338" calcext:value-type="float">
            <text:p>1.958</text:p>
          </table:table-cell>
          <table:table-cell office:value-type="float" office:value="65.423349956" calcext:value-type="float">
            <text:p>65.423</text:p>
          </table:table-cell>
        </table:table-row>
        <table:table-row table:style-name="ro4">
          <table:table-cell table:formula="of:=CONCATENATE(['DIC-O2-Temp-Nutriens'.C38];&quot;-&quot;;['DIC-O2-Temp-Nutriens'.D38];['DIC-O2-Temp-Nutriens'.E38];&quot;-&quot;;['DIC-O2-Temp-Nutriens'.F38])" office:value-type="string" office:string-value="ST117-IA2-T2" calcext:value-type="string">
            <text:p>ST117-IA2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583.207910380718" calcext:value-type="float">
            <text:p>583.208</text:p>
          </table:table-cell>
          <table:table-cell office:value-type="string" calcext:value-type="string">
            <text:p>327.66</text:p>
          </table:table-cell>
          <table:table-cell office:value-type="string" calcext:value-type="string">
            <text:p>2.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005" calcext:value-type="float">
            <text:p>15.005</text:p>
          </table:table-cell>
          <table:table-cell office:value-type="float" office:value="1.808392714" calcext:value-type="float">
            <text:p>1.808</text:p>
          </table:table-cell>
          <table:table-cell office:value-type="float" office:value="80.578798808" calcext:value-type="float">
            <text:p>80.579</text:p>
          </table:table-cell>
        </table:table-row>
        <table:table-row table:style-name="ro4">
          <table:table-cell table:formula="of:=CONCATENATE(['DIC-O2-Temp-Nutriens'.C39];&quot;-&quot;;['DIC-O2-Temp-Nutriens'.D39];['DIC-O2-Temp-Nutriens'.E39];&quot;-&quot;;['DIC-O2-Temp-Nutriens'.F39])" office:value-type="string" office:string-value="ST117-IA3-T2" calcext:value-type="string">
            <text:p>ST117-IA3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475.631469659981" calcext:value-type="float">
            <text:p>475.631</text:p>
          </table:table-cell>
          <table:table-cell office:value-type="string" calcext:value-type="string">
            <text:p>373.94</text:p>
          </table:table-cell>
          <table:table-cell office:value-type="string" calcext:value-type="string">
            <text:p>2.7</text:p>
          </table:table-cell>
          <table:table-cell office:value-type="float" office:value="0.066" calcext:value-type="float">
            <text:p>0.066</text:p>
          </table:table-cell>
          <table:table-cell office:value-type="float" office:value="15.564" calcext:value-type="float">
            <text:p>15.564</text:p>
          </table:table-cell>
          <table:table-cell office:value-type="float" office:value="1.985276813" calcext:value-type="float">
            <text:p>1.985</text:p>
          </table:table-cell>
          <table:table-cell office:value-type="float" office:value="68.772655744" calcext:value-type="float">
            <text:p>68.773</text:p>
          </table:table-cell>
        </table:table-row>
        <table:table-row table:style-name="ro4">
          <table:table-cell table:formula="of:=CONCATENATE(['DIC-O2-Temp-Nutriens'.C40];&quot;-&quot;;['DIC-O2-Temp-Nutriens'.D40];['DIC-O2-Temp-Nutriens'.E40];&quot;-&quot;;['DIC-O2-Temp-Nutriens'.F40])" office:value-type="string" office:string-value="ST117-IA4-T2" calcext:value-type="string">
            <text:p>ST117-IA4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462.823429403788" calcext:value-type="float">
            <text:p>462.823</text:p>
          </table:table-cell>
          <table:table-cell office:value-type="string" calcext:value-type="string">
            <text:p>347.98</text:p>
          </table:table-cell>
          <table:table-cell office:value-type="string" calcext:value-type="string">
            <text:p>2.7</text:p>
          </table:table-cell>
          <table:table-cell office:value-type="float" office:value="0.066" calcext:value-type="float">
            <text:p>0.0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81980836" calcext:value-type="float">
            <text:p>1.982</text:p>
          </table:table-cell>
          <table:table-cell office:value-type="float" office:value="68.202716608" calcext:value-type="float">
            <text:p>68.203</text:p>
          </table:table-cell>
        </table:table-row>
        <table:table-row table:style-name="ro4">
          <table:table-cell table:formula="of:=CONCATENATE(['DIC-O2-Temp-Nutriens'.C41];&quot;-&quot;;['DIC-O2-Temp-Nutriens'.D41];['DIC-O2-Temp-Nutriens'.E41];&quot;-&quot;;['DIC-O2-Temp-Nutriens'.F41])" office:value-type="string" office:string-value="ST117-IA5-T2" calcext:value-type="string">
            <text:p>ST117-IA5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472.012234194984" calcext:value-type="float">
            <text:p>472.012</text:p>
          </table:table-cell>
          <table:table-cell office:value-type="string" calcext:value-type="string">
            <text:p>335.59</text:p>
          </table:table-cell>
          <table:table-cell office:value-type="string" calcext:value-type="string">
            <text:p>2.7</text:p>
          </table:table-cell>
          <table:table-cell office:value-type="float" office:value="0.061" calcext:value-type="float">
            <text:p>0.061</text:p>
          </table:table-cell>
          <table:table-cell office:value-type="float" office:value="15.339" calcext:value-type="float">
            <text:p>15.339</text:p>
          </table:table-cell>
          <table:table-cell office:value-type="float" office:value="2.166555548" calcext:value-type="float">
            <text:p>2.167</text:p>
          </table:table-cell>
          <table:table-cell office:value-type="float" office:value="66.681965548" calcext:value-type="float">
            <text:p>66.682</text:p>
          </table:table-cell>
        </table:table-row>
        <table:table-row table:style-name="ro4">
          <table:table-cell table:formula="of:=CONCATENATE(['DIC-O2-Temp-Nutriens'.C42];&quot;-&quot;;['DIC-O2-Temp-Nutriens'.D42];['DIC-O2-Temp-Nutriens'.E42];&quot;-&quot;;['DIC-O2-Temp-Nutriens'.F42])" office:value-type="string" office:string-value="ST117-PP1-T2" calcext:value-type="string">
            <text:p>ST117-PP1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276.008338889752" calcext:value-type="float">
            <text:p>276.008</text:p>
          </table:table-cell>
          <table:table-cell office:value-type="string" calcext:value-type="string">
            <text:p>358.43</text:p>
          </table:table-cell>
          <table:table-cell office:value-type="string" calcext:value-type="string">
            <text:p>2.8</text:p>
          </table:table-cell>
          <table:table-cell office:value-type="float" office:value="0.075" calcext:value-type="float">
            <text:p>0.075</text:p>
          </table:table-cell>
          <table:table-cell office:value-type="float" office:value="21.737" calcext:value-type="float">
            <text:p>21.737</text:p>
          </table:table-cell>
          <table:table-cell office:value-type="float" office:value="2.345636965" calcext:value-type="float">
            <text:p>2.346</text:p>
          </table:table-cell>
          <table:table-cell office:value-type="float" office:value="63.68887172" calcext:value-type="float">
            <text:p>63.689</text:p>
          </table:table-cell>
        </table:table-row>
        <table:table-row table:style-name="ro4">
          <table:table-cell table:formula="of:=CONCATENATE(['DIC-O2-Temp-Nutriens'.C43];&quot;-&quot;;['DIC-O2-Temp-Nutriens'.D43];['DIC-O2-Temp-Nutriens'.E43];&quot;-&quot;;['DIC-O2-Temp-Nutriens'.F43])" office:value-type="string" office:string-value="ST117-PP2-T2" calcext:value-type="string">
            <text:p>ST117-PP2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359.447553533579" calcext:value-type="float">
            <text:p>359.448</text:p>
          </table:table-cell>
          <table:table-cell office:value-type="string" calcext:value-type="string">
            <text:p>342.06</text:p>
          </table:table-cell>
          <table:table-cell office:value-type="string" calcext:value-type="string">
            <text:p>2.8</text:p>
          </table:table-cell>
          <table:table-cell office:value-type="float" office:value="0.062" calcext:value-type="float">
            <text:p>0.062</text:p>
          </table:table-cell>
          <table:table-cell office:value-type="float" office:value="19.942" calcext:value-type="float">
            <text:p>19.942</text:p>
          </table:table-cell>
          <table:table-cell office:value-type="float" office:value="2.280816084" calcext:value-type="float">
            <text:p>2.281</text:p>
          </table:table-cell>
          <table:table-cell office:value-type="float" office:value="59.470043404" calcext:value-type="float">
            <text:p>59.470</text:p>
          </table:table-cell>
        </table:table-row>
        <table:table-row table:style-name="ro4">
          <table:table-cell table:formula="of:=CONCATENATE(['DIC-O2-Temp-Nutriens'.C44];&quot;-&quot;;['DIC-O2-Temp-Nutriens'.D44];['DIC-O2-Temp-Nutriens'.E44];&quot;-&quot;;['DIC-O2-Temp-Nutriens'.F44])" office:value-type="string" office:string-value="ST117-PP3-T2" calcext:value-type="string">
            <text:p>ST117-PP3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585.291989755607" calcext:value-type="float">
            <text:p>585.292</text:p>
          </table:table-cell>
          <table:table-cell office:value-type="string" calcext:value-type="string">
            <text:p>346.55</text:p>
          </table:table-cell>
          <table:table-cell office:value-type="string" calcext:value-type="string">
            <text:p>2.9</text:p>
          </table:table-cell>
          <table:table-cell office:value-type="float" office:value="0.062" calcext:value-type="float">
            <text:p>0.062</text:p>
          </table:table-cell>
          <table:table-cell office:value-type="float" office:value="19.482" calcext:value-type="float">
            <text:p>19.482</text:p>
          </table:table-cell>
          <table:table-cell office:value-type="float" office:value="2.183035433" calcext:value-type="float">
            <text:p>2.183</text:p>
          </table:table-cell>
          <table:table-cell office:value-type="float" office:value="58.894624084" calcext:value-type="float">
            <text:p>58.895</text:p>
          </table:table-cell>
        </table:table-row>
        <table:table-row table:style-name="ro4">
          <table:table-cell table:formula="of:=CONCATENATE(['DIC-O2-Temp-Nutriens'.C45];&quot;-&quot;;['DIC-O2-Temp-Nutriens'.D45];['DIC-O2-Temp-Nutriens'.E45];&quot;-&quot;;['DIC-O2-Temp-Nutriens'.F45])" office:value-type="string" office:string-value="ST117-PP4-T2" calcext:value-type="string">
            <text:p>ST117-PP4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562.699005691172" calcext:value-type="float">
            <text:p>562.699</text:p>
          </table:table-cell>
          <table:table-cell office:value-type="string" calcext:value-type="string">
            <text:p>338.58</text:p>
          </table:table-cell>
          <table:table-cell office:value-type="string" calcext:value-type="string">
            <text:p>2.9</text:p>
          </table:table-cell>
          <table:table-cell office:value-type="float" office:value="0.079" calcext:value-type="float">
            <text:p>0.0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2.376399417" calcext:value-type="float">
            <text:p>2.376</text:p>
          </table:table-cell>
          <table:table-cell office:value-type="float" office:value="62.882371308" calcext:value-type="float">
            <text:p>62.882</text:p>
          </table:table-cell>
        </table:table-row>
        <table:table-row table:style-name="ro4">
          <table:table-cell table:formula="of:=CONCATENATE(['DIC-O2-Temp-Nutriens'.C46];&quot;-&quot;;['DIC-O2-Temp-Nutriens'.D46];['DIC-O2-Temp-Nutriens'.E46];&quot;-&quot;;['DIC-O2-Temp-Nutriens'.F46])" office:value-type="string" office:string-value="ST117-PP5-T2" calcext:value-type="string">
            <text:p>ST117-PP5-T2</text:p>
          </table:table-cell>
          <table:table-cell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453.687391594533" calcext:value-type="float">
            <text:p>453.687</text:p>
          </table:table-cell>
          <table:table-cell office:value-type="string" calcext:value-type="string">
            <text:p>325.07</text:p>
          </table:table-cell>
          <table:table-cell office:value-type="string" calcext:value-type="string">
            <text:p>3.0</text:p>
          </table:table-cell>
          <table:table-cell office:value-type="float" office:value="0.07" calcext:value-type="float">
            <text:p>0.070</text:p>
          </table:table-cell>
          <table:table-cell office:value-type="float" office:value="19.531" calcext:value-type="float">
            <text:p>19.531</text:p>
          </table:table-cell>
          <table:table-cell office:value-type="float" office:value="2.229179111" calcext:value-type="float">
            <text:p>2.229</text:p>
          </table:table-cell>
          <table:table-cell office:value-type="float" office:value="66.622596888" calcext:value-type="float">
            <text:p>66.623</text:p>
          </table:table-cell>
        </table:table-row>
        <table:table-row table:style-name="ro4">
          <table:table-cell table:formula="of:=CONCATENATE(['DIC-O2-Temp-Nutriens'.C47];&quot;-&quot;;['DIC-O2-Temp-Nutriens'.D47];['DIC-O2-Temp-Nutriens'.E47];&quot;-&quot;;['DIC-O2-Temp-Nutriens'.F47])" office:value-type="string" office:string-value="ST117-C1-T3" calcext:value-type="string">
            <text:p>ST117-C1-T3</text:p>
          </table:table-cell>
          <table:table-cell office:value-type="string" calcext:value-type="string">
            <text:p>24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62527411705023" calcext:value-type="float">
            <text:p>-1.625</text:p>
          </table:table-cell>
          <table:table-cell office:value-type="string" calcext:value-type="string">
            <text:p>335.25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48];&quot;-&quot;;['DIC-O2-Temp-Nutriens'.D48];['DIC-O2-Temp-Nutriens'.E48];&quot;-&quot;;['DIC-O2-Temp-Nutriens'.F48])" office:value-type="string" office:string-value="ST117-C2-T3" calcext:value-type="string">
            <text:p>ST117-C2-T3</text:p>
          </table:table-cell>
          <table:table-cell office:value-type="string" calcext:value-type="string">
            <text:p>24-10-2014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43275491113084" calcext:value-type="float">
            <text:p>-1.433</text:p>
          </table:table-cell>
          <table:table-cell office:value-type="string" calcext:value-type="string">
            <text:p>348.83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49];&quot;-&quot;;['DIC-O2-Temp-Nutriens'.D49];['DIC-O2-Temp-Nutriens'.E49];&quot;-&quot;;['DIC-O2-Temp-Nutriens'.F49])" office:value-type="string" office:string-value="ST117-C3-T3" calcext:value-type="string">
            <text:p>ST117-C3-T3</text:p>
          </table:table-cell>
          <table:table-cell office:value-type="string" calcext:value-type="string">
            <text:p>24-10-2013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84115404813979" calcext:value-type="float">
            <text:p>-1.841</text:p>
          </table:table-cell>
          <table:table-cell office:value-type="string" calcext:value-type="string">
            <text:p>338.67</text:p>
          </table:table-cell>
          <table:table-cell office:value-type="string" calcext:value-type="string">
            <text:p>3.0</text:p>
          </table:table-cell>
          <table:table-cell table:number-columns-repeated="4"/>
        </table:table-row>
        <table:table-row table:style-name="ro4">
          <table:table-cell table:formula="of:=CONCATENATE(['DIC-O2-Temp-Nutriens'.C50];&quot;-&quot;;['DIC-O2-Temp-Nutriens'.D50];['DIC-O2-Temp-Nutriens'.E50];&quot;-&quot;;['DIC-O2-Temp-Nutriens'.F50])" office:value-type="string" office:string-value="ST117-C4-T3" calcext:value-type="string">
            <text:p>ST117-C4-T3</text:p>
          </table:table-cell>
          <table:table-cell office:value-type="string" calcext:value-type="string">
            <text:p>24-10-2012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table:style-name="ce29" office:value-type="float" office:value="-2.10359415276001" calcext:value-type="float">
            <text:p>-2.104</text:p>
          </table:table-cell>
          <table:table-cell office:value-type="string" calcext:value-type="string">
            <text:p>328.52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51];&quot;-&quot;;['DIC-O2-Temp-Nutriens'.D51];['DIC-O2-Temp-Nutriens'.E51];&quot;-&quot;;['DIC-O2-Temp-Nutriens'.F51])" office:value-type="string" office:string-value="ST117-C5-T3" calcext:value-type="string">
            <text:p>ST117-C5-T3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45640357593027" calcext:value-type="float">
            <text:p>-1.456</text:p>
          </table:table-cell>
          <table:table-cell office:value-type="string" calcext:value-type="string">
            <text:p>312.88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52];&quot;-&quot;;['DIC-O2-Temp-Nutriens'.D52];['DIC-O2-Temp-Nutriens'.E52];&quot;-&quot;;['DIC-O2-Temp-Nutriens'.F52])" office:value-type="string" office:string-value="ST117-IA1-T3" calcext:value-type="string">
            <text:p>ST117-IA1-T3</text:p>
          </table:table-cell>
          <table:table-cell office:value-type="string" calcext:value-type="string">
            <text:p>24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557.26892708181" calcext:value-type="float">
            <text:p>557.269</text:p>
          </table:table-cell>
          <table:table-cell office:value-type="string" calcext:value-type="string">
            <text:p>302.72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53];&quot;-&quot;;['DIC-O2-Temp-Nutriens'.D53];['DIC-O2-Temp-Nutriens'.E53];&quot;-&quot;;['DIC-O2-Temp-Nutriens'.F53])" office:value-type="string" office:string-value="ST117-IA2-T3" calcext:value-type="string">
            <text:p>ST117-IA2-T3</text:p>
          </table:table-cell>
          <table:table-cell office:value-type="string" calcext:value-type="string">
            <text:p>24-10-2014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office:value-type="float" office:value="621.564109704512" calcext:value-type="float">
            <text:p>621.564</text:p>
          </table:table-cell>
          <table:table-cell office:value-type="string" calcext:value-type="string">
            <text:p>286.52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54];&quot;-&quot;;['DIC-O2-Temp-Nutriens'.D54];['DIC-O2-Temp-Nutriens'.E54];&quot;-&quot;;['DIC-O2-Temp-Nutriens'.F54])" office:value-type="string" office:string-value="ST117-IA3-T3" calcext:value-type="string">
            <text:p>ST117-IA3-T3</text:p>
          </table:table-cell>
          <table:table-cell office:value-type="string" calcext:value-type="string">
            <text:p>24-10-2013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493.339091428125" calcext:value-type="float">
            <text:p>493.339</text:p>
          </table:table-cell>
          <table:table-cell office:value-type="string" calcext:value-type="string">
            <text:p>283.65</text:p>
          </table:table-cell>
          <table:table-cell office:value-type="string" calcext:value-type="string">
            <text:p>2.8</text:p>
          </table:table-cell>
          <table:table-cell table:number-columns-repeated="4"/>
        </table:table-row>
        <table:table-row table:style-name="ro4">
          <table:table-cell table:formula="of:=CONCATENATE(['DIC-O2-Temp-Nutriens'.C55];&quot;-&quot;;['DIC-O2-Temp-Nutriens'.D55];['DIC-O2-Temp-Nutriens'.E55];&quot;-&quot;;['DIC-O2-Temp-Nutriens'.F55])" office:value-type="string" office:string-value="ST117-IA4-T3" calcext:value-type="string">
            <text:p>ST117-IA4-T3</text:p>
          </table:table-cell>
          <table:table-cell office:value-type="string" calcext:value-type="string">
            <text:p>24-10-2012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office:value-type="float" office:value="634.431715532926" calcext:value-type="float">
            <text:p>634.432</text:p>
          </table:table-cell>
          <table:table-cell office:value-type="string" calcext:value-type="string">
            <text:p>284.03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56];&quot;-&quot;;['DIC-O2-Temp-Nutriens'.D56];['DIC-O2-Temp-Nutriens'.E56];&quot;-&quot;;['DIC-O2-Temp-Nutriens'.F56])" office:value-type="string" office:string-value="ST117-IA5-T3" calcext:value-type="string">
            <text:p>ST117-IA5-T3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office:value-type="float" office:value="627.825635805708" calcext:value-type="float">
            <text:p>627.826</text:p>
          </table:table-cell>
          <table:table-cell office:value-type="string" calcext:value-type="string">
            <text:p>288.47</text:p>
          </table:table-cell>
          <table:table-cell office:value-type="string" calcext:value-type="string">
            <text:p>2.8</text:p>
          </table:table-cell>
          <table:table-cell table:number-columns-repeated="4"/>
        </table:table-row>
        <table:table-row table:style-name="ro4">
          <table:table-cell table:formula="of:=CONCATENATE(['DIC-O2-Temp-Nutriens'.C57];&quot;-&quot;;['DIC-O2-Temp-Nutriens'.D57];['DIC-O2-Temp-Nutriens'.E57];&quot;-&quot;;['DIC-O2-Temp-Nutriens'.F57])" office:value-type="string" office:string-value="ST117-PP1-T3" calcext:value-type="string">
            <text:p>ST117-PP1-T3</text:p>
          </table:table-cell>
          <table:table-cell office:value-type="string" calcext:value-type="string">
            <text:p>24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517.097589427563" calcext:value-type="float">
            <text:p>517.098</text:p>
          </table:table-cell>
          <table:table-cell office:value-type="string" calcext:value-type="string">
            <text:p>318.91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58];&quot;-&quot;;['DIC-O2-Temp-Nutriens'.D58];['DIC-O2-Temp-Nutriens'.E58];&quot;-&quot;;['DIC-O2-Temp-Nutriens'.F58])" office:value-type="string" office:string-value="ST117-PP2-T3" calcext:value-type="string">
            <text:p>ST117-PP2-T3</text:p>
          </table:table-cell>
          <table:table-cell office:value-type="string" calcext:value-type="string">
            <text:p>24-10-2014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office:value-type="float" office:value="605.408774854024" calcext:value-type="float">
            <text:p>605.409</text:p>
          </table:table-cell>
          <table:table-cell office:value-type="string" calcext:value-type="string">
            <text:p>297.13</text:p>
          </table:table-cell>
          <table:table-cell office:value-type="string" calcext:value-type="string">
            <text:p>2.8</text:p>
          </table:table-cell>
          <table:table-cell table:number-columns-repeated="4"/>
        </table:table-row>
        <table:table-row table:style-name="ro4">
          <table:table-cell table:formula="of:=CONCATENATE(['DIC-O2-Temp-Nutriens'.C59];&quot;-&quot;;['DIC-O2-Temp-Nutriens'.D59];['DIC-O2-Temp-Nutriens'.E59];&quot;-&quot;;['DIC-O2-Temp-Nutriens'.F59])" office:value-type="string" office:string-value="ST117-PP3-T3" calcext:value-type="string">
            <text:p>ST117-PP3-T3</text:p>
          </table:table-cell>
          <table:table-cell office:value-type="string" calcext:value-type="string">
            <text:p>24-10-2013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494.302965765643" calcext:value-type="float">
            <text:p>494.303</text:p>
          </table:table-cell>
          <table:table-cell office:value-type="string" calcext:value-type="string">
            <text:p>298.65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60];&quot;-&quot;;['DIC-O2-Temp-Nutriens'.D60];['DIC-O2-Temp-Nutriens'.E60];&quot;-&quot;;['DIC-O2-Temp-Nutriens'.F60])" office:value-type="string" office:string-value="ST117-PP4-T3" calcext:value-type="string">
            <text:p>ST117-PP4-T3</text:p>
          </table:table-cell>
          <table:table-cell office:value-type="string" calcext:value-type="string">
            <text:p>24-10-2012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office:value-type="float" office:value="470.574177497176" calcext:value-type="float">
            <text:p>470.574</text:p>
          </table:table-cell>
          <table:table-cell office:value-type="string" calcext:value-type="string">
            <text:p>292.51</text:p>
          </table:table-cell>
          <table:table-cell office:value-type="string" calcext:value-type="string">
            <text:p>2.9</text:p>
          </table:table-cell>
          <table:table-cell table:number-columns-repeated="4"/>
        </table:table-row>
        <table:table-row table:style-name="ro4">
          <table:table-cell table:formula="of:=CONCATENATE(['DIC-O2-Temp-Nutriens'.C61];&quot;-&quot;;['DIC-O2-Temp-Nutriens'.D61];['DIC-O2-Temp-Nutriens'.E61];&quot;-&quot;;['DIC-O2-Temp-Nutriens'.F61])" office:value-type="string" office:string-value="ST117-PP5-T3" calcext:value-type="string">
            <text:p>ST117-PP5-T3</text:p>
          </table:table-cell>
          <table:table-cell office:value-type="string" calcext:value-type="string">
            <text:p>24-10-2011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office:value-type="float" office:value="508.130610000675" calcext:value-type="float">
            <text:p>508.131</text:p>
          </table:table-cell>
          <table:table-cell office:value-type="string" calcext:value-type="string">
            <text:p>278.61</text:p>
          </table:table-cell>
          <table:table-cell office:value-type="string" calcext:value-type="string">
            <text:p>3.0</text:p>
          </table:table-cell>
          <table:table-cell table:number-columns-repeated="4"/>
        </table:table-row>
        <table:table-row table:style-name="ro4">
          <table:table-cell table:formula="of:=CONCATENATE(['DIC-O2-Temp-Nutriens'.C62];&quot;-&quot;;['DIC-O2-Temp-Nutriens'.D62];['DIC-O2-Temp-Nutriens'.E62];&quot;-&quot;;['DIC-O2-Temp-Nutriens'.F62])" office:value-type="string" office:string-value="ST117-C1-T4" calcext:value-type="string">
            <text:p>ST117-C1-T4</text:p>
          </table:table-cell>
          <table:table-cell office:value-type="string" calcext:value-type="string">
            <text:p>25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-2.1887085195069" calcext:value-type="float">
            <text:p>-2.189</text:p>
          </table:table-cell>
          <table:table-cell office:value-type="string" calcext:value-type="string">
            <text:p>360.23</text:p>
          </table:table-cell>
          <table:table-cell office:value-type="string" calcext:value-type="string">
            <text:p>3.0</text:p>
          </table:table-cell>
          <table:table-cell office:value-type="float" office:value="0.06" calcext:value-type="float">
            <text:p>0.060</text:p>
          </table:table-cell>
          <table:table-cell office:value-type="float" office:value="6.096" calcext:value-type="float">
            <text:p>6.096</text:p>
          </table:table-cell>
          <table:table-cell office:value-type="float" office:value="0.998681031" calcext:value-type="float">
            <text:p>0.999</text:p>
          </table:table-cell>
          <table:table-cell office:value-type="float" office:value="85.831555172" calcext:value-type="float">
            <text:p>85.832</text:p>
          </table:table-cell>
        </table:table-row>
        <table:table-row table:style-name="ro4">
          <table:table-cell table:formula="of:=CONCATENATE(['DIC-O2-Temp-Nutriens'.C63];&quot;-&quot;;['DIC-O2-Temp-Nutriens'.D63];['DIC-O2-Temp-Nutriens'.E63];&quot;-&quot;;['DIC-O2-Temp-Nutriens'.F63])" office:value-type="string" office:string-value="ST117-C2-T4" calcext:value-type="string">
            <text:p>ST117-C2-T4</text:p>
          </table:table-cell>
          <table:table-cell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-1.76377407414197" calcext:value-type="float">
            <text:p>-1.764</text:p>
          </table:table-cell>
          <table:table-cell office:value-type="string" calcext:value-type="string">
            <text:p>325.65</text:p>
          </table:table-cell>
          <table:table-cell office:value-type="string" calcext:value-type="string">
            <text:p>2.9</text:p>
          </table:table-cell>
          <table:table-cell office:value-type="float" office:value="0.05" calcext:value-type="float">
            <text:p>0.050</text:p>
          </table:table-cell>
          <table:table-cell office:value-type="float" office:value="7.312" calcext:value-type="float">
            <text:p>7.312</text:p>
          </table:table-cell>
          <table:table-cell office:value-type="float" office:value="1.193143674" calcext:value-type="float">
            <text:p>1.193</text:p>
          </table:table-cell>
          <table:table-cell office:value-type="float" office:value="83.215680676" calcext:value-type="float">
            <text:p>83.216</text:p>
          </table:table-cell>
        </table:table-row>
        <table:table-row table:style-name="ro4">
          <table:table-cell table:formula="of:=CONCATENATE(['DIC-O2-Temp-Nutriens'.C64];&quot;-&quot;;['DIC-O2-Temp-Nutriens'.D64];['DIC-O2-Temp-Nutriens'.E64];&quot;-&quot;;['DIC-O2-Temp-Nutriens'.F64])" office:value-type="string" office:string-value="ST117-C3-T4" calcext:value-type="string">
            <text:p>ST117-C3-T4</text:p>
          </table:table-cell>
          <table:table-cell office:value-type="string" calcext:value-type="string">
            <text:p>25-10-2013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table:style-name="ce29" office:value-type="float" office:value="-1.81795422518182" calcext:value-type="float">
            <text:p>-1.818</text:p>
          </table:table-cell>
          <table:table-cell office:value-type="string" calcext:value-type="string">
            <text:p>304.69</text:p>
          </table:table-cell>
          <table:table-cell office:value-type="string" calcext:value-type="string">
            <text:p>3.1</text:p>
          </table:table-cell>
          <table:table-cell office:value-type="float" office:value="0.051" calcext:value-type="float">
            <text:p>0.051</text:p>
          </table:table-cell>
          <table:table-cell office:value-type="float" office:value="4.732" calcext:value-type="float">
            <text:p>4.732</text:p>
          </table:table-cell>
          <table:table-cell office:value-type="float" office:value="0.871236587" calcext:value-type="float">
            <text:p>0.871</text:p>
          </table:table-cell>
          <table:table-cell office:value-type="float" office:value="87.425375352" calcext:value-type="float">
            <text:p>87.425</text:p>
          </table:table-cell>
        </table:table-row>
        <table:table-row table:style-name="ro4">
          <table:table-cell table:formula="of:=CONCATENATE(['DIC-O2-Temp-Nutriens'.C65];&quot;-&quot;;['DIC-O2-Temp-Nutriens'.D65];['DIC-O2-Temp-Nutriens'.E65];&quot;-&quot;;['DIC-O2-Temp-Nutriens'.F65])" office:value-type="string" office:string-value="ST117-C4-T4" calcext:value-type="string">
            <text:p>ST117-C4-T4</text:p>
          </table:table-cell>
          <table:table-cell office:value-type="string" calcext:value-type="string">
            <text:p>25-10-2012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table:style-name="ce29" office:value-type="float" office:value="-2.23646623379987" calcext:value-type="float">
            <text:p>-2.236</text:p>
          </table:table-cell>
          <table:table-cell office:value-type="string" calcext:value-type="string">
            <text:p>284.23</text:p>
          </table:table-cell>
          <table:table-cell office:value-type="string" calcext:value-type="string">
            <text:p>2.9</text:p>
          </table:table-cell>
          <table:table-cell office:value-type="float" office:value="0.042" calcext:value-type="float">
            <text:p>0.042</text:p>
          </table:table-cell>
          <table:table-cell office:value-type="float" office:value="0.86" calcext:value-type="float">
            <text:p>0.860</text:p>
          </table:table-cell>
          <table:table-cell office:value-type="float" office:value="0.858052679" calcext:value-type="float">
            <text:p>0.858</text:p>
          </table:table-cell>
          <table:table-cell office:value-type="float" office:value="98.103513876" calcext:value-type="float">
            <text:p>98.104</text:p>
          </table:table-cell>
        </table:table-row>
        <table:table-row table:style-name="ro4">
          <table:table-cell table:formula="of:=CONCATENATE(['DIC-O2-Temp-Nutriens'.C66];&quot;-&quot;;['DIC-O2-Temp-Nutriens'.D66];['DIC-O2-Temp-Nutriens'.E66];&quot;-&quot;;['DIC-O2-Temp-Nutriens'.F66])" office:value-type="string" office:string-value="ST117-C5-T4" calcext:value-type="string">
            <text:p>ST117-C5-T4</text:p>
          </table:table-cell>
          <table:table-cell office:value-type="string" calcext:value-type="string">
            <text:p>25-10-2011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table:style-name="ce29" office:value-type="float" office:value="-1.69193227511994" calcext:value-type="float">
            <text:p>-1.692</text:p>
          </table:table-cell>
          <table:table-cell office:value-type="string" calcext:value-type="string">
            <text:p>271.46</text:p>
          </table:table-cell>
          <table:table-cell office:value-type="string" calcext:value-type="string">
            <text:p>3.0</text:p>
          </table:table-cell>
          <table:table-cell office:value-type="float" office:value="0.053" calcext:value-type="float">
            <text:p>0.053</text:p>
          </table:table-cell>
          <table:table-cell office:value-type="float" office:value="4.673" calcext:value-type="float">
            <text:p>4.673</text:p>
          </table:table-cell>
          <table:table-cell office:value-type="float" office:value="0.910788311" calcext:value-type="float">
            <text:p>0.911</text:p>
          </table:table-cell>
          <table:table-cell office:value-type="float" office:value="84.012134084" calcext:value-type="float">
            <text:p>84.012</text:p>
          </table:table-cell>
        </table:table-row>
        <table:table-row table:style-name="ro4">
          <table:table-cell table:formula="of:=CONCATENATE(['DIC-O2-Temp-Nutriens'.C67];&quot;-&quot;;['DIC-O2-Temp-Nutriens'.D67];['DIC-O2-Temp-Nutriens'.E67];&quot;-&quot;;['DIC-O2-Temp-Nutriens'.F67])" office:value-type="string" office:string-value="ST117-IA1-T4" calcext:value-type="string">
            <text:p>ST117-IA1-T4</text:p>
          </table:table-cell>
          <table:table-cell office:value-type="string" calcext:value-type="string">
            <text:p>25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675.44998190723" calcext:value-type="float">
            <text:p>675.450</text:p>
          </table:table-cell>
          <table:table-cell office:value-type="string" calcext:value-type="string">
            <text:p>253.95</text:p>
          </table:table-cell>
          <table:table-cell office:value-type="string" calcext:value-type="string">
            <text:p>2.9</text:p>
          </table:table-cell>
          <table:table-cell office:value-type="float" office:value="0.098" calcext:value-type="float">
            <text:p>0.098</text:p>
          </table:table-cell>
          <table:table-cell office:value-type="float" office:value="8.657" calcext:value-type="float">
            <text:p>8.657</text:p>
          </table:table-cell>
          <table:table-cell office:value-type="float" office:value="1.027246165" calcext:value-type="float">
            <text:p>1.027</text:p>
          </table:table-cell>
          <table:table-cell office:value-type="float" office:value="91.10349218" calcext:value-type="float">
            <text:p>91.103</text:p>
          </table:table-cell>
        </table:table-row>
        <table:table-row table:style-name="ro4">
          <table:table-cell table:formula="of:=CONCATENATE(['DIC-O2-Temp-Nutriens'.C68];&quot;-&quot;;['DIC-O2-Temp-Nutriens'.D68];['DIC-O2-Temp-Nutriens'.E68];&quot;-&quot;;['DIC-O2-Temp-Nutriens'.F68])" office:value-type="string" office:string-value="ST117-IA2-T4" calcext:value-type="string">
            <text:p>ST117-IA2-T4</text:p>
          </table:table-cell>
          <table:table-cell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734.347331498982" calcext:value-type="float">
            <text:p>734.347</text:p>
          </table:table-cell>
          <table:table-cell office:value-type="string" calcext:value-type="string">
            <text:p>251.73</text:p>
          </table:table-cell>
          <table:table-cell office:value-type="string" calcext:value-type="string">
            <text:p>2.9</text:p>
          </table:table-cell>
          <table:table-cell office:value-type="float" office:value="0.09" calcext:value-type="float">
            <text:p>0.090</text:p>
          </table:table-cell>
          <table:table-cell office:value-type="float" office:value="6.867" calcext:value-type="float">
            <text:p>6.867</text:p>
          </table:table-cell>
          <table:table-cell office:value-type="float" office:value="1.251372601" calcext:value-type="float">
            <text:p>1.251</text:p>
          </table:table-cell>
          <table:table-cell office:value-type="float" office:value="120.311046172" calcext:value-type="float">
            <text:p>120.311</text:p>
          </table:table-cell>
        </table:table-row>
        <table:table-row table:style-name="ro4">
          <table:table-cell table:formula="of:=CONCATENATE(['DIC-O2-Temp-Nutriens'.C69];&quot;-&quot;;['DIC-O2-Temp-Nutriens'.D69];['DIC-O2-Temp-Nutriens'.E69];&quot;-&quot;;['DIC-O2-Temp-Nutriens'.F69])" office:value-type="string" office:string-value="ST117-IA3-T4" calcext:value-type="string">
            <text:p>ST117-IA3-T4</text:p>
          </table:table-cell>
          <table:table-cell office:value-type="string" calcext:value-type="string">
            <text:p>25-10-2013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664.466309668382" calcext:value-type="float">
            <text:p>664.466</text:p>
          </table:table-cell>
          <table:table-cell office:value-type="string" calcext:value-type="string">
            <text:p>245.53</text:p>
          </table:table-cell>
          <table:table-cell office:value-type="string" calcext:value-type="string">
            <text:p>2.9</text:p>
          </table:table-cell>
          <table:table-cell office:value-type="float" office:value="0.081" calcext:value-type="float">
            <text:p>0.081</text:p>
          </table:table-cell>
          <table:table-cell office:value-type="float" office:value="7.183" calcext:value-type="float">
            <text:p>7.183</text:p>
          </table:table-cell>
          <table:table-cell office:value-type="float" office:value="1.240386011" calcext:value-type="float">
            <text:p>1.240</text:p>
          </table:table-cell>
          <table:table-cell office:value-type="float" office:value="100.704774548" calcext:value-type="float">
            <text:p>100.705</text:p>
          </table:table-cell>
        </table:table-row>
        <table:table-row table:style-name="ro4">
          <table:table-cell table:formula="of:=CONCATENATE(['DIC-O2-Temp-Nutriens'.C70];&quot;-&quot;;['DIC-O2-Temp-Nutriens'.D70];['DIC-O2-Temp-Nutriens'.E70];&quot;-&quot;;['DIC-O2-Temp-Nutriens'.F70])" office:value-type="string" office:string-value="ST117-IA4-T4" calcext:value-type="string">
            <text:p>ST117-IA4-T4</text:p>
          </table:table-cell>
          <table:table-cell office:value-type="string" calcext:value-type="string">
            <text:p>25-10-2012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810.466879488687" calcext:value-type="float">
            <text:p>810.467</text:p>
          </table:table-cell>
          <table:table-cell office:value-type="string" calcext:value-type="string">
            <text:p>248.36</text:p>
          </table:table-cell>
          <table:table-cell office:value-type="string" calcext:value-type="string">
            <text:p>3.0</text:p>
          </table:table-cell>
          <table:table-cell office:value-type="float" office:value="0.081" calcext:value-type="float">
            <text:p>0.081</text:p>
          </table:table-cell>
          <table:table-cell office:value-type="float" office:value="7.55" calcext:value-type="float">
            <text:p>7.550</text:p>
          </table:table-cell>
          <table:table-cell office:value-type="float" office:value="1.209623559" calcext:value-type="float">
            <text:p>1.210</text:p>
          </table:table-cell>
          <table:table-cell office:value-type="float" office:value="97.803930484" calcext:value-type="float">
            <text:p>97.804</text:p>
          </table:table-cell>
        </table:table-row>
        <table:table-row table:style-name="ro4">
          <table:table-cell table:formula="of:=CONCATENATE(['DIC-O2-Temp-Nutriens'.C71];&quot;-&quot;;['DIC-O2-Temp-Nutriens'.D71];['DIC-O2-Temp-Nutriens'.E71];&quot;-&quot;;['DIC-O2-Temp-Nutriens'.F71])" office:value-type="string" office:string-value="ST117-IA5-T4" calcext:value-type="string">
            <text:p>ST117-IA5-T4</text:p>
          </table:table-cell>
          <table:table-cell office:value-type="string" calcext:value-type="string">
            <text:p>25-10-2011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785.559815417224" calcext:value-type="float">
            <text:p>785.560</text:p>
          </table:table-cell>
          <table:table-cell office:value-type="string" calcext:value-type="string">
            <text:p>259.40</text:p>
          </table:table-cell>
          <table:table-cell office:value-type="string" calcext:value-type="string">
            <text:p>2.9</text:p>
          </table:table-cell>
          <table:table-cell office:value-type="float" office:value="0.078" calcext:value-type="float">
            <text:p>0.078</text:p>
          </table:table-cell>
          <table:table-cell office:value-type="float" office:value="2.768" calcext:value-type="float">
            <text:p>2.768</text:p>
          </table:table-cell>
          <table:table-cell office:value-type="float" office:value="0.958030648" calcext:value-type="float">
            <text:p>0.958</text:p>
          </table:table-cell>
          <table:table-cell office:value-type="float" office:value="92.22236308" calcext:value-type="float">
            <text:p>92.222</text:p>
          </table:table-cell>
        </table:table-row>
        <table:table-row table:style-name="ro4">
          <table:table-cell table:formula="of:=CONCATENATE(['DIC-O2-Temp-Nutriens'.C72];&quot;-&quot;;['DIC-O2-Temp-Nutriens'.D72];['DIC-O2-Temp-Nutriens'.E72];&quot;-&quot;;['DIC-O2-Temp-Nutriens'.F72])" office:value-type="string" office:string-value="ST117-PP1-T4" calcext:value-type="string">
            <text:p>ST117-PP1-T4</text:p>
          </table:table-cell>
          <table:table-cell office:value-type="string" calcext:value-type="string">
            <text:p>25-10-2015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730.538625883381" calcext:value-type="float">
            <text:p>730.539</text:p>
          </table:table-cell>
          <table:table-cell office:value-type="string" calcext:value-type="string">
            <text:p>250.02</text:p>
          </table:table-cell>
          <table:table-cell office:value-type="string" calcext:value-type="string">
            <text:p>3.0</text:p>
          </table:table-cell>
          <table:table-cell office:value-type="float" office:value="0.09" calcext:value-type="float">
            <text:p>0.090</text:p>
          </table:table-cell>
          <table:table-cell office:value-type="float" office:value="17.543" calcext:value-type="float">
            <text:p>17.543</text:p>
          </table:table-cell>
          <table:table-cell office:value-type="float" office:value="1.847944438" calcext:value-type="float">
            <text:p>1.848</text:p>
          </table:table-cell>
          <table:table-cell office:value-type="float" office:value="86.11195792" calcext:value-type="float">
            <text:p>86.112</text:p>
          </table:table-cell>
        </table:table-row>
        <table:table-row table:style-name="ro4">
          <table:table-cell table:formula="of:=CONCATENATE(['DIC-O2-Temp-Nutriens'.C73];&quot;-&quot;;['DIC-O2-Temp-Nutriens'.D73];['DIC-O2-Temp-Nutriens'.E73];&quot;-&quot;;['DIC-O2-Temp-Nutriens'.F73])" office:value-type="string" office:string-value="ST117-PP2-T4" calcext:value-type="string">
            <text:p>ST117-PP2-T4</text:p>
          </table:table-cell>
          <table:table-cell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796.121544495442" calcext:value-type="float">
            <text:p>796.122</text:p>
          </table:table-cell>
          <table:table-cell office:value-type="string" calcext:value-type="string">
            <text:p>233.35</text:p>
          </table:table-cell>
          <table:table-cell office:value-type="string" calcext:value-type="string">
            <text:p>2.9</text:p>
          </table:table-cell>
          <table:table-cell office:value-type="float" office:value="0.092" calcext:value-type="float">
            <text:p>0.092</text:p>
          </table:table-cell>
          <table:table-cell office:value-type="float" office:value="12.376" calcext:value-type="float">
            <text:p>12.376</text:p>
          </table:table-cell>
          <table:table-cell office:value-type="float" office:value="1.522741374" calcext:value-type="float">
            <text:p>1.523</text:p>
          </table:table-cell>
          <table:table-cell office:value-type="float" office:value="86.007834424" calcext:value-type="float">
            <text:p>86.008</text:p>
          </table:table-cell>
        </table:table-row>
        <table:table-row table:style-name="ro4">
          <table:table-cell table:formula="of:=CONCATENATE(['DIC-O2-Temp-Nutriens'.C74];&quot;-&quot;;['DIC-O2-Temp-Nutriens'.D74];['DIC-O2-Temp-Nutriens'.E74];&quot;-&quot;;['DIC-O2-Temp-Nutriens'.F74])" office:value-type="string" office:string-value="ST117-PP3-T4" calcext:value-type="string">
            <text:p>ST117-PP3-T4</text:p>
          </table:table-cell>
          <table:table-cell office:value-type="string" calcext:value-type="string">
            <text:p>25-10-2013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695.676814099431" calcext:value-type="float">
            <text:p>695.677</text:p>
          </table:table-cell>
          <table:table-cell office:value-type="string" calcext:value-type="string">
            <text:p>238.83</text:p>
          </table:table-cell>
          <table:table-cell office:value-type="string" calcext:value-type="string">
            <text:p>3.0</text:p>
          </table:table-cell>
          <table:table-cell office:value-type="float" office:value="0.109" calcext:value-type="float">
            <text:p>0.109</text:p>
          </table:table-cell>
          <table:table-cell office:value-type="float" office:value="13.964" calcext:value-type="float">
            <text:p>13.964</text:p>
          </table:table-cell>
          <table:table-cell office:value-type="float" office:value="1.515050761" calcext:value-type="float">
            <text:p>1.515</text:p>
          </table:table-cell>
          <table:table-cell office:value-type="float" office:value="82.724290844" calcext:value-type="float">
            <text:p>82.724</text:p>
          </table:table-cell>
        </table:table-row>
        <table:table-row table:style-name="ro4">
          <table:table-cell table:formula="of:=CONCATENATE(['DIC-O2-Temp-Nutriens'.C75];&quot;-&quot;;['DIC-O2-Temp-Nutriens'.D75];['DIC-O2-Temp-Nutriens'.E75];&quot;-&quot;;['DIC-O2-Temp-Nutriens'.F75])" office:value-type="string" office:string-value="ST117-PP4-T4" calcext:value-type="string">
            <text:p>ST117-PP4-T4</text:p>
          </table:table-cell>
          <table:table-cell office:value-type="string" calcext:value-type="string">
            <text:p>25-10-2012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774.947625978999" calcext:value-type="float">
            <text:p>774.948</text:p>
          </table:table-cell>
          <table:table-cell office:value-type="string" calcext:value-type="string">
            <text:p>224.54</text:p>
          </table:table-cell>
          <table:table-cell office:value-type="string" calcext:value-type="string">
            <text:p>3.0</text:p>
          </table:table-cell>
          <table:table-cell office:value-type="float" office:value="0.097" calcext:value-type="float">
            <text:p>0.097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586463596" calcext:value-type="float">
            <text:p>1.586</text:p>
          </table:table-cell>
          <table:table-cell office:value-type="float" office:value="88.650196476" calcext:value-type="float">
            <text:p>88.650</text:p>
          </table:table-cell>
        </table:table-row>
        <table:table-row table:style-name="ro4">
          <table:table-cell table:formula="of:=CONCATENATE(['DIC-O2-Temp-Nutriens'.C76];&quot;-&quot;;['DIC-O2-Temp-Nutriens'.D76];['DIC-O2-Temp-Nutriens'.E76];&quot;-&quot;;['DIC-O2-Temp-Nutriens'.F76])" office:value-type="string" office:string-value="ST117-PP5-T4" calcext:value-type="string">
            <text:p>ST117-PP5-T4</text:p>
          </table:table-cell>
          <table:table-cell office:value-type="string" calcext:value-type="string">
            <text:p>25-10-2011</text:p>
          </table:table-cell>
          <table:table-cell office:value-type="string" calcext:value-type="string">
            <text:p>ST11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725.54958878757" calcext:value-type="float">
            <text:p>725.550</text:p>
          </table:table-cell>
          <table:table-cell office:value-type="string" calcext:value-type="string">
            <text:p>206.74</text:p>
          </table:table-cell>
          <table:table-cell office:value-type="string" calcext:value-type="string">
            <text:p>3.1</text:p>
          </table:table-cell>
          <table:table-cell office:value-type="float" office:value="0.103" calcext:value-type="float">
            <text:p>0.103</text:p>
          </table:table-cell>
          <table:table-cell office:value-type="float" office:value="10.713" calcext:value-type="float">
            <text:p>10.713</text:p>
          </table:table-cell>
          <table:table-cell office:value-type="float" office:value="1.526037351" calcext:value-type="float">
            <text:p>1.526</text:p>
          </table:table-cell>
          <table:table-cell office:value-type="float" office:value="95.631950892" calcext:value-type="float">
            <text:p>95.632</text:p>
          </table:table-cell>
        </table:table-row>
        <table:table-row table:style-name="ro4">
          <table:table-cell table:formula="of:=CONCATENATE(['DIC-O2-Temp-Nutriens'.C77];&quot;-&quot;;['DIC-O2-Temp-Nutriens'.D77];['DIC-O2-Temp-Nutriens'.E77];&quot;-&quot;;['DIC-O2-Temp-Nutriens'.F77])" office:value-type="string" office:string-value="ST407-C1-T0" calcext:value-type="string">
            <text:p>ST407-C1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0.145531571538726" calcext:value-type="float">
            <text:p>0.146</text:p>
          </table:table-cell>
          <table:table-cell office:value-type="string" calcext:value-type="string">
            <text:p>361.2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78];&quot;-&quot;;['DIC-O2-Temp-Nutriens'.D78];['DIC-O2-Temp-Nutriens'.E78];&quot;-&quot;;['DIC-O2-Temp-Nutriens'.F78])" office:value-type="string" office:string-value="ST407-C2-T0" calcext:value-type="string">
            <text:p>ST407-C2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0.0876855553430691" calcext:value-type="float">
            <text:p>0.088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79];&quot;-&quot;;['DIC-O2-Temp-Nutriens'.D79];['DIC-O2-Temp-Nutriens'.E79];&quot;-&quot;;['DIC-O2-Temp-Nutriens'.F79])" office:value-type="string" office:string-value="ST407-C3-T0" calcext:value-type="string">
            <text:p>ST407-C3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0.313159348842599" calcext:value-type="float">
            <text:p>0.313</text:p>
          </table:table-cell>
          <table:table-cell office:value-type="string" calcext:value-type="string">
            <text:p>363.3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0];&quot;-&quot;;['DIC-O2-Temp-Nutriens'.D80];['DIC-O2-Temp-Nutriens'.E80];&quot;-&quot;;['DIC-O2-Temp-Nutriens'.F80])" office:value-type="string" office:string-value="ST407-C4-T0" calcext:value-type="string">
            <text:p>ST407-C4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0.737642644179694" calcext:value-type="float">
            <text:p>0.738</text:p>
          </table:table-cell>
          <table:table-cell office:value-type="string" calcext:value-type="string">
            <text:p>365.5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1];&quot;-&quot;;['DIC-O2-Temp-Nutriens'.D81];['DIC-O2-Temp-Nutriens'.E81];&quot;-&quot;;['DIC-O2-Temp-Nutriens'.F81])" office:value-type="string" office:string-value="ST407-C5-T0" calcext:value-type="string">
            <text:p>ST407-C5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0.33728135120117" calcext:value-type="float">
            <text:p>0.337</text:p>
          </table:table-cell>
          <table:table-cell office:value-type="string" calcext:value-type="string">
            <text:p>364.83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2];&quot;-&quot;;['DIC-O2-Temp-Nutriens'.D82];['DIC-O2-Temp-Nutriens'.E82];&quot;-&quot;;['DIC-O2-Temp-Nutriens'.F82])" office:value-type="string" office:string-value="ST407-IA1-T0" calcext:value-type="string">
            <text:p>ST407-IA1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office:value-type="float" office:value="1.18272189867124" calcext:value-type="float">
            <text:p>1.183</text:p>
          </table:table-cell>
          <table:table-cell office:value-type="string" calcext:value-type="string">
            <text:p>366.4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3];&quot;-&quot;;['DIC-O2-Temp-Nutriens'.D83];['DIC-O2-Temp-Nutriens'.E83];&quot;-&quot;;['DIC-O2-Temp-Nutriens'.F83])" office:value-type="string" office:string-value="ST407-IA2-T0" calcext:value-type="string">
            <text:p>ST407-IA2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office:value-type="float" office:value="610.809903376557" calcext:value-type="float">
            <text:p>610.810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4];&quot;-&quot;;['DIC-O2-Temp-Nutriens'.D84];['DIC-O2-Temp-Nutriens'.E84];&quot;-&quot;;['DIC-O2-Temp-Nutriens'.F84])" office:value-type="string" office:string-value="ST407-IA3-T0" calcext:value-type="string">
            <text:p>ST407-IA3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office:value-type="float" office:value="396.480996529271" calcext:value-type="float">
            <text:p>396.481</text:p>
          </table:table-cell>
          <table:table-cell office:value-type="string" calcext:value-type="string">
            <text:p>369.9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5];&quot;-&quot;;['DIC-O2-Temp-Nutriens'.D85];['DIC-O2-Temp-Nutriens'.E85];&quot;-&quot;;['DIC-O2-Temp-Nutriens'.F85])" office:value-type="string" office:string-value="ST407-IA4-T0" calcext:value-type="string">
            <text:p>ST407-IA4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office:value-type="float" office:value="911.634358278331" calcext:value-type="float">
            <text:p>911.634</text:p>
          </table:table-cell>
          <table:table-cell office:value-type="string" calcext:value-type="string">
            <text:p>369.5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6];&quot;-&quot;;['DIC-O2-Temp-Nutriens'.D86];['DIC-O2-Temp-Nutriens'.E86];&quot;-&quot;;['DIC-O2-Temp-Nutriens'.F86])" office:value-type="string" office:string-value="ST407-IA5-T0" calcext:value-type="string">
            <text:p>ST407-IA5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office:value-type="float" office:value="79.8278846018716" calcext:value-type="float">
            <text:p>79.828</text:p>
          </table:table-cell>
          <table:table-cell office:value-type="string" calcext:value-type="string">
            <text:p>367.03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7];&quot;-&quot;;['DIC-O2-Temp-Nutriens'.D87];['DIC-O2-Temp-Nutriens'.E87];&quot;-&quot;;['DIC-O2-Temp-Nutriens'.F87])" office:value-type="string" office:string-value="ST407-PP1-T0" calcext:value-type="string">
            <text:p>ST407-PP1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office:value-type="float" office:value="16.1317369161725" calcext:value-type="float">
            <text:p>16.132</text:p>
          </table:table-cell>
          <table:table-cell office:value-type="string" calcext:value-type="string">
            <text:p>366.0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8];&quot;-&quot;;['DIC-O2-Temp-Nutriens'.D88];['DIC-O2-Temp-Nutriens'.E88];&quot;-&quot;;['DIC-O2-Temp-Nutriens'.F88])" office:value-type="string" office:string-value="ST407-PP2-T0" calcext:value-type="string">
            <text:p>ST407-PP2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office:value-type="float" office:value="1612.27846470247" calcext:value-type="float">
            <text:p>1612.278</text:p>
          </table:table-cell>
          <table:table-cell office:value-type="string" calcext:value-type="string">
            <text:p>362.18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89];&quot;-&quot;;['DIC-O2-Temp-Nutriens'.D89];['DIC-O2-Temp-Nutriens'.E89];&quot;-&quot;;['DIC-O2-Temp-Nutriens'.F89])" office:value-type="string" office:string-value="ST407-PP3-T0" calcext:value-type="string">
            <text:p>ST407-PP3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office:value-type="float" office:value="1130.80504593164" calcext:value-type="float">
            <text:p>1130.805</text:p>
          </table:table-cell>
          <table:table-cell office:value-type="string" calcext:value-type="string">
            <text:p>367.5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0];&quot;-&quot;;['DIC-O2-Temp-Nutriens'.D90];['DIC-O2-Temp-Nutriens'.E90];&quot;-&quot;;['DIC-O2-Temp-Nutriens'.F90])" office:value-type="string" office:string-value="ST407-PP4-T0" calcext:value-type="string">
            <text:p>ST407-PP4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office:value-type="float" office:value="292.040694629366" calcext:value-type="float">
            <text:p>292.041</text:p>
          </table:table-cell>
          <table:table-cell office:value-type="string" calcext:value-type="string">
            <text:p>368.2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1];&quot;-&quot;;['DIC-O2-Temp-Nutriens'.D91];['DIC-O2-Temp-Nutriens'.E91];&quot;-&quot;;['DIC-O2-Temp-Nutriens'.F91])" office:value-type="string" office:string-value="ST407-PP5-T0" calcext:value-type="string">
            <text:p>ST407-PP5-T0</text:p>
          </table:table-cell>
          <table:table-cell office:value-type="string" calcext:value-type="string">
            <text:p>18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office:value-type="float" office:value="957.490284279446" calcext:value-type="float">
            <text:p>957.490</text:p>
          </table:table-cell>
          <table:table-cell office:value-type="string" calcext:value-type="string">
            <text:p>366.8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2];&quot;-&quot;;['DIC-O2-Temp-Nutriens'.D92];['DIC-O2-Temp-Nutriens'.E92];&quot;-&quot;;['DIC-O2-Temp-Nutriens'.F92])" office:value-type="string" office:string-value="ST407-C1-T1" calcext:value-type="string">
            <text:p>ST407-C1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0826992198295935" calcext:value-type="float">
            <text:p>-0.083</text:p>
          </table:table-cell>
          <table:table-cell office:value-type="string" calcext:value-type="string">
            <text:p>365.99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3];&quot;-&quot;;['DIC-O2-Temp-Nutriens'.D93];['DIC-O2-Temp-Nutriens'.E93];&quot;-&quot;;['DIC-O2-Temp-Nutriens'.F93])" office:value-type="string" office:string-value="ST407-C2-T1" calcext:value-type="string">
            <text:p>ST407-C2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0796288484167806" calcext:value-type="float">
            <text:p>-0.080</text:p>
          </table:table-cell>
          <table:table-cell office:value-type="string" calcext:value-type="string">
            <text:p>374.68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4];&quot;-&quot;;['DIC-O2-Temp-Nutriens'.D94];['DIC-O2-Temp-Nutriens'.E94];&quot;-&quot;;['DIC-O2-Temp-Nutriens'.F94])" office:value-type="string" office:string-value="ST407-C3-T1" calcext:value-type="string">
            <text:p>ST407-C3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193790649834882" calcext:value-type="float">
            <text:p>-0.194</text:p>
          </table:table-cell>
          <table:table-cell office:value-type="string" calcext:value-type="string">
            <text:p>364.2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5];&quot;-&quot;;['DIC-O2-Temp-Nutriens'.D95];['DIC-O2-Temp-Nutriens'.E95];&quot;-&quot;;['DIC-O2-Temp-Nutriens'.F95])" office:value-type="string" office:string-value="ST407-C4-T1" calcext:value-type="string">
            <text:p>ST407-C4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17153870609707" calcext:value-type="float">
            <text:p>-0.172</text:p>
          </table:table-cell>
          <table:table-cell office:value-type="string" calcext:value-type="string">
            <text:p>369.59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6];&quot;-&quot;;['DIC-O2-Temp-Nutriens'.D96];['DIC-O2-Temp-Nutriens'.E96];&quot;-&quot;;['DIC-O2-Temp-Nutriens'.F96])" office:value-type="string" office:string-value="ST407-C5-T1" calcext:value-type="string">
            <text:p>ST407-C5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0805197700570144" calcext:value-type="float">
            <text:p>-0.081</text:p>
          </table:table-cell>
          <table:table-cell office:value-type="string" calcext:value-type="string">
            <text:p>364.7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7];&quot;-&quot;;['DIC-O2-Temp-Nutriens'.D97];['DIC-O2-Temp-Nutriens'.E97];&quot;-&quot;;['DIC-O2-Temp-Nutriens'.F97])" office:value-type="string" office:string-value="ST407-IA1-T1" calcext:value-type="string">
            <text:p>ST407-IA1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95.3983258077468" calcext:value-type="float">
            <text:p>95.398</text:p>
          </table:table-cell>
          <table:table-cell office:value-type="string" calcext:value-type="string">
            <text:p>366.8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8];&quot;-&quot;;['DIC-O2-Temp-Nutriens'.D98];['DIC-O2-Temp-Nutriens'.E98];&quot;-&quot;;['DIC-O2-Temp-Nutriens'.F98])" office:value-type="string" office:string-value="ST407-IA2-T1" calcext:value-type="string">
            <text:p>ST407-IA2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81.2947908166648" calcext:value-type="float">
            <text:p>81.295</text:p>
          </table:table-cell>
          <table:table-cell office:value-type="string" calcext:value-type="string">
            <text:p>361.9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99];&quot;-&quot;;['DIC-O2-Temp-Nutriens'.D99];['DIC-O2-Temp-Nutriens'.E99];&quot;-&quot;;['DIC-O2-Temp-Nutriens'.F99])" office:value-type="string" office:string-value="ST407-IA3-T1" calcext:value-type="string">
            <text:p>ST407-IA3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94.3081332870902" calcext:value-type="float">
            <text:p>94.308</text:p>
          </table:table-cell>
          <table:table-cell office:value-type="string" calcext:value-type="string">
            <text:p>360.46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0];&quot;-&quot;;['DIC-O2-Temp-Nutriens'.D100];['DIC-O2-Temp-Nutriens'.E100];&quot;-&quot;;['DIC-O2-Temp-Nutriens'.F100])" office:value-type="string" office:string-value="ST407-IA4-T1" calcext:value-type="string">
            <text:p>ST407-IA4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85.4922696199114" calcext:value-type="float">
            <text:p>85.492</text:p>
          </table:table-cell>
          <table:table-cell office:value-type="string" calcext:value-type="string">
            <text:p>372.0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1];&quot;-&quot;;['DIC-O2-Temp-Nutriens'.D101];['DIC-O2-Temp-Nutriens'.E101];&quot;-&quot;;['DIC-O2-Temp-Nutriens'.F101])" office:value-type="string" office:string-value="ST407-IA5-T1" calcext:value-type="string">
            <text:p>ST407-IA5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106.069393147031" calcext:value-type="float">
            <text:p>106.069</text:p>
          </table:table-cell>
          <table:table-cell office:value-type="string" calcext:value-type="string">
            <text:p>369.4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2];&quot;-&quot;;['DIC-O2-Temp-Nutriens'.D102];['DIC-O2-Temp-Nutriens'.E102];&quot;-&quot;;['DIC-O2-Temp-Nutriens'.F102])" office:value-type="string" office:string-value="ST407-PP1-T1" calcext:value-type="string">
            <text:p>ST407-PP1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258.876324062369" calcext:value-type="float">
            <text:p>258.876</text:p>
          </table:table-cell>
          <table:table-cell office:value-type="string" calcext:value-type="string">
            <text:p>363.58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3];&quot;-&quot;;['DIC-O2-Temp-Nutriens'.D103];['DIC-O2-Temp-Nutriens'.E103];&quot;-&quot;;['DIC-O2-Temp-Nutriens'.F103])" office:value-type="string" office:string-value="ST407-PP2-T1" calcext:value-type="string">
            <text:p>ST407-PP2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566.200441103455" calcext:value-type="float">
            <text:p>566.200</text:p>
          </table:table-cell>
          <table:table-cell office:value-type="string" calcext:value-type="string">
            <text:p>362.6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4];&quot;-&quot;;['DIC-O2-Temp-Nutriens'.D104];['DIC-O2-Temp-Nutriens'.E104];&quot;-&quot;;['DIC-O2-Temp-Nutriens'.F104])" office:value-type="string" office:string-value="ST407-PP3-T1" calcext:value-type="string">
            <text:p>ST407-PP3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767.348838192744" calcext:value-type="float">
            <text:p>767.349</text:p>
          </table:table-cell>
          <table:table-cell office:value-type="string" calcext:value-type="string">
            <text:p>361.46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5];&quot;-&quot;;['DIC-O2-Temp-Nutriens'.D105];['DIC-O2-Temp-Nutriens'.E105];&quot;-&quot;;['DIC-O2-Temp-Nutriens'.F105])" office:value-type="string" office:string-value="ST407-PP4-T1" calcext:value-type="string">
            <text:p>ST407-PP4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407.025763223131" calcext:value-type="float">
            <text:p>407.026</text:p>
          </table:table-cell>
          <table:table-cell office:value-type="string" calcext:value-type="string">
            <text:p>360.29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6];&quot;-&quot;;['DIC-O2-Temp-Nutriens'.D106];['DIC-O2-Temp-Nutriens'.E106];&quot;-&quot;;['DIC-O2-Temp-Nutriens'.F106])" office:value-type="string" office:string-value="ST407-PP5-T1" calcext:value-type="string">
            <text:p>ST407-PP5-T1</text:p>
          </table:table-cell>
          <table:table-cell office:value-type="string" calcext:value-type="string">
            <text:p>19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954.141524021973" calcext:value-type="float">
            <text:p>954.142</text:p>
          </table:table-cell>
          <table:table-cell office:value-type="string" calcext:value-type="string">
            <text:p>354.7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7];&quot;-&quot;;['DIC-O2-Temp-Nutriens'.D107];['DIC-O2-Temp-Nutriens'.E107];&quot;-&quot;;['DIC-O2-Temp-Nutriens'.F107])" office:value-type="string" office:string-value="ST407-C1-T2" calcext:value-type="string">
            <text:p>ST407-C1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0957631836824275" calcext:value-type="float">
            <text:p>-0.096</text:p>
          </table:table-cell>
          <table:table-cell office:value-type="string" calcext:value-type="string">
            <text:p>368.7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8];&quot;-&quot;;['DIC-O2-Temp-Nutriens'.D108];['DIC-O2-Temp-Nutriens'.E108];&quot;-&quot;;['DIC-O2-Temp-Nutriens'.F108])" office:value-type="string" office:string-value="ST407-C2-T2" calcext:value-type="string">
            <text:p>ST407-C2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0247470864283537" calcext:value-type="float">
            <text:p>-0.025</text:p>
          </table:table-cell>
          <table:table-cell office:value-type="string" calcext:value-type="string">
            <text:p>368.7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09];&quot;-&quot;;['DIC-O2-Temp-Nutriens'.D109];['DIC-O2-Temp-Nutriens'.E109];&quot;-&quot;;['DIC-O2-Temp-Nutriens'.F109])" office:value-type="string" office:string-value="ST407-C3-T2" calcext:value-type="string">
            <text:p>ST407-C3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style-name="ce29" office:value-type="float" office:value="0.0203268467621049" calcext:value-type="float">
            <text:p>0.020</text:p>
          </table:table-cell>
          <table:table-cell office:value-type="string" calcext:value-type="string">
            <text:p>367.4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0];&quot;-&quot;;['DIC-O2-Temp-Nutriens'.D110];['DIC-O2-Temp-Nutriens'.E110];&quot;-&quot;;['DIC-O2-Temp-Nutriens'.F110])" office:value-type="string" office:string-value="ST407-C4-T2" calcext:value-type="string">
            <text:p>ST407-C4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374319236206249" calcext:value-type="float">
            <text:p>-0.374</text:p>
          </table:table-cell>
          <table:table-cell office:value-type="string" calcext:value-type="string">
            <text:p>375.4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1];&quot;-&quot;;['DIC-O2-Temp-Nutriens'.D111];['DIC-O2-Temp-Nutriens'.E111];&quot;-&quot;;['DIC-O2-Temp-Nutriens'.F111])" office:value-type="string" office:string-value="ST407-C5-T2" calcext:value-type="string">
            <text:p>ST407-C5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270543356437401" calcext:value-type="float">
            <text:p>-0.271</text:p>
          </table:table-cell>
          <table:table-cell office:value-type="string" calcext:value-type="string">
            <text:p>373.49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2];&quot;-&quot;;['DIC-O2-Temp-Nutriens'.D112];['DIC-O2-Temp-Nutriens'.E112];&quot;-&quot;;['DIC-O2-Temp-Nutriens'.F112])" office:value-type="string" office:string-value="ST407-IA1-T2" calcext:value-type="string">
            <text:p>ST407-IA1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423.969025366102" calcext:value-type="float">
            <text:p>423.969</text:p>
          </table:table-cell>
          <table:table-cell office:value-type="string" calcext:value-type="string">
            <text:p>368.99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3];&quot;-&quot;;['DIC-O2-Temp-Nutriens'.D113];['DIC-O2-Temp-Nutriens'.E113];&quot;-&quot;;['DIC-O2-Temp-Nutriens'.F113])" office:value-type="string" office:string-value="ST407-IA2-T2" calcext:value-type="string">
            <text:p>ST407-IA2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548.199732811744" calcext:value-type="float">
            <text:p>548.200</text:p>
          </table:table-cell>
          <table:table-cell office:value-type="string" calcext:value-type="string">
            <text:p>375.9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4];&quot;-&quot;;['DIC-O2-Temp-Nutriens'.D114];['DIC-O2-Temp-Nutriens'.E114];&quot;-&quot;;['DIC-O2-Temp-Nutriens'.F114])" office:value-type="string" office:string-value="ST407-IA3-T2" calcext:value-type="string">
            <text:p>ST407-IA3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434.827949551403" calcext:value-type="float">
            <text:p>434.828</text:p>
          </table:table-cell>
          <table:table-cell office:value-type="string" calcext:value-type="string">
            <text:p>373.8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5];&quot;-&quot;;['DIC-O2-Temp-Nutriens'.D115];['DIC-O2-Temp-Nutriens'.E115];&quot;-&quot;;['DIC-O2-Temp-Nutriens'.F115])" office:value-type="string" office:string-value="ST407-IA4-T2" calcext:value-type="string">
            <text:p>ST407-IA4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692.472005511934" calcext:value-type="float">
            <text:p>692.472</text:p>
          </table:table-cell>
          <table:table-cell office:value-type="string" calcext:value-type="string">
            <text:p>372.5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6];&quot;-&quot;;['DIC-O2-Temp-Nutriens'.D116];['DIC-O2-Temp-Nutriens'.E116];&quot;-&quot;;['DIC-O2-Temp-Nutriens'.F116])" office:value-type="string" office:string-value="ST407-IA5-T2" calcext:value-type="string">
            <text:p>ST407-IA5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690.346116958259" calcext:value-type="float">
            <text:p>690.346</text:p>
          </table:table-cell>
          <table:table-cell office:value-type="string" calcext:value-type="string">
            <text:p>362.6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7];&quot;-&quot;;['DIC-O2-Temp-Nutriens'.D117];['DIC-O2-Temp-Nutriens'.E117];&quot;-&quot;;['DIC-O2-Temp-Nutriens'.F117])" office:value-type="string" office:string-value="ST407-PP1-T2" calcext:value-type="string">
            <text:p>ST407-PP1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935.411984908061" calcext:value-type="float">
            <text:p>935.412</text:p>
          </table:table-cell>
          <table:table-cell office:value-type="string" calcext:value-type="string">
            <text:p>357.3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8];&quot;-&quot;;['DIC-O2-Temp-Nutriens'.D118];['DIC-O2-Temp-Nutriens'.E118];&quot;-&quot;;['DIC-O2-Temp-Nutriens'.F118])" office:value-type="string" office:string-value="ST407-PP2-T2" calcext:value-type="string">
            <text:p>ST407-PP2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766.024030964735" calcext:value-type="float">
            <text:p>766.024</text:p>
          </table:table-cell>
          <table:table-cell office:value-type="string" calcext:value-type="string">
            <text:p>358.96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19];&quot;-&quot;;['DIC-O2-Temp-Nutriens'.D119];['DIC-O2-Temp-Nutriens'.E119];&quot;-&quot;;['DIC-O2-Temp-Nutriens'.F119])" office:value-type="string" office:string-value="ST407-PP3-T2" calcext:value-type="string">
            <text:p>ST407-PP3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851.522359015196" calcext:value-type="float">
            <text:p>851.522</text:p>
          </table:table-cell>
          <table:table-cell office:value-type="string" calcext:value-type="string">
            <text:p>360.38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0];&quot;-&quot;;['DIC-O2-Temp-Nutriens'.D120];['DIC-O2-Temp-Nutriens'.E120];&quot;-&quot;;['DIC-O2-Temp-Nutriens'.F120])" office:value-type="string" office:string-value="ST407-PP4-T2" calcext:value-type="string">
            <text:p>ST407-PP4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1073.50614277454" calcext:value-type="float">
            <text:p>1073.506</text:p>
          </table:table-cell>
          <table:table-cell office:value-type="string" calcext:value-type="string">
            <text:p>356.8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1];&quot;-&quot;;['DIC-O2-Temp-Nutriens'.D121];['DIC-O2-Temp-Nutriens'.E121];&quot;-&quot;;['DIC-O2-Temp-Nutriens'.F121])" office:value-type="string" office:string-value="ST407-PP5-T2" calcext:value-type="string">
            <text:p>ST407-PP5-T2</text:p>
          </table:table-cell>
          <table:table-cell office:value-type="string" calcext:value-type="string">
            <text:p>20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886.917859192181" calcext:value-type="float">
            <text:p>886.918</text:p>
          </table:table-cell>
          <table:table-cell office:value-type="string" calcext:value-type="string">
            <text:p>354.7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2];&quot;-&quot;;['DIC-O2-Temp-Nutriens'.D122];['DIC-O2-Temp-Nutriens'.E122];&quot;-&quot;;['DIC-O2-Temp-Nutriens'.F122])" office:value-type="string" office:string-value="ST407-C1-T3" calcext:value-type="string">
            <text:p>ST407-C1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60811639361623" calcext:value-type="float">
            <text:p>-0.608</text:p>
          </table:table-cell>
          <table:table-cell office:value-type="string" calcext:value-type="string">
            <text:p>364.1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3];&quot;-&quot;;['DIC-O2-Temp-Nutriens'.D123];['DIC-O2-Temp-Nutriens'.E123];&quot;-&quot;;['DIC-O2-Temp-Nutriens'.F123])" office:value-type="string" office:string-value="ST407-C2-T3" calcext:value-type="string">
            <text:p>ST407-C2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15860940339643" calcext:value-type="float">
            <text:p>-0.159</text:p>
          </table:table-cell>
          <table:table-cell office:value-type="string" calcext:value-type="string">
            <text:p>368.4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4];&quot;-&quot;;['DIC-O2-Temp-Nutriens'.D124];['DIC-O2-Temp-Nutriens'.E124];&quot;-&quot;;['DIC-O2-Temp-Nutriens'.F124])" office:value-type="string" office:string-value="ST407-C3-T3" calcext:value-type="string">
            <text:p>ST407-C3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327770777565649" calcext:value-type="float">
            <text:p>-0.328</text:p>
          </table:table-cell>
          <table:table-cell office:value-type="string" calcext:value-type="string">
            <text:p>369.3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5];&quot;-&quot;;['DIC-O2-Temp-Nutriens'.D125];['DIC-O2-Temp-Nutriens'.E125];&quot;-&quot;;['DIC-O2-Temp-Nutriens'.F125])" office:value-type="string" office:string-value="ST407-C4-T3" calcext:value-type="string">
            <text:p>ST407-C4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512389235174503" calcext:value-type="float">
            <text:p>-0.512</text:p>
          </table:table-cell>
          <table:table-cell office:value-type="string" calcext:value-type="string">
            <text:p>366.7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6];&quot;-&quot;;['DIC-O2-Temp-Nutriens'.D126];['DIC-O2-Temp-Nutriens'.E126];&quot;-&quot;;['DIC-O2-Temp-Nutriens'.F126])" office:value-type="string" office:string-value="ST407-C5-T3" calcext:value-type="string">
            <text:p>ST407-C5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556227882751143" calcext:value-type="float">
            <text:p>-0.556</text:p>
          </table:table-cell>
          <table:table-cell office:value-type="string" calcext:value-type="string">
            <text:p>354.5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7];&quot;-&quot;;['DIC-O2-Temp-Nutriens'.D127];['DIC-O2-Temp-Nutriens'.E127];&quot;-&quot;;['DIC-O2-Temp-Nutriens'.F127])" office:value-type="string" office:string-value="ST407-IA1-T3" calcext:value-type="string">
            <text:p>ST407-IA1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712.92408528847" calcext:value-type="float">
            <text:p>712.924</text:p>
          </table:table-cell>
          <table:table-cell office:value-type="string" calcext:value-type="string">
            <text:p>355.16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8];&quot;-&quot;;['DIC-O2-Temp-Nutriens'.D128];['DIC-O2-Temp-Nutriens'.E128];&quot;-&quot;;['DIC-O2-Temp-Nutriens'.F128])" office:value-type="string" office:string-value="ST407-IA2-T3" calcext:value-type="string">
            <text:p>ST407-IA2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office:value-type="float" office:value="728.308400804667" calcext:value-type="float">
            <text:p>728.308</text:p>
          </table:table-cell>
          <table:table-cell office:value-type="string" calcext:value-type="string">
            <text:p>368.8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29];&quot;-&quot;;['DIC-O2-Temp-Nutriens'.D129];['DIC-O2-Temp-Nutriens'.E129];&quot;-&quot;;['DIC-O2-Temp-Nutriens'.F129])" office:value-type="string" office:string-value="ST407-IA3-T3" calcext:value-type="string">
            <text:p>ST407-IA3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732.235364426172" calcext:value-type="float">
            <text:p>732.235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0];&quot;-&quot;;['DIC-O2-Temp-Nutriens'.D130];['DIC-O2-Temp-Nutriens'.E130];&quot;-&quot;;['DIC-O2-Temp-Nutriens'.F130])" office:value-type="string" office:string-value="ST407-IA4-T3" calcext:value-type="string">
            <text:p>ST407-IA4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office:value-type="float" office:value="826.382332286048" calcext:value-type="float">
            <text:p>826.382</text:p>
          </table:table-cell>
          <table:table-cell office:value-type="string" calcext:value-type="string">
            <text:p>364.6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1];&quot;-&quot;;['DIC-O2-Temp-Nutriens'.D131];['DIC-O2-Temp-Nutriens'.E131];&quot;-&quot;;['DIC-O2-Temp-Nutriens'.F131])" office:value-type="string" office:string-value="ST407-IA5-T3" calcext:value-type="string">
            <text:p>ST407-IA5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office:value-type="float" office:value="1043.34550635254" calcext:value-type="float">
            <text:p>1043.346</text:p>
          </table:table-cell>
          <table:table-cell office:value-type="string" calcext:value-type="string">
            <text:p>353.19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2];&quot;-&quot;;['DIC-O2-Temp-Nutriens'.D132];['DIC-O2-Temp-Nutriens'.E132];&quot;-&quot;;['DIC-O2-Temp-Nutriens'.F132])" office:value-type="string" office:string-value="ST407-PP1-T3" calcext:value-type="string">
            <text:p>ST407-PP1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970.602996251324" calcext:value-type="float">
            <text:p>970.603</text:p>
          </table:table-cell>
          <table:table-cell office:value-type="string" calcext:value-type="string">
            <text:p>347.6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3];&quot;-&quot;;['DIC-O2-Temp-Nutriens'.D133];['DIC-O2-Temp-Nutriens'.E133];&quot;-&quot;;['DIC-O2-Temp-Nutriens'.F133])" office:value-type="string" office:string-value="ST407-PP2-T3" calcext:value-type="string">
            <text:p>ST407-PP2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office:value-type="float" office:value="786.696739752696" calcext:value-type="float">
            <text:p>786.697</text:p>
          </table:table-cell>
          <table:table-cell office:value-type="string" calcext:value-type="string">
            <text:p>360.8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4];&quot;-&quot;;['DIC-O2-Temp-Nutriens'.D134];['DIC-O2-Temp-Nutriens'.E134];&quot;-&quot;;['DIC-O2-Temp-Nutriens'.F134])" office:value-type="string" office:string-value="ST407-PP3-T3" calcext:value-type="string">
            <text:p>ST407-PP3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818.016946952572" calcext:value-type="float">
            <text:p>818.017</text:p>
          </table:table-cell>
          <table:table-cell office:value-type="string" calcext:value-type="string">
            <text:p>347.3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5];&quot;-&quot;;['DIC-O2-Temp-Nutriens'.D135];['DIC-O2-Temp-Nutriens'.E135];&quot;-&quot;;['DIC-O2-Temp-Nutriens'.F135])" office:value-type="string" office:string-value="ST407-PP4-T3" calcext:value-type="string">
            <text:p>ST407-PP4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office:value-type="float" office:value="969.698774929214" calcext:value-type="float">
            <text:p>969.699</text:p>
          </table:table-cell>
          <table:table-cell office:value-type="string" calcext:value-type="string">
            <text:p>341.6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6];&quot;-&quot;;['DIC-O2-Temp-Nutriens'.D136];['DIC-O2-Temp-Nutriens'.E136];&quot;-&quot;;['DIC-O2-Temp-Nutriens'.F136])" office:value-type="string" office:string-value="ST407-PP5-T3" calcext:value-type="string">
            <text:p>ST407-PP5-T3</text:p>
          </table:table-cell>
          <table:table-cell office:value-type="string" calcext:value-type="string">
            <text:p>21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office:value-type="float" office:value="853.375394802509" calcext:value-type="float">
            <text:p>853.375</text:p>
          </table:table-cell>
          <table:table-cell office:value-type="string" calcext:value-type="string">
            <text:p>363.8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7];&quot;-&quot;;['DIC-O2-Temp-Nutriens'.D137];['DIC-O2-Temp-Nutriens'.E137];&quot;-&quot;;['DIC-O2-Temp-Nutriens'.F137])" office:value-type="string" office:string-value="ST407-C1-T4" calcext:value-type="string">
            <text:p>ST407-C1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style-name="ce29" office:value-type="float" office:value="-0.683044220025202" calcext:value-type="float">
            <text:p>-0.683</text:p>
          </table:table-cell>
          <table:table-cell office:value-type="string" calcext:value-type="string">
            <text:p>375.1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8];&quot;-&quot;;['DIC-O2-Temp-Nutriens'.D138];['DIC-O2-Temp-Nutriens'.E138];&quot;-&quot;;['DIC-O2-Temp-Nutriens'.F138])" office:value-type="string" office:string-value="ST407-C2-T4" calcext:value-type="string">
            <text:p>ST407-C2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table:style-name="ce29" office:value-type="float" office:value="-0.251746703960677" calcext:value-type="float">
            <text:p>-0.252</text:p>
          </table:table-cell>
          <table:table-cell office:value-type="string" calcext:value-type="string">
            <text:p>375.5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39];&quot;-&quot;;['DIC-O2-Temp-Nutriens'.D139];['DIC-O2-Temp-Nutriens'.E139];&quot;-&quot;;['DIC-O2-Temp-Nutriens'.F139])" office:value-type="string" office:string-value="ST407-C3-T4" calcext:value-type="string">
            <text:p>ST407-C3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table:style-name="ce29" office:value-type="float" office:value="-0.41330128443455" calcext:value-type="float">
            <text:p>-0.413</text:p>
          </table:table-cell>
          <table:table-cell office:value-type="string" calcext:value-type="string">
            <text:p>373.5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0];&quot;-&quot;;['DIC-O2-Temp-Nutriens'.D140];['DIC-O2-Temp-Nutriens'.E140];&quot;-&quot;;['DIC-O2-Temp-Nutriens'.F140])" office:value-type="string" office:string-value="ST407-C4-T4" calcext:value-type="string">
            <text:p>ST407-C4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table:style-name="ce29" office:value-type="float" office:value="-0.374321966667221" calcext:value-type="float">
            <text:p>-0.374</text:p>
          </table:table-cell>
          <table:table-cell office:value-type="string" calcext:value-type="string">
            <text:p>368.23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1];&quot;-&quot;;['DIC-O2-Temp-Nutriens'.D141];['DIC-O2-Temp-Nutriens'.E141];&quot;-&quot;;['DIC-O2-Temp-Nutriens'.F141])" office:value-type="string" office:string-value="ST407-C5-T4" calcext:value-type="string">
            <text:p>ST407-C5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table:style-name="ce29" office:value-type="float" office:value="-0.309922327408676" calcext:value-type="float">
            <text:p>-0.310</text:p>
          </table:table-cell>
          <table:table-cell office:value-type="string" calcext:value-type="string">
            <text:p>372.18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2];&quot;-&quot;;['DIC-O2-Temp-Nutriens'.D142];['DIC-O2-Temp-Nutriens'.E142];&quot;-&quot;;['DIC-O2-Temp-Nutriens'.F142])" office:value-type="string" office:string-value="ST407-IA1-T4" calcext:value-type="string">
            <text:p>ST407-IA1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945.710500800169" calcext:value-type="float">
            <text:p>945.711</text:p>
          </table:table-cell>
          <table:table-cell office:value-type="string" calcext:value-type="string">
            <text:p>370.8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3];&quot;-&quot;;['DIC-O2-Temp-Nutriens'.D143];['DIC-O2-Temp-Nutriens'.E143];&quot;-&quot;;['DIC-O2-Temp-Nutriens'.F143])" office:value-type="string" office:string-value="ST407-IA2-T4" calcext:value-type="string">
            <text:p>ST407-IA2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998.371715446671" calcext:value-type="float">
            <text:p>998.372</text:p>
          </table:table-cell>
          <table:table-cell office:value-type="string" calcext:value-type="string">
            <text:p>367.5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4];&quot;-&quot;;['DIC-O2-Temp-Nutriens'.D144];['DIC-O2-Temp-Nutriens'.E144];&quot;-&quot;;['DIC-O2-Temp-Nutriens'.F144])" office:value-type="string" office:string-value="ST407-IA3-T4" calcext:value-type="string">
            <text:p>ST407-IA3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919.01521294619" calcext:value-type="float">
            <text:p>919.015</text:p>
          </table:table-cell>
          <table:table-cell office:value-type="string" calcext:value-type="string">
            <text:p>364.28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5];&quot;-&quot;;['DIC-O2-Temp-Nutriens'.D145];['DIC-O2-Temp-Nutriens'.E145];&quot;-&quot;;['DIC-O2-Temp-Nutriens'.F145])" office:value-type="string" office:string-value="ST407-IA4-T4" calcext:value-type="string">
            <text:p>ST407-IA4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1077.38962861779" calcext:value-type="float">
            <text:p>1077.390</text:p>
          </table:table-cell>
          <table:table-cell office:value-type="string" calcext:value-type="string">
            <text:p>351.23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6];&quot;-&quot;;['DIC-O2-Temp-Nutriens'.D146];['DIC-O2-Temp-Nutriens'.E146];&quot;-&quot;;['DIC-O2-Temp-Nutriens'.F146])" office:value-type="string" office:string-value="ST407-IA5-T4" calcext:value-type="string">
            <text:p>ST407-IA5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1326.65672339424" calcext:value-type="float">
            <text:p>1326.657</text:p>
          </table:table-cell>
          <table:table-cell office:value-type="string" calcext:value-type="string">
            <text:p>371.65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7];&quot;-&quot;;['DIC-O2-Temp-Nutriens'.D147];['DIC-O2-Temp-Nutriens'.E147];&quot;-&quot;;['DIC-O2-Temp-Nutriens'.F147])" office:value-type="string" office:string-value="ST407-PP1-T4" calcext:value-type="string">
            <text:p>ST407-PP1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1330.80519592041" calcext:value-type="float">
            <text:p>1330.805</text:p>
          </table:table-cell>
          <table:table-cell office:value-type="string" calcext:value-type="string">
            <text:p>370.62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8];&quot;-&quot;;['DIC-O2-Temp-Nutriens'.D148];['DIC-O2-Temp-Nutriens'.E148];&quot;-&quot;;['DIC-O2-Temp-Nutriens'.F148])" office:value-type="string" office:string-value="ST407-PP2-T4" calcext:value-type="string">
            <text:p>ST407-PP2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1110.97867008343" calcext:value-type="float">
            <text:p>1110.979</text:p>
          </table:table-cell>
          <table:table-cell office:value-type="string" calcext:value-type="string">
            <text:p>354.67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49];&quot;-&quot;;['DIC-O2-Temp-Nutriens'.D149];['DIC-O2-Temp-Nutriens'.E149];&quot;-&quot;;['DIC-O2-Temp-Nutriens'.F149])" office:value-type="string" office:string-value="ST407-PP3-T4" calcext:value-type="string">
            <text:p>ST407-PP3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1069.07345529327" calcext:value-type="float">
            <text:p>1069.073</text:p>
          </table:table-cell>
          <table:table-cell office:value-type="string" calcext:value-type="string">
            <text:p>342.24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50];&quot;-&quot;;['DIC-O2-Temp-Nutriens'.D150];['DIC-O2-Temp-Nutriens'.E150];&quot;-&quot;;['DIC-O2-Temp-Nutriens'.F150])" office:value-type="string" office:string-value="ST407-PP4-T4" calcext:value-type="string">
            <text:p>ST407-PP4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1351.65294578055" calcext:value-type="float">
            <text:p>1351.653</text:p>
          </table:table-cell>
          <table:table-cell office:value-type="string" calcext:value-type="string">
            <text:p>336.90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51];&quot;-&quot;;['DIC-O2-Temp-Nutriens'.D151];['DIC-O2-Temp-Nutriens'.E151];&quot;-&quot;;['DIC-O2-Temp-Nutriens'.F151])" office:value-type="string" office:string-value="ST407-PP5-T4" calcext:value-type="string">
            <text:p>ST407-PP5-T4</text:p>
          </table:table-cell>
          <table:table-cell office:value-type="string" calcext:value-type="string">
            <text:p>22-09-2015</text:p>
          </table:table-cell>
          <table:table-cell table:style-name="Default"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1111.19405734578" calcext:value-type="float">
            <text:p>1111.194</text:p>
          </table:table-cell>
          <table:table-cell office:value-type="string" calcext:value-type="string">
            <text:p>350.91</text:p>
          </table:table-cell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4">
          <table:table-cell table:formula="of:=CONCATENATE(['DIC-O2-Temp-Nutriens'.C152];&quot;-&quot;;['DIC-O2-Temp-Nutriens'.D152];['DIC-O2-Temp-Nutriens'.E152];&quot;-&quot;;['DIC-O2-Temp-Nutriens'.F152])" office:value-type="string" office:string-value="ST435-C1-T0" calcext:value-type="string">
            <text:p>ST435-C1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125864928368191" calcext:value-type="float">
            <text:p>-0.126</text:p>
          </table:table-cell>
          <table:table-cell office:value-type="string" calcext:value-type="string">
            <text:p>375.67</text:p>
          </table:table-cell>
          <table:table-cell office:value-type="string" calcext:value-type="string">
            <text:p>4.0</text:p>
          </table:table-cell>
          <table:table-cell office:value-type="float" office:value="0.085" calcext:value-type="float">
            <text:p>0.085</text:p>
          </table:table-cell>
          <table:table-cell office:value-type="float" office:value="14.637" calcext:value-type="float">
            <text:p>14.637</text:p>
          </table:table-cell>
          <table:table-cell office:value-type="float" office:value="1.130520111" calcext:value-type="float">
            <text:p>1.131</text:p>
          </table:table-cell>
          <table:table-cell office:value-type="float" office:value="16.514534484" calcext:value-type="float">
            <text:p>16.515</text:p>
          </table:table-cell>
        </table:table-row>
        <table:table-row table:style-name="ro4">
          <table:table-cell table:formula="of:=CONCATENATE(['DIC-O2-Temp-Nutriens'.C153];&quot;-&quot;;['DIC-O2-Temp-Nutriens'.D153];['DIC-O2-Temp-Nutriens'.E153];&quot;-&quot;;['DIC-O2-Temp-Nutriens'.F153])" office:value-type="string" office:string-value="ST435-C2-T0" calcext:value-type="string">
            <text:p>ST435-C2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092935005005631" calcext:value-type="float">
            <text:p>-0.093</text:p>
          </table:table-cell>
          <table:table-cell office:value-type="string" calcext:value-type="string">
            <text:p>376.86</text:p>
          </table:table-cell>
          <table:table-cell office:value-type="string" calcext:value-type="string">
            <text:p>4.0</text:p>
          </table:table-cell>
          <table:table-cell office:value-type="float" office:value="0.076" calcext:value-type="float">
            <text:p>0.076</text:p>
          </table:table-cell>
          <table:table-cell office:value-type="float" office:value="14.129" calcext:value-type="float">
            <text:p>14.129</text:p>
          </table:table-cell>
          <table:table-cell office:value-type="float" office:value="1.155789268" calcext:value-type="float">
            <text:p>1.156</text:p>
          </table:table-cell>
          <table:table-cell office:value-type="float" office:value="16.772103132" calcext:value-type="float">
            <text:p>16.772</text:p>
          </table:table-cell>
        </table:table-row>
        <table:table-row table:style-name="ro4">
          <table:table-cell table:formula="of:=CONCATENATE(['DIC-O2-Temp-Nutriens'.C154];&quot;-&quot;;['DIC-O2-Temp-Nutriens'.D154];['DIC-O2-Temp-Nutriens'.E154];&quot;-&quot;;['DIC-O2-Temp-Nutriens'.F154])" office:value-type="string" office:string-value="ST435-C3-T0" calcext:value-type="string">
            <text:p>ST435-C3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0.26873056806005" calcext:value-type="float">
            <text:p>0.269</text:p>
          </table:table-cell>
          <table:table-cell office:value-type="string" calcext:value-type="string">
            <text:p>377.27</text:p>
          </table:table-cell>
          <table:table-cell office:value-type="string" calcext:value-type="string">
            <text:p>4.0</text:p>
          </table:table-cell>
          <table:table-cell office:value-type="float" office:value="0.089" calcext:value-type="float">
            <text:p>0.089</text:p>
          </table:table-cell>
          <table:table-cell office:value-type="float" office:value="14.342" calcext:value-type="float">
            <text:p>14.342</text:p>
          </table:table-cell>
          <table:table-cell office:value-type="float" office:value="1.140408042" calcext:value-type="float">
            <text:p>1.140</text:p>
          </table:table-cell>
          <table:table-cell office:value-type="float" office:value="16.727348296" calcext:value-type="float">
            <text:p>16.727</text:p>
          </table:table-cell>
        </table:table-row>
        <table:table-row table:style-name="ro4">
          <table:table-cell table:formula="of:=CONCATENATE(['DIC-O2-Temp-Nutriens'.C155];&quot;-&quot;;['DIC-O2-Temp-Nutriens'.D155];['DIC-O2-Temp-Nutriens'.E155];&quot;-&quot;;['DIC-O2-Temp-Nutriens'.F155])" office:value-type="string" office:string-value="ST435-C4-T0" calcext:value-type="string">
            <text:p>ST435-C4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723317706152277" calcext:value-type="float">
            <text:p>-0.723</text:p>
          </table:table-cell>
          <table:table-cell office:value-type="string" calcext:value-type="string">
            <text:p>378.52</text:p>
          </table:table-cell>
          <table:table-cell office:value-type="string" calcext:value-type="string">
            <text:p>4.0</text:p>
          </table:table-cell>
          <table:table-cell office:value-type="float" office:value="0.084" calcext:value-type="float">
            <text:p>0.084</text:p>
          </table:table-cell>
          <table:table-cell office:value-type="float" office:value="14.231" calcext:value-type="float">
            <text:p>14.231</text:p>
          </table:table-cell>
          <table:table-cell office:value-type="float" office:value="1.228300762" calcext:value-type="float">
            <text:p>1.228</text:p>
          </table:table-cell>
          <table:table-cell office:value-type="float" office:value="17.514668064" calcext:value-type="float">
            <text:p>17.515</text:p>
          </table:table-cell>
        </table:table-row>
        <table:table-row table:style-name="ro4">
          <table:table-cell table:formula="of:=CONCATENATE(['DIC-O2-Temp-Nutriens'.C156];&quot;-&quot;;['DIC-O2-Temp-Nutriens'.D156];['DIC-O2-Temp-Nutriens'.E156];&quot;-&quot;;['DIC-O2-Temp-Nutriens'.F156])" office:value-type="string" office:string-value="ST435-C5-T0" calcext:value-type="string">
            <text:p>ST435-C5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table:style-name="ce29" office:value-type="float" office:value="-0.107341120324632" calcext:value-type="float">
            <text:p>-0.107</text:p>
          </table:table-cell>
          <table:table-cell office:value-type="string" calcext:value-type="string">
            <text:p>377.65</text:p>
          </table:table-cell>
          <table:table-cell office:value-type="string" calcext:value-type="string">
            <text:p>4.0</text:p>
          </table:table-cell>
          <table:table-cell office:value-type="float" office:value="0.108" calcext:value-type="float">
            <text:p>0.10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.183255743" calcext:value-type="float">
            <text:p>1.183</text:p>
          </table:table-cell>
          <table:table-cell office:value-type="float" office:value="17.898280944" calcext:value-type="float">
            <text:p>17.898</text:p>
          </table:table-cell>
        </table:table-row>
        <table:table-row table:style-name="ro4">
          <table:table-cell table:formula="of:=CONCATENATE(['DIC-O2-Temp-Nutriens'.C157];&quot;-&quot;;['DIC-O2-Temp-Nutriens'.D157];['DIC-O2-Temp-Nutriens'.E157];&quot;-&quot;;['DIC-O2-Temp-Nutriens'.F157])" office:value-type="string" office:string-value="ST435-IA1-T0" calcext:value-type="string">
            <text:p>ST435-IA1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office:value-type="float" office:value="10.4010494462563" calcext:value-type="float">
            <text:p>10.401</text:p>
          </table:table-cell>
          <table:table-cell office:value-type="string" calcext:value-type="string">
            <text:p>377.08</text:p>
          </table:table-cell>
          <table:table-cell office:value-type="string" calcext:value-type="string">
            <text:p>4.0</text:p>
          </table:table-cell>
          <table:table-cell office:value-type="float" office:value="0.13" calcext:value-type="float">
            <text:p>0.130</text:p>
          </table:table-cell>
          <table:table-cell office:value-type="float" office:value="14.338" calcext:value-type="float">
            <text:p>14.338</text:p>
          </table:table-cell>
          <table:table-cell office:value-type="float" office:value="1.267852486" calcext:value-type="float">
            <text:p>1.268</text:p>
          </table:table-cell>
          <table:table-cell office:value-type="float" office:value="16.69629392" calcext:value-type="float">
            <text:p>16.696</text:p>
          </table:table-cell>
        </table:table-row>
        <table:table-row table:style-name="ro4">
          <table:table-cell table:formula="of:=CONCATENATE(['DIC-O2-Temp-Nutriens'.C158];&quot;-&quot;;['DIC-O2-Temp-Nutriens'.D158];['DIC-O2-Temp-Nutriens'.E158];&quot;-&quot;;['DIC-O2-Temp-Nutriens'.F158])" office:value-type="string" office:string-value="ST435-IA2-T0" calcext:value-type="string">
            <text:p>ST435-IA2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office:value-type="float" office:value="21.5487099543658" calcext:value-type="float">
            <text:p>21.549</text:p>
          </table:table-cell>
          <table:table-cell office:value-type="string" calcext:value-type="string">
            <text:p>373.42</text:p>
          </table:table-cell>
          <table:table-cell office:value-type="string" calcext:value-type="string">
            <text:p>4.0</text:p>
          </table:table-cell>
          <table:table-cell office:value-type="float" office:value="0.119" calcext:value-type="float">
            <text:p>0.119</text:p>
          </table:table-cell>
          <table:table-cell office:value-type="float" office:value="14.409" calcext:value-type="float">
            <text:p>14.409</text:p>
          </table:table-cell>
          <table:table-cell office:value-type="float" office:value="1.61502873" calcext:value-type="float">
            <text:p>1.615</text:p>
          </table:table-cell>
          <table:table-cell office:value-type="float" office:value="18.309294744" calcext:value-type="float">
            <text:p>18.309</text:p>
          </table:table-cell>
        </table:table-row>
        <table:table-row table:style-name="ro4">
          <table:table-cell table:formula="of:=CONCATENATE(['DIC-O2-Temp-Nutriens'.C159];&quot;-&quot;;['DIC-O2-Temp-Nutriens'.D159];['DIC-O2-Temp-Nutriens'.E159];&quot;-&quot;;['DIC-O2-Temp-Nutriens'.F159])" office:value-type="string" office:string-value="ST435-IA3-T0" calcext:value-type="string">
            <text:p>ST435-IA3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office:value-type="float" office:value="105.534518595155" calcext:value-type="float">
            <text:p>105.535</text:p>
          </table:table-cell>
          <table:table-cell office:value-type="string" calcext:value-type="string">
            <text:p>377.86</text:p>
          </table:table-cell>
          <table:table-cell office:value-type="string" calcext:value-type="string">
            <text:p>4.0</text:p>
          </table:table-cell>
          <table:table-cell office:value-type="float" office:value="0.079" calcext:value-type="float">
            <text:p>0.079</text:p>
          </table:table-cell>
          <table:table-cell office:value-type="float" office:value="14.252" calcext:value-type="float">
            <text:p>14.252</text:p>
          </table:table-cell>
          <table:table-cell office:value-type="float" office:value="1.43924329" calcext:value-type="float">
            <text:p>1.439</text:p>
          </table:table-cell>
          <table:table-cell office:value-type="float" office:value="17.226958404" calcext:value-type="float">
            <text:p>17.227</text:p>
          </table:table-cell>
        </table:table-row>
        <table:table-row table:style-name="ro4">
          <table:table-cell table:formula="of:=CONCATENATE(['DIC-O2-Temp-Nutriens'.C160];&quot;-&quot;;['DIC-O2-Temp-Nutriens'.D160];['DIC-O2-Temp-Nutriens'.E160];&quot;-&quot;;['DIC-O2-Temp-Nutriens'.F160])" office:value-type="string" office:string-value="ST435-IA4-T0" calcext:value-type="string">
            <text:p>ST435-IA4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office:value-type="float" office:value="276.479118276428" calcext:value-type="float">
            <text:p>276.479</text:p>
          </table:table-cell>
          <table:table-cell office:value-type="string" calcext:value-type="string">
            <text:p>377.03</text:p>
          </table:table-cell>
          <table:table-cell office:value-type="string" calcext:value-type="string">
            <text:p>4.0</text:p>
          </table:table-cell>
          <table:table-cell office:value-type="float" office:value="0.136" calcext:value-type="float">
            <text:p>0.136</text:p>
          </table:table-cell>
          <table:table-cell office:value-type="float" office:value="14.563" calcext:value-type="float">
            <text:p>14.563</text:p>
          </table:table-cell>
          <table:table-cell office:value-type="float" office:value="1.640297887" calcext:value-type="float">
            <text:p>1.640</text:p>
          </table:table-cell>
          <table:table-cell office:value-type="float" office:value="17.949429328" calcext:value-type="float">
            <text:p>17.949</text:p>
          </table:table-cell>
        </table:table-row>
        <table:table-row table:style-name="ro4">
          <table:table-cell table:formula="of:=CONCATENATE(['DIC-O2-Temp-Nutriens'.C161];&quot;-&quot;;['DIC-O2-Temp-Nutriens'.D161];['DIC-O2-Temp-Nutriens'.E161];&quot;-&quot;;['DIC-O2-Temp-Nutriens'.F161])" office:value-type="string" office:string-value="ST435-IA5-T0" calcext:value-type="string">
            <text:p>ST435-IA5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office:value-type="float" office:value="332.224610146294" calcext:value-type="float">
            <text:p>332.225</text:p>
          </table:table-cell>
          <table:table-cell office:value-type="string" calcext:value-type="string">
            <text:p>383.81</text:p>
          </table:table-cell>
          <table:table-cell office:value-type="string" calcext:value-type="string">
            <text:p>4.0</text:p>
          </table:table-cell>
          <table:table-cell office:value-type="float" office:value="0.109" calcext:value-type="float">
            <text:p>0.109</text:p>
          </table:table-cell>
          <table:table-cell office:value-type="float" office:value="14.645" calcext:value-type="float">
            <text:p>14.645</text:p>
          </table:table-cell>
          <table:table-cell office:value-type="float" office:value="1.765545013" calcext:value-type="float">
            <text:p>1.766</text:p>
          </table:table-cell>
          <table:table-cell office:value-type="float" office:value="20.001758236" calcext:value-type="float">
            <text:p>20.002</text:p>
          </table:table-cell>
        </table:table-row>
        <table:table-row table:style-name="ro4">
          <table:table-cell table:formula="of:=CONCATENATE(['DIC-O2-Temp-Nutriens'.C162];&quot;-&quot;;['DIC-O2-Temp-Nutriens'.D162];['DIC-O2-Temp-Nutriens'.E162];&quot;-&quot;;['DIC-O2-Temp-Nutriens'.F162])" office:value-type="string" office:string-value="ST435-PP1-T0" calcext:value-type="string">
            <text:p>ST435-PP1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0</text:p>
          </table:table-cell>
          <table:table-cell office:value-type="float" office:value="18.300583221087" calcext:value-type="float">
            <text:p>18.301</text:p>
          </table:table-cell>
          <table:table-cell office:value-type="string" calcext:value-type="string">
            <text:p>373.83</text:p>
          </table:table-cell>
          <table:table-cell office:value-type="string" calcext:value-type="string">
            <text:p>4.0</text:p>
          </table:table-cell>
          <table:table-cell office:value-type="float" office:value="0.097" calcext:value-type="float">
            <text:p>0.097</text:p>
          </table:table-cell>
          <table:table-cell office:value-type="float" office:value="17.713" calcext:value-type="float">
            <text:p>17.713</text:p>
          </table:table-cell>
          <table:table-cell office:value-type="float" office:value="1.655679113" calcext:value-type="float">
            <text:p>1.656</text:p>
          </table:table-cell>
          <table:table-cell office:value-type="float" office:value="17.34021554" calcext:value-type="float">
            <text:p>17.340</text:p>
          </table:table-cell>
        </table:table-row>
        <table:table-row table:style-name="ro4">
          <table:table-cell table:formula="of:=CONCATENATE(['DIC-O2-Temp-Nutriens'.C163];&quot;-&quot;;['DIC-O2-Temp-Nutriens'.D163];['DIC-O2-Temp-Nutriens'.E163];&quot;-&quot;;['DIC-O2-Temp-Nutriens'.F163])" office:value-type="string" office:string-value="ST435-PP2-T0" calcext:value-type="string">
            <text:p>ST435-PP2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0</text:p>
          </table:table-cell>
          <table:table-cell office:value-type="float" office:value="720.42808185484" calcext:value-type="float">
            <text:p>720.428</text:p>
          </table:table-cell>
          <table:table-cell office:value-type="string" calcext:value-type="string">
            <text:p>371.38</text:p>
          </table:table-cell>
          <table:table-cell office:value-type="string" calcext:value-type="string">
            <text:p>4.0</text:p>
          </table:table-cell>
          <table:table-cell office:value-type="float" office:value="0.089" calcext:value-type="float">
            <text:p>0.089</text:p>
          </table:table-cell>
          <table:table-cell office:value-type="float" office:value="19.365" calcext:value-type="float">
            <text:p>19.365</text:p>
          </table:table-cell>
          <table:table-cell office:value-type="float" office:value="1.969895587" calcext:value-type="float">
            <text:p>1.970</text:p>
          </table:table-cell>
          <table:table-cell office:value-type="float" office:value="16.575729872" calcext:value-type="float">
            <text:p>16.576</text:p>
          </table:table-cell>
        </table:table-row>
        <table:table-row table:style-name="ro4">
          <table:table-cell table:formula="of:=CONCATENATE(['DIC-O2-Temp-Nutriens'.C164];&quot;-&quot;;['DIC-O2-Temp-Nutriens'.D164];['DIC-O2-Temp-Nutriens'.E164];&quot;-&quot;;['DIC-O2-Temp-Nutriens'.F164])" office:value-type="string" office:string-value="ST435-PP3-T0" calcext:value-type="string">
            <text:p>ST435-PP3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T0</text:p>
          </table:table-cell>
          <table:table-cell office:value-type="float" office:value="892.759720270115" calcext:value-type="float">
            <text:p>892.760</text:p>
          </table:table-cell>
          <table:table-cell office:value-type="string" calcext:value-type="string">
            <text:p>376.00</text:p>
          </table:table-cell>
          <table:table-cell office:value-type="string" calcext:value-type="string">
            <text:p>4.0</text:p>
          </table:table-cell>
          <table:table-cell office:value-type="float" office:value="0.108" calcext:value-type="float">
            <text:p>0.108</text:p>
          </table:table-cell>
          <table:table-cell office:value-type="float" office:value="19.636" calcext:value-type="float">
            <text:p>19.636</text:p>
          </table:table-cell>
          <table:table-cell office:value-type="float" office:value="1.932541181" calcext:value-type="float">
            <text:p>1.933</text:p>
          </table:table-cell>
          <table:table-cell office:value-type="float" office:value="16.494440476" calcext:value-type="float">
            <text:p>16.494</text:p>
          </table:table-cell>
        </table:table-row>
        <table:table-row table:style-name="ro4">
          <table:table-cell table:formula="of:=CONCATENATE(['DIC-O2-Temp-Nutriens'.C165];&quot;-&quot;;['DIC-O2-Temp-Nutriens'.D165];['DIC-O2-Temp-Nutriens'.E165];&quot;-&quot;;['DIC-O2-Temp-Nutriens'.F165])" office:value-type="string" office:string-value="ST435-PP4-T0" calcext:value-type="string">
            <text:p>ST435-PP4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T0</text:p>
          </table:table-cell>
          <table:table-cell office:value-type="float" office:value="634.681362102187" calcext:value-type="float">
            <text:p>634.681</text:p>
          </table:table-cell>
          <table:table-cell office:value-type="string" calcext:value-type="string">
            <text:p>373.58</text:p>
          </table:table-cell>
          <table:table-cell office:value-type="string" calcext:value-type="string">
            <text:p>4.0</text:p>
          </table:table-cell>
          <table:table-cell office:value-type="float" office:value="0.101" calcext:value-type="float">
            <text:p>0.101</text:p>
          </table:table-cell>
          <table:table-cell office:value-type="float" office:value="19.126" calcext:value-type="float">
            <text:p>19.126</text:p>
          </table:table-cell>
          <table:table-cell office:value-type="float" office:value="1.925949227" calcext:value-type="float">
            <text:p>1.926</text:p>
          </table:table-cell>
          <table:table-cell office:value-type="float" office:value="18.754103012" calcext:value-type="float">
            <text:p>18.754</text:p>
          </table:table-cell>
        </table:table-row>
        <table:table-row table:style-name="ro4">
          <table:table-cell table:formula="of:=CONCATENATE(['DIC-O2-Temp-Nutriens'.C166];&quot;-&quot;;['DIC-O2-Temp-Nutriens'.D166];['DIC-O2-Temp-Nutriens'.E166];&quot;-&quot;;['DIC-O2-Temp-Nutriens'.F166])" office:value-type="string" office:string-value="ST435-PP5-T0" calcext:value-type="string">
            <text:p>ST435-PP5-T0</text:p>
          </table:table-cell>
          <table:table-cell office:value-type="string" calcext:value-type="string">
            <text:p>27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T0</text:p>
          </table:table-cell>
          <table:table-cell office:value-type="float" office:value="1199.04011359467" calcext:value-type="float">
            <text:p>1199.040</text:p>
          </table:table-cell>
          <table:table-cell office:value-type="string" calcext:value-type="string">
            <text:p>372.02</text:p>
          </table:table-cell>
          <table:table-cell office:value-type="string" calcext:value-type="string">
            <text:p>4.0</text:p>
          </table:table-cell>
          <table:table-cell office:value-type="float" office:value="0.134" calcext:value-type="float">
            <text:p>0.134</text:p>
          </table:table-cell>
          <table:table-cell office:value-type="float" office:value="19.26" calcext:value-type="float">
            <text:p>19.260</text:p>
          </table:table-cell>
          <table:table-cell office:value-type="float" office:value="2.013841947" calcext:value-type="float">
            <text:p>2.014</text:p>
          </table:table-cell>
          <table:table-cell office:value-type="float" office:value="17.816991548" calcext:value-type="float">
            <text:p>17.817</text:p>
          </table:table-cell>
        </table:table-row>
        <table:table-row table:style-name="ro4">
          <table:table-cell table:formula="of:=CONCATENATE(['DIC-O2-Temp-Nutriens'.C167];&quot;-&quot;;['DIC-O2-Temp-Nutriens'.D167];['DIC-O2-Temp-Nutriens'.E167];&quot;-&quot;;['DIC-O2-Temp-Nutriens'.F167])" office:value-type="string" office:string-value="ST435-C1-T1" calcext:value-type="string">
            <text:p>ST435-C1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820030005275072" calcext:value-type="float">
            <text:p>-0.820</text:p>
          </table:table-cell>
          <table:table-cell office:value-type="string" calcext:value-type="string">
            <text:p>355.14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68];&quot;-&quot;;['DIC-O2-Temp-Nutriens'.D168];['DIC-O2-Temp-Nutriens'.E168];&quot;-&quot;;['DIC-O2-Temp-Nutriens'.F168])" office:value-type="string" office:string-value="ST435-C2-T1" calcext:value-type="string">
            <text:p>ST435-C2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309752599631941" calcext:value-type="float">
            <text:p>-0.310</text:p>
          </table:table-cell>
          <table:table-cell office:value-type="string" calcext:value-type="string">
            <text:p>371.75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69];&quot;-&quot;;['DIC-O2-Temp-Nutriens'.D169];['DIC-O2-Temp-Nutriens'.E169];&quot;-&quot;;['DIC-O2-Temp-Nutriens'.F169])" office:value-type="string" office:string-value="ST435-C3-T1" calcext:value-type="string">
            <text:p>ST435-C3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154818199025234" calcext:value-type="float">
            <text:p>-0.155</text:p>
          </table:table-cell>
          <table:table-cell office:value-type="string" calcext:value-type="string">
            <text:p>355.76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0];&quot;-&quot;;['DIC-O2-Temp-Nutriens'.D170];['DIC-O2-Temp-Nutriens'.E170];&quot;-&quot;;['DIC-O2-Temp-Nutriens'.F170])" office:value-type="string" office:string-value="ST435-C4-T1" calcext:value-type="string">
            <text:p>ST435-C4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style-name="ce29" office:value-type="float" office:value="-1.0861182932296" calcext:value-type="float">
            <text:p>-1.086</text:p>
          </table:table-cell>
          <table:table-cell office:value-type="string" calcext:value-type="string">
            <text:p>372.73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1];&quot;-&quot;;['DIC-O2-Temp-Nutriens'.D171];['DIC-O2-Temp-Nutriens'.E171];&quot;-&quot;;['DIC-O2-Temp-Nutriens'.F171])" office:value-type="string" office:string-value="ST435-C5-T1" calcext:value-type="string">
            <text:p>ST435-C5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style-name="ce29" office:value-type="float" office:value="-0.619633078402231" calcext:value-type="float">
            <text:p>-0.620</text:p>
          </table:table-cell>
          <table:table-cell office:value-type="string" calcext:value-type="string">
            <text:p>363.04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2];&quot;-&quot;;['DIC-O2-Temp-Nutriens'.D172];['DIC-O2-Temp-Nutriens'.E172];&quot;-&quot;;['DIC-O2-Temp-Nutriens'.F172])" office:value-type="string" office:string-value="ST435-IA1-T1" calcext:value-type="string">
            <text:p>ST435-IA1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359.809022985624" calcext:value-type="float">
            <text:p>359.809</text:p>
          </table:table-cell>
          <table:table-cell office:value-type="string" calcext:value-type="string">
            <text:p>357.00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3];&quot;-&quot;;['DIC-O2-Temp-Nutriens'.D173];['DIC-O2-Temp-Nutriens'.E173];&quot;-&quot;;['DIC-O2-Temp-Nutriens'.F173])" office:value-type="string" office:string-value="ST435-IA2-T1" calcext:value-type="string">
            <text:p>ST435-IA2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71.334123502102" calcext:value-type="float">
            <text:p>171.334</text:p>
          </table:table-cell>
          <table:table-cell office:value-type="string" calcext:value-type="string">
            <text:p>364.98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4];&quot;-&quot;;['DIC-O2-Temp-Nutriens'.D174];['DIC-O2-Temp-Nutriens'.E174];&quot;-&quot;;['DIC-O2-Temp-Nutriens'.F174])" office:value-type="string" office:string-value="ST435-IA3-T1" calcext:value-type="string">
            <text:p>ST435-IA3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235.768412321512" calcext:value-type="float">
            <text:p>235.768</text:p>
          </table:table-cell>
          <table:table-cell office:value-type="string" calcext:value-type="string">
            <text:p>366.14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5];&quot;-&quot;;['DIC-O2-Temp-Nutriens'.D175];['DIC-O2-Temp-Nutriens'.E175];&quot;-&quot;;['DIC-O2-Temp-Nutriens'.F175])" office:value-type="string" office:string-value="ST435-IA4-T1" calcext:value-type="string">
            <text:p>ST435-IA4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484.230794562172" calcext:value-type="float">
            <text:p>484.231</text:p>
          </table:table-cell>
          <table:table-cell office:value-type="string" calcext:value-type="string">
            <text:p>345.71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6];&quot;-&quot;;['DIC-O2-Temp-Nutriens'.D176];['DIC-O2-Temp-Nutriens'.E176];&quot;-&quot;;['DIC-O2-Temp-Nutriens'.F176])" office:value-type="string" office:string-value="ST435-IA5-T1" calcext:value-type="string">
            <text:p>ST435-IA5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209.901468959529" calcext:value-type="float">
            <text:p>209.901</text:p>
          </table:table-cell>
          <table:table-cell office:value-type="string" calcext:value-type="string">
            <text:p>369.15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7];&quot;-&quot;;['DIC-O2-Temp-Nutriens'.D177];['DIC-O2-Temp-Nutriens'.E177];&quot;-&quot;;['DIC-O2-Temp-Nutriens'.F177])" office:value-type="string" office:string-value="ST435-PP1-T1" calcext:value-type="string">
            <text:p>ST435-PP1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328.399291481862" calcext:value-type="float">
            <text:p>328.399</text:p>
          </table:table-cell>
          <table:table-cell office:value-type="string" calcext:value-type="string">
            <text:p>367.66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8];&quot;-&quot;;['DIC-O2-Temp-Nutriens'.D178];['DIC-O2-Temp-Nutriens'.E178];&quot;-&quot;;['DIC-O2-Temp-Nutriens'.F178])" office:value-type="string" office:string-value="ST435-PP2-T1" calcext:value-type="string">
            <text:p>ST435-PP2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689.311548464949" calcext:value-type="float">
            <text:p>689.312</text:p>
          </table:table-cell>
          <table:table-cell office:value-type="string" calcext:value-type="string">
            <text:p>359.81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79];&quot;-&quot;;['DIC-O2-Temp-Nutriens'.D179];['DIC-O2-Temp-Nutriens'.E179];&quot;-&quot;;['DIC-O2-Temp-Nutriens'.F179])" office:value-type="string" office:string-value="ST435-PP3-T1" calcext:value-type="string">
            <text:p>ST435-PP3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float" office:value="361.010011555848" calcext:value-type="float">
            <text:p>361.010</text:p>
          </table:table-cell>
          <table:table-cell office:value-type="string" calcext:value-type="string">
            <text:p>362.01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80];&quot;-&quot;;['DIC-O2-Temp-Nutriens'.D180];['DIC-O2-Temp-Nutriens'.E180];&quot;-&quot;;['DIC-O2-Temp-Nutriens'.F180])" office:value-type="string" office:string-value="ST435-PP4-T1" calcext:value-type="string">
            <text:p>ST435-PP4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office:value-type="float" office:value="853.059891308507" calcext:value-type="float">
            <text:p>853.060</text:p>
          </table:table-cell>
          <table:table-cell office:value-type="string" calcext:value-type="string">
            <text:p>349.05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81];&quot;-&quot;;['DIC-O2-Temp-Nutriens'.D181];['DIC-O2-Temp-Nutriens'.E181];&quot;-&quot;;['DIC-O2-Temp-Nutriens'.F181])" office:value-type="string" office:string-value="ST435-PP5-T1" calcext:value-type="string">
            <text:p>ST435-PP5-T1</text:p>
          </table:table-cell>
          <table:table-cell office:value-type="string" calcext:value-type="string">
            <text:p>28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office:value-type="float" office:value="400.121006225454" calcext:value-type="float">
            <text:p>400.121</text:p>
          </table:table-cell>
          <table:table-cell office:value-type="string" calcext:value-type="string">
            <text:p>345.26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82];&quot;-&quot;;['DIC-O2-Temp-Nutriens'.D182];['DIC-O2-Temp-Nutriens'.E182];&quot;-&quot;;['DIC-O2-Temp-Nutriens'.F182])" office:value-type="string" office:string-value="ST435-C1-T2" calcext:value-type="string">
            <text:p>ST435-C1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style-name="ce29" office:value-type="float" office:value="-1.16826232394707" calcext:value-type="float">
            <text:p>-1.168</text:p>
          </table:table-cell>
          <table:table-cell office:value-type="string" calcext:value-type="string">
            <text:p>359.70</text:p>
          </table:table-cell>
          <table:table-cell office:value-type="string" calcext:value-type="string">
            <text:p>4.0</text:p>
          </table:table-cell>
          <table:table-cell office:value-type="float" office:value="0.069" calcext:value-type="float">
            <text:p>0.069</text:p>
          </table:table-cell>
          <table:table-cell office:value-type="float" office:value="15.796" calcext:value-type="float">
            <text:p>15.796</text:p>
          </table:table-cell>
          <table:table-cell office:value-type="float" office:value="1.220610149" calcext:value-type="float">
            <text:p>1.221</text:p>
          </table:table-cell>
          <table:table-cell office:value-type="float" office:value="33.312211808" calcext:value-type="float">
            <text:p>33.312</text:p>
          </table:table-cell>
        </table:table-row>
        <table:table-row table:style-name="ro4">
          <table:table-cell table:formula="of:=CONCATENATE(['DIC-O2-Temp-Nutriens'.C183];&quot;-&quot;;['DIC-O2-Temp-Nutriens'.D183];['DIC-O2-Temp-Nutriens'.E183];&quot;-&quot;;['DIC-O2-Temp-Nutriens'.F183])" office:value-type="string" office:string-value="ST435-C2-T2" calcext:value-type="string">
            <text:p>ST435-C2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30667975603917" calcext:value-type="float">
            <text:p>-0.307</text:p>
          </table:table-cell>
          <table:table-cell office:value-type="string" calcext:value-type="string">
            <text:p>356.03</text:p>
          </table:table-cell>
          <table:table-cell office:value-type="string" calcext:value-type="string">
            <text:p>4.0</text:p>
          </table:table-cell>
          <table:table-cell office:value-type="float" office:value="0.125" calcext:value-type="float">
            <text:p>0.125</text:p>
          </table:table-cell>
          <table:table-cell office:value-type="float" office:value="15.096" calcext:value-type="float">
            <text:p>15.096</text:p>
          </table:table-cell>
          <table:table-cell office:value-type="float" office:value="1.277740417" calcext:value-type="float">
            <text:p>1.278</text:p>
          </table:table-cell>
          <table:table-cell office:value-type="float" office:value="31.33751884" calcext:value-type="float">
            <text:p>31.338</text:p>
          </table:table-cell>
        </table:table-row>
        <table:table-row table:style-name="ro4">
          <table:table-cell table:formula="of:=CONCATENATE(['DIC-O2-Temp-Nutriens'.C184];&quot;-&quot;;['DIC-O2-Temp-Nutriens'.D184];['DIC-O2-Temp-Nutriens'.E184];&quot;-&quot;;['DIC-O2-Temp-Nutriens'.F184])" office:value-type="string" office:string-value="ST435-C3-T2" calcext:value-type="string">
            <text:p>ST435-C3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style-name="ce29" office:value-type="float" office:value="0.00890840201655063" calcext:value-type="float">
            <text:p>0.009</text:p>
          </table:table-cell>
          <table:table-cell office:value-type="string" calcext:value-type="string">
            <text:p>346.16</text:p>
          </table:table-cell>
          <table:table-cell office:value-type="string" calcext:value-type="string">
            <text:p>4.0</text:p>
          </table:table-cell>
          <table:table-cell office:value-type="float" office:value="0.065" calcext:value-type="float">
            <text:p>0.065</text:p>
          </table:table-cell>
          <table:table-cell office:value-type="float" office:value="15.45" calcext:value-type="float">
            <text:p>15.450</text:p>
          </table:table-cell>
          <table:table-cell office:value-type="float" office:value="1.240386011" calcext:value-type="float">
            <text:p>1.240</text:p>
          </table:table-cell>
          <table:table-cell office:value-type="float" office:value="34.463963812" calcext:value-type="float">
            <text:p>34.464</text:p>
          </table:table-cell>
        </table:table-row>
        <table:table-row table:style-name="ro4">
          <table:table-cell table:formula="of:=CONCATENATE(['DIC-O2-Temp-Nutriens'.C185];&quot;-&quot;;['DIC-O2-Temp-Nutriens'.D185];['DIC-O2-Temp-Nutriens'.E185];&quot;-&quot;;['DIC-O2-Temp-Nutriens'.F185])" office:value-type="string" office:string-value="ST435-C4-T2" calcext:value-type="string">
            <text:p>ST435-C4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style-name="ce29" office:value-type="float" office:value="-1.35736607579603" calcext:value-type="float">
            <text:p>-1.357</text:p>
          </table:table-cell>
          <table:table-cell office:value-type="string" calcext:value-type="string">
            <text:p>364.86</text:p>
          </table:table-cell>
          <table:table-cell office:value-type="string" calcext:value-type="string">
            <text:p>4.0</text:p>
          </table:table-cell>
          <table:table-cell office:value-type="float" office:value="0.1" calcext:value-type="float">
            <text:p>0.100</text:p>
          </table:table-cell>
          <table:table-cell office:value-type="float" office:value="15.628" calcext:value-type="float">
            <text:p>15.628</text:p>
          </table:table-cell>
          <table:table-cell office:value-type="float" office:value="1.394198271" calcext:value-type="float">
            <text:p>1.394</text:p>
          </table:table-cell>
          <table:table-cell office:value-type="float" office:value="36.005722244" calcext:value-type="float">
            <text:p>36.006</text:p>
          </table:table-cell>
        </table:table-row>
        <table:table-row table:style-name="ro4">
          <table:table-cell table:formula="of:=CONCATENATE(['DIC-O2-Temp-Nutriens'.C186];&quot;-&quot;;['DIC-O2-Temp-Nutriens'.D186];['DIC-O2-Temp-Nutriens'.E186];&quot;-&quot;;['DIC-O2-Temp-Nutriens'.F186])" office:value-type="string" office:string-value="ST435-C5-T2" calcext:value-type="string">
            <text:p>ST435-C5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table:style-name="ce29" office:value-type="float" office:value="-0.993779397670547" calcext:value-type="float">
            <text:p>-0.994</text:p>
          </table:table-cell>
          <table:table-cell office:value-type="string" calcext:value-type="string">
            <text:p>354.42</text:p>
          </table:table-cell>
          <table:table-cell office:value-type="string" calcext:value-type="string">
            <text:p>4.0</text:p>
          </table:table-cell>
          <table:table-cell office:value-type="float" office:value="0.117" calcext:value-type="float">
            <text:p>0.117</text:p>
          </table:table-cell>
          <table:table-cell office:value-type="float" office:value="15.614" calcext:value-type="float">
            <text:p>15.614</text:p>
          </table:table-cell>
          <table:table-cell office:value-type="float" office:value="1.288727007" calcext:value-type="float">
            <text:p>1.289</text:p>
          </table:table-cell>
          <table:table-cell office:value-type="float" office:value="36.322659552" calcext:value-type="float">
            <text:p>36.323</text:p>
          </table:table-cell>
        </table:table-row>
        <table:table-row table:style-name="ro4">
          <table:table-cell table:formula="of:=CONCATENATE(['DIC-O2-Temp-Nutriens'.C187];&quot;-&quot;;['DIC-O2-Temp-Nutriens'.D187];['DIC-O2-Temp-Nutriens'.E187];&quot;-&quot;;['DIC-O2-Temp-Nutriens'.F187])" office:value-type="string" office:string-value="ST435-IA1-T2" calcext:value-type="string">
            <text:p>ST435-IA1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421.617261488942" calcext:value-type="float">
            <text:p>421.617</text:p>
          </table:table-cell>
          <table:table-cell office:value-type="string" calcext:value-type="string">
            <text:p>361.70</text:p>
          </table:table-cell>
          <table:table-cell office:value-type="string" calcext:value-type="string">
            <text:p>4.0</text:p>
          </table:table-cell>
          <table:table-cell office:value-type="float" office:value="0.078" calcext:value-type="float">
            <text:p>0.078</text:p>
          </table:table-cell>
          <table:table-cell office:value-type="float" office:value="15.241" calcext:value-type="float">
            <text:p>15.241</text:p>
          </table:table-cell>
          <table:table-cell office:value-type="float" office:value="1.618324707" calcext:value-type="float">
            <text:p>1.618</text:p>
          </table:table-cell>
          <table:table-cell office:value-type="float" office:value="32.89937128" calcext:value-type="float">
            <text:p>32.899</text:p>
          </table:table-cell>
        </table:table-row>
        <table:table-row table:style-name="ro4">
          <table:table-cell table:formula="of:=CONCATENATE(['DIC-O2-Temp-Nutriens'.C188];&quot;-&quot;;['DIC-O2-Temp-Nutriens'.D188];['DIC-O2-Temp-Nutriens'.E188];&quot;-&quot;;['DIC-O2-Temp-Nutriens'.F188])" office:value-type="string" office:string-value="ST435-IA2-T2" calcext:value-type="string">
            <text:p>ST435-IA2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462.066313720321" calcext:value-type="float">
            <text:p>462.066</text:p>
          </table:table-cell>
          <table:table-cell office:value-type="string" calcext:value-type="string">
            <text:p>360.34</text:p>
          </table:table-cell>
          <table:table-cell office:value-type="string" calcext:value-type="string">
            <text:p>4.0</text:p>
          </table:table-cell>
          <table:table-cell office:value-type="float" office:value="0.072" calcext:value-type="float">
            <text:p>0.072</text:p>
          </table:table-cell>
          <table:table-cell office:value-type="float" office:value="15.454" calcext:value-type="float">
            <text:p>15.454</text:p>
          </table:table-cell>
          <table:table-cell office:value-type="float" office:value="1.643593864" calcext:value-type="float">
            <text:p>1.644</text:p>
          </table:table-cell>
          <table:table-cell office:value-type="float" office:value="39.376948768" calcext:value-type="float">
            <text:p>39.377</text:p>
          </table:table-cell>
        </table:table-row>
        <table:table-row table:style-name="ro4">
          <table:table-cell table:formula="of:=CONCATENATE(['DIC-O2-Temp-Nutriens'.C189];&quot;-&quot;;['DIC-O2-Temp-Nutriens'.D189];['DIC-O2-Temp-Nutriens'.E189];&quot;-&quot;;['DIC-O2-Temp-Nutriens'.F189])" office:value-type="string" office:string-value="ST435-IA3-T2" calcext:value-type="string">
            <text:p>ST435-IA3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485.31016506037" calcext:value-type="float">
            <text:p>485.310</text:p>
          </table:table-cell>
          <table:table-cell office:value-type="string" calcext:value-type="string">
            <text:p>355.30</text:p>
          </table:table-cell>
          <table:table-cell office:value-type="string" calcext:value-type="string">
            <text:p>4.0</text:p>
          </table:table-cell>
          <table:table-cell office:value-type="float" office:value="0.065" calcext:value-type="float">
            <text:p>0.065</text:p>
          </table:table-cell>
          <table:table-cell office:value-type="float" office:value="14.798" calcext:value-type="float">
            <text:p>14.798</text:p>
          </table:table-cell>
          <table:table-cell office:value-type="float" office:value="1.606239458" calcext:value-type="float">
            <text:p>1.606</text:p>
          </table:table-cell>
          <table:table-cell office:value-type="float" office:value="39.881125696" calcext:value-type="float">
            <text:p>39.881</text:p>
          </table:table-cell>
        </table:table-row>
        <table:table-row table:style-name="ro4">
          <table:table-cell table:formula="of:=CONCATENATE(['DIC-O2-Temp-Nutriens'.C190];&quot;-&quot;;['DIC-O2-Temp-Nutriens'.D190];['DIC-O2-Temp-Nutriens'.E190];&quot;-&quot;;['DIC-O2-Temp-Nutriens'.F190])" office:value-type="string" office:string-value="ST435-IA4-T2" calcext:value-type="string">
            <text:p>ST435-IA4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601.321986450141" calcext:value-type="float">
            <text:p>601.322</text:p>
          </table:table-cell>
          <table:table-cell office:value-type="string" calcext:value-type="string">
            <text:p>341.11</text:p>
          </table:table-cell>
          <table:table-cell office:value-type="string" calcext:value-type="string">
            <text:p>4.0</text:p>
          </table:table-cell>
          <table:table-cell office:value-type="float" office:value="0.073" calcext:value-type="float">
            <text:p>0.073</text:p>
          </table:table-cell>
          <table:table-cell office:value-type="float" office:value="15.678" calcext:value-type="float">
            <text:p>15.678</text:p>
          </table:table-cell>
          <table:table-cell office:value-type="float" office:value="1.613930071" calcext:value-type="float">
            <text:p>1.614</text:p>
          </table:table-cell>
          <table:table-cell office:value-type="float" office:value="36.345493652" calcext:value-type="float">
            <text:p>36.345</text:p>
          </table:table-cell>
        </table:table-row>
        <table:table-row table:style-name="ro4">
          <table:table-cell table:formula="of:=CONCATENATE(['DIC-O2-Temp-Nutriens'.C191];&quot;-&quot;;['DIC-O2-Temp-Nutriens'.D191];['DIC-O2-Temp-Nutriens'.E191];&quot;-&quot;;['DIC-O2-Temp-Nutriens'.F191])" office:value-type="string" office:string-value="ST435-IA5-T2" calcext:value-type="string">
            <text:p>ST435-IA5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570.879372916848" calcext:value-type="float">
            <text:p>570.879</text:p>
          </table:table-cell>
          <table:table-cell office:value-type="string" calcext:value-type="string">
            <text:p>365.18</text:p>
          </table:table-cell>
          <table:table-cell office:value-type="string" calcext:value-type="string">
            <text:p>4.0</text:p>
          </table:table-cell>
          <table:table-cell office:value-type="float" office:value="0.08" calcext:value-type="float">
            <text:p>0.080</text:p>
          </table:table-cell>
          <table:table-cell office:value-type="float" office:value="15.72" calcext:value-type="float">
            <text:p>15.720</text:p>
          </table:table-cell>
          <table:table-cell office:value-type="float" office:value="1.715006699" calcext:value-type="float">
            <text:p>1.715</text:p>
          </table:table-cell>
          <table:table-cell office:value-type="float" office:value="44.388577036" calcext:value-type="float">
            <text:p>44.389</text:p>
          </table:table-cell>
        </table:table-row>
        <table:table-row table:style-name="ro4">
          <table:table-cell table:formula="of:=CONCATENATE(['DIC-O2-Temp-Nutriens'.C192];&quot;-&quot;;['DIC-O2-Temp-Nutriens'.D192];['DIC-O2-Temp-Nutriens'.E192];&quot;-&quot;;['DIC-O2-Temp-Nutriens'.F192])" office:value-type="string" office:string-value="ST435-PP1-T2" calcext:value-type="string">
            <text:p>ST435-PP1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708.68452819781" calcext:value-type="float">
            <text:p>708.685</text:p>
          </table:table-cell>
          <table:table-cell office:value-type="string" calcext:value-type="string">
            <text:p>338.34</text:p>
          </table:table-cell>
          <table:table-cell office:value-type="string" calcext:value-type="string">
            <text:p>4.0</text:p>
          </table:table-cell>
          <table:table-cell office:value-type="float" office:value="0.055" calcext:value-type="float">
            <text:p>0.055</text:p>
          </table:table-cell>
          <table:table-cell office:value-type="float" office:value="21.967" calcext:value-type="float">
            <text:p>21.967</text:p>
          </table:table-cell>
          <table:table-cell office:value-type="float" office:value="2.150075663" calcext:value-type="float">
            <text:p>2.150</text:p>
          </table:table-cell>
          <table:table-cell office:value-type="float" office:value="36.903559056" calcext:value-type="float">
            <text:p>36.904</text:p>
          </table:table-cell>
        </table:table-row>
        <table:table-row table:style-name="ro4">
          <table:table-cell table:formula="of:=CONCATENATE(['DIC-O2-Temp-Nutriens'.C193];&quot;-&quot;;['DIC-O2-Temp-Nutriens'.D193];['DIC-O2-Temp-Nutriens'.E193];&quot;-&quot;;['DIC-O2-Temp-Nutriens'.F193])" office:value-type="string" office:string-value="ST435-PP2-T2" calcext:value-type="string">
            <text:p>ST435-PP2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677.223361712293" calcext:value-type="float">
            <text:p>677.223</text:p>
          </table:table-cell>
          <table:table-cell office:value-type="string" calcext:value-type="string">
            <text:p>335.97</text:p>
          </table:table-cell>
          <table:table-cell office:value-type="string" calcext:value-type="string">
            <text:p>4.0</text:p>
          </table:table-cell>
          <table:table-cell office:value-type="float" office:value="0.086" calcext:value-type="float">
            <text:p>0.086</text:p>
          </table:table-cell>
          <table:table-cell office:value-type="float" office:value="20.509" calcext:value-type="float">
            <text:p>20.509</text:p>
          </table:table-cell>
          <table:table-cell office:value-type="float" office:value="1.924850568" calcext:value-type="float">
            <text:p>1.925</text:p>
          </table:table-cell>
          <table:table-cell office:value-type="float" office:value="32.320298504" calcext:value-type="float">
            <text:p>32.320</text:p>
          </table:table-cell>
        </table:table-row>
        <table:table-row table:style-name="ro4">
          <table:table-cell table:formula="of:=CONCATENATE(['DIC-O2-Temp-Nutriens'.C194];&quot;-&quot;;['DIC-O2-Temp-Nutriens'.D194];['DIC-O2-Temp-Nutriens'.E194];&quot;-&quot;;['DIC-O2-Temp-Nutriens'.F194])" office:value-type="string" office:string-value="ST435-PP3-T2" calcext:value-type="string">
            <text:p>ST435-PP3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772.02726037365" calcext:value-type="float">
            <text:p>772.027</text:p>
          </table:table-cell>
          <table:table-cell office:value-type="string" calcext:value-type="string">
            <text:p>367.99</text:p>
          </table:table-cell>
          <table:table-cell office:value-type="string" calcext:value-type="string">
            <text:p>4.0</text:p>
          </table:table-cell>
          <table:table-cell office:value-type="float" office:value="0.088" calcext:value-type="float">
            <text:p>0.088</text:p>
          </table:table-cell>
          <table:table-cell office:value-type="float" office:value="20.497" calcext:value-type="float">
            <text:p>20.497</text:p>
          </table:table-cell>
          <table:table-cell office:value-type="float" office:value="1.898482752" calcext:value-type="float">
            <text:p>1.898</text:p>
          </table:table-cell>
          <table:table-cell office:value-type="float" office:value="30.690857128" calcext:value-type="float">
            <text:p>30.691</text:p>
          </table:table-cell>
        </table:table-row>
        <table:table-row table:style-name="ro4">
          <table:table-cell table:formula="of:=CONCATENATE(['DIC-O2-Temp-Nutriens'.C195];&quot;-&quot;;['DIC-O2-Temp-Nutriens'.D195];['DIC-O2-Temp-Nutriens'.E195];&quot;-&quot;;['DIC-O2-Temp-Nutriens'.F195])" office:value-type="string" office:string-value="ST435-PP4-T2" calcext:value-type="string">
            <text:p>ST435-PP4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823.946629904521" calcext:value-type="float">
            <text:p>823.947</text:p>
          </table:table-cell>
          <table:table-cell office:value-type="string" calcext:value-type="string">
            <text:p>356.77</text:p>
          </table:table-cell>
          <table:table-cell office:value-type="string" calcext:value-type="string">
            <text:p>4.0</text:p>
          </table:table-cell>
          <table:table-cell office:value-type="float" office:value="0.072" calcext:value-type="float">
            <text:p>0.072</text:p>
          </table:table-cell>
          <table:table-cell office:value-type="float" office:value="21.79" calcext:value-type="float">
            <text:p>21.790</text:p>
          </table:table-cell>
          <table:table-cell office:value-type="float" office:value="2.199515318" calcext:value-type="float">
            <text:p>2.200</text:p>
          </table:table-cell>
          <table:table-cell office:value-type="float" office:value="37.880858536" calcext:value-type="float">
            <text:p>37.881</text:p>
          </table:table-cell>
        </table:table-row>
        <table:table-row table:style-name="ro4">
          <table:table-cell table:formula="of:=CONCATENATE(['DIC-O2-Temp-Nutriens'.C196];&quot;-&quot;;['DIC-O2-Temp-Nutriens'.D196];['DIC-O2-Temp-Nutriens'.E196];&quot;-&quot;;['DIC-O2-Temp-Nutriens'.F196])" office:value-type="string" office:string-value="ST435-PP5-T2" calcext:value-type="string">
            <text:p>ST435-PP5-T2</text:p>
          </table:table-cell>
          <table:table-cell office:value-type="string" calcext:value-type="string">
            <text:p>29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851.183639176567" calcext:value-type="float">
            <text:p>851.184</text:p>
          </table:table-cell>
          <table:table-cell office:value-type="string" calcext:value-type="string">
            <text:p>337.44</text:p>
          </table:table-cell>
          <table:table-cell office:value-type="string" calcext:value-type="string">
            <text:p>4.0</text:p>
          </table:table-cell>
          <table:table-cell office:value-type="float" office:value="0.094" calcext:value-type="float">
            <text:p>0.094</text:p>
          </table:table-cell>
          <table:table-cell office:value-type="float" office:value="21.575" calcext:value-type="float">
            <text:p>21.575</text:p>
          </table:table-cell>
          <table:table-cell office:value-type="float" office:value="2.030321832" calcext:value-type="float">
            <text:p>2.030</text:p>
          </table:table-cell>
          <table:table-cell office:value-type="float" office:value="36.509899172" calcext:value-type="float">
            <text:p>36.510</text:p>
          </table:table-cell>
        </table:table-row>
        <table:table-row table:style-name="ro4">
          <table:table-cell table:formula="of:=CONCATENATE(['DIC-O2-Temp-Nutriens'.C197];&quot;-&quot;;['DIC-O2-Temp-Nutriens'.D197];['DIC-O2-Temp-Nutriens'.E197];&quot;-&quot;;['DIC-O2-Temp-Nutriens'.F197])" office:value-type="string" office:string-value="ST435-C1-T3" calcext:value-type="string">
            <text:p>ST435-C1-T3</text:p>
          </table:table-cell>
          <table:table-cell office:value-type="string" calcext:value-type="string">
            <text:p>30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83273589809817" calcext:value-type="float">
            <text:p>-1.833</text:p>
          </table:table-cell>
          <table:table-cell office:value-type="string" calcext:value-type="string">
            <text:p>364.39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98];&quot;-&quot;;['DIC-O2-Temp-Nutriens'.D198];['DIC-O2-Temp-Nutriens'.E198];&quot;-&quot;;['DIC-O2-Temp-Nutriens'.F198])" office:value-type="string" office:string-value="ST435-C2-T3" calcext:value-type="string">
            <text:p>ST435-C2-T3</text:p>
          </table:table-cell>
          <table:table-cell office:value-type="string" calcext:value-type="string">
            <text:p>30-08-201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818500398932468" calcext:value-type="float">
            <text:p>-0.819</text:p>
          </table:table-cell>
          <table:table-cell office:value-type="string" calcext:value-type="string">
            <text:p>361.58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199];&quot;-&quot;;['DIC-O2-Temp-Nutriens'.D199];['DIC-O2-Temp-Nutriens'.E199];&quot;-&quot;;['DIC-O2-Temp-Nutriens'.F199])" office:value-type="string" office:string-value="ST435-C3-T3" calcext:value-type="string">
            <text:p>ST435-C3-T3</text:p>
          </table:table-cell>
          <table:table-cell office:value-type="string" calcext:value-type="string">
            <text:p>30-08-201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style-name="ce29" office:value-type="float" office:value="-0.11017531531236" calcext:value-type="float">
            <text:p>-0.110</text:p>
          </table:table-cell>
          <table:table-cell office:value-type="string" calcext:value-type="string">
            <text:p>361.70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0];&quot;-&quot;;['DIC-O2-Temp-Nutriens'.D200];['DIC-O2-Temp-Nutriens'.E200];&quot;-&quot;;['DIC-O2-Temp-Nutriens'.F200])" office:value-type="string" office:string-value="ST435-C4-T3" calcext:value-type="string">
            <text:p>ST435-C4-T3</text:p>
          </table:table-cell>
          <table:table-cell office:value-type="string" calcext:value-type="string">
            <text:p>30-08-201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6129845399007" calcext:value-type="float">
            <text:p>-1.613</text:p>
          </table:table-cell>
          <table:table-cell office:value-type="string" calcext:value-type="string">
            <text:p>356.69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1];&quot;-&quot;;['DIC-O2-Temp-Nutriens'.D201];['DIC-O2-Temp-Nutriens'.E201];&quot;-&quot;;['DIC-O2-Temp-Nutriens'.F201])" office:value-type="string" office:string-value="ST435-C5-T3" calcext:value-type="string">
            <text:p>ST435-C5-T3</text:p>
          </table:table-cell>
          <table:table-cell office:value-type="string" calcext:value-type="string">
            <text:p>30-08-201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table:style-name="ce29" office:value-type="float" office:value="-1.38103803698702" calcext:value-type="float">
            <text:p>-1.381</text:p>
          </table:table-cell>
          <table:table-cell office:value-type="string" calcext:value-type="string">
            <text:p>342.44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2];&quot;-&quot;;['DIC-O2-Temp-Nutriens'.D202];['DIC-O2-Temp-Nutriens'.E202];&quot;-&quot;;['DIC-O2-Temp-Nutriens'.F202])" office:value-type="string" office:string-value="ST435-IA1-T3" calcext:value-type="string">
            <text:p>ST435-IA1-T3</text:p>
          </table:table-cell>
          <table:table-cell office:value-type="string" calcext:value-type="string">
            <text:p>30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491.444489900312" calcext:value-type="float">
            <text:p>491.444</text:p>
          </table:table-cell>
          <table:table-cell office:value-type="string" calcext:value-type="string">
            <text:p>345.71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3];&quot;-&quot;;['DIC-O2-Temp-Nutriens'.D203];['DIC-O2-Temp-Nutriens'.E203];&quot;-&quot;;['DIC-O2-Temp-Nutriens'.F203])" office:value-type="string" office:string-value="ST435-IA2-T3" calcext:value-type="string">
            <text:p>ST435-IA2-T3</text:p>
          </table:table-cell>
          <table:table-cell office:value-type="string" calcext:value-type="string">
            <text:p>30-08-201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office:value-type="float" office:value="521.817889228584" calcext:value-type="float">
            <text:p>521.818</text:p>
          </table:table-cell>
          <table:table-cell office:value-type="string" calcext:value-type="string">
            <text:p>354.17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4];&quot;-&quot;;['DIC-O2-Temp-Nutriens'.D204];['DIC-O2-Temp-Nutriens'.E204];&quot;-&quot;;['DIC-O2-Temp-Nutriens'.F204])" office:value-type="string" office:string-value="ST435-IA3-T3" calcext:value-type="string">
            <text:p>ST435-IA3-T3</text:p>
          </table:table-cell>
          <table:table-cell office:value-type="string" calcext:value-type="string">
            <text:p>30-08-201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542.876134101653" calcext:value-type="float">
            <text:p>542.876</text:p>
          </table:table-cell>
          <table:table-cell office:value-type="string" calcext:value-type="string">
            <text:p>365.76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5];&quot;-&quot;;['DIC-O2-Temp-Nutriens'.D205];['DIC-O2-Temp-Nutriens'.E205];&quot;-&quot;;['DIC-O2-Temp-Nutriens'.F205])" office:value-type="string" office:string-value="ST435-IA4-T3" calcext:value-type="string">
            <text:p>ST435-IA4-T3</text:p>
          </table:table-cell>
          <table:table-cell office:value-type="string" calcext:value-type="string">
            <text:p>30-08-201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office:value-type="float" office:value="690.671819939935" calcext:value-type="float">
            <text:p>690.672</text:p>
          </table:table-cell>
          <table:table-cell office:value-type="string" calcext:value-type="string">
            <text:p>344.52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6];&quot;-&quot;;['DIC-O2-Temp-Nutriens'.D206];['DIC-O2-Temp-Nutriens'.E206];&quot;-&quot;;['DIC-O2-Temp-Nutriens'.F206])" office:value-type="string" office:string-value="ST435-IA5-T3" calcext:value-type="string">
            <text:p>ST435-IA5-T3</text:p>
          </table:table-cell>
          <table:table-cell office:value-type="string" calcext:value-type="string">
            <text:p>30-08-201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office:value-type="float" office:value="649.596368401876" calcext:value-type="float">
            <text:p>649.596</text:p>
          </table:table-cell>
          <table:table-cell office:value-type="string" calcext:value-type="string">
            <text:p>356.38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7];&quot;-&quot;;['DIC-O2-Temp-Nutriens'.D207];['DIC-O2-Temp-Nutriens'.E207];&quot;-&quot;;['DIC-O2-Temp-Nutriens'.F207])" office:value-type="string" office:string-value="ST435-PP1-T3" calcext:value-type="string">
            <text:p>ST435-PP1-T3</text:p>
          </table:table-cell>
          <table:table-cell office:value-type="string" calcext:value-type="string">
            <text:p>30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float" office:value="781.970817257808" calcext:value-type="float">
            <text:p>781.971</text:p>
          </table:table-cell>
          <table:table-cell office:value-type="string" calcext:value-type="string">
            <text:p>339.61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8];&quot;-&quot;;['DIC-O2-Temp-Nutriens'.D208];['DIC-O2-Temp-Nutriens'.E208];&quot;-&quot;;['DIC-O2-Temp-Nutriens'.F208])" office:value-type="string" office:string-value="ST435-PP2-T3" calcext:value-type="string">
            <text:p>ST435-PP2-T3</text:p>
          </table:table-cell>
          <table:table-cell office:value-type="string" calcext:value-type="string">
            <text:p>30-08-201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3</text:p>
          </table:table-cell>
          <table:table-cell office:value-type="float" office:value="757.318577299099" calcext:value-type="float">
            <text:p>757.319</text:p>
          </table:table-cell>
          <table:table-cell office:value-type="string" calcext:value-type="string">
            <text:p>330.67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09];&quot;-&quot;;['DIC-O2-Temp-Nutriens'.D209];['DIC-O2-Temp-Nutriens'.E209];&quot;-&quot;;['DIC-O2-Temp-Nutriens'.F209])" office:value-type="string" office:string-value="ST435-PP3-T3" calcext:value-type="string">
            <text:p>ST435-PP3-T3</text:p>
          </table:table-cell>
          <table:table-cell office:value-type="string" calcext:value-type="string">
            <text:p>30-08-201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float" office:value="688.514002750366" calcext:value-type="float">
            <text:p>688.514</text:p>
          </table:table-cell>
          <table:table-cell office:value-type="string" calcext:value-type="string">
            <text:p>352.99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10];&quot;-&quot;;['DIC-O2-Temp-Nutriens'.D210];['DIC-O2-Temp-Nutriens'.E210];&quot;-&quot;;['DIC-O2-Temp-Nutriens'.F210])" office:value-type="string" office:string-value="ST435-PP4-T3" calcext:value-type="string">
            <text:p>ST435-PP4-T3</text:p>
          </table:table-cell>
          <table:table-cell office:value-type="string" calcext:value-type="string">
            <text:p>30-08-201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office:value-type="float" office:value="849.765583171466" calcext:value-type="float">
            <text:p>849.766</text:p>
          </table:table-cell>
          <table:table-cell office:value-type="string" calcext:value-type="string">
            <text:p>340.37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11];&quot;-&quot;;['DIC-O2-Temp-Nutriens'.D211];['DIC-O2-Temp-Nutriens'.E211];&quot;-&quot;;['DIC-O2-Temp-Nutriens'.F211])" office:value-type="string" office:string-value="ST435-PP5-T3" calcext:value-type="string">
            <text:p>ST435-PP5-T3</text:p>
          </table:table-cell>
          <table:table-cell office:value-type="string" calcext:value-type="string">
            <text:p>30-08-201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office:value-type="float" office:value="826.870073521836" calcext:value-type="float">
            <text:p>826.870</text:p>
          </table:table-cell>
          <table:table-cell office:value-type="string" calcext:value-type="string">
            <text:p>337.44</text:p>
          </table:table-cell>
          <table:table-cell office:value-type="string" calcext:value-type="string">
            <text:p>4.0</text:p>
          </table:table-cell>
          <table:table-cell table:number-columns-repeated="4"/>
        </table:table-row>
        <table:table-row table:style-name="ro4">
          <table:table-cell table:formula="of:=CONCATENATE(['DIC-O2-Temp-Nutriens'.C212];&quot;-&quot;;['DIC-O2-Temp-Nutriens'.D212];['DIC-O2-Temp-Nutriens'.E212];&quot;-&quot;;['DIC-O2-Temp-Nutriens'.F212])" office:value-type="string" office:string-value="ST435-C1-T4" calcext:value-type="string">
            <text:p>ST435-C1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style-name="ce29" office:value-type="float" office:value="-1.90198120788741" calcext:value-type="float">
            <text:p>-1.902</text:p>
          </table:table-cell>
          <table:table-cell office:value-type="string" calcext:value-type="string">
            <text:p>351.46</text:p>
          </table:table-cell>
          <table:table-cell office:value-type="string" calcext:value-type="string">
            <text:p>4.0</text:p>
          </table:table-cell>
          <table:table-cell office:value-type="float" office:value="0.07" calcext:value-type="float">
            <text:p>0.070</text:p>
          </table:table-cell>
          <table:table-cell office:value-type="float" office:value="16.139" calcext:value-type="float">
            <text:p>16.139</text:p>
          </table:table-cell>
          <table:table-cell office:value-type="float" office:value="1.217314172" calcext:value-type="float">
            <text:p>1.217</text:p>
          </table:table-cell>
          <table:table-cell office:value-type="float" office:value="49.031206248" calcext:value-type="float">
            <text:p>49.031</text:p>
          </table:table-cell>
        </table:table-row>
        <table:table-row table:style-name="ro4">
          <table:table-cell table:formula="of:=CONCATENATE(['DIC-O2-Temp-Nutriens'.C213];&quot;-&quot;;['DIC-O2-Temp-Nutriens'.D213];['DIC-O2-Temp-Nutriens'.E213];&quot;-&quot;;['DIC-O2-Temp-Nutriens'.F213])" office:value-type="string" office:string-value="ST435-C2-T4" calcext:value-type="string">
            <text:p>ST435-C2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table:style-name="ce29" office:value-type="float" office:value="-0.619408338986502" calcext:value-type="float">
            <text:p>-0.619</text:p>
          </table:table-cell>
          <table:table-cell office:value-type="string" calcext:value-type="string">
            <text:p>342.21</text:p>
          </table:table-cell>
          <table:table-cell office:value-type="string" calcext:value-type="string">
            <text:p>4.0</text:p>
          </table:table-cell>
          <table:table-cell office:value-type="float" office:value="0.041" calcext:value-type="float">
            <text:p>0.041</text:p>
          </table:table-cell>
          <table:table-cell office:value-type="float" office:value="14.831" calcext:value-type="float">
            <text:p>14.831</text:p>
          </table:table-cell>
          <table:table-cell office:value-type="float" office:value="1.305206892" calcext:value-type="float">
            <text:p>1.305</text:p>
          </table:table-cell>
          <table:table-cell office:value-type="float" office:value="43.055065596" calcext:value-type="float">
            <text:p>43.055</text:p>
          </table:table-cell>
        </table:table-row>
        <table:table-row table:style-name="ro4">
          <table:table-cell table:formula="of:=CONCATENATE(['DIC-O2-Temp-Nutriens'.C214];&quot;-&quot;;['DIC-O2-Temp-Nutriens'.D214];['DIC-O2-Temp-Nutriens'.E214];&quot;-&quot;;['DIC-O2-Temp-Nutriens'.F214])" office:value-type="string" office:string-value="ST435-C3-T4" calcext:value-type="string">
            <text:p>ST435-C3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table:style-name="ce29" office:value-type="float" office:value="0.683156234141204" calcext:value-type="float">
            <text:p>0.683</text:p>
          </table:table-cell>
          <table:table-cell office:value-type="string" calcext:value-type="string">
            <text:p>324.33</text:p>
          </table:table-cell>
          <table:table-cell office:value-type="string" calcext:value-type="string">
            <text:p>4.0</text:p>
          </table:table-cell>
          <table:table-cell office:value-type="float" office:value="0.048" calcext:value-type="float">
            <text:p>0.048</text:p>
          </table:table-cell>
          <table:table-cell office:value-type="float" office:value="16.121" calcext:value-type="float">
            <text:p>16.121</text:p>
          </table:table-cell>
          <table:table-cell office:value-type="float" office:value="1.245879306" calcext:value-type="float">
            <text:p>1.246</text:p>
          </table:table-cell>
          <table:table-cell office:value-type="float" office:value="49.670561048" calcext:value-type="float">
            <text:p>49.671</text:p>
          </table:table-cell>
        </table:table-row>
        <table:table-row table:style-name="ro4">
          <table:table-cell table:formula="of:=CONCATENATE(['DIC-O2-Temp-Nutriens'.C215];&quot;-&quot;;['DIC-O2-Temp-Nutriens'.D215];['DIC-O2-Temp-Nutriens'.E215];&quot;-&quot;;['DIC-O2-Temp-Nutriens'.F215])" office:value-type="string" office:string-value="ST435-C4-T4" calcext:value-type="string">
            <text:p>ST435-C4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table:style-name="ce29" office:value-type="float" office:value="-1.71718254964249" calcext:value-type="float">
            <text:p>-1.717</text:p>
          </table:table-cell>
          <table:table-cell office:value-type="string" calcext:value-type="string">
            <text:p>341.70</text:p>
          </table:table-cell>
          <table:table-cell office:value-type="string" calcext:value-type="string">
            <text:p>4.0</text:p>
          </table:table-cell>
          <table:table-cell office:value-type="float" office:value="0.071" calcext:value-type="float">
            <text:p>0.071</text:p>
          </table:table-cell>
          <table:table-cell office:value-type="float" office:value="15.813" calcext:value-type="float">
            <text:p>15.813</text:p>
          </table:table-cell>
          <table:table-cell office:value-type="float" office:value="1.40628352" calcext:value-type="float">
            <text:p>1.406</text:p>
          </table:table-cell>
          <table:table-cell office:value-type="float" office:value="48.950830216" calcext:value-type="float">
            <text:p>48.951</text:p>
          </table:table-cell>
        </table:table-row>
        <table:table-row table:style-name="ro4">
          <table:table-cell table:formula="of:=CONCATENATE(['DIC-O2-Temp-Nutriens'.C216];&quot;-&quot;;['DIC-O2-Temp-Nutriens'.D216];['DIC-O2-Temp-Nutriens'.E216];&quot;-&quot;;['DIC-O2-Temp-Nutriens'.F216])" office:value-type="string" office:string-value="ST435-C5-T4" calcext:value-type="string">
            <text:p>ST435-C5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table:style-name="ce29" office:value-type="float" office:value="-1.43861776673971" calcext:value-type="float">
            <text:p>-1.439</text:p>
          </table:table-cell>
          <table:table-cell office:value-type="string" calcext:value-type="string">
            <text:p>315.14</text:p>
          </table:table-cell>
          <table:table-cell office:value-type="string" calcext:value-type="string">
            <text:p>4.0</text:p>
          </table:table-cell>
          <table:table-cell office:value-type="float" office:value="0.034" calcext:value-type="float">
            <text:p>0.034</text:p>
          </table:table-cell>
          <table:table-cell office:value-type="float" office:value="15.837" calcext:value-type="float">
            <text:p>15.837</text:p>
          </table:table-cell>
          <table:table-cell office:value-type="float" office:value="1.282135053" calcext:value-type="float">
            <text:p>1.282</text:p>
          </table:table-cell>
          <table:table-cell office:value-type="float" office:value="52.8381074" calcext:value-type="float">
            <text:p>52.838</text:p>
          </table:table-cell>
        </table:table-row>
        <table:table-row table:style-name="ro4">
          <table:table-cell table:formula="of:=CONCATENATE(['DIC-O2-Temp-Nutriens'.C217];&quot;-&quot;;['DIC-O2-Temp-Nutriens'.D217];['DIC-O2-Temp-Nutriens'.E217];&quot;-&quot;;['DIC-O2-Temp-Nutriens'.F217])" office:value-type="string" office:string-value="ST435-IA1-T4" calcext:value-type="string">
            <text:p>ST435-IA1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593.161128949436" calcext:value-type="float">
            <text:p>593.161</text:p>
          </table:table-cell>
          <table:table-cell office:value-type="string" calcext:value-type="string">
            <text:p>363.57</text:p>
          </table:table-cell>
          <table:table-cell office:value-type="string" calcext:value-type="string">
            <text:p>4.0</text:p>
          </table:table-cell>
          <table:table-cell office:value-type="float" office:value="0.058" calcext:value-type="float">
            <text:p>0.058</text:p>
          </table:table-cell>
          <table:table-cell office:value-type="float" office:value="16.088" calcext:value-type="float">
            <text:p>16.088</text:p>
          </table:table-cell>
          <table:table-cell office:value-type="float" office:value="1.524938692" calcext:value-type="float">
            <text:p>1.525</text:p>
          </table:table-cell>
          <table:table-cell office:value-type="float" office:value="44.312767824" calcext:value-type="float">
            <text:p>44.313</text:p>
          </table:table-cell>
        </table:table-row>
        <table:table-row table:style-name="ro4">
          <table:table-cell table:formula="of:=CONCATENATE(['DIC-O2-Temp-Nutriens'.C218];&quot;-&quot;;['DIC-O2-Temp-Nutriens'.D218];['DIC-O2-Temp-Nutriens'.E218];&quot;-&quot;;['DIC-O2-Temp-Nutriens'.F218])" office:value-type="string" office:string-value="ST435-IA2-T4" calcext:value-type="string">
            <text:p>ST435-IA2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586.752754608035" calcext:value-type="float">
            <text:p>586.753</text:p>
          </table:table-cell>
          <table:table-cell office:value-type="string" calcext:value-type="string">
            <text:p>366.46</text:p>
          </table:table-cell>
          <table:table-cell office:value-type="string" calcext:value-type="string">
            <text:p>4.0</text:p>
          </table:table-cell>
          <table:table-cell office:value-type="float" office:value="0.112" calcext:value-type="float">
            <text:p>0.112</text:p>
          </table:table-cell>
          <table:table-cell office:value-type="float" office:value="16.558" calcext:value-type="float">
            <text:p>16.558</text:p>
          </table:table-cell>
          <table:table-cell office:value-type="float" office:value="1.441440608" calcext:value-type="float">
            <text:p>1.441</text:p>
          </table:table-cell>
          <table:table-cell office:value-type="float" office:value="52.101936016" calcext:value-type="float">
            <text:p>52.102</text:p>
          </table:table-cell>
        </table:table-row>
        <table:table-row table:style-name="ro4">
          <table:table-cell table:formula="of:=CONCATENATE(['DIC-O2-Temp-Nutriens'.C219];&quot;-&quot;;['DIC-O2-Temp-Nutriens'.D219];['DIC-O2-Temp-Nutriens'.E219];&quot;-&quot;;['DIC-O2-Temp-Nutriens'.F219])" office:value-type="string" office:string-value="ST435-IA3-T4" calcext:value-type="string">
            <text:p>ST435-IA3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660.329426783829" calcext:value-type="float">
            <text:p>660.329</text:p>
          </table:table-cell>
          <table:table-cell office:value-type="string" calcext:value-type="string">
            <text:p>343.33</text:p>
          </table:table-cell>
          <table:table-cell office:value-type="string" calcext:value-type="string">
            <text:p>4.0</text:p>
          </table:table-cell>
          <table:table-cell office:value-type="float" office:value="0.088" calcext:value-type="float">
            <text:p>0.088</text:p>
          </table:table-cell>
          <table:table-cell office:value-type="float" office:value="15.846" calcext:value-type="float">
            <text:p>15.846</text:p>
          </table:table-cell>
          <table:table-cell office:value-type="float" office:value="1.476597696" calcext:value-type="float">
            <text:p>1.477</text:p>
          </table:table-cell>
          <table:table-cell office:value-type="float" office:value="52.82897376" calcext:value-type="float">
            <text:p>52.829</text:p>
          </table:table-cell>
        </table:table-row>
        <table:table-row table:style-name="ro4">
          <table:table-cell table:formula="of:=CONCATENATE(['DIC-O2-Temp-Nutriens'.C220];&quot;-&quot;;['DIC-O2-Temp-Nutriens'.D220];['DIC-O2-Temp-Nutriens'.E220];&quot;-&quot;;['DIC-O2-Temp-Nutriens'.F220])" office:value-type="string" office:string-value="ST435-IA4-T4" calcext:value-type="string">
            <text:p>ST435-IA4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806.471034926175" calcext:value-type="float">
            <text:p>806.471</text:p>
          </table:table-cell>
          <table:table-cell office:value-type="string" calcext:value-type="string">
            <text:p>319.50</text:p>
          </table:table-cell>
          <table:table-cell office:value-type="string" calcext:value-type="string">
            <text:p>4.0</text:p>
          </table:table-cell>
          <table:table-cell office:value-type="float" office:value="0.094" calcext:value-type="float">
            <text:p>0.094</text:p>
          </table:table-cell>
          <table:table-cell office:value-type="float" office:value="16.774" calcext:value-type="float">
            <text:p>16.774</text:p>
          </table:table-cell>
          <table:table-cell office:value-type="float" office:value="1.421664746" calcext:value-type="float">
            <text:p>1.422</text:p>
          </table:table-cell>
          <table:table-cell office:value-type="float" office:value="49.845013572" calcext:value-type="float">
            <text:p>49.845</text:p>
          </table:table-cell>
        </table:table-row>
        <table:table-row table:style-name="ro4">
          <table:table-cell table:formula="of:=CONCATENATE(['DIC-O2-Temp-Nutriens'.C221];&quot;-&quot;;['DIC-O2-Temp-Nutriens'.D221];['DIC-O2-Temp-Nutriens'.E221];&quot;-&quot;;['DIC-O2-Temp-Nutriens'.F221])" office:value-type="string" office:string-value="ST435-IA5-T4" calcext:value-type="string">
            <text:p>ST435-IA5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768.921380328036" calcext:value-type="float">
            <text:p>768.921</text:p>
          </table:table-cell>
          <table:table-cell office:value-type="string" calcext:value-type="string">
            <text:p>333.53</text:p>
          </table:table-cell>
          <table:table-cell office:value-type="string" calcext:value-type="string">
            <text:p>4.0</text:p>
          </table:table-cell>
          <table:table-cell office:value-type="float" office:value="0.042" calcext:value-type="float">
            <text:p>0.042</text:p>
          </table:table-cell>
          <table:table-cell office:value-type="float" office:value="17.296" calcext:value-type="float">
            <text:p>17.296</text:p>
          </table:table-cell>
          <table:table-cell office:value-type="float" office:value="1.650185818" calcext:value-type="float">
            <text:p>1.650</text:p>
          </table:table-cell>
          <table:table-cell office:value-type="float" office:value="62.970054252" calcext:value-type="float">
            <text:p>62.970</text:p>
          </table:table-cell>
        </table:table-row>
        <table:table-row table:style-name="ro4">
          <table:table-cell table:formula="of:=CONCATENATE(['DIC-O2-Temp-Nutriens'.C222];&quot;-&quot;;['DIC-O2-Temp-Nutriens'.D222];['DIC-O2-Temp-Nutriens'.E222];&quot;-&quot;;['DIC-O2-Temp-Nutriens'.F222])" office:value-type="string" office:string-value="ST435-PP1-T4" calcext:value-type="string">
            <text:p>ST435-PP1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994.72085669727" calcext:value-type="float">
            <text:p>994.721</text:p>
          </table:table-cell>
          <table:table-cell office:value-type="string" calcext:value-type="string">
            <text:p>310.72</text:p>
          </table:table-cell>
          <table:table-cell office:value-type="string" calcext:value-type="string">
            <text:p>4.0</text:p>
          </table:table-cell>
          <table:table-cell office:value-type="float" office:value="0.054" calcext:value-type="float">
            <text:p>0.054</text:p>
          </table:table-cell>
          <table:table-cell office:value-type="float" office:value="23.742" calcext:value-type="float">
            <text:p>23.742</text:p>
          </table:table-cell>
          <table:table-cell office:value-type="float" office:value="2.085254782" calcext:value-type="float">
            <text:p>2.085</text:p>
          </table:table-cell>
          <table:table-cell office:value-type="float" office:value="52.365898212" calcext:value-type="float">
            <text:p>52.366</text:p>
          </table:table-cell>
        </table:table-row>
        <table:table-row table:style-name="ro4">
          <table:table-cell table:formula="of:=CONCATENATE(['DIC-O2-Temp-Nutriens'.C223];&quot;-&quot;;['DIC-O2-Temp-Nutriens'.D223];['DIC-O2-Temp-Nutriens'.E223];&quot;-&quot;;['DIC-O2-Temp-Nutriens'.F223])" office:value-type="string" office:string-value="ST435-PP2-T4" calcext:value-type="string">
            <text:p>ST435-PP2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940.16113072983" calcext:value-type="float">
            <text:p>940.161</text:p>
          </table:table-cell>
          <table:table-cell office:value-type="string" calcext:value-type="string">
            <text:p>335.41</text:p>
          </table:table-cell>
          <table:table-cell office:value-type="string" calcext:value-type="string">
            <text:p>4.0</text:p>
          </table:table-cell>
          <table:table-cell office:value-type="float" office:value="0.055" calcext:value-type="float">
            <text:p>0.055</text:p>
          </table:table-cell>
          <table:table-cell office:value-type="float" office:value="21.839" calcext:value-type="float">
            <text:p>21.839</text:p>
          </table:table-cell>
          <table:table-cell office:value-type="float" office:value="1.917159955" calcext:value-type="float">
            <text:p>1.917</text:p>
          </table:table-cell>
          <table:table-cell office:value-type="float" office:value="44.793197288" calcext:value-type="float">
            <text:p>44.793</text:p>
          </table:table-cell>
        </table:table-row>
        <table:table-row table:style-name="ro4">
          <table:table-cell table:formula="of:=CONCATENATE(['DIC-O2-Temp-Nutriens'.C224];&quot;-&quot;;['DIC-O2-Temp-Nutriens'.D224];['DIC-O2-Temp-Nutriens'.E224];&quot;-&quot;;['DIC-O2-Temp-Nutriens'.F224])" office:value-type="string" office:string-value="ST435-PP3-T4" calcext:value-type="string">
            <text:p>ST435-PP3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814.270353723797" calcext:value-type="float">
            <text:p>814.270</text:p>
          </table:table-cell>
          <table:table-cell office:value-type="string" calcext:value-type="string">
            <text:p>322.39</text:p>
          </table:table-cell>
          <table:table-cell office:value-type="string" calcext:value-type="string">
            <text:p>4.0</text:p>
          </table:table-cell>
          <table:table-cell office:value-type="float" office:value="0.087" calcext:value-type="float">
            <text:p>0.087</text:p>
          </table:table-cell>
          <table:table-cell office:value-type="float" office:value="21.955" calcext:value-type="float">
            <text:p>21.955</text:p>
          </table:table-cell>
          <table:table-cell office:value-type="float" office:value="1.894088116" calcext:value-type="float">
            <text:p>1.894</text:p>
          </table:table-cell>
          <table:table-cell office:value-type="float" office:value="41.63113112" calcext:value-type="float">
            <text:p>41.631</text:p>
          </table:table-cell>
        </table:table-row>
        <table:table-row table:style-name="ro4">
          <table:table-cell table:formula="of:=CONCATENATE(['DIC-O2-Temp-Nutriens'.C225];&quot;-&quot;;['DIC-O2-Temp-Nutriens'.D225];['DIC-O2-Temp-Nutriens'.E225];&quot;-&quot;;['DIC-O2-Temp-Nutriens'.F225])" office:value-type="string" office:string-value="ST435-PP4-T4" calcext:value-type="string">
            <text:p>ST435-PP4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1063.16957109933" calcext:value-type="float">
            <text:p>1063.170</text:p>
          </table:table-cell>
          <table:table-cell office:value-type="string" calcext:value-type="string">
            <text:p>308.18</text:p>
          </table:table-cell>
          <table:table-cell office:value-type="string" calcext:value-type="string">
            <text:p>4.0</text:p>
          </table:table-cell>
          <table:table-cell office:value-type="float" office:value="0.066" calcext:value-type="float">
            <text:p>0.066</text:p>
          </table:table-cell>
          <table:table-cell office:value-type="float" office:value="23.082" calcext:value-type="float">
            <text:p>23.082</text:p>
          </table:table-cell>
          <table:table-cell office:value-type="float" office:value="2.137990414" calcext:value-type="float">
            <text:p>2.138</text:p>
          </table:table-cell>
          <table:table-cell office:value-type="float" office:value="55.337984668" calcext:value-type="float">
            <text:p>55.338</text:p>
          </table:table-cell>
        </table:table-row>
        <table:table-row table:style-name="ro4">
          <table:table-cell table:formula="of:=CONCATENATE(['DIC-O2-Temp-Nutriens'.C226];&quot;-&quot;;['DIC-O2-Temp-Nutriens'.D226];['DIC-O2-Temp-Nutriens'.E226];&quot;-&quot;;['DIC-O2-Temp-Nutriens'.F226])" office:value-type="string" office:string-value="ST435-PP5-T4" calcext:value-type="string">
            <text:p>ST435-PP5-T4</text:p>
          </table:table-cell>
          <table:table-cell office:value-type="string" calcext:value-type="string">
            <text:p>31-08-2015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927.685989644363" calcext:value-type="float">
            <text:p>927.686</text:p>
          </table:table-cell>
          <table:table-cell office:value-type="string" calcext:value-type="string">
            <text:p>313.13</text:p>
          </table:table-cell>
          <table:table-cell office:value-type="string" calcext:value-type="string">
            <text:p>4.0</text:p>
          </table:table-cell>
          <table:table-cell office:value-type="float" office:value="0.09" calcext:value-type="float">
            <text:p>0.090</text:p>
          </table:table-cell>
          <table:table-cell office:value-type="float" office:value="23.352" calcext:value-type="float">
            <text:p>23.352</text:p>
          </table:table-cell>
          <table:table-cell office:value-type="float" office:value="1.752361105" calcext:value-type="float">
            <text:p>1.752</text:p>
          </table:table-cell>
          <table:table-cell office:value-type="float" office:value="51.072574788" calcext:value-type="float">
            <text:p>51.073</text:p>
          </table:table-cell>
        </table:table-row>
      </table:table>
      <table:table table:name="DIC" table:style-name="ta1">
        <table:table-column table:style-name="co15" table:default-cell-style-name="ce37"/>
        <table:table-column table:style-name="co2" table:default-cell-style-name="ce27"/>
        <table:table-column table:style-name="co2" table:number-columns-repeated="2" table:default-cell-style-name="Default"/>
        <table:table-column table:style-name="co2" table:default-cell-style-name="ce45"/>
        <table:table-column table:style-name="co2" table:number-columns-repeated="2" table:default-cell-style-name="Default"/>
        <table:table-row table:style-name="ro5">
          <table:table-cell table:style-name="ce32" office:value-type="string" calcext:value-type="string">
            <text:p>δ<text:span text:style-name="T4">13</text:span><text:span text:style-name="T5">C exprimé en ‰ vs VPDB (±0,1‰ à 1σ)</text:span></text:p>
          </table:table-cell>
          <table:table-cell table:style-name="ce32" table:number-columns-repeated="3"/>
          <table:table-cell table:style-name="ce39" table:number-columns-repeated="2"/>
          <table:table-cell table:style-name="ce49"/>
        </table:table-row>
        <table:table-row table:style-name="ro4">
          <table:table-cell table:style-name="ce33" table:number-columns-repeated="4"/>
          <table:table-cell table:style-name="ce40" table:number-columns-repeated="2"/>
          <table:table-cell table:style-name="ce33"/>
        </table:table-row>
        <table:table-row table:style-name="ro6">
          <table:table-cell table:style-name="ce34" office:value-type="string" calcext:value-type="string" table:number-columns-spanned="7" table:number-rows-spanned="1">
            <text:p>Les donnés brutes sont corrigées à l'aide d'une droite de calibration construite à l'aide de 2 matériaux de référence:<text:span text:style-name="T6"> δ</text:span><text:span text:style-name="T7">13</text:span><text:span text:style-name="T5">C</text:span><text:span text:style-name="T8">=</text:span><text:span text:style-name="T9">-3,44‰ </text:span><text:span text:style-name="T8">&amp;</text:span><text:span text:style-name="T9"> -19,53‰</text:span><text:span text:style-name="T8">. Les matériaux de références internes sont noramlisés sur l'échelleVPDB (NBS19 - LSVEC). </text:span></text:p>
          </table:table-cell>
          <table:covered-table-cell table:number-columns-repeated="3" table:style-name="ce34"/>
          <table:covered-table-cell table:number-columns-repeated="3" table:style-name="ce41"/>
        </table:table-row>
        <table:table-row table:style-name="ro2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25" table:number-columns-repeated="4"/>
          <table:table-cell table:style-name="ce42"/>
          <table:table-cell table:style-name="ce46"/>
          <table:table-cell table:style-name="ce50"/>
        </table:table-row>
        <table:table-row table:style-name="ro4">
          <table:table-cell table:style-name="ce35" table:number-columns-repeated="4"/>
          <table:table-cell table:style-name="ce43"/>
          <table:table-cell table:style-name="ce47" table:number-columns-repeated="2"/>
        </table:table-row>
        <table:table-row table:style-name="ro4">
          <table:table-cell table:style-name="ce36" office:value-type="string" calcext:value-type="string">
            <text:p>Échantillon</text:p>
          </table:table-cell>
          <table:table-cell table:style-name="ce36" office:value-type="string" calcext:value-type="string">
            <text:p>STATION</text:p>
          </table:table-cell>
          <table:table-cell table:style-name="ce36" office:value-type="string" calcext:value-type="string">
            <text:p>TIME</text:p>
          </table:table-cell>
          <table:table-cell table:style-name="ce36" office:value-type="string" calcext:value-type="string">
            <text:p>CORE</text:p>
          </table:table-cell>
          <table:table-cell table:style-name="ce44" office:value-type="string" calcext:value-type="string">
            <text:p>δ13C</text:p>
          </table:table-cell>
          <table:table-cell table:style-name="ce28"/>
          <table:table-cell table:style-name="ce36" office:value-type="string" calcext:value-type="string">
            <text:p>Commentaire</text:p>
          </table:table-cell>
        </table:table-row>
        <table:table-row table:style-name="ro4">
          <table:table-cell table:style-name="ce25" office:value-type="string" calcext:value-type="string">
            <text:p>AMD2015 ST177 T0-C1 15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25" office:value-type="string" calcext:value-type="string">
            <text:p>C1</text:p>
          </table:table-cell>
          <table:table-cell table:style-name="ce42" office:value-type="float" office:value="-1.11875467479115" calcext:value-type="float">
            <text:p>-1.1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1-C1 16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1</text:p>
          </table:table-cell>
          <table:table-cell table:style-name="ce42" office:value-type="float" office:value="0.0271712147132526" calcext:value-type="float">
            <text:p>0.0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2-C1 18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1</text:p>
          </table:table-cell>
          <table:table-cell table:style-name="ce42" office:value-type="float" office:value="-1.2194780217809" calcext:value-type="float">
            <text:p>-1.2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3-C1 19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25" office:value-type="string" calcext:value-type="string">
            <text:p>C1</text:p>
          </table:table-cell>
          <table:table-cell table:style-name="ce42" office:value-type="float" office:value="-1.62527411705023" calcext:value-type="float">
            <text:p>-1.6</text:p>
          </table:table-cell>
          <table:table-cell table:style-name="ce46"/>
          <table:table-cell table:style-name="ce50"/>
        </table:table-row>
        <table:table-row table:style-name="ro4">
          <table:table-cell office:value-type="string" calcext:value-type="string">
            <text:p>AMD2015 ST177 T4-C1 21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25" office:value-type="string" calcext:value-type="string">
            <text:p>C1</text:p>
          </table:table-cell>
          <table:table-cell office:value-type="float" office:value="-2.1887085195069" calcext:value-type="float">
            <text:p>-2.2</text:p>
          </table:table-cell>
          <table:table-cell table:style-name="ce48"/>
          <table:table-cell table:style-name="ce37"/>
        </table:table-row>
        <table:table-row table:style-name="ro4">
          <table:table-cell table:style-name="ce25" office:value-type="string" calcext:value-type="string">
            <text:p>AN15-3A-435 C1-T0 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1</text:p>
          </table:table-cell>
          <table:table-cell table:style-name="ce42" office:value-type="float" office:value="-0.125864928368191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1-T1 1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1</text:p>
          </table:table-cell>
          <table:table-cell table:style-name="ce42" office:value-type="float" office:value="-0.820030005275072" calcext:value-type="float">
            <text:p>-0.8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1-T2 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1</text:p>
          </table:table-cell>
          <table:table-cell table:style-name="ce42" office:value-type="float" office:value="-1.16826232394707" calcext:value-type="float">
            <text:p>-1.2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1-T3 4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1</text:p>
          </table:table-cell>
          <table:table-cell table:style-name="ce42" office:value-type="float" office:value="-1.83273589809817" calcext:value-type="float">
            <text:p>-1.8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1-T4 6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1</text:p>
          </table:table-cell>
          <table:table-cell table:style-name="ce42" office:value-type="float" office:value="-1.90198120788741" calcext:value-type="float">
            <text:p>-1.9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1-T4 13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1</text:p>
          </table:table-cell>
          <table:table-cell table:style-name="ce42" office:value-type="float" office:value="-0.683044220025202" calcext:value-type="float">
            <text:p>-0.7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1-T3 1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1</text:p>
          </table:table-cell>
          <table:table-cell table:style-name="ce42" office:value-type="float" office:value="-0.60811639361623" calcext:value-type="float">
            <text:p>-0.6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1-T2 1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1</text:p>
          </table:table-cell>
          <table:table-cell table:style-name="ce42" office:value-type="float" office:value="-0.0957631836824275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1-T1 9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1</text:p>
          </table:table-cell>
          <table:table-cell table:style-name="ce42" office:value-type="float" office:value="-0.0826992198295935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1-T0 7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1</text:p>
          </table:table-cell>
          <table:table-cell table:style-name="ce42" office:value-type="float" office:value="0.145531571538726" calcext:value-type="float">
            <text:p>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MD2015 ST177 T0-C2 15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25" office:value-type="string" calcext:value-type="string">
            <text:p>C2</text:p>
          </table:table-cell>
          <table:table-cell table:style-name="ce42" office:value-type="float" office:value="-0.660896520348815" calcext:value-type="float">
            <text:p>-0.7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1-C2 16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2</text:p>
          </table:table-cell>
          <table:table-cell table:style-name="ce42" office:value-type="float" office:value="-0.686763204918305" calcext:value-type="float">
            <text:p>-0.7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2-C2 18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2</text:p>
          </table:table-cell>
          <table:table-cell table:style-name="ce42" office:value-type="float" office:value="-0.964452957115871" calcext:value-type="float">
            <text:p>-1.0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3-C2 19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25" office:value-type="string" calcext:value-type="string">
            <text:p>C2</text:p>
          </table:table-cell>
          <table:table-cell table:style-name="ce42" office:value-type="float" office:value="-1.43275491113084" calcext:value-type="float">
            <text:p>-1.4</text:p>
          </table:table-cell>
          <table:table-cell table:style-name="ce46"/>
          <table:table-cell table:style-name="ce50"/>
        </table:table-row>
        <table:table-row table:style-name="ro4">
          <table:table-cell office:value-type="string" calcext:value-type="string">
            <text:p>AMD2015 ST177 T4-C2 21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25" office:value-type="string" calcext:value-type="string">
            <text:p>C2</text:p>
          </table:table-cell>
          <table:table-cell office:value-type="float" office:value="-1.76377407414197" calcext:value-type="float">
            <text:p>-1.8</text:p>
          </table:table-cell>
          <table:table-cell table:style-name="ce48"/>
          <table:table-cell table:style-name="ce37"/>
        </table:table-row>
        <table:table-row table:style-name="ro4">
          <table:table-cell table:style-name="ce25" office:value-type="string" calcext:value-type="string">
            <text:p>AN15-3A-435 C2-T0 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092935005005631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2-T1 1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309752599631941" calcext:value-type="float">
            <text:p>-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2-T2 3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30667975603917" calcext:value-type="float">
            <text:p>-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2-T3 4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818500398932468" calcext:value-type="float">
            <text:p>-0.8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2-T4 6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619408338986502" calcext:value-type="float">
            <text:p>-0.6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2-T4 13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251746703960677" calcext:value-type="float">
            <text:p>-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2-T3 12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15860940339643" calcext:value-type="float">
            <text:p>-0.2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2-T2 1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0247470864283537" calcext:value-type="float">
            <text:p>0.0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2-T1 9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2</text:p>
          </table:table-cell>
          <table:table-cell table:style-name="ce42" office:value-type="float" office:value="-0.0796288484167806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2-T0 7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2</text:p>
          </table:table-cell>
          <table:table-cell table:style-name="ce42" office:value-type="float" office:value="0.0876855553430691" calcext:value-type="float">
            <text:p>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MD2015 ST177 T0-C3 15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25" office:value-type="string" calcext:value-type="string">
            <text:p>C3</text:p>
          </table:table-cell>
          <table:table-cell table:style-name="ce42" office:value-type="float" office:value="-1.10573206902787" calcext:value-type="float">
            <text:p>-1.1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1-C3 16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3</text:p>
          </table:table-cell>
          <table:table-cell table:style-name="ce42" office:value-type="float" office:value="-1.04678779153101" calcext:value-type="float">
            <text:p>-1.0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2-C3 18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3</text:p>
          </table:table-cell>
          <table:table-cell table:style-name="ce42" office:value-type="float" office:value="-1.26293390686139" calcext:value-type="float">
            <text:p>-1.3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3-C3 19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25" office:value-type="string" calcext:value-type="string">
            <text:p>C3</text:p>
          </table:table-cell>
          <table:table-cell table:style-name="ce42" office:value-type="float" office:value="-1.84115404813979" calcext:value-type="float">
            <text:p>-1.8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4-C3 21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25" office:value-type="string" calcext:value-type="string">
            <text:p>C3</text:p>
          </table:table-cell>
          <table:table-cell table:style-name="ce42" office:value-type="float" office:value="-1.81795422518182" calcext:value-type="float">
            <text:p>-1.8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N15-3A-435 C3-T0 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3</text:p>
          </table:table-cell>
          <table:table-cell table:style-name="ce42" office:value-type="float" office:value="0.26873056806005" calcext:value-type="float">
            <text:p>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3-T1 1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3</text:p>
          </table:table-cell>
          <table:table-cell table:style-name="ce42" office:value-type="float" office:value="-0.154818199025234" calcext:value-type="float">
            <text:p>-0.2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3-T2 3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3</text:p>
          </table:table-cell>
          <table:table-cell table:style-name="ce42" office:value-type="float" office:value="0.00890840201655063" calcext:value-type="float">
            <text:p>0.0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3-T3 4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3</text:p>
          </table:table-cell>
          <table:table-cell table:style-name="ce42" office:value-type="float" office:value="-0.11017531531236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3-T4 6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3</text:p>
          </table:table-cell>
          <table:table-cell table:style-name="ce42" office:value-type="float" office:value="0.683156234141204" calcext:value-type="float">
            <text:p>0.7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3-T4 13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3</text:p>
          </table:table-cell>
          <table:table-cell table:style-name="ce42" office:value-type="float" office:value="-0.41330128443455" calcext:value-type="float">
            <text:p>-0.4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3-T3 12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3</text:p>
          </table:table-cell>
          <table:table-cell table:style-name="ce42" office:value-type="float" office:value="-0.327770777565649" calcext:value-type="float">
            <text:p>-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3-T2 10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3</text:p>
          </table:table-cell>
          <table:table-cell table:style-name="ce42" office:value-type="float" office:value="0.0203268467621049" calcext:value-type="float">
            <text:p>0.0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3-T1 9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3</text:p>
          </table:table-cell>
          <table:table-cell table:style-name="ce42" office:value-type="float" office:value="-0.193790649834882" calcext:value-type="float">
            <text:p>-0.2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3-T0-7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3</text:p>
          </table:table-cell>
          <table:table-cell table:style-name="ce42" office:value-type="float" office:value="0.313159348842599" calcext:value-type="float">
            <text:p>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MD2015 ST177 T0-C4 15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25" office:value-type="string" calcext:value-type="string">
            <text:p>C4</text:p>
          </table:table-cell>
          <table:table-cell table:style-name="ce42" office:value-type="float" office:value="-0.634057543198406" calcext:value-type="float">
            <text:p>-0.6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1-C4 16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4</text:p>
          </table:table-cell>
          <table:table-cell table:style-name="ce42" office:value-type="float" office:value="-0.792617086771782" calcext:value-type="float">
            <text:p>-0.8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2-C4 18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4</text:p>
          </table:table-cell>
          <table:table-cell table:style-name="ce42" office:value-type="float" office:value="-1.10981967607891" calcext:value-type="float">
            <text:p>-1.1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3-C4 19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25" office:value-type="string" calcext:value-type="string">
            <text:p>C4</text:p>
          </table:table-cell>
          <table:table-cell table:style-name="ce42" office:value-type="float" office:value="-2.10359415276001" calcext:value-type="float">
            <text:p>-2.1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4-C4 21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25" office:value-type="string" calcext:value-type="string">
            <text:p>C4</text:p>
          </table:table-cell>
          <table:table-cell table:style-name="ce42" office:value-type="float" office:value="-2.23646623379987" calcext:value-type="float">
            <text:p>-2.2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N15-3A-435 C4-T0 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4</text:p>
          </table:table-cell>
          <table:table-cell table:style-name="ce42" office:value-type="float" office:value="-0.723317706152277" calcext:value-type="float">
            <text:p>-0.7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4-T1 1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4</text:p>
          </table:table-cell>
          <table:table-cell table:style-name="ce42" office:value-type="float" office:value="-1.0861182932296" calcext:value-type="float">
            <text:p>-1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4-T2 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4</text:p>
          </table:table-cell>
          <table:table-cell table:style-name="ce42" office:value-type="float" office:value="-1.35736607579603" calcext:value-type="float">
            <text:p>-1.4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4-T3 4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4</text:p>
          </table:table-cell>
          <table:table-cell table:style-name="ce42" office:value-type="float" office:value="-1.6129845399007" calcext:value-type="float">
            <text:p>-1.6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4-T4 6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4</text:p>
          </table:table-cell>
          <table:table-cell table:style-name="ce42" office:value-type="float" office:value="-1.71718254964249" calcext:value-type="float">
            <text:p>-1.7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AN15-3B-407 C4-T4 13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4</text:p>
          </table:table-cell>
          <table:table-cell table:style-name="ce42" office:value-type="float" office:value="-0.374321966667221" calcext:value-type="float">
            <text:p>-0.4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4-T3 12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4</text:p>
          </table:table-cell>
          <table:table-cell table:style-name="ce42" office:value-type="float" office:value="-0.512389235174503" calcext:value-type="float">
            <text:p>-0.5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4-T2 10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4</text:p>
          </table:table-cell>
          <table:table-cell table:style-name="ce42" office:value-type="float" office:value="-0.374319236206249" calcext:value-type="float">
            <text:p>-0.4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4-T1 9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4</text:p>
          </table:table-cell>
          <table:table-cell table:style-name="ce42" office:value-type="float" office:value="-0.17153870609707" calcext:value-type="float">
            <text:p>-0.2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4-T0 7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4</text:p>
          </table:table-cell>
          <table:table-cell table:style-name="ce42" office:value-type="float" office:value="0.737642644179694" calcext:value-type="float">
            <text:p>0.7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MD2015 ST177 T0-C5 15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25" office:value-type="string" calcext:value-type="string">
            <text:p>C5</text:p>
          </table:table-cell>
          <table:table-cell table:style-name="ce42" office:value-type="float" office:value="-0.789674651864905" calcext:value-type="float">
            <text:p>-0.8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1-C5 17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5</text:p>
          </table:table-cell>
          <table:table-cell table:style-name="ce42" office:value-type="float" office:value="-0.795346364734023" calcext:value-type="float">
            <text:p>-0.8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2-C5 18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5</text:p>
          </table:table-cell>
          <table:table-cell table:style-name="ce42" office:value-type="float" office:value="-1.04136516224285" calcext:value-type="float">
            <text:p>-1.0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3-C5 20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25" office:value-type="string" calcext:value-type="string">
            <text:p>C5</text:p>
          </table:table-cell>
          <table:table-cell table:style-name="ce42" office:value-type="float" office:value="-1.45640357593027" calcext:value-type="float">
            <text:p>-1.5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MD2015 ST177 T4-C5 21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25" office:value-type="string" calcext:value-type="string">
            <text:p>C5</text:p>
          </table:table-cell>
          <table:table-cell table:style-name="ce42" office:value-type="float" office:value="-1.69193227511994" calcext:value-type="float">
            <text:p>-1.7</text:p>
          </table:table-cell>
          <table:table-cell table:style-name="ce46"/>
          <table:table-cell table:style-name="ce50"/>
        </table:table-row>
        <table:table-row table:style-name="ro4">
          <table:table-cell table:style-name="ce25" office:value-type="string" calcext:value-type="string">
            <text:p>AN15-3A-435 C5-T0 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107341120324632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5-T1 2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619633078402231" calcext:value-type="float">
            <text:p>-0.6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5-T2 3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993779397670547" calcext:value-type="float">
            <text:p>-1.0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5-T3 5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5</text:p>
          </table:table-cell>
          <table:table-cell table:style-name="ce42" office:value-type="float" office:value="-1.38103803698702" calcext:value-type="float">
            <text:p>-1.4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A-435 C5-T4 6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5</text:p>
          </table:table-cell>
          <table:table-cell table:style-name="ce42" office:value-type="float" office:value="-1.43861776673971" calcext:value-type="float">
            <text:p>-1.4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5-T4 14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309922327408676" calcext:value-type="float">
            <text:p>-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5-T3 12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556227882751143" calcext:value-type="float">
            <text:p>-0.6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5-T2 1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270543356437401" calcext:value-type="float">
            <text:p>-0.3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5-T1 9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C5</text:p>
          </table:table-cell>
          <table:table-cell table:style-name="ce42" office:value-type="float" office:value="-0.0805197700570144" calcext:value-type="float">
            <text:p>-0.1</text:p>
          </table:table-cell>
          <table:table-cell table:number-columns-repeated="2"/>
        </table:table-row>
        <table:table-row table:style-name="ro4">
          <table:table-cell table:style-name="ce25" office:value-type="string" calcext:value-type="string">
            <text:p>AN15-3B-407 C5-T0 8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C5</text:p>
          </table:table-cell>
          <table:table-cell table:style-name="ce42" office:value-type="float" office:value="0.33728135120117" calcext:value-type="float">
            <text:p>0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IA1 15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IA1</text:p>
          </table:table-cell>
          <table:table-cell office:value-type="float" office:value="479.00063592969" calcext:value-type="float">
            <text:p>479.0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IA1 17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IA1</text:p>
          </table:table-cell>
          <table:table-cell office:value-type="float" office:value="74.2926779700406" calcext:value-type="float">
            <text:p>74.3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IA1 18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IA1</text:p>
          </table:table-cell>
          <table:table-cell office:value-type="float" office:value="465.061124682634" calcext:value-type="float">
            <text:p>465.1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IA1 20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IA1</text:p>
          </table:table-cell>
          <table:table-cell office:value-type="float" office:value="557.26892708181" calcext:value-type="float">
            <text:p>557.3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IA1 21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IA1</text:p>
          </table:table-cell>
          <table:table-cell office:value-type="float" office:value="675.44998190723" calcext:value-type="float">
            <text:p>675.4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IA1-T0 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1</text:p>
          </table:table-cell>
          <table:table-cell office:value-type="float" office:value="10.4010494462563" calcext:value-type="float">
            <text:p>10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1-T1 2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1</text:p>
          </table:table-cell>
          <table:table-cell office:value-type="float" office:value="359.809022985624" calcext:value-type="float">
            <text:p>359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1-T2 3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1</text:p>
          </table:table-cell>
          <table:table-cell office:value-type="float" office:value="421.617261488942" calcext:value-type="float">
            <text:p>421.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1-T3 5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1</text:p>
          </table:table-cell>
          <table:table-cell office:value-type="float" office:value="491.444489900312" calcext:value-type="float">
            <text:p>491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1-T4 6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1</text:p>
          </table:table-cell>
          <table:table-cell office:value-type="float" office:value="593.161128949436" calcext:value-type="float">
            <text:p>593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1-T0 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1</text:p>
          </table:table-cell>
          <table:table-cell office:value-type="float" office:value="1.18272189867124" calcext:value-type="float">
            <text:p>1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1-T1 9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1</text:p>
          </table:table-cell>
          <table:table-cell office:value-type="float" office:value="95.3983258077468" calcext:value-type="float">
            <text:p>95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1-T2 1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1</text:p>
          </table:table-cell>
          <table:table-cell office:value-type="float" office:value="423.969025366102" calcext:value-type="float">
            <text:p>424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1-T3 1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1</text:p>
          </table:table-cell>
          <table:table-cell office:value-type="float" office:value="712.92408528847" calcext:value-type="float">
            <text:p>712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1-T4 14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1</text:p>
          </table:table-cell>
          <table:table-cell office:value-type="float" office:value="945.710500800169" calcext:value-type="float">
            <text:p>945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IA2 15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IA2</text:p>
          </table:table-cell>
          <table:table-cell office:value-type="float" office:value="4.63511108546375" calcext:value-type="float">
            <text:p>4.6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IA2 17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IA2</text:p>
          </table:table-cell>
          <table:table-cell office:value-type="float" office:value="90.1831388252507" calcext:value-type="float">
            <text:p>90.2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IA2 18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IA2</text:p>
          </table:table-cell>
          <table:table-cell office:value-type="float" office:value="583.207910380718" calcext:value-type="float">
            <text:p>583.2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IA2 20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IA2</text:p>
          </table:table-cell>
          <table:table-cell office:value-type="float" office:value="621.564109704512" calcext:value-type="float">
            <text:p>621.6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IA2 21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IA2</text:p>
          </table:table-cell>
          <table:table-cell office:value-type="float" office:value="734.347331498982" calcext:value-type="float">
            <text:p>734.3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IA2-T0 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2</text:p>
          </table:table-cell>
          <table:table-cell office:value-type="float" office:value="21.5487099543658" calcext:value-type="float">
            <text:p>21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2-T1 2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2</text:p>
          </table:table-cell>
          <table:table-cell office:value-type="float" office:value="171.334123502102" calcext:value-type="float">
            <text:p>171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2-T2 3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2</text:p>
          </table:table-cell>
          <table:table-cell office:value-type="float" office:value="462.066313720321" calcext:value-type="float">
            <text:p>462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2-T3 5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2</text:p>
          </table:table-cell>
          <table:table-cell office:value-type="float" office:value="521.817889228584" calcext:value-type="float">
            <text:p>521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2-T4 6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2</text:p>
          </table:table-cell>
          <table:table-cell office:value-type="float" office:value="586.752754608035" calcext:value-type="float">
            <text:p>586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2-T0 8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2</text:p>
          </table:table-cell>
          <table:table-cell office:value-type="float" office:value="610.809903376557" calcext:value-type="float">
            <text:p>610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2-T1 9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2</text:p>
          </table:table-cell>
          <table:table-cell office:value-type="float" office:value="81.2947908166648" calcext:value-type="float">
            <text:p>81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2-T2 1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2</text:p>
          </table:table-cell>
          <table:table-cell office:value-type="float" office:value="548.199732811744" calcext:value-type="float">
            <text:p>548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2-T3 12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2</text:p>
          </table:table-cell>
          <table:table-cell office:value-type="float" office:value="728.308400804667" calcext:value-type="float">
            <text:p>728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2-T4 14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2</text:p>
          </table:table-cell>
          <table:table-cell office:value-type="float" office:value="998.371715446671" calcext:value-type="float">
            <text:p>998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IA3 15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IA3</text:p>
          </table:table-cell>
          <table:table-cell office:value-type="float" office:value="475.5070362561" calcext:value-type="float">
            <text:p>475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IA3 17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IA3</text:p>
          </table:table-cell>
          <table:table-cell office:value-type="float" office:value="65.5171288968459" calcext:value-type="float">
            <text:p>65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IA3 18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IA3</text:p>
          </table:table-cell>
          <table:table-cell office:value-type="float" office:value="475.631469659981" calcext:value-type="float">
            <text:p>475.6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IA3 20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IA3</text:p>
          </table:table-cell>
          <table:table-cell office:value-type="float" office:value="493.339091428125" calcext:value-type="float">
            <text:p>493.3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IA3 201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IA3</text:p>
          </table:table-cell>
          <table:table-cell office:value-type="float" office:value="664.466309668382" calcext:value-type="float">
            <text:p>664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IA3-T0 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3</text:p>
          </table:table-cell>
          <table:table-cell office:value-type="float" office:value="105.534518595155" calcext:value-type="float">
            <text:p>105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3-T1 2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3</text:p>
          </table:table-cell>
          <table:table-cell office:value-type="float" office:value="235.768412321512" calcext:value-type="float">
            <text:p>235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3-T2 3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3</text:p>
          </table:table-cell>
          <table:table-cell office:value-type="float" office:value="485.31016506037" calcext:value-type="float">
            <text:p>485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3-T3 5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N15-3A-435 IA3-T4 6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3</text:p>
          </table:table-cell>
          <table:table-cell office:value-type="float" office:value="660.329426783829" calcext:value-type="float">
            <text:p>660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3-T0 8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3</text:p>
          </table:table-cell>
          <table:table-cell office:value-type="float" office:value="396.480996529271" calcext:value-type="float">
            <text:p>396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3-T1 9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3</text:p>
          </table:table-cell>
          <table:table-cell office:value-type="float" office:value="94.3081332870902" calcext:value-type="float">
            <text:p>94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3-T2 1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3</text:p>
          </table:table-cell>
          <table:table-cell office:value-type="float" office:value="434.827949551403" calcext:value-type="float">
            <text:p>434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3-T3 12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3</text:p>
          </table:table-cell>
          <table:table-cell office:value-type="float" office:value="732.235364426172" calcext:value-type="float">
            <text:p>732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3-T4 14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3</text:p>
          </table:table-cell>
          <table:table-cell office:value-type="float" office:value="919.01521294619" calcext:value-type="float">
            <text:p>919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IA4 15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IA4</text:p>
          </table:table-cell>
          <table:table-cell office:value-type="float" office:value="4.46143721400177" calcext:value-type="float">
            <text:p>4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IA4 17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IA4</text:p>
          </table:table-cell>
          <table:table-cell office:value-type="float" office:value="77.4413066696229" calcext:value-type="float">
            <text:p>77.4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IA4 18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IA4</text:p>
          </table:table-cell>
          <table:table-cell office:value-type="float" office:value="462.823429403788" calcext:value-type="float">
            <text:p>462.8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IA4 20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IA4</text:p>
          </table:table-cell>
          <table:table-cell office:value-type="float" office:value="634.431715532926" calcext:value-type="float">
            <text:p>634.4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IA4 21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IA4</text:p>
          </table:table-cell>
          <table:table-cell office:value-type="float" office:value="810.466879488687" calcext:value-type="float">
            <text:p>810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IA4-T0 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4</text:p>
          </table:table-cell>
          <table:table-cell office:value-type="float" office:value="276.479118276428" calcext:value-type="float">
            <text:p>276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4-T1 2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4</text:p>
          </table:table-cell>
          <table:table-cell office:value-type="float" office:value="484.230794562172" calcext:value-type="float">
            <text:p>484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4-T2 3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4</text:p>
          </table:table-cell>
          <table:table-cell office:value-type="float" office:value="601.321986450141" calcext:value-type="float">
            <text:p>601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4-T3 5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4</text:p>
          </table:table-cell>
          <table:table-cell office:value-type="float" office:value="690.671819939935" calcext:value-type="float">
            <text:p>690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4-T4 6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4</text:p>
          </table:table-cell>
          <table:table-cell office:value-type="float" office:value="806.471034926175" calcext:value-type="float">
            <text:p>806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4-T0 8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4</text:p>
          </table:table-cell>
          <table:table-cell office:value-type="float" office:value="911.634358278331" calcext:value-type="float">
            <text:p>911.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4-T1 9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4</text:p>
          </table:table-cell>
          <table:table-cell office:value-type="float" office:value="85.4922696199114" calcext:value-type="float">
            <text:p>85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4-T2 11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4</text:p>
          </table:table-cell>
          <table:table-cell office:value-type="float" office:value="692.472005511934" calcext:value-type="float">
            <text:p>692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4-T3 12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4</text:p>
          </table:table-cell>
          <table:table-cell office:value-type="float" office:value="826.382332286048" calcext:value-type="float">
            <text:p>826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4-T4 14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4</text:p>
          </table:table-cell>
          <table:table-cell office:value-type="float" office:value="1077.38962861779" calcext:value-type="float">
            <text:p>1077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IA5 16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IA5</text:p>
          </table:table-cell>
          <table:table-cell office:value-type="float" office:value="503.108813406864" calcext:value-type="float">
            <text:p>503.1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IA5 17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IA5</text:p>
          </table:table-cell>
          <table:table-cell office:value-type="float" office:value="71.0895114228522" calcext:value-type="float">
            <text:p>71.1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IA5 19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IA5</text:p>
          </table:table-cell>
          <table:table-cell office:value-type="float" office:value="472.012234194984" calcext:value-type="float">
            <text:p>472.0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IA5 20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IA5</text:p>
          </table:table-cell>
          <table:table-cell office:value-type="float" office:value="627.825635805708" calcext:value-type="float">
            <text:p>627.8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IA5 22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IA5</text:p>
          </table:table-cell>
          <table:table-cell office:value-type="float" office:value="785.559815417224" calcext:value-type="float">
            <text:p>785.6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IA5-T0 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5</text:p>
          </table:table-cell>
          <table:table-cell office:value-type="float" office:value="332.224610146294" calcext:value-type="float">
            <text:p>332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5-T1 2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5</text:p>
          </table:table-cell>
          <table:table-cell office:value-type="float" office:value="209.901468959529" calcext:value-type="float">
            <text:p>209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5-T2 4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5</text:p>
          </table:table-cell>
          <table:table-cell office:value-type="float" office:value="570.879372916848" calcext:value-type="float">
            <text:p>570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5-T3 5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5</text:p>
          </table:table-cell>
          <table:table-cell office:value-type="float" office:value="649.596368401876" calcext:value-type="float">
            <text:p>649.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IA5-T4 7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5</text:p>
          </table:table-cell>
          <table:table-cell office:value-type="float" office:value="768.921380328036" calcext:value-type="float">
            <text:p>768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5-T0 8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A5</text:p>
          </table:table-cell>
          <table:table-cell office:value-type="float" office:value="79.8278846018716" calcext:value-type="float">
            <text:p>79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5-T1 10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A5</text:p>
          </table:table-cell>
          <table:table-cell office:value-type="float" office:value="106.069393147031" calcext:value-type="float">
            <text:p>106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5-T2 11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A5</text:p>
          </table:table-cell>
          <table:table-cell office:value-type="float" office:value="690.346116958259" calcext:value-type="float">
            <text:p>690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5-T3 13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A5</text:p>
          </table:table-cell>
          <table:table-cell office:value-type="float" office:value="1043.34550635254" calcext:value-type="float">
            <text:p>1043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IA5-T4 14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A5</text:p>
          </table:table-cell>
          <table:table-cell office:value-type="float" office:value="1326.65672339424" calcext:value-type="float">
            <text:p>1326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PP1 16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PP1</text:p>
          </table:table-cell>
          <table:table-cell office:value-type="float" office:value="415.42681731535" calcext:value-type="float">
            <text:p>415.4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PP1 17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PP1</text:p>
          </table:table-cell>
          <table:table-cell office:value-type="float" office:value="86.8049734564759" calcext:value-type="float">
            <text:p>86.8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PP1 19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PP1</text:p>
          </table:table-cell>
          <table:table-cell office:value-type="float" office:value="276.008338889752" calcext:value-type="float">
            <text:p>276.0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PP1 206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PP1</text:p>
          </table:table-cell>
          <table:table-cell office:value-type="float" office:value="517.097589427563" calcext:value-type="float">
            <text:p>517.1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PP1 221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PP1</text:p>
          </table:table-cell>
          <table:table-cell office:value-type="float" office:value="730.538625883381" calcext:value-type="float">
            <text:p>730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PP1-T0 1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1</text:p>
          </table:table-cell>
          <table:table-cell office:value-type="float" office:value="18.300583221087" calcext:value-type="float">
            <text:p>18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1-T1 2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1</text:p>
          </table:table-cell>
          <table:table-cell office:value-type="float" office:value="328.399291481862" calcext:value-type="float">
            <text:p>328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1-T2 4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1</text:p>
          </table:table-cell>
          <table:table-cell office:value-type="float" office:value="708.68452819781" calcext:value-type="float">
            <text:p>708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1-T3 5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1</text:p>
          </table:table-cell>
          <table:table-cell office:value-type="float" office:value="781.970817257808" calcext:value-type="float">
            <text:p>782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1-T4 7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1</text:p>
          </table:table-cell>
          <table:table-cell office:value-type="float" office:value="994.72085669727" calcext:value-type="float">
            <text:p>994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1-T0 8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1</text:p>
          </table:table-cell>
          <table:table-cell office:value-type="float" office:value="16.1317369161725" calcext:value-type="float">
            <text:p>16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1-T1 1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1</text:p>
          </table:table-cell>
          <table:table-cell office:value-type="float" office:value="258.876324062369" calcext:value-type="float">
            <text:p>258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1-T2 11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1</text:p>
          </table:table-cell>
          <table:table-cell office:value-type="float" office:value="935.411984908061" calcext:value-type="float">
            <text:p>935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1-T3 1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1</text:p>
          </table:table-cell>
          <table:table-cell office:value-type="float" office:value="970.602996251324" calcext:value-type="float">
            <text:p>970.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1-T4 14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1</text:p>
          </table:table-cell>
          <table:table-cell office:value-type="float" office:value="1330.80519592041" calcext:value-type="float">
            <text:p>1330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PP2 16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PP2</text:p>
          </table:table-cell>
          <table:table-cell office:value-type="float" office:value="710.843875771222" calcext:value-type="float">
            <text:p>710.8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PP2 17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PP2</text:p>
          </table:table-cell>
          <table:table-cell office:value-type="float" office:value="63.6499141075212" calcext:value-type="float">
            <text:p>63.6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PP2 19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PP2</text:p>
          </table:table-cell>
          <table:table-cell/>
          <table:table-cell table:style-name="ce48"/>
          <table:table-cell table:style-name="ce48" office:value-type="string" calcext:value-type="string">
            <text:p>Problème avec l'analyse</text:p>
          </table:table-cell>
        </table:table-row>
        <table:table-row table:style-name="ro4">
          <table:table-cell office:value-type="string" calcext:value-type="string">
            <text:p>AMD2015 ST177 T3 PP2 207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PP2</text:p>
          </table:table-cell>
          <table:table-cell office:value-type="float" office:value="605.408774854024" calcext:value-type="float">
            <text:p>605.4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PP2 222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PP2</text:p>
          </table:table-cell>
          <table:table-cell office:value-type="float" office:value="796.121544495442" calcext:value-type="float">
            <text:p>796.1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PP2-T0 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2</text:p>
          </table:table-cell>
          <table:table-cell office:value-type="float" office:value="720.42808185484" calcext:value-type="float">
            <text:p>720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2-T1 2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2</text:p>
          </table:table-cell>
          <table:table-cell office:value-type="float" office:value="689.311548464949" calcext:value-type="float">
            <text:p>689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2-T2 4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2</text:p>
          </table:table-cell>
          <table:table-cell office:value-type="float" office:value="677.223361712293" calcext:value-type="float">
            <text:p>677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2-T3 57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2</text:p>
          </table:table-cell>
          <table:table-cell office:value-type="float" office:value="757.318577299099" calcext:value-type="float">
            <text:p>757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2-T4 7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2</text:p>
          </table:table-cell>
          <table:table-cell office:value-type="float" office:value="940.16113072983" calcext:value-type="float">
            <text:p>940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2-T0 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2</text:p>
          </table:table-cell>
          <table:table-cell office:value-type="float" office:value="1612.27846470247" calcext:value-type="float">
            <text:p>1612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2-T1 10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2</text:p>
          </table:table-cell>
          <table:table-cell office:value-type="float" office:value="566.200441103455" calcext:value-type="float">
            <text:p>566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2-T2 11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2</text:p>
          </table:table-cell>
          <table:table-cell office:value-type="float" office:value="766.024030964735" calcext:value-type="float">
            <text:p>766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2-T3 13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2</text:p>
          </table:table-cell>
          <table:table-cell office:value-type="float" office:value="786.696739752696" calcext:value-type="float">
            <text:p>786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2-T4 14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2</text:p>
          </table:table-cell>
          <table:table-cell office:value-type="float" office:value="1110.97867008343" calcext:value-type="float">
            <text:p>1111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PP3 16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PP3</text:p>
          </table:table-cell>
          <table:table-cell office:value-type="float" office:value="4.88115914106893" calcext:value-type="float">
            <text:p>4.9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PP3 17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PP3</text:p>
          </table:table-cell>
          <table:table-cell office:value-type="float" office:value="52.9885773193394" calcext:value-type="float">
            <text:p>53.0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PP3 19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PP3</text:p>
          </table:table-cell>
          <table:table-cell office:value-type="float" office:value="585.291989755607" calcext:value-type="float">
            <text:p>585.3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PP3 208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PP3</text:p>
          </table:table-cell>
          <table:table-cell office:value-type="float" office:value="494.302965765643" calcext:value-type="float">
            <text:p>494.3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PP3 223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PP3</text:p>
          </table:table-cell>
          <table:table-cell office:value-type="float" office:value="695.676814099431" calcext:value-type="float">
            <text:p>695.7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PP3-T0 1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3</text:p>
          </table:table-cell>
          <table:table-cell office:value-type="float" office:value="892.759720270115" calcext:value-type="float">
            <text:p>892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3-T1 2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3</text:p>
          </table:table-cell>
          <table:table-cell office:value-type="float" office:value="361.010011555848" calcext:value-type="float">
            <text:p>361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3-T2 4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3</text:p>
          </table:table-cell>
          <table:table-cell office:value-type="float" office:value="772.02726037365" calcext:value-type="float">
            <text:p>772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3-T3 5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3</text:p>
          </table:table-cell>
          <table:table-cell office:value-type="float" office:value="688.514002750366" calcext:value-type="float">
            <text:p>688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3-T4 7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3</text:p>
          </table:table-cell>
          <table:table-cell office:value-type="float" office:value="814.270353723797" calcext:value-type="float">
            <text:p>814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3-T0 8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3</text:p>
          </table:table-cell>
          <table:table-cell office:value-type="float" office:value="1130.80504593164" calcext:value-type="float">
            <text:p>1130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3-T1 1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3</text:p>
          </table:table-cell>
          <table:table-cell office:value-type="float" office:value="767.348838192744" calcext:value-type="float">
            <text:p>767.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3-T2 11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3</text:p>
          </table:table-cell>
          <table:table-cell office:value-type="float" office:value="851.522359015196" calcext:value-type="float">
            <text:p>851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3-T3 1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3</text:p>
          </table:table-cell>
          <table:table-cell office:value-type="float" office:value="818.016946952572" calcext:value-type="float">
            <text:p>818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3-T4 1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3</text:p>
          </table:table-cell>
          <table:table-cell office:value-type="float" office:value="1069.07345529327" calcext:value-type="float">
            <text:p>1069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PP4 16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PP4</text:p>
          </table:table-cell>
          <table:table-cell office:value-type="float" office:value="6.01186426788637" calcext:value-type="float">
            <text:p>6.0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PP4 17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PP4</text:p>
          </table:table-cell>
          <table:table-cell office:value-type="float" office:value="58.1854517306214" calcext:value-type="float">
            <text:p>58.2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PP4 19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PP4</text:p>
          </table:table-cell>
          <table:table-cell office:value-type="float" office:value="562.699005691172" calcext:value-type="float">
            <text:p>562.7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PP4 209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PP4</text:p>
          </table:table-cell>
          <table:table-cell office:value-type="float" office:value="470.574177497176" calcext:value-type="float">
            <text:p>470.6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PP4 224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PP4</text:p>
          </table:table-cell>
          <table:table-cell office:value-type="float" office:value="774.947625978999" calcext:value-type="float">
            <text:p>774.9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PP4-T0 1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4</text:p>
          </table:table-cell>
          <table:table-cell office:value-type="float" office:value="634.681362102187" calcext:value-type="float">
            <text:p>634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4-T1 2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4</text:p>
          </table:table-cell>
          <table:table-cell office:value-type="float" office:value="853.059891308507" calcext:value-type="float">
            <text:p>853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4-T2 4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4</text:p>
          </table:table-cell>
          <table:table-cell office:value-type="float" office:value="823.946629904521" calcext:value-type="float">
            <text:p>823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4-T3 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4</text:p>
          </table:table-cell>
          <table:table-cell office:value-type="float" office:value="849.765583171466" calcext:value-type="float">
            <text:p>849.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4-T4 7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4</text:p>
          </table:table-cell>
          <table:table-cell office:value-type="float" office:value="1063.16957109933" calcext:value-type="float">
            <text:p>1063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4-T0 8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4</text:p>
          </table:table-cell>
          <table:table-cell office:value-type="float" office:value="292.040694629366" calcext:value-type="float">
            <text:p>292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4-T1 10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4</text:p>
          </table:table-cell>
          <table:table-cell office:value-type="float" office:value="407.025763223131" calcext:value-type="float">
            <text:p>407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4-T2 11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4</text:p>
          </table:table-cell>
          <table:table-cell office:value-type="float" office:value="1073.50614277454" calcext:value-type="float">
            <text:p>1073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4-T3 13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4</text:p>
          </table:table-cell>
          <table:table-cell office:value-type="float" office:value="969.698774929214" calcext:value-type="float">
            <text:p>969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4-T4 14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4</text:p>
          </table:table-cell>
          <table:table-cell office:value-type="float" office:value="1351.65294578055" calcext:value-type="float">
            <text:p>1351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MD2015 ST177 T0 PP5 16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0</text:p>
          </table:table-cell>
          <table:table-cell table:style-name="ce37" office:value-type="string" calcext:value-type="string">
            <text:p>PP5</text:p>
          </table:table-cell>
          <table:table-cell office:value-type="float" office:value="517.158015956924" calcext:value-type="float">
            <text:p>517.2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1 PP5 18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1</text:p>
          </table:table-cell>
          <table:table-cell table:style-name="ce37" office:value-type="string" calcext:value-type="string">
            <text:p>PP5</text:p>
          </table:table-cell>
          <table:table-cell office:value-type="float" office:value="57.154976579814" calcext:value-type="float">
            <text:p>57.2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2 PP5 19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2</text:p>
          </table:table-cell>
          <table:table-cell table:style-name="ce37" office:value-type="string" calcext:value-type="string">
            <text:p>PP5</text:p>
          </table:table-cell>
          <table:table-cell office:value-type="float" office:value="453.687391594533" calcext:value-type="float">
            <text:p>453.7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3 PP5 210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3</text:p>
          </table:table-cell>
          <table:table-cell table:style-name="ce37" office:value-type="string" calcext:value-type="string">
            <text:p>PP5</text:p>
          </table:table-cell>
          <table:table-cell office:value-type="float" office:value="508.130610000675" calcext:value-type="float">
            <text:p>508.1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MD2015 ST177 T4 PP5 225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office:value-type="string" calcext:value-type="string">
            <text:p>T4</text:p>
          </table:table-cell>
          <table:table-cell table:style-name="ce37" office:value-type="string" calcext:value-type="string">
            <text:p>PP5</text:p>
          </table:table-cell>
          <table:table-cell office:value-type="float" office:value="725.54958878757" calcext:value-type="float">
            <text:p>725.5</text:p>
          </table:table-cell>
          <table:table-cell table:style-name="ce48"/>
          <table:table-cell table:style-name="ce37"/>
        </table:table-row>
        <table:table-row table:style-name="ro4">
          <table:table-cell office:value-type="string" calcext:value-type="string">
            <text:p>AN15-3A-435 PP5-T0 1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5</text:p>
          </table:table-cell>
          <table:table-cell office:value-type="float" office:value="1199.04011359467" calcext:value-type="float">
            <text:p>1199.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5-T1 3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5</text:p>
          </table:table-cell>
          <table:table-cell office:value-type="float" office:value="400.121006225454" calcext:value-type="float">
            <text:p>400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5-T2 4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5</text:p>
          </table:table-cell>
          <table:table-cell office:value-type="float" office:value="851.183639176567" calcext:value-type="float">
            <text:p>851.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5-T3 6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5</text:p>
          </table:table-cell>
          <table:table-cell office:value-type="float" office:value="826.870073521836" calcext:value-type="float">
            <text:p>826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A-435 PP5-T4 7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5</text:p>
          </table:table-cell>
          <table:table-cell office:value-type="float" office:value="927.685989644363" calcext:value-type="float">
            <text:p>927.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5-T0 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P5</text:p>
          </table:table-cell>
          <table:table-cell office:value-type="float" office:value="957.490284279446" calcext:value-type="float">
            <text:p>957.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5-T1 10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PP5</text:p>
          </table:table-cell>
          <table:table-cell office:value-type="float" office:value="954.141524021973" calcext:value-type="float">
            <text:p>954.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5-T2 12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P5</text:p>
          </table:table-cell>
          <table:table-cell office:value-type="float" office:value="886.917859192181" calcext:value-type="float">
            <text:p>886.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5-T3 1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PP5</text:p>
          </table:table-cell>
          <table:table-cell office:value-type="float" office:value="853.375394802509" calcext:value-type="float">
            <text:p>853.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15-3B-407 PP5-T4 15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PP5</text:p>
          </table:table-cell>
          <table:table-cell office:value-type="float" office:value="1111.19405734578" calcext:value-type="float">
            <text:p>1111.2</text:p>
          </table:table-cell>
          <table:table-cell table:number-columns-repeated="2"/>
        </table:table-row>
      </table:table>
      <table:table table:name="Nutrients" table:style-name="ta1">
        <table:table-column table:style-name="co14" table:default-cell-style-name="Default"/>
        <table:table-column table:style-name="co16" table:default-cell-style-name="ce52"/>
        <table:table-column table:style-name="co17" table:default-cell-style-name="ce52"/>
        <table:table-column table:style-name="co2" table:default-cell-style-name="ce52"/>
        <table:table-column table:style-name="co18" table:default-cell-style-name="ce52"/>
        <table:table-column table:style-name="co2" table:default-cell-style-name="ce52"/>
        <table:table-column table:style-name="co2" table:number-columns-repeated="4" table:default-cell-style-name="Default"/>
        <table:table-column table:style-name="co19" table:default-cell-style-name="Default"/>
        <table:table-row table:style-name="ro2">
          <table:table-cell table:number-columns-repeated="7"/>
          <table:table-cell office:value-type="string" calcext:value-type="string">
            <text:p>Nitrite</text:p>
          </table:table-cell>
          <table:table-cell office:value-type="string" calcext:value-type="string">
            <text:p>Nitrate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Silicate</text:p>
          </table:table-cell>
        </table:table-row>
        <table:table-row table:style-name="ro2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DATE</text:p>
          </table:table-cell>
          <table:table-cell table:style-name="ce53" office:value-type="string" calcext:value-type="string">
            <text:p>STATION</text:p>
          </table:table-cell>
          <table:table-cell table:style-name="ce24" office:value-type="string" calcext:value-type="string">
            <text:p>TREATMENT</text:p>
          </table:table-cell>
          <table:table-cell table:style-name="ce24" office:value-type="string" calcext:value-type="string">
            <text:p>N° CORE</text:p>
          </table:table-cell>
          <table:table-cell table:style-name="ce24" office:value-type="string" calcext:value-type="string">
            <text:p>TIME</text:p>
          </table:table-cell>
          <table:table-cell table:number-columns-repeated="4" office:value-type="string" calcext:value-type="string">
            <text:p>µmol/L</text:p>
          </table:table-cell>
        </table:table-row>
        <table:table-row table:style-name="ro4">
          <table:table-cell table:style-name="ce51" office:value-type="string" calcext:value-type="string">
            <text:p>C Nozais leg3 46</text:p>
          </table:table-cell>
          <table:table-cell table:style-name="ce25" table:formula="of:=CONCATENATE(&quot;2015&quot;;&quot;-&quot;;[Nutrients.D3];&quot;-&quot;;[Nutrients.E3];[Nutrients.F3];&quot;-&quot;;[Nutrients.G3])" office:value-type="string" office:string-value="2015-ST435-C1-T0" calcext:value-type="string">
            <text:p>2015-ST435-C1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float" office:value="0.085" calcext:value-type="float">
            <text:p>0.085</text:p>
          </table:table-cell>
          <table:table-cell office:value-type="float" office:value="14.637" calcext:value-type="float">
            <text:p>14.637</text:p>
          </table:table-cell>
          <table:table-cell office:value-type="float" office:value="1.130520111" calcext:value-type="float">
            <text:p>1.130520111</text:p>
          </table:table-cell>
          <table:table-cell office:value-type="float" office:value="16.514534484" calcext:value-type="float">
            <text:p>16.514534484</text:p>
          </table:table-cell>
        </table:table-row>
        <table:table-row table:style-name="ro4">
          <table:table-cell table:style-name="ce51" office:value-type="float" office:value="47" calcext:value-type="float">
            <text:p>47</text:p>
          </table:table-cell>
          <table:table-cell table:style-name="ce25" table:formula="of:=CONCATENATE(&quot;2015&quot;;&quot;-&quot;;[Nutrients.D4];&quot;-&quot;;[Nutrients.E4];[Nutrients.F4];&quot;-&quot;;[Nutrients.G4])" office:value-type="string" office:string-value="2015-ST435-C2-T0" calcext:value-type="string">
            <text:p>2015-ST435-C2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0</text:p>
          </table:table-cell>
          <table:table-cell office:value-type="float" office:value="0.076" calcext:value-type="float">
            <text:p>0.076</text:p>
          </table:table-cell>
          <table:table-cell office:value-type="float" office:value="14.129" calcext:value-type="float">
            <text:p>14.129</text:p>
          </table:table-cell>
          <table:table-cell office:value-type="float" office:value="1.155789268" calcext:value-type="float">
            <text:p>1.155789268</text:p>
          </table:table-cell>
          <table:table-cell office:value-type="float" office:value="16.772103132" calcext:value-type="float">
            <text:p>16.772103132</text:p>
          </table:table-cell>
        </table:table-row>
        <table:table-row table:style-name="ro4">
          <table:table-cell table:style-name="ce51" office:value-type="float" office:value="48" calcext:value-type="float">
            <text:p>48</text:p>
          </table:table-cell>
          <table:table-cell table:style-name="ce25" table:formula="of:=CONCATENATE(&quot;2015&quot;;&quot;-&quot;;[Nutrients.D5];&quot;-&quot;;[Nutrients.E5];[Nutrients.F5];&quot;-&quot;;[Nutrients.G5])" office:value-type="string" office:string-value="2015-ST435-C3-T0" calcext:value-type="string">
            <text:p>2015-ST435-C3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0</text:p>
          </table:table-cell>
          <table:table-cell office:value-type="float" office:value="0.089" calcext:value-type="float">
            <text:p>0.089</text:p>
          </table:table-cell>
          <table:table-cell office:value-type="float" office:value="14.342" calcext:value-type="float">
            <text:p>14.342</text:p>
          </table:table-cell>
          <table:table-cell office:value-type="float" office:value="1.140408042" calcext:value-type="float">
            <text:p>1.140408042</text:p>
          </table:table-cell>
          <table:table-cell office:value-type="float" office:value="16.727348296" calcext:value-type="float">
            <text:p>16.727348296</text:p>
          </table:table-cell>
        </table:table-row>
        <table:table-row table:style-name="ro4">
          <table:table-cell table:style-name="ce51" office:value-type="float" office:value="49" calcext:value-type="float">
            <text:p>49</text:p>
          </table:table-cell>
          <table:table-cell table:style-name="ce25" table:formula="of:=CONCATENATE(&quot;2015&quot;;&quot;-&quot;;[Nutrients.D6];&quot;-&quot;;[Nutrients.E6];[Nutrients.F6];&quot;-&quot;;[Nutrients.G6])" office:value-type="string" office:string-value="2015-ST435-C4-T0" calcext:value-type="string">
            <text:p>2015-ST435-C4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0</text:p>
          </table:table-cell>
          <table:table-cell office:value-type="float" office:value="0.084" calcext:value-type="float">
            <text:p>0.084</text:p>
          </table:table-cell>
          <table:table-cell office:value-type="float" office:value="14.231" calcext:value-type="float">
            <text:p>14.231</text:p>
          </table:table-cell>
          <table:table-cell office:value-type="float" office:value="1.228300762" calcext:value-type="float">
            <text:p>1.228300762</text:p>
          </table:table-cell>
          <table:table-cell office:value-type="float" office:value="17.514668064" calcext:value-type="float">
            <text:p>17.514668064</text:p>
          </table:table-cell>
        </table:table-row>
        <table:table-row table:style-name="ro4">
          <table:table-cell table:style-name="ce51" office:value-type="float" office:value="50" calcext:value-type="float">
            <text:p>50</text:p>
          </table:table-cell>
          <table:table-cell table:style-name="ce25" table:formula="of:=CONCATENATE(&quot;2015&quot;;&quot;-&quot;;[Nutrients.D7];&quot;-&quot;;[Nutrients.E7];[Nutrients.F7];&quot;-&quot;;[Nutrients.G7])" office:value-type="string" office:string-value="2015-ST435-C5-T0" calcext:value-type="string">
            <text:p>2015-ST435-C5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0</text:p>
          </table:table-cell>
          <table:table-cell office:value-type="float" office:value="0.108" calcext:value-type="float">
            <text:p>0.10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.183255743" calcext:value-type="float">
            <text:p>1.183255743</text:p>
          </table:table-cell>
          <table:table-cell office:value-type="float" office:value="17.898280944" calcext:value-type="float">
            <text:p>17.898280944</text:p>
          </table:table-cell>
        </table:table-row>
        <table:table-row table:style-name="ro4">
          <table:table-cell table:style-name="ce51" office:value-type="float" office:value="51" calcext:value-type="float">
            <text:p>51</text:p>
          </table:table-cell>
          <table:table-cell table:style-name="ce25" table:formula="of:=CONCATENATE(&quot;2015&quot;;&quot;-&quot;;[Nutrients.D8];&quot;-&quot;;[Nutrients.E8];[Nutrients.F8];&quot;-&quot;;[Nutrients.G8])" office:value-type="string" office:string-value="2015-ST435-IA1-T0" calcext:value-type="string">
            <text:p>2015-ST435-IA1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float" office:value="0.13" calcext:value-type="float">
            <text:p>0.13</text:p>
          </table:table-cell>
          <table:table-cell office:value-type="float" office:value="14.338" calcext:value-type="float">
            <text:p>14.338</text:p>
          </table:table-cell>
          <table:table-cell office:value-type="float" office:value="1.267852486" calcext:value-type="float">
            <text:p>1.267852486</text:p>
          </table:table-cell>
          <table:table-cell office:value-type="float" office:value="16.69629392" calcext:value-type="float">
            <text:p>16.69629392</text:p>
          </table:table-cell>
        </table:table-row>
        <table:table-row table:style-name="ro4">
          <table:table-cell table:style-name="ce51" office:value-type="float" office:value="52" calcext:value-type="float">
            <text:p>52</text:p>
          </table:table-cell>
          <table:table-cell table:style-name="ce25" table:formula="of:=CONCATENATE(&quot;2015&quot;;&quot;-&quot;;[Nutrients.D9];&quot;-&quot;;[Nutrients.E9];[Nutrients.F9];&quot;-&quot;;[Nutrients.G9])" office:value-type="string" office:string-value="2015-ST435-IA2-T0" calcext:value-type="string">
            <text:p>2015-ST435-IA2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0</text:p>
          </table:table-cell>
          <table:table-cell office:value-type="float" office:value="0.119" calcext:value-type="float">
            <text:p>0.119</text:p>
          </table:table-cell>
          <table:table-cell office:value-type="float" office:value="14.409" calcext:value-type="float">
            <text:p>14.409</text:p>
          </table:table-cell>
          <table:table-cell office:value-type="float" office:value="1.61502873" calcext:value-type="float">
            <text:p>1.61502873</text:p>
          </table:table-cell>
          <table:table-cell office:value-type="float" office:value="18.309294744" calcext:value-type="float">
            <text:p>18.309294744</text:p>
          </table:table-cell>
        </table:table-row>
        <table:table-row table:style-name="ro4">
          <table:table-cell table:style-name="ce51" office:value-type="float" office:value="53" calcext:value-type="float">
            <text:p>53</text:p>
          </table:table-cell>
          <table:table-cell table:style-name="ce25" table:formula="of:=CONCATENATE(&quot;2015&quot;;&quot;-&quot;;[Nutrients.D10];&quot;-&quot;;[Nutrients.E10];[Nutrients.F10];&quot;-&quot;;[Nutrients.G10])" office:value-type="string" office:string-value="2015-ST435-IA3-T0" calcext:value-type="string">
            <text:p>2015-ST435-IA3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0</text:p>
          </table:table-cell>
          <table:table-cell office:value-type="float" office:value="0.079" calcext:value-type="float">
            <text:p>0.079</text:p>
          </table:table-cell>
          <table:table-cell office:value-type="float" office:value="14.252" calcext:value-type="float">
            <text:p>14.252</text:p>
          </table:table-cell>
          <table:table-cell office:value-type="float" office:value="1.43924329" calcext:value-type="float">
            <text:p>1.43924329</text:p>
          </table:table-cell>
          <table:table-cell office:value-type="float" office:value="17.226958404" calcext:value-type="float">
            <text:p>17.226958404</text:p>
          </table:table-cell>
        </table:table-row>
        <table:table-row table:style-name="ro4">
          <table:table-cell table:style-name="ce51" office:value-type="float" office:value="54" calcext:value-type="float">
            <text:p>54</text:p>
          </table:table-cell>
          <table:table-cell table:style-name="ce25" table:formula="of:=CONCATENATE(&quot;2015&quot;;&quot;-&quot;;[Nutrients.D11];&quot;-&quot;;[Nutrients.E11];[Nutrients.F11];&quot;-&quot;;[Nutrients.G11])" office:value-type="string" office:string-value="2015-ST435-IA4-T0" calcext:value-type="string">
            <text:p>2015-ST435-IA4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0</text:p>
          </table:table-cell>
          <table:table-cell office:value-type="float" office:value="0.136" calcext:value-type="float">
            <text:p>0.136</text:p>
          </table:table-cell>
          <table:table-cell office:value-type="float" office:value="14.563" calcext:value-type="float">
            <text:p>14.563</text:p>
          </table:table-cell>
          <table:table-cell office:value-type="float" office:value="1.640297887" calcext:value-type="float">
            <text:p>1.640297887</text:p>
          </table:table-cell>
          <table:table-cell office:value-type="float" office:value="17.949429328" calcext:value-type="float">
            <text:p>17.949429328</text:p>
          </table:table-cell>
        </table:table-row>
        <table:table-row table:style-name="ro4">
          <table:table-cell table:style-name="ce51" office:value-type="float" office:value="55" calcext:value-type="float">
            <text:p>55</text:p>
          </table:table-cell>
          <table:table-cell table:style-name="ce25" table:formula="of:=CONCATENATE(&quot;2015&quot;;&quot;-&quot;;[Nutrients.D12];&quot;-&quot;;[Nutrients.E12];[Nutrients.F12];&quot;-&quot;;[Nutrients.G12])" office:value-type="string" office:string-value="2015-ST435-IA5-T0" calcext:value-type="string">
            <text:p>2015-ST435-IA5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0</text:p>
          </table:table-cell>
          <table:table-cell office:value-type="float" office:value="0.109" calcext:value-type="float">
            <text:p>0.109</text:p>
          </table:table-cell>
          <table:table-cell office:value-type="float" office:value="14.645" calcext:value-type="float">
            <text:p>14.645</text:p>
          </table:table-cell>
          <table:table-cell office:value-type="float" office:value="1.765545013" calcext:value-type="float">
            <text:p>1.765545013</text:p>
          </table:table-cell>
          <table:table-cell office:value-type="float" office:value="20.001758236" calcext:value-type="float">
            <text:p>20.001758236</text:p>
          </table:table-cell>
        </table:table-row>
        <table:table-row table:style-name="ro4">
          <table:table-cell table:style-name="ce51" office:value-type="float" office:value="56" calcext:value-type="float">
            <text:p>56</text:p>
          </table:table-cell>
          <table:table-cell table:style-name="ce25" table:formula="of:=CONCATENATE(&quot;2015&quot;;&quot;-&quot;;[Nutrients.D13];&quot;-&quot;;[Nutrients.E13];[Nutrients.F13];&quot;-&quot;;[Nutrients.G13])" office:value-type="string" office:string-value="2015-ST435-PP1-T0" calcext:value-type="string">
            <text:p>2015-ST435-PP1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float" office:value="0.097" calcext:value-type="float">
            <text:p>0.097</text:p>
          </table:table-cell>
          <table:table-cell office:value-type="float" office:value="17.713" calcext:value-type="float">
            <text:p>17.713</text:p>
          </table:table-cell>
          <table:table-cell office:value-type="float" office:value="1.655679113" calcext:value-type="float">
            <text:p>1.655679113</text:p>
          </table:table-cell>
          <table:table-cell office:value-type="float" office:value="17.34021554" calcext:value-type="float">
            <text:p>17.34021554</text:p>
          </table:table-cell>
        </table:table-row>
        <table:table-row table:style-name="ro4">
          <table:table-cell table:style-name="ce51" office:value-type="float" office:value="57" calcext:value-type="float">
            <text:p>57</text:p>
          </table:table-cell>
          <table:table-cell table:style-name="ce25" table:formula="of:=CONCATENATE(&quot;2015&quot;;&quot;-&quot;;[Nutrients.D14];&quot;-&quot;;[Nutrients.E14];[Nutrients.F14];&quot;-&quot;;[Nutrients.G14])" office:value-type="string" office:string-value="2015-ST435-PP2-T0" calcext:value-type="string">
            <text:p>2015-ST435-PP2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0</text:p>
          </table:table-cell>
          <table:table-cell office:value-type="float" office:value="0.089" calcext:value-type="float">
            <text:p>0.089</text:p>
          </table:table-cell>
          <table:table-cell office:value-type="float" office:value="19.365" calcext:value-type="float">
            <text:p>19.365</text:p>
          </table:table-cell>
          <table:table-cell office:value-type="float" office:value="1.969895587" calcext:value-type="float">
            <text:p>1.969895587</text:p>
          </table:table-cell>
          <table:table-cell office:value-type="float" office:value="16.575729872" calcext:value-type="float">
            <text:p>16.575729872</text:p>
          </table:table-cell>
        </table:table-row>
        <table:table-row table:style-name="ro4">
          <table:table-cell table:style-name="ce51" office:value-type="float" office:value="58" calcext:value-type="float">
            <text:p>58</text:p>
          </table:table-cell>
          <table:table-cell table:style-name="ce25" table:formula="of:=CONCATENATE(&quot;2015&quot;;&quot;-&quot;;[Nutrients.D15];&quot;-&quot;;[Nutrients.E15];[Nutrients.F15];&quot;-&quot;;[Nutrients.G15])" office:value-type="string" office:string-value="2015-ST435-PP3-T0" calcext:value-type="string">
            <text:p>2015-ST435-PP3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0</text:p>
          </table:table-cell>
          <table:table-cell office:value-type="float" office:value="0.108" calcext:value-type="float">
            <text:p>0.108</text:p>
          </table:table-cell>
          <table:table-cell office:value-type="float" office:value="19.636" calcext:value-type="float">
            <text:p>19.636</text:p>
          </table:table-cell>
          <table:table-cell office:value-type="float" office:value="1.932541181" calcext:value-type="float">
            <text:p>1.932541181</text:p>
          </table:table-cell>
          <table:table-cell office:value-type="float" office:value="16.494440476" calcext:value-type="float">
            <text:p>16.494440476</text:p>
          </table:table-cell>
        </table:table-row>
        <table:table-row table:style-name="ro4">
          <table:table-cell table:style-name="ce51" office:value-type="float" office:value="59" calcext:value-type="float">
            <text:p>59</text:p>
          </table:table-cell>
          <table:table-cell table:style-name="ce25" table:formula="of:=CONCATENATE(&quot;2015&quot;;&quot;-&quot;;[Nutrients.D16];&quot;-&quot;;[Nutrients.E16];[Nutrients.F16];&quot;-&quot;;[Nutrients.G16])" office:value-type="string" office:string-value="2015-ST435-PP4-T0" calcext:value-type="string">
            <text:p>2015-ST435-PP4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0</text:p>
          </table:table-cell>
          <table:table-cell office:value-type="float" office:value="0.101" calcext:value-type="float">
            <text:p>0.101</text:p>
          </table:table-cell>
          <table:table-cell office:value-type="float" office:value="19.126" calcext:value-type="float">
            <text:p>19.126</text:p>
          </table:table-cell>
          <table:table-cell office:value-type="float" office:value="1.925949227" calcext:value-type="float">
            <text:p>1.925949227</text:p>
          </table:table-cell>
          <table:table-cell office:value-type="float" office:value="18.754103012" calcext:value-type="float">
            <text:p>18.754103012</text:p>
          </table:table-cell>
        </table:table-row>
        <table:table-row table:style-name="ro4">
          <table:table-cell table:style-name="ce51" office:value-type="float" office:value="60" calcext:value-type="float">
            <text:p>60</text:p>
          </table:table-cell>
          <table:table-cell table:style-name="ce25" table:formula="of:=CONCATENATE(&quot;2015&quot;;&quot;-&quot;;[Nutrients.D17];&quot;-&quot;;[Nutrients.E17];[Nutrients.F17];&quot;-&quot;;[Nutrients.G17])" office:value-type="string" office:string-value="2015-ST435-PP5-T0" calcext:value-type="string">
            <text:p>2015-ST435-PP5-T0</text:p>
          </table:table-cell>
          <table:table-cell table:style-name="ce26" office:value-type="string" calcext:value-type="string">
            <text:p>27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0</text:p>
          </table:table-cell>
          <table:table-cell office:value-type="float" office:value="0.134" calcext:value-type="float">
            <text:p>0.134</text:p>
          </table:table-cell>
          <table:table-cell office:value-type="float" office:value="19.26" calcext:value-type="float">
            <text:p>19.26</text:p>
          </table:table-cell>
          <table:table-cell office:value-type="float" office:value="2.013841947" calcext:value-type="float">
            <text:p>2.013841947</text:p>
          </table:table-cell>
          <table:table-cell office:value-type="float" office:value="17.816991548" calcext:value-type="float">
            <text:p>17.816991548</text:p>
          </table:table-cell>
        </table:table-row>
        <table:table-row table:style-name="ro4">
          <table:table-cell table:style-name="ce51" office:value-type="float" office:value="61" calcext:value-type="float">
            <text:p>61</text:p>
          </table:table-cell>
          <table:table-cell table:style-name="ce25" table:formula="of:=CONCATENATE(&quot;2015&quot;;&quot;-&quot;;[Nutrients.D18];&quot;-&quot;;[Nutrients.E18];[Nutrients.F18];&quot;-&quot;;[Nutrients.G18])" office:value-type="string" office:string-value="2015-ST435-C1-T2" calcext:value-type="string">
            <text:p>2015-ST435-C1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0.069" calcext:value-type="float">
            <text:p>0.069</text:p>
          </table:table-cell>
          <table:table-cell office:value-type="float" office:value="15.796" calcext:value-type="float">
            <text:p>15.796</text:p>
          </table:table-cell>
          <table:table-cell office:value-type="float" office:value="1.220610149" calcext:value-type="float">
            <text:p>1.220610149</text:p>
          </table:table-cell>
          <table:table-cell office:value-type="float" office:value="33.312211808" calcext:value-type="float">
            <text:p>33.312211808</text:p>
          </table:table-cell>
        </table:table-row>
        <table:table-row table:style-name="ro4">
          <table:table-cell table:style-name="ce51" office:value-type="float" office:value="62" calcext:value-type="float">
            <text:p>62</text:p>
          </table:table-cell>
          <table:table-cell table:style-name="ce25" table:formula="of:=CONCATENATE(&quot;2015&quot;;&quot;-&quot;;[Nutrients.D19];&quot;-&quot;;[Nutrients.E19];[Nutrients.F19];&quot;-&quot;;[Nutrients.G19])" office:value-type="string" office:string-value="2015-ST435-C2-T2" calcext:value-type="string">
            <text:p>2015-ST435-C2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0.125" calcext:value-type="float">
            <text:p>0.125</text:p>
          </table:table-cell>
          <table:table-cell office:value-type="float" office:value="15.096" calcext:value-type="float">
            <text:p>15.096</text:p>
          </table:table-cell>
          <table:table-cell office:value-type="float" office:value="1.277740417" calcext:value-type="float">
            <text:p>1.277740417</text:p>
          </table:table-cell>
          <table:table-cell office:value-type="float" office:value="31.33751884" calcext:value-type="float">
            <text:p>31.33751884</text:p>
          </table:table-cell>
        </table:table-row>
        <table:table-row table:style-name="ro4">
          <table:table-cell table:style-name="ce51" office:value-type="float" office:value="63" calcext:value-type="float">
            <text:p>63</text:p>
          </table:table-cell>
          <table:table-cell table:style-name="ce25" table:formula="of:=CONCATENATE(&quot;2015&quot;;&quot;-&quot;;[Nutrients.D20];&quot;-&quot;;[Nutrients.E20];[Nutrients.F20];&quot;-&quot;;[Nutrients.G20])" office:value-type="string" office:string-value="2015-ST435-C3-T2" calcext:value-type="string">
            <text:p>2015-ST435-C3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.065" calcext:value-type="float">
            <text:p>0.065</text:p>
          </table:table-cell>
          <table:table-cell office:value-type="float" office:value="15.45" calcext:value-type="float">
            <text:p>15.45</text:p>
          </table:table-cell>
          <table:table-cell office:value-type="float" office:value="1.240386011" calcext:value-type="float">
            <text:p>1.240386011</text:p>
          </table:table-cell>
          <table:table-cell office:value-type="float" office:value="34.463963812" calcext:value-type="float">
            <text:p>34.463963812</text:p>
          </table:table-cell>
        </table:table-row>
        <table:table-row table:style-name="ro4">
          <table:table-cell table:style-name="ce51" office:value-type="float" office:value="64" calcext:value-type="float">
            <text:p>64</text:p>
          </table:table-cell>
          <table:table-cell table:style-name="ce25" table:formula="of:=CONCATENATE(&quot;2015&quot;;&quot;-&quot;;[Nutrients.D21];&quot;-&quot;;[Nutrients.E21];[Nutrients.F21];&quot;-&quot;;[Nutrients.G21])" office:value-type="string" office:string-value="2015-ST435-C4-T2" calcext:value-type="string">
            <text:p>2015-ST435-C4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0.1" calcext:value-type="float">
            <text:p>0.1</text:p>
          </table:table-cell>
          <table:table-cell office:value-type="float" office:value="15.628" calcext:value-type="float">
            <text:p>15.628</text:p>
          </table:table-cell>
          <table:table-cell office:value-type="float" office:value="1.394198271" calcext:value-type="float">
            <text:p>1.394198271</text:p>
          </table:table-cell>
          <table:table-cell office:value-type="float" office:value="36.005722244" calcext:value-type="float">
            <text:p>36.005722244</text:p>
          </table:table-cell>
        </table:table-row>
        <table:table-row table:style-name="ro4">
          <table:table-cell table:style-name="ce51" office:value-type="float" office:value="65" calcext:value-type="float">
            <text:p>65</text:p>
          </table:table-cell>
          <table:table-cell table:style-name="ce25" table:formula="of:=CONCATENATE(&quot;2015&quot;;&quot;-&quot;;[Nutrients.D22];&quot;-&quot;;[Nutrients.E22];[Nutrients.F22];&quot;-&quot;;[Nutrients.G22])" office:value-type="string" office:string-value="2015-ST435-C5-T2" calcext:value-type="string">
            <text:p>2015-ST435-C5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0.117" calcext:value-type="float">
            <text:p>0.117</text:p>
          </table:table-cell>
          <table:table-cell office:value-type="float" office:value="15.614" calcext:value-type="float">
            <text:p>15.614</text:p>
          </table:table-cell>
          <table:table-cell office:value-type="float" office:value="1.288727007" calcext:value-type="float">
            <text:p>1.288727007</text:p>
          </table:table-cell>
          <table:table-cell office:value-type="float" office:value="36.322659552" calcext:value-type="float">
            <text:p>36.322659552</text:p>
          </table:table-cell>
        </table:table-row>
        <table:table-row table:style-name="ro4">
          <table:table-cell table:style-name="ce51" office:value-type="float" office:value="66" calcext:value-type="float">
            <text:p>66</text:p>
          </table:table-cell>
          <table:table-cell table:style-name="ce25" table:formula="of:=CONCATENATE(&quot;2015&quot;;&quot;-&quot;;[Nutrients.D23];&quot;-&quot;;[Nutrients.E23];[Nutrients.F23];&quot;-&quot;;[Nutrients.G23])" office:value-type="string" office:string-value="2015-ST435-IA1-T2" calcext:value-type="string">
            <text:p>2015-ST435-IA1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0.078" calcext:value-type="float">
            <text:p>0.078</text:p>
          </table:table-cell>
          <table:table-cell office:value-type="float" office:value="15.241" calcext:value-type="float">
            <text:p>15.241</text:p>
          </table:table-cell>
          <table:table-cell office:value-type="float" office:value="1.618324707" calcext:value-type="float">
            <text:p>1.618324707</text:p>
          </table:table-cell>
          <table:table-cell office:value-type="float" office:value="32.89937128" calcext:value-type="float">
            <text:p>32.89937128</text:p>
          </table:table-cell>
        </table:table-row>
        <table:table-row table:style-name="ro4">
          <table:table-cell table:style-name="ce51" office:value-type="float" office:value="67" calcext:value-type="float">
            <text:p>67</text:p>
          </table:table-cell>
          <table:table-cell table:style-name="ce25" table:formula="of:=CONCATENATE(&quot;2015&quot;;&quot;-&quot;;[Nutrients.D24];&quot;-&quot;;[Nutrients.E24];[Nutrients.F24];&quot;-&quot;;[Nutrients.G24])" office:value-type="string" office:string-value="2015-ST435-IA2-T2" calcext:value-type="string">
            <text:p>2015-ST435-IA2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0.072" calcext:value-type="float">
            <text:p>0.072</text:p>
          </table:table-cell>
          <table:table-cell office:value-type="float" office:value="15.454" calcext:value-type="float">
            <text:p>15.454</text:p>
          </table:table-cell>
          <table:table-cell office:value-type="float" office:value="1.643593864" calcext:value-type="float">
            <text:p>1.643593864</text:p>
          </table:table-cell>
          <table:table-cell office:value-type="float" office:value="39.376948768" calcext:value-type="float">
            <text:p>39.376948768</text:p>
          </table:table-cell>
        </table:table-row>
        <table:table-row table:style-name="ro4">
          <table:table-cell table:style-name="ce51" office:value-type="float" office:value="68" calcext:value-type="float">
            <text:p>68</text:p>
          </table:table-cell>
          <table:table-cell table:style-name="ce25" table:formula="of:=CONCATENATE(&quot;2015&quot;;&quot;-&quot;;[Nutrients.D25];&quot;-&quot;;[Nutrients.E25];[Nutrients.F25];&quot;-&quot;;[Nutrients.G25])" office:value-type="string" office:string-value="2015-ST435-IA3-T2" calcext:value-type="string">
            <text:p>2015-ST435-IA3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.065" calcext:value-type="float">
            <text:p>0.065</text:p>
          </table:table-cell>
          <table:table-cell office:value-type="float" office:value="14.798" calcext:value-type="float">
            <text:p>14.798</text:p>
          </table:table-cell>
          <table:table-cell office:value-type="float" office:value="1.606239458" calcext:value-type="float">
            <text:p>1.606239458</text:p>
          </table:table-cell>
          <table:table-cell office:value-type="float" office:value="39.881125696" calcext:value-type="float">
            <text:p>39.881125696</text:p>
          </table:table-cell>
        </table:table-row>
        <table:table-row table:style-name="ro4">
          <table:table-cell table:style-name="ce51" office:value-type="float" office:value="69" calcext:value-type="float">
            <text:p>69</text:p>
          </table:table-cell>
          <table:table-cell table:style-name="ce25" table:formula="of:=CONCATENATE(&quot;2015&quot;;&quot;-&quot;;[Nutrients.D26];&quot;-&quot;;[Nutrients.E26];[Nutrients.F26];&quot;-&quot;;[Nutrients.G26])" office:value-type="string" office:string-value="2015-ST435-IA4-T2" calcext:value-type="string">
            <text:p>2015-ST435-IA4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0.073" calcext:value-type="float">
            <text:p>0.073</text:p>
          </table:table-cell>
          <table:table-cell office:value-type="float" office:value="15.678" calcext:value-type="float">
            <text:p>15.678</text:p>
          </table:table-cell>
          <table:table-cell office:value-type="float" office:value="1.613930071" calcext:value-type="float">
            <text:p>1.613930071</text:p>
          </table:table-cell>
          <table:table-cell office:value-type="float" office:value="36.345493652" calcext:value-type="float">
            <text:p>36.345493652</text:p>
          </table:table-cell>
        </table:table-row>
        <table:table-row table:style-name="ro4">
          <table:table-cell table:style-name="ce51" office:value-type="float" office:value="70" calcext:value-type="float">
            <text:p>70</text:p>
          </table:table-cell>
          <table:table-cell table:style-name="ce25" table:formula="of:=CONCATENATE(&quot;2015&quot;;&quot;-&quot;;[Nutrients.D27];&quot;-&quot;;[Nutrients.E27];[Nutrients.F27];&quot;-&quot;;[Nutrients.G27])" office:value-type="string" office:string-value="2015-ST435-IA5-T2" calcext:value-type="string">
            <text:p>2015-ST435-IA5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0.08" calcext:value-type="float">
            <text:p>0.08</text:p>
          </table:table-cell>
          <table:table-cell office:value-type="float" office:value="15.72" calcext:value-type="float">
            <text:p>15.72</text:p>
          </table:table-cell>
          <table:table-cell office:value-type="float" office:value="1.715006699" calcext:value-type="float">
            <text:p>1.715006699</text:p>
          </table:table-cell>
          <table:table-cell office:value-type="float" office:value="44.388577036" calcext:value-type="float">
            <text:p>44.388577036</text:p>
          </table:table-cell>
        </table:table-row>
        <table:table-row table:style-name="ro4">
          <table:table-cell table:style-name="ce51" office:value-type="float" office:value="71" calcext:value-type="float">
            <text:p>71</text:p>
          </table:table-cell>
          <table:table-cell table:style-name="ce25" table:formula="of:=CONCATENATE(&quot;2015&quot;;&quot;-&quot;;[Nutrients.D28];&quot;-&quot;;[Nutrients.E28];[Nutrients.F28];&quot;-&quot;;[Nutrients.G28])" office:value-type="string" office:string-value="2015-ST435-PP1-T2" calcext:value-type="string">
            <text:p>2015-ST435-PP1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0.055" calcext:value-type="float">
            <text:p>0.055</text:p>
          </table:table-cell>
          <table:table-cell office:value-type="float" office:value="21.967" calcext:value-type="float">
            <text:p>21.967</text:p>
          </table:table-cell>
          <table:table-cell office:value-type="float" office:value="2.150075663" calcext:value-type="float">
            <text:p>2.150075663</text:p>
          </table:table-cell>
          <table:table-cell office:value-type="float" office:value="36.903559056" calcext:value-type="float">
            <text:p>36.903559056</text:p>
          </table:table-cell>
        </table:table-row>
        <table:table-row table:style-name="ro4">
          <table:table-cell table:style-name="ce51" office:value-type="float" office:value="72" calcext:value-type="float">
            <text:p>72</text:p>
          </table:table-cell>
          <table:table-cell table:style-name="ce25" table:formula="of:=CONCATENATE(&quot;2015&quot;;&quot;-&quot;;[Nutrients.D29];&quot;-&quot;;[Nutrients.E29];[Nutrients.F29];&quot;-&quot;;[Nutrients.G29])" office:value-type="string" office:string-value="2015-ST435-PP2-T2" calcext:value-type="string">
            <text:p>2015-ST435-PP2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0.086" calcext:value-type="float">
            <text:p>0.086</text:p>
          </table:table-cell>
          <table:table-cell office:value-type="float" office:value="20.509" calcext:value-type="float">
            <text:p>20.509</text:p>
          </table:table-cell>
          <table:table-cell office:value-type="float" office:value="1.924850568" calcext:value-type="float">
            <text:p>1.924850568</text:p>
          </table:table-cell>
          <table:table-cell office:value-type="float" office:value="32.320298504" calcext:value-type="float">
            <text:p>32.320298504</text:p>
          </table:table-cell>
        </table:table-row>
        <table:table-row table:style-name="ro4">
          <table:table-cell table:style-name="ce51" office:value-type="float" office:value="73" calcext:value-type="float">
            <text:p>73</text:p>
          </table:table-cell>
          <table:table-cell table:style-name="ce25" table:formula="of:=CONCATENATE(&quot;2015&quot;;&quot;-&quot;;[Nutrients.D30];&quot;-&quot;;[Nutrients.E30];[Nutrients.F30];&quot;-&quot;;[Nutrients.G30])" office:value-type="string" office:string-value="2015-ST435-PP3-T2" calcext:value-type="string">
            <text:p>2015-ST435-PP3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.088" calcext:value-type="float">
            <text:p>0.088</text:p>
          </table:table-cell>
          <table:table-cell office:value-type="float" office:value="20.497" calcext:value-type="float">
            <text:p>20.497</text:p>
          </table:table-cell>
          <table:table-cell office:value-type="float" office:value="1.898482752" calcext:value-type="float">
            <text:p>1.898482752</text:p>
          </table:table-cell>
          <table:table-cell office:value-type="float" office:value="30.690857128" calcext:value-type="float">
            <text:p>30.690857128</text:p>
          </table:table-cell>
        </table:table-row>
        <table:table-row table:style-name="ro4">
          <table:table-cell table:style-name="ce51" office:value-type="float" office:value="74" calcext:value-type="float">
            <text:p>74</text:p>
          </table:table-cell>
          <table:table-cell table:style-name="ce25" table:formula="of:=CONCATENATE(&quot;2015&quot;;&quot;-&quot;;[Nutrients.D31];&quot;-&quot;;[Nutrients.E31];[Nutrients.F31];&quot;-&quot;;[Nutrients.G31])" office:value-type="string" office:string-value="2015-ST435-PP4-T2" calcext:value-type="string">
            <text:p>2015-ST435-PP4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0.072" calcext:value-type="float">
            <text:p>0.072</text:p>
          </table:table-cell>
          <table:table-cell office:value-type="float" office:value="21.79" calcext:value-type="float">
            <text:p>21.79</text:p>
          </table:table-cell>
          <table:table-cell office:value-type="float" office:value="2.199515318" calcext:value-type="float">
            <text:p>2.199515318</text:p>
          </table:table-cell>
          <table:table-cell office:value-type="float" office:value="37.880858536" calcext:value-type="float">
            <text:p>37.880858536</text:p>
          </table:table-cell>
        </table:table-row>
        <table:table-row table:style-name="ro4">
          <table:table-cell table:style-name="ce51" office:value-type="float" office:value="75" calcext:value-type="float">
            <text:p>75</text:p>
          </table:table-cell>
          <table:table-cell table:style-name="ce25" table:formula="of:=CONCATENATE(&quot;2015&quot;;&quot;-&quot;;[Nutrients.D32];&quot;-&quot;;[Nutrients.E32];[Nutrients.F32];&quot;-&quot;;[Nutrients.G32])" office:value-type="string" office:string-value="2015-ST435-PP5-T2" calcext:value-type="string">
            <text:p>2015-ST435-PP5-T2</text:p>
          </table:table-cell>
          <table:table-cell table:style-name="ce26" office:value-type="string" calcext:value-type="string">
            <text:p>29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0.094" calcext:value-type="float">
            <text:p>0.094</text:p>
          </table:table-cell>
          <table:table-cell office:value-type="float" office:value="21.575" calcext:value-type="float">
            <text:p>21.575</text:p>
          </table:table-cell>
          <table:table-cell office:value-type="float" office:value="2.030321832" calcext:value-type="float">
            <text:p>2.030321832</text:p>
          </table:table-cell>
          <table:table-cell office:value-type="float" office:value="36.509899172" calcext:value-type="float">
            <text:p>36.509899172</text:p>
          </table:table-cell>
        </table:table-row>
        <table:table-row table:style-name="ro4">
          <table:table-cell table:style-name="ce51" office:value-type="float" office:value="76" calcext:value-type="float">
            <text:p>76</text:p>
          </table:table-cell>
          <table:table-cell table:style-name="ce25" table:formula="of:=CONCATENATE(&quot;2015&quot;;&quot;-&quot;;[Nutrients.D33];&quot;-&quot;;[Nutrients.E33];[Nutrients.F33];&quot;-&quot;;[Nutrients.G33])" office:value-type="string" office:string-value="2015-ST435-C1-T4" calcext:value-type="string">
            <text:p>2015-ST435-C1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0.07" calcext:value-type="float">
            <text:p>0.07</text:p>
          </table:table-cell>
          <table:table-cell office:value-type="float" office:value="16.139" calcext:value-type="float">
            <text:p>16.139</text:p>
          </table:table-cell>
          <table:table-cell office:value-type="float" office:value="1.217314172" calcext:value-type="float">
            <text:p>1.217314172</text:p>
          </table:table-cell>
          <table:table-cell office:value-type="float" office:value="49.031206248" calcext:value-type="float">
            <text:p>49.031206248</text:p>
          </table:table-cell>
        </table:table-row>
        <table:table-row table:style-name="ro4">
          <table:table-cell table:style-name="ce51" office:value-type="float" office:value="77" calcext:value-type="float">
            <text:p>77</text:p>
          </table:table-cell>
          <table:table-cell table:style-name="ce25" table:formula="of:=CONCATENATE(&quot;2015&quot;;&quot;-&quot;;[Nutrients.D34];&quot;-&quot;;[Nutrients.E34];[Nutrients.F34];&quot;-&quot;;[Nutrients.G34])" office:value-type="string" office:string-value="2015-ST435-C2-T4" calcext:value-type="string">
            <text:p>2015-ST435-C2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0.041" calcext:value-type="float">
            <text:p>0.041</text:p>
          </table:table-cell>
          <table:table-cell office:value-type="float" office:value="14.831" calcext:value-type="float">
            <text:p>14.831</text:p>
          </table:table-cell>
          <table:table-cell office:value-type="float" office:value="1.305206892" calcext:value-type="float">
            <text:p>1.305206892</text:p>
          </table:table-cell>
          <table:table-cell office:value-type="float" office:value="43.055065596" calcext:value-type="float">
            <text:p>43.055065596</text:p>
          </table:table-cell>
        </table:table-row>
        <table:table-row table:style-name="ro4">
          <table:table-cell table:style-name="ce51" office:value-type="float" office:value="78" calcext:value-type="float">
            <text:p>78</text:p>
          </table:table-cell>
          <table:table-cell table:style-name="ce25" table:formula="of:=CONCATENATE(&quot;2015&quot;;&quot;-&quot;;[Nutrients.D35];&quot;-&quot;;[Nutrients.E35];[Nutrients.F35];&quot;-&quot;;[Nutrients.G35])" office:value-type="string" office:string-value="2015-ST435-C3-T4" calcext:value-type="string">
            <text:p>2015-ST435-C3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0.048" calcext:value-type="float">
            <text:p>0.048</text:p>
          </table:table-cell>
          <table:table-cell office:value-type="float" office:value="16.121" calcext:value-type="float">
            <text:p>16.121</text:p>
          </table:table-cell>
          <table:table-cell office:value-type="float" office:value="1.245879306" calcext:value-type="float">
            <text:p>1.245879306</text:p>
          </table:table-cell>
          <table:table-cell office:value-type="float" office:value="49.670561048" calcext:value-type="float">
            <text:p>49.670561048</text:p>
          </table:table-cell>
        </table:table-row>
        <table:table-row table:style-name="ro4">
          <table:table-cell table:style-name="ce51" office:value-type="float" office:value="79" calcext:value-type="float">
            <text:p>79</text:p>
          </table:table-cell>
          <table:table-cell table:style-name="ce25" table:formula="of:=CONCATENATE(&quot;2015&quot;;&quot;-&quot;;[Nutrients.D36];&quot;-&quot;;[Nutrients.E36];[Nutrients.F36];&quot;-&quot;;[Nutrients.G36])" office:value-type="string" office:string-value="2015-ST435-C4-T4" calcext:value-type="string">
            <text:p>2015-ST435-C4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0.071" calcext:value-type="float">
            <text:p>0.071</text:p>
          </table:table-cell>
          <table:table-cell office:value-type="float" office:value="15.813" calcext:value-type="float">
            <text:p>15.813</text:p>
          </table:table-cell>
          <table:table-cell office:value-type="float" office:value="1.40628352" calcext:value-type="float">
            <text:p>1.40628352</text:p>
          </table:table-cell>
          <table:table-cell office:value-type="float" office:value="48.950830216" calcext:value-type="float">
            <text:p>48.950830216</text:p>
          </table:table-cell>
        </table:table-row>
        <table:table-row table:style-name="ro4">
          <table:table-cell table:style-name="ce51" office:value-type="float" office:value="80" calcext:value-type="float">
            <text:p>80</text:p>
          </table:table-cell>
          <table:table-cell table:style-name="ce25" table:formula="of:=CONCATENATE(&quot;2015&quot;;&quot;-&quot;;[Nutrients.D37];&quot;-&quot;;[Nutrients.E37];[Nutrients.F37];&quot;-&quot;;[Nutrients.G37])" office:value-type="string" office:string-value="2015-ST435-C5-T4" calcext:value-type="string">
            <text:p>2015-ST435-C5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0.034" calcext:value-type="float">
            <text:p>0.034</text:p>
          </table:table-cell>
          <table:table-cell office:value-type="float" office:value="15.837" calcext:value-type="float">
            <text:p>15.837</text:p>
          </table:table-cell>
          <table:table-cell office:value-type="float" office:value="1.282135053" calcext:value-type="float">
            <text:p>1.282135053</text:p>
          </table:table-cell>
          <table:table-cell office:value-type="float" office:value="52.8381074" calcext:value-type="float">
            <text:p>52.8381074</text:p>
          </table:table-cell>
        </table:table-row>
        <table:table-row table:style-name="ro4">
          <table:table-cell table:style-name="ce51" office:value-type="float" office:value="81" calcext:value-type="float">
            <text:p>81</text:p>
          </table:table-cell>
          <table:table-cell table:style-name="ce25" table:formula="of:=CONCATENATE(&quot;2015&quot;;&quot;-&quot;;[Nutrients.D38];&quot;-&quot;;[Nutrients.E38];[Nutrients.F38];&quot;-&quot;;[Nutrients.G38])" office:value-type="string" office:string-value="2015-ST435-IA1-T4" calcext:value-type="string">
            <text:p>2015-ST435-IA1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0.058" calcext:value-type="float">
            <text:p>0.058</text:p>
          </table:table-cell>
          <table:table-cell office:value-type="float" office:value="16.088" calcext:value-type="float">
            <text:p>16.088</text:p>
          </table:table-cell>
          <table:table-cell office:value-type="float" office:value="1.524938692" calcext:value-type="float">
            <text:p>1.524938692</text:p>
          </table:table-cell>
          <table:table-cell office:value-type="float" office:value="44.312767824" calcext:value-type="float">
            <text:p>44.312767824</text:p>
          </table:table-cell>
        </table:table-row>
        <table:table-row table:style-name="ro4">
          <table:table-cell table:style-name="ce51" office:value-type="float" office:value="82" calcext:value-type="float">
            <text:p>82</text:p>
          </table:table-cell>
          <table:table-cell table:style-name="ce25" table:formula="of:=CONCATENATE(&quot;2015&quot;;&quot;-&quot;;[Nutrients.D39];&quot;-&quot;;[Nutrients.E39];[Nutrients.F39];&quot;-&quot;;[Nutrients.G39])" office:value-type="string" office:string-value="2015-ST435-IA2-T4" calcext:value-type="string">
            <text:p>2015-ST435-IA2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0.112" calcext:value-type="float">
            <text:p>0.112</text:p>
          </table:table-cell>
          <table:table-cell office:value-type="float" office:value="16.558" calcext:value-type="float">
            <text:p>16.558</text:p>
          </table:table-cell>
          <table:table-cell office:value-type="float" office:value="1.441440608" calcext:value-type="float">
            <text:p>1.441440608</text:p>
          </table:table-cell>
          <table:table-cell office:value-type="float" office:value="52.101936016" calcext:value-type="float">
            <text:p>52.101936016</text:p>
          </table:table-cell>
        </table:table-row>
        <table:table-row table:style-name="ro4">
          <table:table-cell table:style-name="ce51" office:value-type="float" office:value="83" calcext:value-type="float">
            <text:p>83</text:p>
          </table:table-cell>
          <table:table-cell table:style-name="ce25" table:formula="of:=CONCATENATE(&quot;2015&quot;;&quot;-&quot;;[Nutrients.D40];&quot;-&quot;;[Nutrients.E40];[Nutrients.F40];&quot;-&quot;;[Nutrients.G40])" office:value-type="string" office:string-value="2015-ST435-IA3-T4" calcext:value-type="string">
            <text:p>2015-ST435-IA3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0.088" calcext:value-type="float">
            <text:p>0.088</text:p>
          </table:table-cell>
          <table:table-cell office:value-type="float" office:value="15.846" calcext:value-type="float">
            <text:p>15.846</text:p>
          </table:table-cell>
          <table:table-cell office:value-type="float" office:value="1.476597696" calcext:value-type="float">
            <text:p>1.476597696</text:p>
          </table:table-cell>
          <table:table-cell office:value-type="float" office:value="52.82897376" calcext:value-type="float">
            <text:p>52.82897376</text:p>
          </table:table-cell>
        </table:table-row>
        <table:table-row table:style-name="ro4">
          <table:table-cell table:style-name="ce51" office:value-type="float" office:value="84" calcext:value-type="float">
            <text:p>84</text:p>
          </table:table-cell>
          <table:table-cell table:style-name="ce25" table:formula="of:=CONCATENATE(&quot;2015&quot;;&quot;-&quot;;[Nutrients.D41];&quot;-&quot;;[Nutrients.E41];[Nutrients.F41];&quot;-&quot;;[Nutrients.G41])" office:value-type="string" office:string-value="2015-ST435-IA4-T4" calcext:value-type="string">
            <text:p>2015-ST435-IA4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0.094" calcext:value-type="float">
            <text:p>0.094</text:p>
          </table:table-cell>
          <table:table-cell office:value-type="float" office:value="16.774" calcext:value-type="float">
            <text:p>16.774</text:p>
          </table:table-cell>
          <table:table-cell office:value-type="float" office:value="1.421664746" calcext:value-type="float">
            <text:p>1.421664746</text:p>
          </table:table-cell>
          <table:table-cell office:value-type="float" office:value="49.845013572" calcext:value-type="float">
            <text:p>49.845013572</text:p>
          </table:table-cell>
        </table:table-row>
        <table:table-row table:style-name="ro4">
          <table:table-cell table:style-name="ce51" office:value-type="float" office:value="85" calcext:value-type="float">
            <text:p>85</text:p>
          </table:table-cell>
          <table:table-cell table:style-name="ce25" table:formula="of:=CONCATENATE(&quot;2015&quot;;&quot;-&quot;;[Nutrients.D42];&quot;-&quot;;[Nutrients.E42];[Nutrients.F42];&quot;-&quot;;[Nutrients.G42])" office:value-type="string" office:string-value="2015-ST435-IA5-T4" calcext:value-type="string">
            <text:p>2015-ST435-IA5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0.042" calcext:value-type="float">
            <text:p>0.042</text:p>
          </table:table-cell>
          <table:table-cell office:value-type="float" office:value="17.296" calcext:value-type="float">
            <text:p>17.296</text:p>
          </table:table-cell>
          <table:table-cell office:value-type="float" office:value="1.650185818" calcext:value-type="float">
            <text:p>1.650185818</text:p>
          </table:table-cell>
          <table:table-cell office:value-type="float" office:value="62.970054252" calcext:value-type="float">
            <text:p>62.970054252</text:p>
          </table:table-cell>
        </table:table-row>
        <table:table-row table:style-name="ro4">
          <table:table-cell table:style-name="ce51" office:value-type="float" office:value="86" calcext:value-type="float">
            <text:p>86</text:p>
          </table:table-cell>
          <table:table-cell table:style-name="ce25" table:formula="of:=CONCATENATE(&quot;2015&quot;;&quot;-&quot;;[Nutrients.D43];&quot;-&quot;;[Nutrients.E43];[Nutrients.F43];&quot;-&quot;;[Nutrients.G43])" office:value-type="string" office:string-value="2015-ST435-PP1-T4" calcext:value-type="string">
            <text:p>2015-ST435-PP1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0.054" calcext:value-type="float">
            <text:p>0.054</text:p>
          </table:table-cell>
          <table:table-cell office:value-type="float" office:value="23.742" calcext:value-type="float">
            <text:p>23.742</text:p>
          </table:table-cell>
          <table:table-cell office:value-type="float" office:value="2.085254782" calcext:value-type="float">
            <text:p>2.085254782</text:p>
          </table:table-cell>
          <table:table-cell office:value-type="float" office:value="52.365898212" calcext:value-type="float">
            <text:p>52.365898212</text:p>
          </table:table-cell>
        </table:table-row>
        <table:table-row table:style-name="ro4">
          <table:table-cell table:style-name="ce51" office:value-type="float" office:value="87" calcext:value-type="float">
            <text:p>87</text:p>
          </table:table-cell>
          <table:table-cell table:style-name="ce25" table:formula="of:=CONCATENATE(&quot;2015&quot;;&quot;-&quot;;[Nutrients.D44];&quot;-&quot;;[Nutrients.E44];[Nutrients.F44];&quot;-&quot;;[Nutrients.G44])" office:value-type="string" office:string-value="2015-ST435-PP2-T4" calcext:value-type="string">
            <text:p>2015-ST435-PP2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0.055" calcext:value-type="float">
            <text:p>0.055</text:p>
          </table:table-cell>
          <table:table-cell office:value-type="float" office:value="21.839" calcext:value-type="float">
            <text:p>21.839</text:p>
          </table:table-cell>
          <table:table-cell office:value-type="float" office:value="1.917159955" calcext:value-type="float">
            <text:p>1.917159955</text:p>
          </table:table-cell>
          <table:table-cell office:value-type="float" office:value="44.793197288" calcext:value-type="float">
            <text:p>44.793197288</text:p>
          </table:table-cell>
        </table:table-row>
        <table:table-row table:style-name="ro4">
          <table:table-cell table:style-name="ce51" office:value-type="float" office:value="88" calcext:value-type="float">
            <text:p>88</text:p>
          </table:table-cell>
          <table:table-cell table:style-name="ce25" table:formula="of:=CONCATENATE(&quot;2015&quot;;&quot;-&quot;;[Nutrients.D45];&quot;-&quot;;[Nutrients.E45];[Nutrients.F45];&quot;-&quot;;[Nutrients.G45])" office:value-type="string" office:string-value="2015-ST435-PP3-T4" calcext:value-type="string">
            <text:p>2015-ST435-PP3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0.087" calcext:value-type="float">
            <text:p>0.087</text:p>
          </table:table-cell>
          <table:table-cell office:value-type="float" office:value="21.955" calcext:value-type="float">
            <text:p>21.955</text:p>
          </table:table-cell>
          <table:table-cell office:value-type="float" office:value="1.894088116" calcext:value-type="float">
            <text:p>1.894088116</text:p>
          </table:table-cell>
          <table:table-cell office:value-type="float" office:value="41.63113112" calcext:value-type="float">
            <text:p>41.63113112</text:p>
          </table:table-cell>
        </table:table-row>
        <table:table-row table:style-name="ro4">
          <table:table-cell table:style-name="ce51" office:value-type="float" office:value="89" calcext:value-type="float">
            <text:p>89</text:p>
          </table:table-cell>
          <table:table-cell table:style-name="ce25" table:formula="of:=CONCATENATE(&quot;2015&quot;;&quot;-&quot;;[Nutrients.D46];&quot;-&quot;;[Nutrients.E46];[Nutrients.F46];&quot;-&quot;;[Nutrients.G46])" office:value-type="string" office:string-value="2015-ST435-PP4-T4" calcext:value-type="string">
            <text:p>2015-ST435-PP4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0.066" calcext:value-type="float">
            <text:p>0.066</text:p>
          </table:table-cell>
          <table:table-cell office:value-type="float" office:value="23.082" calcext:value-type="float">
            <text:p>23.082</text:p>
          </table:table-cell>
          <table:table-cell office:value-type="float" office:value="2.137990414" calcext:value-type="float">
            <text:p>2.137990414</text:p>
          </table:table-cell>
          <table:table-cell office:value-type="float" office:value="55.337984668" calcext:value-type="float">
            <text:p>55.337984668</text:p>
          </table:table-cell>
        </table:table-row>
        <table:table-row table:style-name="ro4">
          <table:table-cell table:style-name="ce51" office:value-type="float" office:value="90" calcext:value-type="float">
            <text:p>90</text:p>
          </table:table-cell>
          <table:table-cell table:style-name="ce25" table:formula="of:=CONCATENATE(&quot;2015&quot;;&quot;-&quot;;[Nutrients.D47];&quot;-&quot;;[Nutrients.E47];[Nutrients.F47];&quot;-&quot;;[Nutrients.G47])" office:value-type="string" office:string-value="2015-ST435-PP5-T4" calcext:value-type="string">
            <text:p>2015-ST435-PP5-T4</text:p>
          </table:table-cell>
          <table:table-cell table:style-name="ce26" office:value-type="string" calcext:value-type="string">
            <text:p>31-08-2015</text:p>
          </table:table-cell>
          <table:table-cell table:style-name="ce54" office:value-type="string" calcext:value-type="string">
            <text:p>ST435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0.09" calcext:value-type="float">
            <text:p>0.09</text:p>
          </table:table-cell>
          <table:table-cell office:value-type="float" office:value="23.352" calcext:value-type="float">
            <text:p>23.352</text:p>
          </table:table-cell>
          <table:table-cell office:value-type="float" office:value="1.752361105" calcext:value-type="float">
            <text:p>1.752361105</text:p>
          </table:table-cell>
          <table:table-cell office:value-type="float" office:value="51.072574788" calcext:value-type="float">
            <text:p>51.072574788</text:p>
          </table:table-cell>
        </table:table-row>
        <table:table-row table:style-name="ro4">
          <table:table-cell table:style-name="ce51" office:value-type="string" calcext:value-type="string">
            <text:p>C Grant leg 4 91</text:p>
          </table:table-cell>
          <table:table-cell table:style-name="ce25" table:formula="of:=CONCATENATE(&quot;2015&quot;;&quot;-&quot;;[Nutrients.D48];&quot;-&quot;;[Nutrients.E48];[Nutrients.F48];&quot;-&quot;;[Nutrients.G48])" office:value-type="string" office:string-value="2015-ST117-C1-T0" calcext:value-type="string">
            <text:p>2015-ST117-C1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float" office:value="0.076" calcext:value-type="float">
            <text:p>0.076</text:p>
          </table:table-cell>
          <table:table-cell office:value-type="float" office:value="15.539" calcext:value-type="float">
            <text:p>15.539</text:p>
          </table:table-cell>
          <table:table-cell office:value-type="float" office:value="1.566687734" calcext:value-type="float">
            <text:p>1.566687734</text:p>
          </table:table-cell>
          <table:table-cell office:value-type="float" office:value="33.599921468" calcext:value-type="float">
            <text:p>33.599921468</text:p>
          </table:table-cell>
        </table:table-row>
        <table:table-row table:style-name="ro4">
          <table:table-cell table:style-name="ce51" office:value-type="float" office:value="92" calcext:value-type="float">
            <text:p>92</text:p>
          </table:table-cell>
          <table:table-cell table:style-name="ce25" table:formula="of:=CONCATENATE(&quot;2015&quot;;&quot;-&quot;;[Nutrients.D49];&quot;-&quot;;[Nutrients.E49];[Nutrients.F49];&quot;-&quot;;[Nutrients.G49])" office:value-type="string" office:string-value="2015-ST117-C2-T0" calcext:value-type="string">
            <text:p>2015-ST117-C2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0</text:p>
          </table:table-cell>
          <table:table-cell office:value-type="float" office:value="0.102" calcext:value-type="float">
            <text:p>0.102</text:p>
          </table:table-cell>
          <table:table-cell office:value-type="float" office:value="15.364" calcext:value-type="float">
            <text:p>15.364</text:p>
          </table:table-cell>
          <table:table-cell office:value-type="float" office:value="1.641396546" calcext:value-type="float">
            <text:p>1.641396546</text:p>
          </table:table-cell>
          <table:table-cell office:value-type="float" office:value="34.227402536" calcext:value-type="float">
            <text:p>34.227402536</text:p>
          </table:table-cell>
        </table:table-row>
        <table:table-row table:style-name="ro4">
          <table:table-cell table:style-name="ce51" office:value-type="float" office:value="93" calcext:value-type="float">
            <text:p>93</text:p>
          </table:table-cell>
          <table:table-cell table:style-name="ce25" table:formula="of:=CONCATENATE(&quot;2015&quot;;&quot;-&quot;;[Nutrients.D50];&quot;-&quot;;[Nutrients.E50];[Nutrients.F50];&quot;-&quot;;[Nutrients.G50])" office:value-type="string" office:string-value="2015-ST117-C3-T0" calcext:value-type="string">
            <text:p>2015-ST117-C3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0</text:p>
          </table:table-cell>
          <table:table-cell office:value-type="float" office:value="0.065" calcext:value-type="float">
            <text:p>0.06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.517248079" calcext:value-type="float">
            <text:p>1.517248079</text:p>
          </table:table-cell>
          <table:table-cell office:value-type="float" office:value="33.398981388" calcext:value-type="float">
            <text:p>33.398981388</text:p>
          </table:table-cell>
        </table:table-row>
        <table:table-row table:style-name="ro4">
          <table:table-cell table:style-name="ce51" office:value-type="float" office:value="94" calcext:value-type="float">
            <text:p>94</text:p>
          </table:table-cell>
          <table:table-cell table:style-name="ce25" table:formula="of:=CONCATENATE(&quot;2015&quot;;&quot;-&quot;;[Nutrients.D51];&quot;-&quot;;[Nutrients.E51];[Nutrients.F51];&quot;-&quot;;[Nutrients.G51])" office:value-type="string" office:string-value="2015-ST117-C4-T0" calcext:value-type="string">
            <text:p>2015-ST117-C4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0</text:p>
          </table:table-cell>
          <table:table-cell office:value-type="float" office:value="0.085" calcext:value-type="float">
            <text:p>0.085</text:p>
          </table:table-cell>
          <table:table-cell office:value-type="float" office:value="15.421" calcext:value-type="float">
            <text:p>15.421</text:p>
          </table:table-cell>
          <table:table-cell office:value-type="float" office:value="1.575477006" calcext:value-type="float">
            <text:p>1.575477006</text:p>
          </table:table-cell>
          <table:table-cell office:value-type="float" office:value="35.212922292" calcext:value-type="float">
            <text:p>35.212922292</text:p>
          </table:table-cell>
        </table:table-row>
        <table:table-row table:style-name="ro4">
          <table:table-cell table:style-name="ce51" office:value-type="float" office:value="95" calcext:value-type="float">
            <text:p>95</text:p>
          </table:table-cell>
          <table:table-cell table:style-name="ce25" table:formula="of:=CONCATENATE(&quot;2015&quot;;&quot;-&quot;;[Nutrients.D52];&quot;-&quot;;[Nutrients.E52];[Nutrients.F52];&quot;-&quot;;[Nutrients.G52])" office:value-type="string" office:string-value="2015-ST117-C5-T0" calcext:value-type="string">
            <text:p>2015-ST117-C5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0</text:p>
          </table:table-cell>
          <table:table-cell office:value-type="float" office:value="0.096" calcext:value-type="float">
            <text:p>0.096</text:p>
          </table:table-cell>
          <table:table-cell office:value-type="float" office:value="15.141" calcext:value-type="float">
            <text:p>15.141</text:p>
          </table:table-cell>
          <table:table-cell office:value-type="float" office:value="1.622719343" calcext:value-type="float">
            <text:p>1.622719343</text:p>
          </table:table-cell>
          <table:table-cell office:value-type="float" office:value="34.06391038" calcext:value-type="float">
            <text:p>34.06391038</text:p>
          </table:table-cell>
        </table:table-row>
        <table:table-row table:style-name="ro4">
          <table:table-cell table:style-name="ce51" office:value-type="float" office:value="96" calcext:value-type="float">
            <text:p>96</text:p>
          </table:table-cell>
          <table:table-cell table:style-name="ce25" table:formula="of:=CONCATENATE(&quot;2015&quot;;&quot;-&quot;;[Nutrients.D53];&quot;-&quot;;[Nutrients.E53];[Nutrients.F53];&quot;-&quot;;[Nutrients.G53])" office:value-type="string" office:string-value="2015-ST117-IA1-T0" calcext:value-type="string">
            <text:p>2015-ST117-IA1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float" office:value="0.091" calcext:value-type="float">
            <text:p>0.091</text:p>
          </table:table-cell>
          <table:table-cell office:value-type="float" office:value="15.985" calcext:value-type="float">
            <text:p>15.985</text:p>
          </table:table-cell>
          <table:table-cell office:value-type="float" office:value="1.914962637" calcext:value-type="float">
            <text:p>1.914962637</text:p>
          </table:table-cell>
          <table:table-cell office:value-type="float" office:value="32.681077284" calcext:value-type="float">
            <text:p>32.681077284</text:p>
          </table:table-cell>
        </table:table-row>
        <table:table-row table:style-name="ro4">
          <table:table-cell table:style-name="ce51" office:value-type="float" office:value="97" calcext:value-type="float">
            <text:p>97</text:p>
          </table:table-cell>
          <table:table-cell table:style-name="ce25" table:formula="of:=CONCATENATE(&quot;2015&quot;;&quot;-&quot;;[Nutrients.D54];&quot;-&quot;;[Nutrients.E54];[Nutrients.F54];&quot;-&quot;;[Nutrients.G54])" office:value-type="string" office:string-value="2015-ST117-IA2-T0" calcext:value-type="string">
            <text:p>2015-ST117-IA2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0</text:p>
          </table:table-cell>
          <table:table-cell office:value-type="float" office:value="0.075" calcext:value-type="float">
            <text:p>0.075</text:p>
          </table:table-cell>
          <table:table-cell office:value-type="float" office:value="15.557" calcext:value-type="float">
            <text:p>15.557</text:p>
          </table:table-cell>
          <table:table-cell office:value-type="float" office:value="1.960007656" calcext:value-type="float">
            <text:p>1.960007656</text:p>
          </table:table-cell>
          <table:table-cell office:value-type="float" office:value="36.617676124" calcext:value-type="float">
            <text:p>36.617676124</text:p>
          </table:table-cell>
        </table:table-row>
        <table:table-row table:style-name="ro4">
          <table:table-cell table:style-name="ce51" office:value-type="float" office:value="98" calcext:value-type="float">
            <text:p>98</text:p>
          </table:table-cell>
          <table:table-cell table:style-name="ce25" table:formula="of:=CONCATENATE(&quot;2015&quot;;&quot;-&quot;;[Nutrients.D55];&quot;-&quot;;[Nutrients.E55];[Nutrients.F55];&quot;-&quot;;[Nutrients.G55])" office:value-type="string" office:string-value="2015-ST117-IA3-T0" calcext:value-type="string">
            <text:p>2015-ST117-IA3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0</text:p>
          </table:table-cell>
          <table:table-cell office:value-type="float" office:value="0.077" calcext:value-type="float">
            <text:p>0.077</text:p>
          </table:table-cell>
          <table:table-cell office:value-type="float" office:value="15.488" calcext:value-type="float">
            <text:p>15.488</text:p>
          </table:table-cell>
          <table:table-cell office:value-type="float" office:value="1.865522982" calcext:value-type="float">
            <text:p>1.865522982</text:p>
          </table:table-cell>
          <table:table-cell office:value-type="float" office:value="32.052682852" calcext:value-type="float">
            <text:p>32.052682852</text:p>
          </table:table-cell>
        </table:table-row>
        <table:table-row table:style-name="ro4">
          <table:table-cell table:style-name="ce51" office:value-type="float" office:value="99" calcext:value-type="float">
            <text:p>99</text:p>
          </table:table-cell>
          <table:table-cell table:style-name="ce25" table:formula="of:=CONCATENATE(&quot;2015&quot;;&quot;-&quot;;[Nutrients.D56];&quot;-&quot;;[Nutrients.E56];[Nutrients.F56];&quot;-&quot;;[Nutrients.G56])" office:value-type="string" office:string-value="2015-ST117-IA4-T0" calcext:value-type="string">
            <text:p>2015-ST117-IA4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0</text:p>
          </table:table-cell>
          <table:table-cell office:value-type="float" office:value="0.089" calcext:value-type="float">
            <text:p>0.089</text:p>
          </table:table-cell>
          <table:table-cell office:value-type="float" office:value="15.537" calcext:value-type="float">
            <text:p>15.537</text:p>
          </table:table-cell>
          <table:table-cell office:value-type="float" office:value="1.886397503" calcext:value-type="float">
            <text:p>1.886397503</text:p>
          </table:table-cell>
          <table:table-cell office:value-type="float" office:value="31.02240826" calcext:value-type="float">
            <text:p>31.02240826</text:p>
          </table:table-cell>
        </table:table-row>
        <table:table-row table:style-name="ro4">
          <table:table-cell table:style-name="ce51" office:value-type="float" office:value="100" calcext:value-type="float">
            <text:p>100</text:p>
          </table:table-cell>
          <table:table-cell table:style-name="ce25" table:formula="of:=CONCATENATE(&quot;2015&quot;;&quot;-&quot;;[Nutrients.D57];&quot;-&quot;;[Nutrients.E57];[Nutrients.F57];&quot;-&quot;;[Nutrients.G57])" office:value-type="string" office:string-value="2015-ST117-IA5-T0" calcext:value-type="string">
            <text:p>2015-ST117-IA5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0</text:p>
          </table:table-cell>
          <table:table-cell office:value-type="float" office:value="0.095" calcext:value-type="float">
            <text:p>0.095</text:p>
          </table:table-cell>
          <table:table-cell office:value-type="float" office:value="15.302" calcext:value-type="float">
            <text:p>15.302</text:p>
          </table:table-cell>
          <table:table-cell office:value-type="float" office:value="2.016039265" calcext:value-type="float">
            <text:p>2.016039265</text:p>
          </table:table-cell>
          <table:table-cell office:value-type="float" office:value="35.723492768" calcext:value-type="float">
            <text:p>35.723492768</text:p>
          </table:table-cell>
        </table:table-row>
        <table:table-row table:style-name="ro4">
          <table:table-cell table:style-name="ce51" office:value-type="float" office:value="101" calcext:value-type="float">
            <text:p>101</text:p>
          </table:table-cell>
          <table:table-cell table:style-name="ce25" table:formula="of:=CONCATENATE(&quot;2015&quot;;&quot;-&quot;;[Nutrients.D58];&quot;-&quot;;[Nutrients.E58];[Nutrients.F58];&quot;-&quot;;[Nutrients.G58])" office:value-type="string" office:string-value="2015-ST117-PP1-T0" calcext:value-type="string">
            <text:p>2015-ST117-PP1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float" office:value="0.092" calcext:value-type="float">
            <text:p>0.092</text:p>
          </table:table-cell>
          <table:table-cell office:value-type="float" office:value="19.534" calcext:value-type="float">
            <text:p>19.534</text:p>
          </table:table-cell>
          <table:table-cell office:value-type="float" office:value="2.028124514" calcext:value-type="float">
            <text:p>2.028124514</text:p>
          </table:table-cell>
          <table:table-cell office:value-type="float" office:value="30.194900476" calcext:value-type="float">
            <text:p>30.194900476</text:p>
          </table:table-cell>
        </table:table-row>
        <table:table-row table:style-name="ro4">
          <table:table-cell table:style-name="ce51" office:value-type="float" office:value="102" calcext:value-type="float">
            <text:p>102</text:p>
          </table:table-cell>
          <table:table-cell table:style-name="ce25" table:formula="of:=CONCATENATE(&quot;2015&quot;;&quot;-&quot;;[Nutrients.D59];&quot;-&quot;;[Nutrients.E59];[Nutrients.F59];&quot;-&quot;;[Nutrients.G59])" office:value-type="string" office:string-value="2015-ST117-PP2-T0" calcext:value-type="string">
            <text:p>2015-ST117-PP2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0</text:p>
          </table:table-cell>
          <table:table-cell office:value-type="float" office:value="0.073" calcext:value-type="float">
            <text:p>0.073</text:p>
          </table:table-cell>
          <table:table-cell office:value-type="float" office:value="19.813" calcext:value-type="float">
            <text:p>19.813</text:p>
          </table:table-cell>
          <table:table-cell office:value-type="float" office:value="2.199515318" calcext:value-type="float">
            <text:p>2.199515318</text:p>
          </table:table-cell>
          <table:table-cell office:value-type="float" office:value="30.034148412" calcext:value-type="float">
            <text:p>30.034148412</text:p>
          </table:table-cell>
        </table:table-row>
        <table:table-row table:style-name="ro4">
          <table:table-cell table:style-name="ce51" office:value-type="float" office:value="103" calcext:value-type="float">
            <text:p>103</text:p>
          </table:table-cell>
          <table:table-cell table:style-name="ce25" table:formula="of:=CONCATENATE(&quot;2015&quot;;&quot;-&quot;;[Nutrients.D60];&quot;-&quot;;[Nutrients.E60];[Nutrients.F60];&quot;-&quot;;[Nutrients.G60])" office:value-type="string" office:string-value="2015-ST117-PP3-T0" calcext:value-type="string">
            <text:p>2015-ST117-PP3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0</text:p>
          </table:table-cell>
          <table:table-cell office:value-type="float" office:value="0.075" calcext:value-type="float">
            <text:p>0.075</text:p>
          </table:table-cell>
          <table:table-cell office:value-type="float" office:value="19.668" calcext:value-type="float">
            <text:p>19.668</text:p>
          </table:table-cell>
          <table:table-cell office:value-type="float" office:value="2.133595778" calcext:value-type="float">
            <text:p>2.133595778</text:p>
          </table:table-cell>
          <table:table-cell office:value-type="float" office:value="29.87613644" calcext:value-type="float">
            <text:p>29.87613644</text:p>
          </table:table-cell>
        </table:table-row>
        <table:table-row table:style-name="ro4">
          <table:table-cell table:style-name="ce51" office:value-type="float" office:value="104" calcext:value-type="float">
            <text:p>104</text:p>
          </table:table-cell>
          <table:table-cell table:style-name="ce25" table:formula="of:=CONCATENATE(&quot;2015&quot;;&quot;-&quot;;[Nutrients.D61];&quot;-&quot;;[Nutrients.E61];[Nutrients.F61];&quot;-&quot;;[Nutrients.G61])" office:value-type="string" office:string-value="2015-ST117-PP4-T0" calcext:value-type="string">
            <text:p>2015-ST117-PP4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0</text:p>
          </table:table-cell>
          <table:table-cell office:value-type="float" office:value="0.091" calcext:value-type="float">
            <text:p>0.091</text:p>
          </table:table-cell>
          <table:table-cell office:value-type="float" office:value="20.319" calcext:value-type="float">
            <text:p>20.319</text:p>
          </table:table-cell>
          <table:table-cell office:value-type="float" office:value="2.201712636" calcext:value-type="float">
            <text:p>2.201712636</text:p>
          </table:table-cell>
          <table:table-cell office:value-type="float" office:value="30.441508756" calcext:value-type="float">
            <text:p>30.441508756</text:p>
          </table:table-cell>
        </table:table-row>
        <table:table-row table:style-name="ro4">
          <table:table-cell table:style-name="ce51" office:value-type="float" office:value="105" calcext:value-type="float">
            <text:p>105</text:p>
          </table:table-cell>
          <table:table-cell table:style-name="ce25" table:formula="of:=CONCATENATE(&quot;2015&quot;;&quot;-&quot;;[Nutrients.D62];&quot;-&quot;;[Nutrients.E62];[Nutrients.F62];&quot;-&quot;;[Nutrients.G62])" office:value-type="string" office:string-value="2015-ST117-PP5-T0" calcext:value-type="string">
            <text:p>2015-ST117-PP5-T0</text:p>
          </table:table-cell>
          <table:table-cell table:style-name="ce26" office:value-type="string" calcext:value-type="string">
            <text:p>21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0</text:p>
          </table:table-cell>
          <table:table-cell office:value-type="float" office:value="0.083" calcext:value-type="float">
            <text:p>0.083</text:p>
          </table:table-cell>
          <table:table-cell office:value-type="float" office:value="19.331" calcext:value-type="float">
            <text:p>19.331</text:p>
          </table:table-cell>
          <table:table-cell office:value-type="float" office:value="2.152272981" calcext:value-type="float">
            <text:p>2.152272981</text:p>
          </table:table-cell>
          <table:table-cell office:value-type="float" office:value="31.276323452" calcext:value-type="float">
            <text:p>31.276323452</text:p>
          </table:table-cell>
        </table:table-row>
        <table:table-row table:style-name="ro4">
          <table:table-cell table:style-name="ce51" office:value-type="float" office:value="106" calcext:value-type="float">
            <text:p>106</text:p>
          </table:table-cell>
          <table:table-cell table:style-name="ce25" table:formula="of:=CONCATENATE(&quot;2015&quot;;&quot;-&quot;;[Nutrients.D63];&quot;-&quot;;[Nutrients.E63];[Nutrients.F63];&quot;-&quot;;[Nutrients.G63])" office:value-type="string" office:string-value="2015-ST117-C1-T2" calcext:value-type="string">
            <text:p>2015-ST117-C1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0.068" calcext:value-type="float">
            <text:p>0.068</text:p>
          </table:table-cell>
          <table:table-cell office:value-type="float" office:value="15.757" calcext:value-type="float">
            <text:p>15.757</text:p>
          </table:table-cell>
          <table:table-cell office:value-type="float" office:value="1.74686781" calcext:value-type="float">
            <text:p>1.74686781</text:p>
          </table:table-cell>
          <table:table-cell office:value-type="float" office:value="66.809836508" calcext:value-type="float">
            <text:p>66.809836508</text:p>
          </table:table-cell>
        </table:table-row>
        <table:table-row table:style-name="ro4">
          <table:table-cell table:style-name="ce51" office:value-type="float" office:value="107" calcext:value-type="float">
            <text:p>107</text:p>
          </table:table-cell>
          <table:table-cell table:style-name="ce25" table:formula="of:=CONCATENATE(&quot;2015&quot;;&quot;-&quot;;[Nutrients.D64];&quot;-&quot;;[Nutrients.E64];[Nutrients.F64];&quot;-&quot;;[Nutrients.G64])" office:value-type="string" office:string-value="2015-ST117-C2-T2" calcext:value-type="string">
            <text:p>2015-ST117-C2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0.078" calcext:value-type="float">
            <text:p>0.078</text:p>
          </table:table-cell>
          <table:table-cell office:value-type="float" office:value="14.902" calcext:value-type="float">
            <text:p>14.902</text:p>
          </table:table-cell>
          <table:table-cell office:value-type="float" office:value="1.738078538" calcext:value-type="float">
            <text:p>1.738078538</text:p>
          </table:table-cell>
          <table:table-cell office:value-type="float" office:value="62.03568288" calcext:value-type="float">
            <text:p>62.03568288</text:p>
          </table:table-cell>
        </table:table-row>
        <table:table-row table:style-name="ro4">
          <table:table-cell table:style-name="ce51" office:value-type="float" office:value="108" calcext:value-type="float">
            <text:p>108</text:p>
          </table:table-cell>
          <table:table-cell table:style-name="ce25" table:formula="of:=CONCATENATE(&quot;2015&quot;;&quot;-&quot;;[Nutrients.D65];&quot;-&quot;;[Nutrients.E65];[Nutrients.F65];&quot;-&quot;;[Nutrients.G65])" office:value-type="string" office:string-value="2015-ST117-C3-T2" calcext:value-type="string">
            <text:p>2015-ST117-C3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.061" calcext:value-type="float">
            <text:p>0.061</text:p>
          </table:table-cell>
          <table:table-cell office:value-type="float" office:value="14.898" calcext:value-type="float">
            <text:p>14.898</text:p>
          </table:table-cell>
          <table:table-cell office:value-type="float" office:value="1.607338117" calcext:value-type="float">
            <text:p>1.607338117</text:p>
          </table:table-cell>
          <table:table-cell office:value-type="float" office:value="63.445003532" calcext:value-type="float">
            <text:p>63.445003532</text:p>
          </table:table-cell>
        </table:table-row>
        <table:table-row table:style-name="ro4">
          <table:table-cell table:style-name="ce51" office:value-type="float" office:value="109" calcext:value-type="float">
            <text:p>109</text:p>
          </table:table-cell>
          <table:table-cell table:style-name="ce25" table:formula="of:=CONCATENATE(&quot;2015&quot;;&quot;-&quot;;[Nutrients.D66];&quot;-&quot;;[Nutrients.E66];[Nutrients.F66];&quot;-&quot;;[Nutrients.G66])" office:value-type="string" office:string-value="2015-ST117-C4-T2" calcext:value-type="string">
            <text:p>2015-ST117-C4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0.066" calcext:value-type="float">
            <text:p>0.066</text:p>
          </table:table-cell>
          <table:table-cell office:value-type="float" office:value="14.723" calcext:value-type="float">
            <text:p>14.723</text:p>
          </table:table-cell>
          <table:table-cell office:value-type="float" office:value="1.693033519" calcext:value-type="float">
            <text:p>1.693033519</text:p>
          </table:table-cell>
          <table:table-cell office:value-type="float" office:value="67.591676092" calcext:value-type="float">
            <text:p>67.591676092</text:p>
          </table:table-cell>
        </table:table-row>
        <table:table-row table:style-name="ro4">
          <table:table-cell table:style-name="ce51" office:value-type="float" office:value="110" calcext:value-type="float">
            <text:p>110</text:p>
          </table:table-cell>
          <table:table-cell table:style-name="ce25" table:formula="of:=CONCATENATE(&quot;2015&quot;;&quot;-&quot;;[Nutrients.D67];&quot;-&quot;;[Nutrients.E67];[Nutrients.F67];&quot;-&quot;;[Nutrients.G67])" office:value-type="string" office:string-value="2015-ST117-C5-T2" calcext:value-type="string">
            <text:p>2015-ST117-C5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0.076" calcext:value-type="float">
            <text:p>0.076</text:p>
          </table:table-cell>
          <table:table-cell office:value-type="float" office:value="15.161" calcext:value-type="float">
            <text:p>15.161</text:p>
          </table:table-cell>
          <table:table-cell office:value-type="float" office:value="1.736979879" calcext:value-type="float">
            <text:p>1.736979879</text:p>
          </table:table-cell>
          <table:table-cell office:value-type="float" office:value="63.869717792" calcext:value-type="float">
            <text:p>63.869717792</text:p>
          </table:table-cell>
        </table:table-row>
        <table:table-row table:style-name="ro4">
          <table:table-cell table:style-name="ce51" office:value-type="float" office:value="111" calcext:value-type="float">
            <text:p>111</text:p>
          </table:table-cell>
          <table:table-cell table:style-name="ce25" table:formula="of:=CONCATENATE(&quot;2015&quot;;&quot;-&quot;;[Nutrients.D68];&quot;-&quot;;[Nutrients.E68];[Nutrients.F68];&quot;-&quot;;[Nutrients.G68])" office:value-type="string" office:string-value="2015-ST117-IA1-T2" calcext:value-type="string">
            <text:p>2015-ST117-IA1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0.081" calcext:value-type="float">
            <text:p>0.081</text:p>
          </table:table-cell>
          <table:table-cell office:value-type="float" office:value="16.735" calcext:value-type="float">
            <text:p>16.735</text:p>
          </table:table-cell>
          <table:table-cell office:value-type="float" office:value="1.957810338" calcext:value-type="float">
            <text:p>1.957810338</text:p>
          </table:table-cell>
          <table:table-cell office:value-type="float" office:value="65.423349956" calcext:value-type="float">
            <text:p>65.423349956</text:p>
          </table:table-cell>
        </table:table-row>
        <table:table-row table:style-name="ro4">
          <table:table-cell table:style-name="ce51" office:value-type="float" office:value="112" calcext:value-type="float">
            <text:p>112</text:p>
          </table:table-cell>
          <table:table-cell table:style-name="ce25" table:formula="of:=CONCATENATE(&quot;2015&quot;;&quot;-&quot;;[Nutrients.D69];&quot;-&quot;;[Nutrients.E69];[Nutrients.F69];&quot;-&quot;;[Nutrients.G69])" office:value-type="string" office:string-value="2015-ST117-IA2-T2" calcext:value-type="string">
            <text:p>2015-ST117-IA2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0.054" calcext:value-type="float">
            <text:p>0.054</text:p>
          </table:table-cell>
          <table:table-cell office:value-type="float" office:value="15.005" calcext:value-type="float">
            <text:p>15.005</text:p>
          </table:table-cell>
          <table:table-cell office:value-type="float" office:value="1.808392714" calcext:value-type="float">
            <text:p>1.808392714</text:p>
          </table:table-cell>
          <table:table-cell office:value-type="float" office:value="80.578798808" calcext:value-type="float">
            <text:p>80.578798808</text:p>
          </table:table-cell>
        </table:table-row>
        <table:table-row table:style-name="ro4">
          <table:table-cell table:style-name="ce51" office:value-type="float" office:value="113" calcext:value-type="float">
            <text:p>113</text:p>
          </table:table-cell>
          <table:table-cell table:style-name="ce25" table:formula="of:=CONCATENATE(&quot;2015&quot;;&quot;-&quot;;[Nutrients.D70];&quot;-&quot;;[Nutrients.E70];[Nutrients.F70];&quot;-&quot;;[Nutrients.G70])" office:value-type="string" office:string-value="2015-ST117-IA3-T2" calcext:value-type="string">
            <text:p>2015-ST117-IA3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.066" calcext:value-type="float">
            <text:p>0.066</text:p>
          </table:table-cell>
          <table:table-cell office:value-type="float" office:value="15.564" calcext:value-type="float">
            <text:p>15.564</text:p>
          </table:table-cell>
          <table:table-cell office:value-type="float" office:value="1.985276813" calcext:value-type="float">
            <text:p>1.985276813</text:p>
          </table:table-cell>
          <table:table-cell office:value-type="float" office:value="68.772655744" calcext:value-type="float">
            <text:p>68.772655744</text:p>
          </table:table-cell>
        </table:table-row>
        <table:table-row table:style-name="ro4">
          <table:table-cell table:style-name="ce51" office:value-type="float" office:value="114" calcext:value-type="float">
            <text:p>114</text:p>
          </table:table-cell>
          <table:table-cell table:style-name="ce25" table:formula="of:=CONCATENATE(&quot;2015&quot;;&quot;-&quot;;[Nutrients.D71];&quot;-&quot;;[Nutrients.E71];[Nutrients.F71];&quot;-&quot;;[Nutrients.G71])" office:value-type="string" office:string-value="2015-ST117-IA4-T2" calcext:value-type="string">
            <text:p>2015-ST117-IA4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0.066" calcext:value-type="float">
            <text:p>0.0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81980836" calcext:value-type="float">
            <text:p>1.981980836</text:p>
          </table:table-cell>
          <table:table-cell office:value-type="float" office:value="68.202716608" calcext:value-type="float">
            <text:p>68.202716608</text:p>
          </table:table-cell>
        </table:table-row>
        <table:table-row table:style-name="ro4">
          <table:table-cell table:style-name="ce51" office:value-type="float" office:value="115" calcext:value-type="float">
            <text:p>115</text:p>
          </table:table-cell>
          <table:table-cell table:style-name="ce25" table:formula="of:=CONCATENATE(&quot;2015&quot;;&quot;-&quot;;[Nutrients.D72];&quot;-&quot;;[Nutrients.E72];[Nutrients.F72];&quot;-&quot;;[Nutrients.G72])" office:value-type="string" office:string-value="2015-ST117-IA5-T2" calcext:value-type="string">
            <text:p>2015-ST117-IA5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0.061" calcext:value-type="float">
            <text:p>0.061</text:p>
          </table:table-cell>
          <table:table-cell office:value-type="float" office:value="15.339" calcext:value-type="float">
            <text:p>15.339</text:p>
          </table:table-cell>
          <table:table-cell office:value-type="float" office:value="2.166555548" calcext:value-type="float">
            <text:p>2.166555548</text:p>
          </table:table-cell>
          <table:table-cell office:value-type="float" office:value="66.681965548" calcext:value-type="float">
            <text:p>66.681965548</text:p>
          </table:table-cell>
        </table:table-row>
        <table:table-row table:style-name="ro4">
          <table:table-cell table:style-name="ce51" office:value-type="float" office:value="116" calcext:value-type="float">
            <text:p>116</text:p>
          </table:table-cell>
          <table:table-cell table:style-name="ce25" table:formula="of:=CONCATENATE(&quot;2015&quot;;&quot;-&quot;;[Nutrients.D73];&quot;-&quot;;[Nutrients.E73];[Nutrients.F73];&quot;-&quot;;[Nutrients.G73])" office:value-type="string" office:string-value="2015-ST117-PP1-T2" calcext:value-type="string">
            <text:p>2015-ST117-PP1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0.075" calcext:value-type="float">
            <text:p>0.075</text:p>
          </table:table-cell>
          <table:table-cell office:value-type="float" office:value="21.737" calcext:value-type="float">
            <text:p>21.737</text:p>
          </table:table-cell>
          <table:table-cell office:value-type="float" office:value="2.345636965" calcext:value-type="float">
            <text:p>2.345636965</text:p>
          </table:table-cell>
          <table:table-cell office:value-type="float" office:value="63.68887172" calcext:value-type="float">
            <text:p>63.68887172</text:p>
          </table:table-cell>
        </table:table-row>
        <table:table-row table:style-name="ro4">
          <table:table-cell table:style-name="ce51" office:value-type="float" office:value="117" calcext:value-type="float">
            <text:p>117</text:p>
          </table:table-cell>
          <table:table-cell table:style-name="ce25" table:formula="of:=CONCATENATE(&quot;2015&quot;;&quot;-&quot;;[Nutrients.D74];&quot;-&quot;;[Nutrients.E74];[Nutrients.F74];&quot;-&quot;;[Nutrients.G74])" office:value-type="string" office:string-value="2015-ST117-PP2-T2" calcext:value-type="string">
            <text:p>2015-ST117-PP2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942" calcext:value-type="float">
            <text:p>19.942</text:p>
          </table:table-cell>
          <table:table-cell office:value-type="float" office:value="2.280816084" calcext:value-type="float">
            <text:p>2.280816084</text:p>
          </table:table-cell>
          <table:table-cell office:value-type="float" office:value="59.470043404" calcext:value-type="float">
            <text:p>59.470043404</text:p>
          </table:table-cell>
        </table:table-row>
        <table:table-row table:style-name="ro4">
          <table:table-cell table:style-name="ce51" office:value-type="float" office:value="118" calcext:value-type="float">
            <text:p>118</text:p>
          </table:table-cell>
          <table:table-cell table:style-name="ce25" table:formula="of:=CONCATENATE(&quot;2015&quot;;&quot;-&quot;;[Nutrients.D75];&quot;-&quot;;[Nutrients.E75];[Nutrients.F75];&quot;-&quot;;[Nutrients.G75])" office:value-type="string" office:string-value="2015-ST117-PP3-T2" calcext:value-type="string">
            <text:p>2015-ST117-PP3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482" calcext:value-type="float">
            <text:p>19.482</text:p>
          </table:table-cell>
          <table:table-cell office:value-type="float" office:value="2.183035433" calcext:value-type="float">
            <text:p>2.183035433</text:p>
          </table:table-cell>
          <table:table-cell office:value-type="float" office:value="58.894624084" calcext:value-type="float">
            <text:p>58.894624084</text:p>
          </table:table-cell>
        </table:table-row>
        <table:table-row table:style-name="ro4">
          <table:table-cell table:style-name="ce51" office:value-type="float" office:value="119" calcext:value-type="float">
            <text:p>119</text:p>
          </table:table-cell>
          <table:table-cell table:style-name="ce25" table:formula="of:=CONCATENATE(&quot;2015&quot;;&quot;-&quot;;[Nutrients.D76];&quot;-&quot;;[Nutrients.E76];[Nutrients.F76];&quot;-&quot;;[Nutrients.G76])" office:value-type="string" office:string-value="2015-ST117-PP4-T2" calcext:value-type="string">
            <text:p>2015-ST117-PP4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office:value-type="float" office:value="0.079" calcext:value-type="float">
            <text:p>0.0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2.376399417" calcext:value-type="float">
            <text:p>2.376399417</text:p>
          </table:table-cell>
          <table:table-cell office:value-type="float" office:value="62.882371308" calcext:value-type="float">
            <text:p>62.882371308</text:p>
          </table:table-cell>
        </table:table-row>
        <table:table-row table:style-name="ro4">
          <table:table-cell table:style-name="ce51" office:value-type="float" office:value="120" calcext:value-type="float">
            <text:p>120</text:p>
          </table:table-cell>
          <table:table-cell table:style-name="ce25" table:formula="of:=CONCATENATE(&quot;2015&quot;;&quot;-&quot;;[Nutrients.D77];&quot;-&quot;;[Nutrients.E77];[Nutrients.F77];&quot;-&quot;;[Nutrients.G77])" office:value-type="string" office:string-value="2015-ST117-PP5-T2" calcext:value-type="string">
            <text:p>2015-ST117-PP5-T2</text:p>
          </table:table-cell>
          <table:table-cell table:style-name="ce26" office:value-type="string" calcext:value-type="string">
            <text:p>23-10-2015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2</text:p>
          </table:table-cell>
          <table:table-cell office:value-type="float" office:value="0.07" calcext:value-type="float">
            <text:p>0.07</text:p>
          </table:table-cell>
          <table:table-cell office:value-type="float" office:value="19.531" calcext:value-type="float">
            <text:p>19.531</text:p>
          </table:table-cell>
          <table:table-cell office:value-type="float" office:value="2.229179111" calcext:value-type="float">
            <text:p>2.229179111</text:p>
          </table:table-cell>
          <table:table-cell office:value-type="float" office:value="66.622596888" calcext:value-type="float">
            <text:p>66.622596888</text:p>
          </table:table-cell>
        </table:table-row>
        <table:table-row table:style-name="ro4">
          <table:table-cell table:style-name="ce51" office:value-type="float" office:value="121" calcext:value-type="float">
            <text:p>121</text:p>
          </table:table-cell>
          <table:table-cell table:style-name="ce25" table:formula="of:=CONCATENATE(&quot;2015&quot;;&quot;-&quot;;[Nutrients.D78];&quot;-&quot;;[Nutrients.E78];[Nutrients.F78];&quot;-&quot;;[Nutrients.G78])" office:value-type="string" office:string-value="2015-ST117-C1-T4" calcext:value-type="string">
            <text:p>2015-ST117-C1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0.06" calcext:value-type="float">
            <text:p>0.06</text:p>
          </table:table-cell>
          <table:table-cell office:value-type="float" office:value="6.096" calcext:value-type="float">
            <text:p>6.096</text:p>
          </table:table-cell>
          <table:table-cell office:value-type="float" office:value="0.998681031" calcext:value-type="float">
            <text:p>0.998681031</text:p>
          </table:table-cell>
          <table:table-cell office:value-type="float" office:value="85.831555172" calcext:value-type="float">
            <text:p>85.831555172</text:p>
          </table:table-cell>
        </table:table-row>
        <table:table-row table:style-name="ro4">
          <table:table-cell table:style-name="ce51" office:value-type="float" office:value="122" calcext:value-type="float">
            <text:p>122</text:p>
          </table:table-cell>
          <table:table-cell table:style-name="ce25" table:formula="of:=CONCATENATE(&quot;2015&quot;;&quot;-&quot;;[Nutrients.D79];&quot;-&quot;;[Nutrients.E79];[Nutrients.F79];&quot;-&quot;;[Nutrients.G79])" office:value-type="string" office:string-value="2015-ST117-C2-T4" calcext:value-type="string">
            <text:p>2015-ST117-C2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0.05" calcext:value-type="float">
            <text:p>0.05</text:p>
          </table:table-cell>
          <table:table-cell office:value-type="float" office:value="7.312" calcext:value-type="float">
            <text:p>7.312</text:p>
          </table:table-cell>
          <table:table-cell office:value-type="float" office:value="1.193143674" calcext:value-type="float">
            <text:p>1.193143674</text:p>
          </table:table-cell>
          <table:table-cell office:value-type="float" office:value="83.215680676" calcext:value-type="float">
            <text:p>83.215680676</text:p>
          </table:table-cell>
        </table:table-row>
        <table:table-row table:style-name="ro4">
          <table:table-cell table:style-name="ce51" office:value-type="float" office:value="123" calcext:value-type="float">
            <text:p>123</text:p>
          </table:table-cell>
          <table:table-cell table:style-name="ce25" table:formula="of:=CONCATENATE(&quot;2015&quot;;&quot;-&quot;;[Nutrients.D80];&quot;-&quot;;[Nutrients.E80];[Nutrients.F80];&quot;-&quot;;[Nutrients.G80])" office:value-type="string" office:string-value="2015-ST117-C3-T4" calcext:value-type="string">
            <text:p>2015-ST117-C3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0.051" calcext:value-type="float">
            <text:p>0.051</text:p>
          </table:table-cell>
          <table:table-cell office:value-type="float" office:value="4.732" calcext:value-type="float">
            <text:p>4.732</text:p>
          </table:table-cell>
          <table:table-cell office:value-type="float" office:value="0.871236587" calcext:value-type="float">
            <text:p>0.871236587</text:p>
          </table:table-cell>
          <table:table-cell office:value-type="float" office:value="87.425375352" calcext:value-type="float">
            <text:p>87.425375352</text:p>
          </table:table-cell>
        </table:table-row>
        <table:table-row table:style-name="ro4">
          <table:table-cell table:style-name="ce51" office:value-type="float" office:value="124" calcext:value-type="float">
            <text:p>124</text:p>
          </table:table-cell>
          <table:table-cell table:style-name="ce25" table:formula="of:=CONCATENATE(&quot;2015&quot;;&quot;-&quot;;[Nutrients.D81];&quot;-&quot;;[Nutrients.E81];[Nutrients.F81];&quot;-&quot;;[Nutrients.G81])" office:value-type="string" office:string-value="2015-ST117-C4-T4" calcext:value-type="string">
            <text:p>2015-ST117-C4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0.042" calcext:value-type="float">
            <text:p>0.042</text:p>
          </table:table-cell>
          <table:table-cell office:value-type="float" office:value="0.86" calcext:value-type="float">
            <text:p>0.86</text:p>
          </table:table-cell>
          <table:table-cell office:value-type="float" office:value="0.858052679" calcext:value-type="float">
            <text:p>0.858052679</text:p>
          </table:table-cell>
          <table:table-cell office:value-type="float" office:value="98.103513876" calcext:value-type="float">
            <text:p>98.103513876</text:p>
          </table:table-cell>
        </table:table-row>
        <table:table-row table:style-name="ro4">
          <table:table-cell table:style-name="ce51" office:value-type="float" office:value="125" calcext:value-type="float">
            <text:p>125</text:p>
          </table:table-cell>
          <table:table-cell table:style-name="ce25" table:formula="of:=CONCATENATE(&quot;2015&quot;;&quot;-&quot;;[Nutrients.D82];&quot;-&quot;;[Nutrients.E82];[Nutrients.F82];&quot;-&quot;;[Nutrients.G82])" office:value-type="string" office:string-value="2015-ST117-C5-T4" calcext:value-type="string">
            <text:p>2015-ST117-C5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C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0.053" calcext:value-type="float">
            <text:p>0.053</text:p>
          </table:table-cell>
          <table:table-cell office:value-type="float" office:value="4.673" calcext:value-type="float">
            <text:p>4.673</text:p>
          </table:table-cell>
          <table:table-cell office:value-type="float" office:value="0.910788311" calcext:value-type="float">
            <text:p>0.910788311</text:p>
          </table:table-cell>
          <table:table-cell office:value-type="float" office:value="84.012134084" calcext:value-type="float">
            <text:p>84.012134084</text:p>
          </table:table-cell>
        </table:table-row>
        <table:table-row table:style-name="ro4">
          <table:table-cell table:style-name="ce51" office:value-type="float" office:value="126" calcext:value-type="float">
            <text:p>126</text:p>
          </table:table-cell>
          <table:table-cell table:style-name="ce25" table:formula="of:=CONCATENATE(&quot;2015&quot;;&quot;-&quot;;[Nutrients.D83];&quot;-&quot;;[Nutrients.E83];[Nutrients.F83];&quot;-&quot;;[Nutrients.G83])" office:value-type="string" office:string-value="2015-ST117-IA1-T4" calcext:value-type="string">
            <text:p>2015-ST117-IA1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0.098" calcext:value-type="float">
            <text:p>0.098</text:p>
          </table:table-cell>
          <table:table-cell office:value-type="float" office:value="8.657" calcext:value-type="float">
            <text:p>8.657</text:p>
          </table:table-cell>
          <table:table-cell office:value-type="float" office:value="1.027246165" calcext:value-type="float">
            <text:p>1.027246165</text:p>
          </table:table-cell>
          <table:table-cell office:value-type="float" office:value="91.10349218" calcext:value-type="float">
            <text:p>91.10349218</text:p>
          </table:table-cell>
        </table:table-row>
        <table:table-row table:style-name="ro4">
          <table:table-cell table:style-name="ce51" office:value-type="float" office:value="127" calcext:value-type="float">
            <text:p>127</text:p>
          </table:table-cell>
          <table:table-cell table:style-name="ce25" table:formula="of:=CONCATENATE(&quot;2015&quot;;&quot;-&quot;;[Nutrients.D84];&quot;-&quot;;[Nutrients.E84];[Nutrients.F84];&quot;-&quot;;[Nutrients.G84])" office:value-type="string" office:string-value="2015-ST117-IA2-T4" calcext:value-type="string">
            <text:p>2015-ST117-IA2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0.09" calcext:value-type="float">
            <text:p>0.09</text:p>
          </table:table-cell>
          <table:table-cell office:value-type="float" office:value="6.867" calcext:value-type="float">
            <text:p>6.867</text:p>
          </table:table-cell>
          <table:table-cell office:value-type="float" office:value="1.251372601" calcext:value-type="float">
            <text:p>1.251372601</text:p>
          </table:table-cell>
          <table:table-cell office:value-type="float" office:value="120.311046172" calcext:value-type="float">
            <text:p>120.311046172</text:p>
          </table:table-cell>
        </table:table-row>
        <table:table-row table:style-name="ro4">
          <table:table-cell table:style-name="ce51" office:value-type="float" office:value="128" calcext:value-type="float">
            <text:p>128</text:p>
          </table:table-cell>
          <table:table-cell table:style-name="ce25" table:formula="of:=CONCATENATE(&quot;2015&quot;;&quot;-&quot;;[Nutrients.D85];&quot;-&quot;;[Nutrients.E85];[Nutrients.F85];&quot;-&quot;;[Nutrients.G85])" office:value-type="string" office:string-value="2015-ST117-IA3-T4" calcext:value-type="string">
            <text:p>2015-ST117-IA3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0.081" calcext:value-type="float">
            <text:p>0.081</text:p>
          </table:table-cell>
          <table:table-cell office:value-type="float" office:value="7.183" calcext:value-type="float">
            <text:p>7.183</text:p>
          </table:table-cell>
          <table:table-cell office:value-type="float" office:value="1.240386011" calcext:value-type="float">
            <text:p>1.240386011</text:p>
          </table:table-cell>
          <table:table-cell office:value-type="float" office:value="100.704774548" calcext:value-type="float">
            <text:p>100.704774548</text:p>
          </table:table-cell>
        </table:table-row>
        <table:table-row table:style-name="ro4">
          <table:table-cell table:style-name="ce51" office:value-type="float" office:value="129" calcext:value-type="float">
            <text:p>129</text:p>
          </table:table-cell>
          <table:table-cell table:style-name="ce25" table:formula="of:=CONCATENATE(&quot;2015&quot;;&quot;-&quot;;[Nutrients.D86];&quot;-&quot;;[Nutrients.E86];[Nutrients.F86];&quot;-&quot;;[Nutrients.G86])" office:value-type="string" office:string-value="2015-ST117-IA4-T4" calcext:value-type="string">
            <text:p>2015-ST117-IA4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0.081" calcext:value-type="float">
            <text:p>0.081</text:p>
          </table:table-cell>
          <table:table-cell office:value-type="float" office:value="7.55" calcext:value-type="float">
            <text:p>7.55</text:p>
          </table:table-cell>
          <table:table-cell office:value-type="float" office:value="1.209623559" calcext:value-type="float">
            <text:p>1.209623559</text:p>
          </table:table-cell>
          <table:table-cell office:value-type="float" office:value="97.803930484" calcext:value-type="float">
            <text:p>97.803930484</text:p>
          </table:table-cell>
        </table:table-row>
        <table:table-row table:style-name="ro4">
          <table:table-cell table:style-name="ce51" office:value-type="float" office:value="130" calcext:value-type="float">
            <text:p>130</text:p>
          </table:table-cell>
          <table:table-cell table:style-name="ce25" table:formula="of:=CONCATENATE(&quot;2015&quot;;&quot;-&quot;;[Nutrients.D87];&quot;-&quot;;[Nutrients.E87];[Nutrients.F87];&quot;-&quot;;[Nutrients.G87])" office:value-type="string" office:string-value="2015-ST117-IA5-T4" calcext:value-type="string">
            <text:p>2015-ST117-IA5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IA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0.078" calcext:value-type="float">
            <text:p>0.078</text:p>
          </table:table-cell>
          <table:table-cell office:value-type="float" office:value="2.768" calcext:value-type="float">
            <text:p>2.768</text:p>
          </table:table-cell>
          <table:table-cell office:value-type="float" office:value="0.958030648" calcext:value-type="float">
            <text:p>0.958030648</text:p>
          </table:table-cell>
          <table:table-cell office:value-type="float" office:value="92.22236308" calcext:value-type="float">
            <text:p>92.22236308</text:p>
          </table:table-cell>
        </table:table-row>
        <table:table-row table:style-name="ro4">
          <table:table-cell table:style-name="ce51" office:value-type="float" office:value="131" calcext:value-type="float">
            <text:p>131</text:p>
          </table:table-cell>
          <table:table-cell table:style-name="ce25" table:formula="of:=CONCATENATE(&quot;2015&quot;;&quot;-&quot;;[Nutrients.D88];&quot;-&quot;;[Nutrients.E88];[Nutrients.F88];&quot;-&quot;;[Nutrients.G88])" office:value-type="string" office:string-value="2015-ST117-PP1-T4" calcext:value-type="string">
            <text:p>2015-ST117-PP1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0.09" calcext:value-type="float">
            <text:p>0.09</text:p>
          </table:table-cell>
          <table:table-cell office:value-type="float" office:value="17.543" calcext:value-type="float">
            <text:p>17.543</text:p>
          </table:table-cell>
          <table:table-cell office:value-type="float" office:value="1.847944438" calcext:value-type="float">
            <text:p>1.847944438</text:p>
          </table:table-cell>
          <table:table-cell office:value-type="float" office:value="86.11195792" calcext:value-type="float">
            <text:p>86.11195792</text:p>
          </table:table-cell>
        </table:table-row>
        <table:table-row table:style-name="ro4">
          <table:table-cell table:style-name="ce51" office:value-type="float" office:value="132" calcext:value-type="float">
            <text:p>132</text:p>
          </table:table-cell>
          <table:table-cell table:style-name="ce25" table:formula="of:=CONCATENATE(&quot;2015&quot;;&quot;-&quot;;[Nutrients.D89];&quot;-&quot;;[Nutrients.E89];[Nutrients.F89];&quot;-&quot;;[Nutrients.G89])" office:value-type="string" office:string-value="2015-ST117-PP2-T4" calcext:value-type="string">
            <text:p>2015-ST117-PP2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float" office:value="0.092" calcext:value-type="float">
            <text:p>0.092</text:p>
          </table:table-cell>
          <table:table-cell office:value-type="float" office:value="12.376" calcext:value-type="float">
            <text:p>12.376</text:p>
          </table:table-cell>
          <table:table-cell office:value-type="float" office:value="1.522741374" calcext:value-type="float">
            <text:p>1.522741374</text:p>
          </table:table-cell>
          <table:table-cell office:value-type="float" office:value="86.007834424" calcext:value-type="float">
            <text:p>86.007834424</text:p>
          </table:table-cell>
        </table:table-row>
        <table:table-row table:style-name="ro4">
          <table:table-cell table:style-name="ce51" office:value-type="float" office:value="133" calcext:value-type="float">
            <text:p>133</text:p>
          </table:table-cell>
          <table:table-cell table:style-name="ce25" table:formula="of:=CONCATENATE(&quot;2015&quot;;&quot;-&quot;;[Nutrients.D90];&quot;-&quot;;[Nutrients.E90];[Nutrients.F90];&quot;-&quot;;[Nutrients.G90])" office:value-type="string" office:string-value="2015-ST117-PP3-T4" calcext:value-type="string">
            <text:p>2015-ST117-PP3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T4</text:p>
          </table:table-cell>
          <table:table-cell office:value-type="float" office:value="0.109" calcext:value-type="float">
            <text:p>0.109</text:p>
          </table:table-cell>
          <table:table-cell office:value-type="float" office:value="13.964" calcext:value-type="float">
            <text:p>13.964</text:p>
          </table:table-cell>
          <table:table-cell office:value-type="float" office:value="1.515050761" calcext:value-type="float">
            <text:p>1.515050761</text:p>
          </table:table-cell>
          <table:table-cell office:value-type="float" office:value="82.724290844" calcext:value-type="float">
            <text:p>82.724290844</text:p>
          </table:table-cell>
        </table:table-row>
        <table:table-row table:style-name="ro4">
          <table:table-cell table:style-name="ce51" office:value-type="float" office:value="134" calcext:value-type="float">
            <text:p>134</text:p>
          </table:table-cell>
          <table:table-cell table:style-name="ce25" table:formula="of:=CONCATENATE(&quot;2015&quot;;&quot;-&quot;;[Nutrients.D91];&quot;-&quot;;[Nutrients.E91];[Nutrients.F91];&quot;-&quot;;[Nutrients.G91])" office:value-type="string" office:string-value="2015-ST117-PP4-T4" calcext:value-type="string">
            <text:p>2015-ST117-PP4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T4</text:p>
          </table:table-cell>
          <table:table-cell office:value-type="float" office:value="0.097" calcext:value-type="float">
            <text:p>0.097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586463596" calcext:value-type="float">
            <text:p>1.586463596</text:p>
          </table:table-cell>
          <table:table-cell office:value-type="float" office:value="88.650196476" calcext:value-type="float">
            <text:p>88.650196476</text:p>
          </table:table-cell>
        </table:table-row>
        <table:table-row table:style-name="ro4">
          <table:table-cell table:style-name="ce51" office:value-type="float" office:value="135" calcext:value-type="float">
            <text:p>135</text:p>
          </table:table-cell>
          <table:table-cell table:style-name="ce25" table:formula="of:=CONCATENATE(&quot;2015&quot;;&quot;-&quot;;[Nutrients.D92];&quot;-&quot;;[Nutrients.E92];[Nutrients.F92];&quot;-&quot;;[Nutrients.G92])" office:value-type="string" office:string-value="2015-ST117-PP5-T4" calcext:value-type="string">
            <text:p>2015-ST117-PP5-T4</text:p>
          </table:table-cell>
          <table:table-cell table:style-name="ce26" office:value-type="string" calcext:value-type="string">
            <text:p>25-10-2014</text:p>
          </table:table-cell>
          <table:table-cell office:value-type="string" calcext:value-type="string">
            <text:p>ST117</text:p>
          </table:table-cell>
          <table:table-cell table:style-name="ce54" office:value-type="string" calcext:value-type="string">
            <text:p>PP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T4</text:p>
          </table:table-cell>
          <table:table-cell office:value-type="float" office:value="0.103" calcext:value-type="float">
            <text:p>0.103</text:p>
          </table:table-cell>
          <table:table-cell office:value-type="float" office:value="10.713" calcext:value-type="float">
            <text:p>10.713</text:p>
          </table:table-cell>
          <table:table-cell office:value-type="float" office:value="1.526037351" calcext:value-type="float">
            <text:p>1.526037351</text:p>
          </table:table-cell>
          <table:table-cell office:value-type="float" office:value="95.631950892" calcext:value-type="float">
            <text:p>95.631950892</text:p>
          </table:table-cell>
        </table:table-row>
        <table:table-row table:style-name="ro2" table:number-rows-repeated="104848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T407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default-cell-style-name="ce31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C Sample</text:p>
          </table:table-cell>
          <table:table-cell table:style-name="Default" office:value-type="string" calcext:value-type="string">
            <text:p>O2</text:p>
          </table:table-cell>
          <table:table-cell table:style-name="Default" office:value-type="string" calcext:value-type="string">
            <text:p>TEMPERATURE (°C)</text:p>
          </table:table-cell>
          <table:table-cell table:style-name="Default" office:value-type="string" calcext:value-type="string">
            <text:p>oxygen correct</text:p>
          </table:table-cell>
          <table:table-cell table:style-name="Default" office:value-type="string" calcext:value-type="string">
            <text:p>DIC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Nitrate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Silicate</text:p>
          </table:table-cell>
        </table:table-row>
        <table:table-row table:style-name="ro2">
          <table:table-cell office:value-type="string" calcext:value-type="string">
            <text:p>ST407-C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27</text:p>
          </table:table-cell>
          <table:table-cell office:value-type="string" calcext:value-type="string">
            <text:p>4.7</text:p>
          </table:table-cell>
          <table:table-cell table:formula="of:=+[.G2]" office:value-type="string" office:string-value="361.27" calcext:value-type="string">
            <text:p>361.27</text:p>
          </table:table-cell>
          <table:table-cell office:value-type="float" office:value="0.145531571538726" calcext:value-type="float">
            <text:p>0.1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4.7</text:p>
          </table:table-cell>
          <table:table-cell table:formula="of:=+[.G3]" office:value-type="string" office:string-value="366.52" calcext:value-type="string">
            <text:p>366.52</text:p>
          </table:table-cell>
          <table:table-cell office:value-type="float" office:value="0.0876855553430691" calcext:value-type="float">
            <text:p>0.0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table:style-name="ce55" office:value-type="string" calcext:value-type="string">
            <text:p>363.31</text:p>
          </table:table-cell>
          <table:table-cell office:value-type="string" calcext:value-type="string">
            <text:p>4.7</text:p>
          </table:table-cell>
          <table:table-cell table:formula="of:=+[.G4]" office:value-type="string" office:string-value="363.31" calcext:value-type="string">
            <text:p>363.31</text:p>
          </table:table-cell>
          <table:table-cell office:value-type="float" office:value="0.313159348842599" calcext:value-type="float">
            <text:p>0.3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5.51</text:p>
          </table:table-cell>
          <table:table-cell office:value-type="string" calcext:value-type="string">
            <text:p>4.7</text:p>
          </table:table-cell>
          <table:table-cell table:formula="of:=+[.G5]" office:value-type="string" office:string-value="365.51" calcext:value-type="string">
            <text:p>365.51</text:p>
          </table:table-cell>
          <table:table-cell office:value-type="float" office:value="0.737642644179694" calcext:value-type="float">
            <text:p>0.7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83</text:p>
          </table:table-cell>
          <table:table-cell office:value-type="string" calcext:value-type="string">
            <text:p>4.7</text:p>
          </table:table-cell>
          <table:table-cell table:formula="of:=+[.G6]" office:value-type="string" office:string-value="364.83" calcext:value-type="string">
            <text:p>364.83</text:p>
          </table:table-cell>
          <table:table-cell office:value-type="float" office:value="0.33728135120117" calcext:value-type="float">
            <text:p>0.3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41</text:p>
          </table:table-cell>
          <table:table-cell office:value-type="string" calcext:value-type="string">
            <text:p>4.7</text:p>
          </table:table-cell>
          <table:table-cell table:formula="of:=+[.G7]" office:value-type="string" office:string-value="366.41" calcext:value-type="string">
            <text:p>366.41</text:p>
          </table:table-cell>
          <table:table-cell office:value-type="float" office:value="1.18272189867124" calcext:value-type="float">
            <text:p>1.1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4.7</text:p>
          </table:table-cell>
          <table:table-cell table:formula="of:=+[.G8]" office:value-type="string" office:string-value="366.52" calcext:value-type="string">
            <text:p>366.52</text:p>
          </table:table-cell>
          <table:table-cell office:value-type="float" office:value="610.809903376557" calcext:value-type="float">
            <text:p>610.8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94</text:p>
          </table:table-cell>
          <table:table-cell office:value-type="string" calcext:value-type="string">
            <text:p>4.7</text:p>
          </table:table-cell>
          <table:table-cell table:formula="of:=+[.G9]" office:value-type="string" office:string-value="369.94" calcext:value-type="string">
            <text:p>369.94</text:p>
          </table:table-cell>
          <table:table-cell office:value-type="float" office:value="396.480996529271" calcext:value-type="float">
            <text:p>396.4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52</text:p>
          </table:table-cell>
          <table:table-cell office:value-type="string" calcext:value-type="string">
            <text:p>4.7</text:p>
          </table:table-cell>
          <table:table-cell table:formula="of:=+[.G10]" office:value-type="string" office:string-value="369.52" calcext:value-type="string">
            <text:p>369.52</text:p>
          </table:table-cell>
          <table:table-cell office:value-type="float" office:value="911.634358278331" calcext:value-type="float">
            <text:p>911.6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7.03</text:p>
          </table:table-cell>
          <table:table-cell office:value-type="string" calcext:value-type="string">
            <text:p>4.7</text:p>
          </table:table-cell>
          <table:table-cell table:formula="of:=+[.G11]" office:value-type="string" office:string-value="367.03" calcext:value-type="string">
            <text:p>367.03</text:p>
          </table:table-cell>
          <table:table-cell office:value-type="float" office:value="79.8278846018716" calcext:value-type="float">
            <text:p>79.8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07</text:p>
          </table:table-cell>
          <table:table-cell office:value-type="string" calcext:value-type="string">
            <text:p>4.7</text:p>
          </table:table-cell>
          <table:table-cell table:formula="of:=+[.G12]" office:value-type="string" office:string-value="366.07" calcext:value-type="string">
            <text:p>366.07</text:p>
          </table:table-cell>
          <table:table-cell office:value-type="float" office:value="16.1317369161725" calcext:value-type="float">
            <text:p>16.1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2.18</text:p>
          </table:table-cell>
          <table:table-cell office:value-type="string" calcext:value-type="string">
            <text:p>4.7</text:p>
          </table:table-cell>
          <table:table-cell table:formula="of:=+[.G13]" office:value-type="string" office:string-value="362.18" calcext:value-type="string">
            <text:p>362.18</text:p>
          </table:table-cell>
          <table:table-cell office:value-type="float" office:value="1612.27846470247" calcext:value-type="float">
            <text:p>1612.2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7.54</text:p>
          </table:table-cell>
          <table:table-cell office:value-type="string" calcext:value-type="string">
            <text:p>4.7</text:p>
          </table:table-cell>
          <table:table-cell table:formula="of:=+[.G14]" office:value-type="string" office:string-value="367.54" calcext:value-type="string">
            <text:p>367.54</text:p>
          </table:table-cell>
          <table:table-cell office:value-type="float" office:value="1130.80504593164" calcext:value-type="float">
            <text:p>1130.8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8.25</text:p>
          </table:table-cell>
          <table:table-cell office:value-type="string" calcext:value-type="string">
            <text:p>4.7</text:p>
          </table:table-cell>
          <table:table-cell table:formula="of:=+[.G15]" office:value-type="string" office:string-value="368.25" calcext:value-type="string">
            <text:p>368.25</text:p>
          </table:table-cell>
          <table:table-cell office:value-type="float" office:value="292.040694629366" calcext:value-type="float">
            <text:p>292.0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81</text:p>
          </table:table-cell>
          <table:table-cell office:value-type="string" calcext:value-type="string">
            <text:p>4.7</text:p>
          </table:table-cell>
          <table:table-cell table:formula="of:=+[.G16]" office:value-type="string" office:string-value="366.81" calcext:value-type="string">
            <text:p>366.81</text:p>
          </table:table-cell>
          <table:table-cell office:value-type="float" office:value="957.490284279446" calcext:value-type="float">
            <text:p>957.4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3.48" calcext:value-type="float">
            <text:p>363.48</text:p>
          </table:table-cell>
          <table:table-cell table:number-columns-repeated="2"/>
          <table:table-cell table:formula="of:=+#REF!*1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9.79" calcext:value-type="float">
            <text:p>359.79</text:p>
          </table:table-cell>
          <table:table-cell table:number-columns-repeated="2"/>
          <table:table-cell table:formula="of:=+#REF!*1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6.15" calcext:value-type="float">
            <text:p>356.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6.81" calcext:value-type="float">
            <text:p>356.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7.59" calcext:value-type="float">
            <text:p>357.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5.9" calcext:value-type="float">
            <text:p>355.9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6.48" calcext:value-type="float">
            <text:p>356.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1.97" calcext:value-type="float">
            <text:p>361.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2.47" calcext:value-type="float">
            <text:p>362.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9.13" calcext:value-type="float">
            <text:p>359.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4.38" calcext:value-type="float">
            <text:p>364.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7.3" calcext:value-type="float">
            <text:p>357.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0.13" calcext:value-type="float">
            <text:p>360.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9.69" calcext:value-type="float">
            <text:p>359.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8.55" calcext:value-type="float">
            <text:p>358.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5.99</text:p>
          </table:table-cell>
          <table:table-cell office:value-type="string" calcext:value-type="string">
            <text:p>4.7</text:p>
          </table:table-cell>
          <table:table-cell table:formula="of:=+[.G32]" office:value-type="string" office:string-value="365.99" calcext:value-type="string">
            <text:p>365.99</text:p>
          </table:table-cell>
          <table:table-cell office:value-type="float" office:value="-0.0826992198295935" calcext:value-type="float">
            <text:p>-0.0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4.68</text:p>
          </table:table-cell>
          <table:table-cell office:value-type="string" calcext:value-type="string">
            <text:p>4.7</text:p>
          </table:table-cell>
          <table:table-cell table:formula="of:=+[.G33]" office:value-type="string" office:string-value="374.68" calcext:value-type="string">
            <text:p>374.68</text:p>
          </table:table-cell>
          <table:table-cell office:value-type="float" office:value="-0.0796288484167806" calcext:value-type="float">
            <text:p>-0.0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27</text:p>
          </table:table-cell>
          <table:table-cell office:value-type="string" calcext:value-type="string">
            <text:p>4.7</text:p>
          </table:table-cell>
          <table:table-cell table:formula="of:=+[.G34]" office:value-type="string" office:string-value="364.27" calcext:value-type="string">
            <text:p>364.27</text:p>
          </table:table-cell>
          <table:table-cell office:value-type="float" office:value="-0.193790649834882" calcext:value-type="float">
            <text:p>-0.1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59</text:p>
          </table:table-cell>
          <table:table-cell office:value-type="string" calcext:value-type="string">
            <text:p>4.7</text:p>
          </table:table-cell>
          <table:table-cell table:formula="of:=+[.G35]" office:value-type="string" office:string-value="369.59" calcext:value-type="string">
            <text:p>369.59</text:p>
          </table:table-cell>
          <table:table-cell office:value-type="float" office:value="-0.17153870609707" calcext:value-type="float">
            <text:p>-0.1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72</text:p>
          </table:table-cell>
          <table:table-cell office:value-type="string" calcext:value-type="string">
            <text:p>4.7</text:p>
          </table:table-cell>
          <table:table-cell table:formula="of:=+[.G36]" office:value-type="string" office:string-value="364.72" calcext:value-type="string">
            <text:p>364.72</text:p>
          </table:table-cell>
          <table:table-cell office:value-type="float" office:value="-0.0805197700570144" calcext:value-type="float">
            <text:p>-0.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81</text:p>
          </table:table-cell>
          <table:table-cell office:value-type="string" calcext:value-type="string">
            <text:p>4.7</text:p>
          </table:table-cell>
          <table:table-cell table:formula="of:=+[.G37]" office:value-type="string" office:string-value="366.81" calcext:value-type="string">
            <text:p>366.81</text:p>
          </table:table-cell>
          <table:table-cell office:value-type="float" office:value="95.3983258077468" calcext:value-type="float">
            <text:p>95.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97</text:p>
          </table:table-cell>
          <table:table-cell office:value-type="string" calcext:value-type="string">
            <text:p>4.7</text:p>
          </table:table-cell>
          <table:table-cell table:formula="of:=+[.G38]" office:value-type="string" office:string-value="361.97" calcext:value-type="string">
            <text:p>361.97</text:p>
          </table:table-cell>
          <table:table-cell office:value-type="float" office:value="81.2947908166648" calcext:value-type="float">
            <text:p>81.2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46</text:p>
          </table:table-cell>
          <table:table-cell office:value-type="string" calcext:value-type="string">
            <text:p>4.7</text:p>
          </table:table-cell>
          <table:table-cell table:formula="of:=+[.G39]" office:value-type="string" office:string-value="360.46" calcext:value-type="string">
            <text:p>360.46</text:p>
          </table:table-cell>
          <table:table-cell office:value-type="float" office:value="94.3081332870902" calcext:value-type="float">
            <text:p>94.3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2.00</text:p>
          </table:table-cell>
          <table:table-cell office:value-type="string" calcext:value-type="string">
            <text:p>4.7</text:p>
          </table:table-cell>
          <table:table-cell table:formula="of:=+[.G40]" office:value-type="string" office:string-value="372.00" calcext:value-type="string">
            <text:p>372.00</text:p>
          </table:table-cell>
          <table:table-cell office:value-type="float" office:value="85.4922696199114" calcext:value-type="float">
            <text:p>85.4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41</text:p>
          </table:table-cell>
          <table:table-cell office:value-type="string" calcext:value-type="string">
            <text:p>4.7</text:p>
          </table:table-cell>
          <table:table-cell table:formula="of:=+[.G41]" office:value-type="string" office:string-value="369.41" calcext:value-type="string">
            <text:p>369.41</text:p>
          </table:table-cell>
          <table:table-cell office:value-type="float" office:value="106.069393147031" calcext:value-type="float">
            <text:p>106.0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3.58</text:p>
          </table:table-cell>
          <table:table-cell office:value-type="string" calcext:value-type="string">
            <text:p>4.7</text:p>
          </table:table-cell>
          <table:table-cell table:formula="of:=+[.G42]" office:value-type="string" office:string-value="363.58" calcext:value-type="string">
            <text:p>363.58</text:p>
          </table:table-cell>
          <table:table-cell office:value-type="float" office:value="258.876324062369" calcext:value-type="float">
            <text:p>258.8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62</text:p>
          </table:table-cell>
          <table:table-cell office:value-type="string" calcext:value-type="string">
            <text:p>4.7</text:p>
          </table:table-cell>
          <table:table-cell table:formula="of:=+[.G43]" office:value-type="string" office:string-value="364.62" calcext:value-type="string">
            <text:p>364.62</text:p>
          </table:table-cell>
          <table:table-cell office:value-type="float" office:value="566.200441103455" calcext:value-type="float">
            <text:p>566.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46</text:p>
          </table:table-cell>
          <table:table-cell office:value-type="string" calcext:value-type="string">
            <text:p>4.7</text:p>
          </table:table-cell>
          <table:table-cell table:formula="of:=+[.G44]" office:value-type="string" office:string-value="361.46" calcext:value-type="string">
            <text:p>361.46</text:p>
          </table:table-cell>
          <table:table-cell office:value-type="float" office:value="767.348838192744" calcext:value-type="float">
            <text:p>767.3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29</text:p>
          </table:table-cell>
          <table:table-cell office:value-type="string" calcext:value-type="string">
            <text:p>4.7</text:p>
          </table:table-cell>
          <table:table-cell table:formula="of:=+[.G45]" office:value-type="string" office:string-value="360.29" calcext:value-type="string">
            <text:p>360.29</text:p>
          </table:table-cell>
          <table:table-cell office:value-type="float" office:value="407.025763223131" calcext:value-type="float">
            <text:p>407.0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4.75</text:p>
          </table:table-cell>
          <table:table-cell office:value-type="string" calcext:value-type="string">
            <text:p>4.7</text:p>
          </table:table-cell>
          <table:table-cell table:formula="of:=+[.G46]" office:value-type="string" office:string-value="354.75" calcext:value-type="string">
            <text:p>354.75</text:p>
          </table:table-cell>
          <table:table-cell office:value-type="float" office:value="954.141524021973" calcext:value-type="float">
            <text:p>954.1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C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C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C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C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IA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IA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IA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IA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IA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PP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PP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PP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PP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PP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7"/>
        </table:table-row>
        <table:table-row table:style-name="ro2">
          <table:table-cell office:value-type="string" calcext:value-type="string">
            <text:p>ST407-C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8.74</text:p>
          </table:table-cell>
          <table:table-cell office:value-type="string" calcext:value-type="string">
            <text:p>4.7</text:p>
          </table:table-cell>
          <table:table-cell table:formula="of:=+[.G62]" office:value-type="string" office:string-value="368.74" calcext:value-type="string">
            <text:p>368.74</text:p>
          </table:table-cell>
          <table:table-cell table:formula="of:=+[.G62]-[.I32]" office:value-type="float" office:value="2.75" calcext:value-type="float">
            <text:p>2.7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8.74</text:p>
          </table:table-cell>
          <table:table-cell office:value-type="string" calcext:value-type="string">
            <text:p>4.7</text:p>
          </table:table-cell>
          <table:table-cell table:formula="of:=+[.G63]" office:value-type="string" office:string-value="368.74" calcext:value-type="string">
            <text:p>368.74</text:p>
          </table:table-cell>
          <table:table-cell table:formula="of:=+[.G63]-[.I33]" office:value-type="float" office:value="-5.94" calcext:value-type="float">
            <text:p>-5.9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7.45</text:p>
          </table:table-cell>
          <table:table-cell office:value-type="string" calcext:value-type="string">
            <text:p>4.7</text:p>
          </table:table-cell>
          <table:table-cell table:formula="of:=+[.G64]" office:value-type="string" office:string-value="367.45" calcext:value-type="string">
            <text:p>367.45</text:p>
          </table:table-cell>
          <table:table-cell table:formula="of:=+[.G64]-[.I34]" office:value-type="float" office:value="3.18000000000001" calcext:value-type="float">
            <text:p>3.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5.40</text:p>
          </table:table-cell>
          <table:table-cell office:value-type="string" calcext:value-type="string">
            <text:p>4.7</text:p>
          </table:table-cell>
          <table:table-cell table:formula="of:=+[.G65]" office:value-type="string" office:string-value="375.40" calcext:value-type="string">
            <text:p>375.40</text:p>
          </table:table-cell>
          <table:table-cell table:formula="of:=+[.G65]-[.I35]" office:value-type="float" office:value="5.81" calcext:value-type="float">
            <text:p>5.8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49</text:p>
          </table:table-cell>
          <table:table-cell office:value-type="string" calcext:value-type="string">
            <text:p>4.7</text:p>
          </table:table-cell>
          <table:table-cell table:formula="of:=+[.G66]" office:value-type="string" office:string-value="373.49" calcext:value-type="string">
            <text:p>373.49</text:p>
          </table:table-cell>
          <table:table-cell table:formula="of:=+[.G66]-[.I36]" office:value-type="float" office:value="8.76999999999998" calcext:value-type="float">
            <text:p>8.7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8.99</text:p>
          </table:table-cell>
          <table:table-cell office:value-type="string" calcext:value-type="string">
            <text:p>4.7</text:p>
          </table:table-cell>
          <table:table-cell table:formula="of:=+[.G67]" office:value-type="string" office:string-value="368.99" calcext:value-type="string">
            <text:p>368.99</text:p>
          </table:table-cell>
          <table:table-cell table:formula="of:=+[.G67]-[.I37]" office:value-type="float" office:value="2.18000000000001" calcext:value-type="float">
            <text:p>2.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5.90</text:p>
          </table:table-cell>
          <table:table-cell office:value-type="string" calcext:value-type="string">
            <text:p>4.7</text:p>
          </table:table-cell>
          <table:table-cell table:formula="of:=+[.G68]" office:value-type="string" office:string-value="375.90" calcext:value-type="string">
            <text:p>375.90</text:p>
          </table:table-cell>
          <table:table-cell table:formula="of:=+[.G68]-[.I38]" office:value-type="float" office:value="13.93" calcext:value-type="float">
            <text:p>13.9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87</text:p>
          </table:table-cell>
          <table:table-cell office:value-type="string" calcext:value-type="string">
            <text:p>4.7</text:p>
          </table:table-cell>
          <table:table-cell table:formula="of:=+[.G69]" office:value-type="string" office:string-value="373.87" calcext:value-type="string">
            <text:p>373.87</text:p>
          </table:table-cell>
          <table:table-cell table:formula="of:=+[.G69]-[.I39]" office:value-type="float" office:value="13.41" calcext:value-type="float">
            <text:p>13.4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2.52</text:p>
          </table:table-cell>
          <table:table-cell office:value-type="string" calcext:value-type="string">
            <text:p>4.7</text:p>
          </table:table-cell>
          <table:table-cell table:formula="of:=+[.G70]" office:value-type="string" office:string-value="372.52" calcext:value-type="string">
            <text:p>372.52</text:p>
          </table:table-cell>
          <table:table-cell table:formula="of:=+[.G70]-[.I40]" office:value-type="float" office:value="0.519999999999982" calcext:value-type="float">
            <text:p>0.5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2.64</text:p>
          </table:table-cell>
          <table:table-cell office:value-type="string" calcext:value-type="string">
            <text:p>4.7</text:p>
          </table:table-cell>
          <table:table-cell table:formula="of:=+[.G71]" office:value-type="string" office:string-value="362.64" calcext:value-type="string">
            <text:p>362.64</text:p>
          </table:table-cell>
          <table:table-cell table:formula="of:=+[.G71]-[.I41]" office:value-type="float" office:value="-6.77000000000004" calcext:value-type="float">
            <text:p>-6.7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7.30</text:p>
          </table:table-cell>
          <table:table-cell office:value-type="string" calcext:value-type="string">
            <text:p>4.7</text:p>
          </table:table-cell>
          <table:table-cell table:formula="of:=+[.G72]" office:value-type="string" office:string-value="357.30" calcext:value-type="string">
            <text:p>357.30</text:p>
          </table:table-cell>
          <table:table-cell table:formula="of:=+[.G72]-[.I42]" office:value-type="float" office:value="-6.27999999999997" calcext:value-type="float">
            <text:p>-6.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8.96</text:p>
          </table:table-cell>
          <table:table-cell office:value-type="string" calcext:value-type="string">
            <text:p>4.7</text:p>
          </table:table-cell>
          <table:table-cell table:formula="of:=+[.G73]" office:value-type="string" office:string-value="358.96" calcext:value-type="string">
            <text:p>358.96</text:p>
          </table:table-cell>
          <table:table-cell table:formula="of:=+[.G73]-[.I43]" office:value-type="float" office:value="-5.66000000000003" calcext:value-type="float">
            <text:p>-5.6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38</text:p>
          </table:table-cell>
          <table:table-cell office:value-type="string" calcext:value-type="string">
            <text:p>4.7</text:p>
          </table:table-cell>
          <table:table-cell table:formula="of:=+[.G74]" office:value-type="string" office:string-value="360.38" calcext:value-type="string">
            <text:p>360.38</text:p>
          </table:table-cell>
          <table:table-cell table:formula="of:=+[.G74]-[.I44]" office:value-type="float" office:value="-1.07999999999998" calcext:value-type="float">
            <text:p>-1.0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6.81</text:p>
          </table:table-cell>
          <table:table-cell office:value-type="string" calcext:value-type="string">
            <text:p>4.7</text:p>
          </table:table-cell>
          <table:table-cell table:formula="of:=+[.G75]" office:value-type="string" office:string-value="356.81" calcext:value-type="string">
            <text:p>356.81</text:p>
          </table:table-cell>
          <table:table-cell table:formula="of:=+[.G75]-[.I45]" office:value-type="float" office:value="-3.48000000000002" calcext:value-type="float">
            <text:p>-3.4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4.75</text:p>
          </table:table-cell>
          <table:table-cell office:value-type="string" calcext:value-type="string">
            <text:p>4.7</text:p>
          </table:table-cell>
          <table:table-cell table:formula="of:=+[.G76]" office:value-type="string" office:string-value="354.75" calcext:value-type="string">
            <text:p>354.75</text:p>
          </table:table-cell>
          <table:table-cell table:formula="of:=+[.G76]-[.I46]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5.36" calcext:value-type="float">
            <text:p>365.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7.26" calcext:value-type="float">
            <text:p>367.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5.16" calcext:value-type="float">
            <text:p>355.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0.56" calcext:value-type="float">
            <text:p>360.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8.46" calcext:value-type="float">
            <text:p>358.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9.64" calcext:value-type="float">
            <text:p>359.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6.48" calcext:value-type="float">
            <text:p>356.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9.96" calcext:value-type="float">
            <text:p>359.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0.75" calcext:value-type="float">
            <text:p>350.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2.05" calcext:value-type="float">
            <text:p>362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44.79" calcext:value-type="float">
            <text:p>344.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0.08" calcext:value-type="float">
            <text:p>360.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1.5" calcext:value-type="float">
            <text:p>351.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43.9" calcext:value-type="float">
            <text:p>343.9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.5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5.49" calcext:value-type="float">
            <text:p>355.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15</text:p>
          </table:table-cell>
          <table:table-cell office:value-type="string" calcext:value-type="string">
            <text:p>4.7</text:p>
          </table:table-cell>
          <table:table-cell table:formula="of:=+[.G92]" office:value-type="string" office:string-value="364.15" calcext:value-type="string">
            <text:p>364.15</text:p>
          </table:table-cell>
          <table:table-cell office:value-type="float" office:value="-0.60811639361623" calcext:value-type="float">
            <text:p>-0.6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8.44</text:p>
          </table:table-cell>
          <table:table-cell office:value-type="string" calcext:value-type="string">
            <text:p>4.7</text:p>
          </table:table-cell>
          <table:table-cell table:formula="of:=+[.G93]" office:value-type="string" office:string-value="368.44" calcext:value-type="string">
            <text:p>368.44</text:p>
          </table:table-cell>
          <table:table-cell office:value-type="float" office:value="-0.15860940339643" calcext:value-type="float">
            <text:p>-0.1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30</text:p>
          </table:table-cell>
          <table:table-cell office:value-type="string" calcext:value-type="string">
            <text:p>4.7</text:p>
          </table:table-cell>
          <table:table-cell table:formula="of:=+[.G94]" office:value-type="string" office:string-value="369.30" calcext:value-type="string">
            <text:p>369.30</text:p>
          </table:table-cell>
          <table:table-cell office:value-type="float" office:value="-0.327770777565649" calcext:value-type="float">
            <text:p>-0.3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74</text:p>
          </table:table-cell>
          <table:table-cell office:value-type="string" calcext:value-type="string">
            <text:p>4.7</text:p>
          </table:table-cell>
          <table:table-cell table:formula="of:=+[.G95]" office:value-type="string" office:string-value="366.74" calcext:value-type="string">
            <text:p>366.74</text:p>
          </table:table-cell>
          <table:table-cell office:value-type="float" office:value="-0.512389235174503" calcext:value-type="float">
            <text:p>-0.5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4.50</text:p>
          </table:table-cell>
          <table:table-cell office:value-type="string" calcext:value-type="string">
            <text:p>4.7</text:p>
          </table:table-cell>
          <table:table-cell table:formula="of:=+[.G96]" office:value-type="string" office:string-value="354.50" calcext:value-type="string">
            <text:p>354.50</text:p>
          </table:table-cell>
          <table:table-cell office:value-type="float" office:value="-0.556227882751143" calcext:value-type="float">
            <text:p>-0.5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5.16</text:p>
          </table:table-cell>
          <table:table-cell office:value-type="string" calcext:value-type="string">
            <text:p>4.7</text:p>
          </table:table-cell>
          <table:table-cell table:formula="of:=+[.G97]" office:value-type="string" office:string-value="355.16" calcext:value-type="string">
            <text:p>355.16</text:p>
          </table:table-cell>
          <table:table-cell office:value-type="float" office:value="712.92408528847" calcext:value-type="float">
            <text:p>712.9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8.82</text:p>
          </table:table-cell>
          <table:table-cell office:value-type="string" calcext:value-type="string">
            <text:p>4.7</text:p>
          </table:table-cell>
          <table:table-cell table:formula="of:=+[.G98]" office:value-type="string" office:string-value="368.82" calcext:value-type="string">
            <text:p>368.82</text:p>
          </table:table-cell>
          <table:table-cell office:value-type="float" office:value="728.308400804667" calcext:value-type="float">
            <text:p>728.3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4.7</text:p>
          </table:table-cell>
          <table:table-cell table:formula="of:=+[.G99]" office:value-type="string" office:string-value="366.52" calcext:value-type="string">
            <text:p>366.52</text:p>
          </table:table-cell>
          <table:table-cell office:value-type="float" office:value="732.235364426172" calcext:value-type="float">
            <text:p>732.2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62</text:p>
          </table:table-cell>
          <table:table-cell office:value-type="string" calcext:value-type="string">
            <text:p>4.7</text:p>
          </table:table-cell>
          <table:table-cell table:formula="of:=+[.G100]" office:value-type="string" office:string-value="364.62" calcext:value-type="string">
            <text:p>364.62</text:p>
          </table:table-cell>
          <table:table-cell office:value-type="float" office:value="826.382332286048" calcext:value-type="float">
            <text:p>826.3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3.19</text:p>
          </table:table-cell>
          <table:table-cell office:value-type="string" calcext:value-type="string">
            <text:p>4.7</text:p>
          </table:table-cell>
          <table:table-cell table:formula="of:=+[.G101]" office:value-type="string" office:string-value="353.19" calcext:value-type="string">
            <text:p>353.19</text:p>
          </table:table-cell>
          <table:table-cell office:value-type="float" office:value="1043.34550635254" calcext:value-type="float">
            <text:p>1043.3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7.67</text:p>
          </table:table-cell>
          <table:table-cell office:value-type="string" calcext:value-type="string">
            <text:p>4.7</text:p>
          </table:table-cell>
          <table:table-cell table:formula="of:=+[.G102]" office:value-type="string" office:string-value="347.67" calcext:value-type="string">
            <text:p>347.67</text:p>
          </table:table-cell>
          <table:table-cell office:value-type="float" office:value="970.602996251324" calcext:value-type="float">
            <text:p>970.6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80</text:p>
          </table:table-cell>
          <table:table-cell office:value-type="string" calcext:value-type="string">
            <text:p>4.7</text:p>
          </table:table-cell>
          <table:table-cell table:formula="of:=+[.G103]" office:value-type="string" office:string-value="360.80" calcext:value-type="string">
            <text:p>360.80</text:p>
          </table:table-cell>
          <table:table-cell office:value-type="float" office:value="786.696739752696" calcext:value-type="float">
            <text:p>786.6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7.35</text:p>
          </table:table-cell>
          <table:table-cell office:value-type="string" calcext:value-type="string">
            <text:p>4.7</text:p>
          </table:table-cell>
          <table:table-cell table:formula="of:=+[.G104]" office:value-type="string" office:string-value="347.35" calcext:value-type="string">
            <text:p>347.35</text:p>
          </table:table-cell>
          <table:table-cell office:value-type="float" office:value="818.016946952572" calcext:value-type="float">
            <text:p>818.0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1.61</text:p>
          </table:table-cell>
          <table:table-cell office:value-type="string" calcext:value-type="string">
            <text:p>4.7</text:p>
          </table:table-cell>
          <table:table-cell table:formula="of:=+[.G105]" office:value-type="string" office:string-value="341.61" calcext:value-type="string">
            <text:p>341.61</text:p>
          </table:table-cell>
          <table:table-cell office:value-type="float" office:value="969.698774929214" calcext:value-type="float">
            <text:p>969.6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3.82</text:p>
          </table:table-cell>
          <table:table-cell office:value-type="string" calcext:value-type="string">
            <text:p>4.7</text:p>
          </table:table-cell>
          <table:table-cell table:formula="of:=+[.G106]" office:value-type="string" office:string-value="363.82" calcext:value-type="string">
            <text:p>363.82</text:p>
          </table:table-cell>
          <table:table-cell office:value-type="float" office:value="853.375394802509" calcext:value-type="float">
            <text:p>853.3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2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3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4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5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6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7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8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99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0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IA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1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2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3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4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5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PP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 table:formula="of:=+[.G106]-ABS(#REF!)" office:value-type="string" office:string-value="" calcext:value-type="error">
            <text:p>#REF!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407-C1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5.12</text:p>
          </table:table-cell>
          <table:table-cell office:value-type="string" calcext:value-type="string">
            <text:p>4.7</text:p>
          </table:table-cell>
          <table:table-cell table:formula="of:=+[.G122]" office:value-type="string" office:string-value="375.12" calcext:value-type="string">
            <text:p>375.12</text:p>
          </table:table-cell>
          <table:table-cell table:formula="of:=+[.G122]-[.I92]" office:value-type="float" office:value="10.97" calcext:value-type="float">
            <text:p>10.9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2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5.51</text:p>
          </table:table-cell>
          <table:table-cell office:value-type="string" calcext:value-type="string">
            <text:p>4.7</text:p>
          </table:table-cell>
          <table:table-cell table:formula="of:=+[.G123]" office:value-type="string" office:string-value="375.51" calcext:value-type="string">
            <text:p>375.51</text:p>
          </table:table-cell>
          <table:table-cell table:formula="of:=+[.G123]-[.I93]" office:value-type="float" office:value="7.06999999999999" calcext:value-type="float">
            <text:p>7.0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3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3.55</text:p>
          </table:table-cell>
          <table:table-cell office:value-type="string" calcext:value-type="string">
            <text:p>4.7</text:p>
          </table:table-cell>
          <table:table-cell table:formula="of:=+[.G124]" office:value-type="string" office:string-value="373.55" calcext:value-type="string">
            <text:p>373.55</text:p>
          </table:table-cell>
          <table:table-cell table:formula="of:=+[.G124]-[.I94]" office:value-type="float" office:value="4.25" calcext:value-type="float">
            <text:p>4.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4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68.23</text:p>
          </table:table-cell>
          <table:table-cell office:value-type="string" calcext:value-type="string">
            <text:p>4.7</text:p>
          </table:table-cell>
          <table:table-cell table:formula="of:=+[.G125]" office:value-type="string" office:string-value="368.23" calcext:value-type="string">
            <text:p>368.23</text:p>
          </table:table-cell>
          <table:table-cell table:formula="of:=+[.G125]-[.I95]" office:value-type="float" office:value="1.49000000000001" calcext:value-type="float">
            <text:p>1.4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C5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2.18</text:p>
          </table:table-cell>
          <table:table-cell office:value-type="string" calcext:value-type="string">
            <text:p>4.7</text:p>
          </table:table-cell>
          <table:table-cell table:formula="of:=+[.G126]" office:value-type="string" office:string-value="372.18" calcext:value-type="string">
            <text:p>372.18</text:p>
          </table:table-cell>
          <table:table-cell table:formula="of:=+[.G126]-[.I96]" office:value-type="float" office:value="17.68" calcext:value-type="float">
            <text:p>17.6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1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0.87</text:p>
          </table:table-cell>
          <table:table-cell office:value-type="string" calcext:value-type="string">
            <text:p>4.7</text:p>
          </table:table-cell>
          <table:table-cell table:formula="of:=+[.G127]" office:value-type="string" office:string-value="370.87" calcext:value-type="string">
            <text:p>370.87</text:p>
          </table:table-cell>
          <table:table-cell table:formula="of:=+[.G127]-[.I97]" office:value-type="float" office:value="15.71" calcext:value-type="float">
            <text:p>15.7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2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67.54</text:p>
          </table:table-cell>
          <table:table-cell office:value-type="string" calcext:value-type="string">
            <text:p>4.7</text:p>
          </table:table-cell>
          <table:table-cell table:formula="of:=+[.G128]" office:value-type="string" office:string-value="367.54" calcext:value-type="string">
            <text:p>367.54</text:p>
          </table:table-cell>
          <table:table-cell table:formula="of:=+[.G128]-[.I98]" office:value-type="float" office:value="-1.27999999999997" calcext:value-type="float">
            <text:p>-1.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3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64.28</text:p>
          </table:table-cell>
          <table:table-cell office:value-type="string" calcext:value-type="string">
            <text:p>4.7</text:p>
          </table:table-cell>
          <table:table-cell table:formula="of:=+[.G129]" office:value-type="string" office:string-value="364.28" calcext:value-type="string">
            <text:p>364.28</text:p>
          </table:table-cell>
          <table:table-cell table:formula="of:=+[.G129]-[.I99]" office:value-type="float" office:value="-2.24000000000001" calcext:value-type="float">
            <text:p>-2.2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4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51.23</text:p>
          </table:table-cell>
          <table:table-cell office:value-type="string" calcext:value-type="string">
            <text:p>4.7</text:p>
          </table:table-cell>
          <table:table-cell table:formula="of:=+[.G130]" office:value-type="string" office:string-value="351.23" calcext:value-type="string">
            <text:p>351.23</text:p>
          </table:table-cell>
          <table:table-cell table:formula="of:=+[.G130]-[.I100]" office:value-type="float" office:value="-13.39" calcext:value-type="float">
            <text:p>-13.3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IA5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1.65</text:p>
          </table:table-cell>
          <table:table-cell office:value-type="string" calcext:value-type="string">
            <text:p>4.7</text:p>
          </table:table-cell>
          <table:table-cell table:formula="of:=+[.G131]" office:value-type="string" office:string-value="371.65" calcext:value-type="string">
            <text:p>371.65</text:p>
          </table:table-cell>
          <table:table-cell table:formula="of:=+[.G131]-[.I101]" office:value-type="float" office:value="18.46" calcext:value-type="float">
            <text:p>18.4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1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70.62</text:p>
          </table:table-cell>
          <table:table-cell office:value-type="string" calcext:value-type="string">
            <text:p>4.7</text:p>
          </table:table-cell>
          <table:table-cell table:formula="of:=+[.G132]" office:value-type="string" office:string-value="370.62" calcext:value-type="string">
            <text:p>370.62</text:p>
          </table:table-cell>
          <table:table-cell table:formula="of:=+[.G132]-[.I102]" office:value-type="float" office:value="22.95" calcext:value-type="float">
            <text:p>22.9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2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54.67</text:p>
          </table:table-cell>
          <table:table-cell office:value-type="string" calcext:value-type="string">
            <text:p>4.7</text:p>
          </table:table-cell>
          <table:table-cell table:formula="of:=+[.G133]" office:value-type="string" office:string-value="354.67" calcext:value-type="string">
            <text:p>354.67</text:p>
          </table:table-cell>
          <table:table-cell table:formula="of:=+[.G133]-[.I103]" office:value-type="float" office:value="-6.13" calcext:value-type="float">
            <text:p>-6.1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3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42.24</text:p>
          </table:table-cell>
          <table:table-cell office:value-type="string" calcext:value-type="string">
            <text:p>4.7</text:p>
          </table:table-cell>
          <table:table-cell table:formula="of:=+[.G134]" office:value-type="string" office:string-value="342.24" calcext:value-type="string">
            <text:p>342.24</text:p>
          </table:table-cell>
          <table:table-cell table:formula="of:=+[.G134]-[.I104]" office:value-type="float" office:value="-5.11000000000001" calcext:value-type="float">
            <text:p>-5.1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4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36.90</text:p>
          </table:table-cell>
          <table:table-cell office:value-type="string" calcext:value-type="string">
            <text:p>4.7</text:p>
          </table:table-cell>
          <table:table-cell table:formula="of:=+[.G135]" office:value-type="string" office:string-value="336.90" calcext:value-type="string">
            <text:p>336.90</text:p>
          </table:table-cell>
          <table:table-cell table:formula="of:=+[.G135]-[.I105]" office:value-type="float" office:value="-4.71000000000004" calcext:value-type="float">
            <text:p>-4.7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407-PP5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50.91</text:p>
          </table:table-cell>
          <table:table-cell office:value-type="string" calcext:value-type="string">
            <text:p>4.7</text:p>
          </table:table-cell>
          <table:table-cell table:formula="of:=+[.G136]" office:value-type="string" office:string-value="350.91" calcext:value-type="string">
            <text:p>350.91</text:p>
          </table:table-cell>
          <table:table-cell table:formula="of:=+[.G136]-[.I106]" office:value-type="float" office:value="-12.91" calcext:value-type="float">
            <text:p>-12.910</text:p>
          </table:table-cell>
          <table:table-cell table:number-columns-repeated="4"/>
        </table:table-row>
      </table:table>
      <table:table table:name="ST407-O2" table:style-name="ta1"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xygen correct</text:p>
          </table:table-cell>
        </table:table-row>
        <table:table-row table:style-name="ro2">
          <table:table-cell office:value-type="string" calcext:value-type="string">
            <text:p>ST407-C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1.27</text:p>
          </table:table-cell>
        </table:table-row>
        <table:table-row table:style-name="ro2">
          <table:table-cell office:value-type="string" calcext:value-type="string">
            <text:p>ST407-C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6.52</text:p>
          </table:table-cell>
        </table:table-row>
        <table:table-row table:style-name="ro2">
          <table:table-cell office:value-type="string" calcext:value-type="string">
            <text:p>ST407-C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3.31</text:p>
          </table:table-cell>
        </table:table-row>
        <table:table-row table:style-name="ro2">
          <table:table-cell office:value-type="string" calcext:value-type="string">
            <text:p>ST407-C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5.51</text:p>
          </table:table-cell>
        </table:table-row>
        <table:table-row table:style-name="ro2">
          <table:table-cell office:value-type="string" calcext:value-type="string">
            <text:p>ST407-C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4.83</text:p>
          </table:table-cell>
        </table:table-row>
        <table:table-row table:style-name="ro2">
          <table:table-cell office:value-type="string" calcext:value-type="string">
            <text:p>ST407-IA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6.41</text:p>
          </table:table-cell>
        </table:table-row>
        <table:table-row table:style-name="ro2">
          <table:table-cell office:value-type="string" calcext:value-type="string">
            <text:p>ST407-IA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6.52</text:p>
          </table:table-cell>
        </table:table-row>
        <table:table-row table:style-name="ro2">
          <table:table-cell office:value-type="string" calcext:value-type="string">
            <text:p>ST407-IA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9.94</text:p>
          </table:table-cell>
        </table:table-row>
        <table:table-row table:style-name="ro2">
          <table:table-cell office:value-type="string" calcext:value-type="string">
            <text:p>ST407-IA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9.52</text:p>
          </table:table-cell>
        </table:table-row>
        <table:table-row table:style-name="ro2">
          <table:table-cell office:value-type="string" calcext:value-type="string">
            <text:p>ST407-IA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7.03</text:p>
          </table:table-cell>
        </table:table-row>
        <table:table-row table:style-name="ro2">
          <table:table-cell office:value-type="string" calcext:value-type="string">
            <text:p>ST407-PP1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6.07</text:p>
          </table:table-cell>
        </table:table-row>
        <table:table-row table:style-name="ro2">
          <table:table-cell office:value-type="string" calcext:value-type="string">
            <text:p>ST407-PP2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2.18</text:p>
          </table:table-cell>
        </table:table-row>
        <table:table-row table:style-name="ro2">
          <table:table-cell office:value-type="string" calcext:value-type="string">
            <text:p>ST407-PP3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7.54</text:p>
          </table:table-cell>
        </table:table-row>
        <table:table-row table:style-name="ro2">
          <table:table-cell office:value-type="string" calcext:value-type="string">
            <text:p>ST407-PP4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8.25</text:p>
          </table:table-cell>
        </table:table-row>
        <table:table-row table:style-name="ro2">
          <table:table-cell office:value-type="string" calcext:value-type="string">
            <text:p>ST407-PP5-T0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66.81</text:p>
          </table:table-cell>
        </table:table-row>
        <table:table-row table:style-name="ro2">
          <table:table-cell office:value-type="string" calcext:value-type="string">
            <text:p>ST407-C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5.99</text:p>
          </table:table-cell>
        </table:table-row>
        <table:table-row table:style-name="ro2">
          <table:table-cell office:value-type="string" calcext:value-type="string">
            <text:p>ST407-C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74.68</text:p>
          </table:table-cell>
        </table:table-row>
        <table:table-row table:style-name="ro2">
          <table:table-cell office:value-type="string" calcext:value-type="string">
            <text:p>ST407-C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4.27</text:p>
          </table:table-cell>
        </table:table-row>
        <table:table-row table:style-name="ro2">
          <table:table-cell office:value-type="string" calcext:value-type="string">
            <text:p>ST407-C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9.59</text:p>
          </table:table-cell>
        </table:table-row>
        <table:table-row table:style-name="ro2">
          <table:table-cell office:value-type="string" calcext:value-type="string">
            <text:p>ST407-C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4.72</text:p>
          </table:table-cell>
        </table:table-row>
        <table:table-row table:style-name="ro2">
          <table:table-cell office:value-type="string" calcext:value-type="string">
            <text:p>ST407-IA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6.81</text:p>
          </table:table-cell>
        </table:table-row>
        <table:table-row table:style-name="ro2">
          <table:table-cell office:value-type="string" calcext:value-type="string">
            <text:p>ST407-IA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1.97</text:p>
          </table:table-cell>
        </table:table-row>
        <table:table-row table:style-name="ro2">
          <table:table-cell office:value-type="string" calcext:value-type="string">
            <text:p>ST407-IA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0.46</text:p>
          </table:table-cell>
        </table:table-row>
        <table:table-row table:style-name="ro2">
          <table:table-cell office:value-type="string" calcext:value-type="string">
            <text:p>ST407-IA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72.00</text:p>
          </table:table-cell>
        </table:table-row>
        <table:table-row table:style-name="ro2">
          <table:table-cell office:value-type="string" calcext:value-type="string">
            <text:p>ST407-IA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9.41</text:p>
          </table:table-cell>
        </table:table-row>
        <table:table-row table:style-name="ro2">
          <table:table-cell office:value-type="string" calcext:value-type="string">
            <text:p>ST407-PP1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3.58</text:p>
          </table:table-cell>
        </table:table-row>
        <table:table-row table:style-name="ro2">
          <table:table-cell office:value-type="string" calcext:value-type="string">
            <text:p>ST407-PP2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4.62</text:p>
          </table:table-cell>
        </table:table-row>
        <table:table-row table:style-name="ro2">
          <table:table-cell office:value-type="string" calcext:value-type="string">
            <text:p>ST407-PP3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1.46</text:p>
          </table:table-cell>
        </table:table-row>
        <table:table-row table:style-name="ro2">
          <table:table-cell office:value-type="string" calcext:value-type="string">
            <text:p>ST407-PP4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0.29</text:p>
          </table:table-cell>
        </table:table-row>
        <table:table-row table:style-name="ro2">
          <table:table-cell office:value-type="string" calcext:value-type="string">
            <text:p>ST407-PP5-T1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54.75</text:p>
          </table:table-cell>
        </table:table-row>
        <table:table-row table:style-name="ro2">
          <table:table-cell office:value-type="string" calcext:value-type="string">
            <text:p>ST407-C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8.74</text:p>
          </table:table-cell>
        </table:table-row>
        <table:table-row table:style-name="ro2">
          <table:table-cell office:value-type="string" calcext:value-type="string">
            <text:p>ST407-C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8.74</text:p>
          </table:table-cell>
        </table:table-row>
        <table:table-row table:style-name="ro2">
          <table:table-cell office:value-type="string" calcext:value-type="string">
            <text:p>ST407-C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7.45</text:p>
          </table:table-cell>
        </table:table-row>
        <table:table-row table:style-name="ro2">
          <table:table-cell office:value-type="string" calcext:value-type="string">
            <text:p>ST407-C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75.40</text:p>
          </table:table-cell>
        </table:table-row>
        <table:table-row table:style-name="ro2">
          <table:table-cell office:value-type="string" calcext:value-type="string">
            <text:p>ST407-C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73.49</text:p>
          </table:table-cell>
        </table:table-row>
        <table:table-row table:style-name="ro2">
          <table:table-cell office:value-type="string" calcext:value-type="string">
            <text:p>ST407-IA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8.99</text:p>
          </table:table-cell>
        </table:table-row>
        <table:table-row table:style-name="ro2">
          <table:table-cell office:value-type="string" calcext:value-type="string">
            <text:p>ST407-IA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75.90</text:p>
          </table:table-cell>
        </table:table-row>
        <table:table-row table:style-name="ro2">
          <table:table-cell office:value-type="string" calcext:value-type="string">
            <text:p>ST407-IA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73.87</text:p>
          </table:table-cell>
        </table:table-row>
        <table:table-row table:style-name="ro2">
          <table:table-cell office:value-type="string" calcext:value-type="string">
            <text:p>ST407-IA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72.52</text:p>
          </table:table-cell>
        </table:table-row>
        <table:table-row table:style-name="ro2">
          <table:table-cell office:value-type="string" calcext:value-type="string">
            <text:p>ST407-IA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2.64</text:p>
          </table:table-cell>
        </table:table-row>
        <table:table-row table:style-name="ro2">
          <table:table-cell office:value-type="string" calcext:value-type="string">
            <text:p>ST407-PP1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7.30</text:p>
          </table:table-cell>
        </table:table-row>
        <table:table-row table:style-name="ro2">
          <table:table-cell office:value-type="string" calcext:value-type="string">
            <text:p>ST407-PP2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8.96</text:p>
          </table:table-cell>
        </table:table-row>
        <table:table-row table:style-name="ro2">
          <table:table-cell office:value-type="string" calcext:value-type="string">
            <text:p>ST407-PP3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0.38</text:p>
          </table:table-cell>
        </table:table-row>
        <table:table-row table:style-name="ro2">
          <table:table-cell office:value-type="string" calcext:value-type="string">
            <text:p>ST407-PP4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6.81</text:p>
          </table:table-cell>
        </table:table-row>
        <table:table-row table:style-name="ro2">
          <table:table-cell office:value-type="string" calcext:value-type="string">
            <text:p>ST407-PP5-T2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4.75</text:p>
          </table:table-cell>
        </table:table-row>
        <table:table-row table:style-name="ro2">
          <table:table-cell office:value-type="string" calcext:value-type="string">
            <text:p>ST407-C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4.15</text:p>
          </table:table-cell>
        </table:table-row>
        <table:table-row table:style-name="ro2">
          <table:table-cell office:value-type="string" calcext:value-type="string">
            <text:p>ST407-C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8.44</text:p>
          </table:table-cell>
        </table:table-row>
        <table:table-row table:style-name="ro2">
          <table:table-cell office:value-type="string" calcext:value-type="string">
            <text:p>ST407-C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9.30</text:p>
          </table:table-cell>
        </table:table-row>
        <table:table-row table:style-name="ro2">
          <table:table-cell office:value-type="string" calcext:value-type="string">
            <text:p>ST407-C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6.74</text:p>
          </table:table-cell>
        </table:table-row>
        <table:table-row table:style-name="ro2">
          <table:table-cell office:value-type="string" calcext:value-type="string">
            <text:p>ST407-C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4.50</text:p>
          </table:table-cell>
        </table:table-row>
        <table:table-row table:style-name="ro2">
          <table:table-cell office:value-type="string" calcext:value-type="string">
            <text:p>ST407-IA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5.16</text:p>
          </table:table-cell>
        </table:table-row>
        <table:table-row table:style-name="ro2">
          <table:table-cell office:value-type="string" calcext:value-type="string">
            <text:p>ST407-IA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8.82</text:p>
          </table:table-cell>
        </table:table-row>
        <table:table-row table:style-name="ro2">
          <table:table-cell office:value-type="string" calcext:value-type="string">
            <text:p>ST407-IA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6.52</text:p>
          </table:table-cell>
        </table:table-row>
        <table:table-row table:style-name="ro2">
          <table:table-cell office:value-type="string" calcext:value-type="string">
            <text:p>ST407-IA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4.62</text:p>
          </table:table-cell>
        </table:table-row>
        <table:table-row table:style-name="ro2">
          <table:table-cell office:value-type="string" calcext:value-type="string">
            <text:p>ST407-IA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3.19</text:p>
          </table:table-cell>
        </table:table-row>
        <table:table-row table:style-name="ro2">
          <table:table-cell office:value-type="string" calcext:value-type="string">
            <text:p>ST407-PP1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7.67</text:p>
          </table:table-cell>
        </table:table-row>
        <table:table-row table:style-name="ro2">
          <table:table-cell office:value-type="string" calcext:value-type="string">
            <text:p>ST407-PP2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0.80</text:p>
          </table:table-cell>
        </table:table-row>
        <table:table-row table:style-name="ro2">
          <table:table-cell office:value-type="string" calcext:value-type="string">
            <text:p>ST407-PP3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7.35</text:p>
          </table:table-cell>
        </table:table-row>
        <table:table-row table:style-name="ro2">
          <table:table-cell office:value-type="string" calcext:value-type="string">
            <text:p>ST407-PP4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1.61</text:p>
          </table:table-cell>
        </table:table-row>
        <table:table-row table:style-name="ro2">
          <table:table-cell office:value-type="string" calcext:value-type="string">
            <text:p>ST407-PP5-T3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3.82</text:p>
          </table:table-cell>
        </table:table-row>
        <table:table-row table:style-name="ro2">
          <table:table-cell office:value-type="string" calcext:value-type="string">
            <text:p>ST407-C1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5.12</text:p>
          </table:table-cell>
        </table:table-row>
        <table:table-row table:style-name="ro2">
          <table:table-cell office:value-type="string" calcext:value-type="string">
            <text:p>ST407-C2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5.51</text:p>
          </table:table-cell>
        </table:table-row>
        <table:table-row table:style-name="ro2">
          <table:table-cell office:value-type="string" calcext:value-type="string">
            <text:p>ST407-C3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3.55</text:p>
          </table:table-cell>
        </table:table-row>
        <table:table-row table:style-name="ro2">
          <table:table-cell office:value-type="string" calcext:value-type="string">
            <text:p>ST407-C4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68.23</text:p>
          </table:table-cell>
        </table:table-row>
        <table:table-row table:style-name="ro2">
          <table:table-cell office:value-type="string" calcext:value-type="string">
            <text:p>ST407-C5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2.18</text:p>
          </table:table-cell>
        </table:table-row>
        <table:table-row table:style-name="ro2">
          <table:table-cell office:value-type="string" calcext:value-type="string">
            <text:p>ST407-IA1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0.87</text:p>
          </table:table-cell>
        </table:table-row>
        <table:table-row table:style-name="ro2">
          <table:table-cell office:value-type="string" calcext:value-type="string">
            <text:p>ST407-IA2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67.54</text:p>
          </table:table-cell>
        </table:table-row>
        <table:table-row table:style-name="ro2">
          <table:table-cell office:value-type="string" calcext:value-type="string">
            <text:p>ST407-IA3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64.28</text:p>
          </table:table-cell>
        </table:table-row>
        <table:table-row table:style-name="ro2">
          <table:table-cell office:value-type="string" calcext:value-type="string">
            <text:p>ST407-IA4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51.23</text:p>
          </table:table-cell>
        </table:table-row>
        <table:table-row table:style-name="ro2">
          <table:table-cell office:value-type="string" calcext:value-type="string">
            <text:p>ST407-IA5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1.65</text:p>
          </table:table-cell>
        </table:table-row>
        <table:table-row table:style-name="ro2">
          <table:table-cell office:value-type="string" calcext:value-type="string">
            <text:p>ST407-PP1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70.62</text:p>
          </table:table-cell>
        </table:table-row>
        <table:table-row table:style-name="ro2">
          <table:table-cell office:value-type="string" calcext:value-type="string">
            <text:p>ST407-PP2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54.67</text:p>
          </table:table-cell>
        </table:table-row>
        <table:table-row table:style-name="ro2">
          <table:table-cell office:value-type="string" calcext:value-type="string">
            <text:p>ST407-PP3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42.24</text:p>
          </table:table-cell>
        </table:table-row>
        <table:table-row table:style-name="ro2">
          <table:table-cell office:value-type="string" calcext:value-type="string">
            <text:p>ST407-PP4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36.90</text:p>
          </table:table-cell>
        </table:table-row>
        <table:table-row table:style-name="ro2">
          <table:table-cell office:value-type="string" calcext:value-type="string">
            <text:p>ST407-PP5-T4</text:p>
          </table:table-cell>
          <table:table-cell office:value-type="string" calcext:value-type="string">
            <text:p>ST40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50.91</text:p>
          </table:table-cell>
        </table:table-row>
      </table:table>
      <table:table table:name="ST407-SCOC" table:style-name="ta1">
        <table:table-column table:style-name="co2" table:number-columns-repeated="3" table:default-cell-style-name="Default"/>
        <table:table-column table:style-name="co2" table:default-cell-style-name="ce58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TREATMENT</text:p>
          </table:table-cell>
          <table:table-cell office:value-type="string" calcext:value-type="string">
            <text:p>REPLICAT</text:p>
          </table:table-cell>
          <table:table-cell office:value-type="string" calcext:value-type="string">
            <text:p>SLOPE</text:p>
          </table:table-cell>
          <table:table-cell table:style-name="Default" office:value-type="string" calcext:value-type="string">
            <text:p>SCOC</text:p>
          </table:table-cell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2.586" calcext:value-type="float">
            <text:p>2.586</text:p>
          </table:table-cell>
          <table:table-cell table:formula="of:=([.C2]*[.F20])/[.H20]" office:value-type="float" office:value="0.367212" calcext:value-type="float">
            <text:p>0.37</text:p>
          </table:table-cell>
          <table:table-cell office:value-type="float" office:value="0.6028868" calcext:value-type="float">
            <text:p>0.602886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1.174" calcext:value-type="float">
            <text:p>1.174</text:p>
          </table:table-cell>
          <table:table-cell table:formula="of:=([.C3]*[.F21])/[.H21]" office:value-type="float" office:value="0.167882" calcext:value-type="float">
            <text:p>0.17</text:p>
          </table:table-cell>
          <table:table-cell office:value-type="float" office:value="0.2108498" calcext:value-type="float">
            <text:p>0.21084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2.551" calcext:value-type="float">
            <text:p>2.551</text:p>
          </table:table-cell>
          <table:table-cell table:formula="of:=([.C4]*[.F22])/[.H22]" office:value-type="float" office:value="0.364793" calcext:value-type="float">
            <text:p>0.36</text:p>
          </table:table-cell>
          <table:table-cell office:value-type="float" office:value="0.9597507" calcext:value-type="float">
            <text:p>0.95975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0.259" calcext:value-type="float">
            <text:p>0.259</text:p>
          </table:table-cell>
          <table:table-cell table:formula="of:=([.C5]*[.F23])/[.H23]" office:value-type="float" office:value="0.031598" calcext:value-type="float">
            <text:p>0.03</text:p>
          </table:table-cell>
          <table:table-cell office:value-type="float" office:value="0.01134188" calcext:value-type="float">
            <text:p>0.011341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0.448" calcext:value-type="float">
            <text:p>0.448</text:p>
          </table:table-cell>
          <table:table-cell table:formula="of:=([.C6]*[.F24])/[.H24]" office:value-type="float" office:value="0.057792" calcext:value-type="float">
            <text:p>0.06</text:p>
          </table:table-cell>
          <table:table-cell office:value-type="float" office:value="0.008743972" calcext:value-type="float">
            <text:p>0.0087439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-0.273" calcext:value-type="float">
            <text:p>-0.273</text:p>
          </table:table-cell>
          <table:table-cell table:formula="of:=([.C7]*[.F25])/[.H25]" office:value-type="float" office:value="-0.036855" calcext:value-type="float">
            <text:p>-0.04</text:p>
          </table:table-cell>
          <table:table-cell office:value-type="float" office:value="0.004956464" calcext:value-type="float">
            <text:p>0.0049564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0.889" calcext:value-type="float">
            <text:p>0.889</text:p>
          </table:table-cell>
          <table:table-cell table:formula="of:=([.C8]*[.F26])/[.H26]" office:value-type="float" office:value="0.122682" calcext:value-type="float">
            <text:p>0.12</text:p>
          </table:table-cell>
          <table:table-cell office:value-type="float" office:value="0.07768596" calcext:value-type="float">
            <text:p>0.077685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-0.526" calcext:value-type="float">
            <text:p>-0.526</text:p>
          </table:table-cell>
          <table:table-cell table:formula="of:=([.C9]*[.F27])/[.H27]" office:value-type="float" office:value="-0.07101" calcext:value-type="float">
            <text:p>-0.07</text:p>
          </table:table-cell>
          <table:table-cell office:value-type="float" office:value="0.02604256" calcext:value-type="float">
            <text:p>0.02604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-4.396" calcext:value-type="float">
            <text:p>-4.396</text:p>
          </table:table-cell>
          <table:table-cell table:formula="of:=([.C10]*[.F28])/[.H28]" office:value-type="float" office:value="-0.562688" calcext:value-type="float">
            <text:p>-0.56</text:p>
          </table:table-cell>
          <table:table-cell office:value-type="float" office:value="0.6214653" calcext:value-type="float">
            <text:p>0.62146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-0.698" calcext:value-type="float">
            <text:p>-0.698</text:p>
          </table:table-cell>
          <table:table-cell table:formula="of:=([.C11]*[.F29])/[.H29]" office:value-type="float" office:value="-0.076082" calcext:value-type="float">
            <text:p>-0.08</text:p>
          </table:table-cell>
          <table:table-cell office:value-type="float" office:value="0.02291604" calcext:value-type="float">
            <text:p>0.022916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-0.681" calcext:value-type="float">
            <text:p>-0.681</text:p>
          </table:table-cell>
          <table:table-cell table:formula="of:=([.C12]*[.F30])/[.H30]" office:value-type="float" office:value="-0.087849" calcext:value-type="float">
            <text:p>-0.09</text:p>
          </table:table-cell>
          <table:table-cell office:value-type="float" office:value="0.01466331" calcext:value-type="float">
            <text:p>0.014663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-1.884" calcext:value-type="float">
            <text:p>-1.884</text:p>
          </table:table-cell>
          <table:table-cell table:formula="of:=([.C13]*[.F31])/[.H31]" office:value-type="float" office:value="-0.27318" calcext:value-type="float">
            <text:p>-0.27</text:p>
          </table:table-cell>
          <table:table-cell office:value-type="float" office:value="0.6346846" calcext:value-type="float">
            <text:p>0.63468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-6.471" calcext:value-type="float">
            <text:p>-6.471</text:p>
          </table:table-cell>
          <table:table-cell table:formula="of:=([.C14]*[.F32])/[.H32]" office:value-type="float" office:value="-0.918882" calcext:value-type="float">
            <text:p>-0.92</text:p>
          </table:table-cell>
          <table:table-cell office:value-type="float" office:value="0.9386322" calcext:value-type="float">
            <text:p>0.93863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-8.138" calcext:value-type="float">
            <text:p>-8.138</text:p>
          </table:table-cell>
          <table:table-cell table:formula="of:=([.C15]*[.F33])/[.H33]" office:value-type="float" office:value="-1.01725" calcext:value-type="float">
            <text:p>-1.02</text:p>
          </table:table-cell>
          <table:table-cell office:value-type="float" office:value="0.961338" calcext:value-type="float">
            <text:p>0.96133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-2.273" calcext:value-type="float">
            <text:p>-2.273</text:p>
          </table:table-cell>
          <table:table-cell table:formula="of:=([.C16]*[.F34])/[.H34]" office:value-type="float" office:value="-0.284125" calcext:value-type="float">
            <text:p>-0.28</text:p>
          </table:table-cell>
          <table:table-cell office:value-type="float" office:value="0.2828413" calcext:value-type="float">
            <text:p>0.2828413</text:p>
          </table:table-cell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RADIO (CM)</text:p>
          </table:table-cell>
          <table:table-cell office:value-type="string" calcext:value-type="string">
            <text:p>RADIO (M)</text:p>
          </table:table-cell>
          <table:table-cell table:style-name="Default" office:value-type="string" calcext:value-type="string">
            <text:p>Water Higth (CM)</text:p>
          </table:table-cell>
          <table:table-cell office:value-type="string" calcext:value-type="string">
            <text:p>Water Higth (M)</text:p>
          </table:table-cell>
          <table:table-cell office:value-type="string" calcext:value-type="string">
            <text:p>VOL H2O (M3)</text:p>
          </table:table-cell>
          <table:table-cell office:value-type="string" calcext:value-type="string">
            <text:p>AREA CORE (CM2)</text:p>
          </table:table-cell>
          <table:table-cell office:value-type="string" calcext:value-type="string">
            <text:p>AREA CORE (M2)</text:p>
          </table:table-cell>
          <table:table-cell/>
          <table:table-cell office:value-type="string" calcext:value-type="string">
            <text:p>SCOC= slope * Vol H2O (M3)/ AREA (M2)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0]/100" office:value-type="float" office:value="0.0505" calcext:value-type="float">
            <text:p>0.051</text:p>
          </table:table-cell>
          <table:table-cell office:value-type="float" office:value="14.2" calcext:value-type="float">
            <text:p>14.20</text:p>
          </table:table-cell>
          <table:table-cell table:style-name="ce58" table:formula="of:=+[.D20]/100" office:value-type="float" office:value="0.142" calcext:value-type="float">
            <text:p>0.14</text:p>
          </table:table-cell>
          <table:table-cell table:style-name="ce59" table:formula="of:=+PI()*[.C20]^2*[.E20]" office:value-type="float" office:value="0.00113768222640407" calcext:value-type="float">
            <text:p>0.0011</text:p>
          </table:table-cell>
          <table:table-cell table:formula="of:=+PI()*[.B20]^2" office:value-type="float" office:value="80.1184666481737" calcext:value-type="float">
            <text:p>80.1184666481737</text:p>
          </table:table-cell>
          <table:table-cell table:formula="of:=+PI()*[.C20]^2" office:value-type="float" office:value="0.00801184666481737" calcext:value-type="float">
            <text:p>0.008011846664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style-name="ce57" table:formula="of:=+[.B21]/100" office:value-type="float" office:value="0.05" calcext:value-type="float">
            <text:p>0.050</text:p>
          </table:table-cell>
          <table:table-cell office:value-type="float" office:value="14.3" calcext:value-type="float">
            <text:p>14.30</text:p>
          </table:table-cell>
          <table:table-cell table:style-name="ce58" table:formula="of:=+[.D21]/100" office:value-type="float" office:value="0.143" calcext:value-type="float">
            <text:p>0.14</text:p>
          </table:table-cell>
          <table:table-cell table:style-name="ce59" table:formula="of:=+PI()*[.C21]^2*[.E21]" office:value-type="float" office:value="0.00112311937365835" calcext:value-type="float">
            <text:p>0.0011</text:p>
          </table:table-cell>
          <table:table-cell table:formula="of:=+PI()*[.B21]^2" office:value-type="float" office:value="78.5398163397448" calcext:value-type="float">
            <text:p>78.5398163397448</text:p>
          </table:table-cell>
          <table:table-cell table:formula="of:=+PI()*[.C21]^2" office:value-type="float" office:value="0.00785398163397448" calcext:value-type="float">
            <text:p>0.0078539816339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2]/100" office:value-type="float" office:value="0.0505" calcext:value-type="float">
            <text:p>0.051</text:p>
          </table:table-cell>
          <table:table-cell office:value-type="float" office:value="14.3" calcext:value-type="float">
            <text:p>14.30</text:p>
          </table:table-cell>
          <table:table-cell table:style-name="ce58" table:formula="of:=+[.D22]/100" office:value-type="float" office:value="0.143" calcext:value-type="float">
            <text:p>0.14</text:p>
          </table:table-cell>
          <table:table-cell table:style-name="ce59" table:formula="of:=+PI()*[.C22]^2*[.E22]" office:value-type="float" office:value="0.00114569407306888" calcext:value-type="float">
            <text:p>0.0011</text:p>
          </table:table-cell>
          <table:table-cell table:formula="of:=+PI()*[.B22]^2" office:value-type="float" office:value="80.1184666481737" calcext:value-type="float">
            <text:p>80.1184666481737</text:p>
          </table:table-cell>
          <table:table-cell table:formula="of:=+PI()*[.C22]^2" office:value-type="float" office:value="0.00801184666481737" calcext:value-type="float">
            <text:p>0.008011846664817</text:p>
          </table:table-cell>
          <table:table-cell/>
          <table:table-cell office:value-type="string" calcext:value-type="string">
            <text:p>vol core=pi*r2*h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4.8" calcext:value-type="float">
            <text:p>4.8</text:p>
          </table:table-cell>
          <table:table-cell table:style-name="ce57" table:formula="of:=+[.B23]/100" office:value-type="float" office:value="0.048" calcext:value-type="float">
            <text:p>0.048</text:p>
          </table:table-cell>
          <table:table-cell office:value-type="float" office:value="12.2" calcext:value-type="float">
            <text:p>12.20</text:p>
          </table:table-cell>
          <table:table-cell table:style-name="ce58" table:formula="of:=+[.D23]/100" office:value-type="float" office:value="0.122" calcext:value-type="float">
            <text:p>0.12</text:p>
          </table:table-cell>
          <table:table-cell table:style-name="ce59" table:formula="of:=+PI()*[.C23]^2*[.E23]" office:value-type="float" office:value="0.000883063995812248" calcext:value-type="float">
            <text:p>0.0009</text:p>
          </table:table-cell>
          <table:table-cell table:formula="of:=+PI()*[.B23]^2" office:value-type="float" office:value="72.3822947387088" calcext:value-type="float">
            <text:p>72.3822947387088</text:p>
          </table:table-cell>
          <table:table-cell table:formula="of:=+PI()*[.C23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4.8" calcext:value-type="float">
            <text:p>4.8</text:p>
          </table:table-cell>
          <table:table-cell table:style-name="ce57" table:formula="of:=+[.B24]/100" office:value-type="float" office:value="0.048" calcext:value-type="float">
            <text:p>0.048</text:p>
          </table:table-cell>
          <table:table-cell office:value-type="float" office:value="12.9" calcext:value-type="float">
            <text:p>12.90</text:p>
          </table:table-cell>
          <table:table-cell table:style-name="ce58" table:formula="of:=+[.D24]/100" office:value-type="float" office:value="0.129" calcext:value-type="float">
            <text:p>0.13</text:p>
          </table:table-cell>
          <table:table-cell table:style-name="ce59" table:formula="of:=+PI()*[.C24]^2*[.E24]" office:value-type="float" office:value="0.000933731602129344" calcext:value-type="float">
            <text:p>0.0009</text:p>
          </table:table-cell>
          <table:table-cell table:formula="of:=+PI()*[.B24]^2" office:value-type="float" office:value="72.3822947387088" calcext:value-type="float">
            <text:p>72.3822947387088</text:p>
          </table:table-cell>
          <table:table-cell table:formula="of:=+PI()*[.C24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1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5]/100" office:value-type="float" office:value="0.0505" calcext:value-type="float">
            <text:p>0.051</text:p>
          </table:table-cell>
          <table:table-cell office:value-type="float" office:value="13.5" calcext:value-type="float">
            <text:p>13.50</text:p>
          </table:table-cell>
          <table:table-cell table:style-name="ce58" table:formula="of:=+[.D25]/100" office:value-type="float" office:value="0.135" calcext:value-type="float">
            <text:p>0.14</text:p>
          </table:table-cell>
          <table:table-cell table:style-name="ce59" table:formula="of:=+PI()*[.C25]^2*[.E25]" office:value-type="float" office:value="0.00108159929975035" calcext:value-type="float">
            <text:p>0.0011</text:p>
          </table:table-cell>
          <table:table-cell table:formula="of:=+PI()*[.B25]^2" office:value-type="float" office:value="80.1184666481737" calcext:value-type="float">
            <text:p>80.1184666481737</text:p>
          </table:table-cell>
          <table:table-cell table:formula="of:=+PI()*[.C25]^2" office:value-type="float" office:value="0.00801184666481737" calcext:value-type="float">
            <text:p>0.008011846664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2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26]/100" office:value-type="float" office:value="0.0495" calcext:value-type="float">
            <text:p>0.050</text:p>
          </table:table-cell>
          <table:table-cell office:value-type="float" office:value="13.8" calcext:value-type="float">
            <text:p>13.80</text:p>
          </table:table-cell>
          <table:table-cell table:style-name="ce58" table:formula="of:=+[.D26]/100" office:value-type="float" office:value="0.138" calcext:value-type="float">
            <text:p>0.14</text:p>
          </table:table-cell>
          <table:table-cell table:style-name="ce59" table:formula="of:=+PI()*[.C26]^2*[.E26]" office:value-type="float" office:value="0.00106228086112526" calcext:value-type="float">
            <text:p>0.0011</text:p>
          </table:table-cell>
          <table:table-cell table:formula="of:=+PI()*[.B26]^2" office:value-type="float" office:value="76.9768739945839" calcext:value-type="float">
            <text:p>76.9768739945839</text:p>
          </table:table-cell>
          <table:table-cell table:formula="of:=+PI()*[.C26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3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27]/100" office:value-type="float" office:value="0.0495" calcext:value-type="float">
            <text:p>0.050</text:p>
          </table:table-cell>
          <table:table-cell office:value-type="float" office:value="13.5" calcext:value-type="float">
            <text:p>13.50</text:p>
          </table:table-cell>
          <table:table-cell table:style-name="ce58" table:formula="of:=+[.D27]/100" office:value-type="float" office:value="0.135" calcext:value-type="float">
            <text:p>0.14</text:p>
          </table:table-cell>
          <table:table-cell table:style-name="ce59" table:formula="of:=+PI()*[.C27]^2*[.E27]" office:value-type="float" office:value="0.00103918779892688" calcext:value-type="float">
            <text:p>0.0010</text:p>
          </table:table-cell>
          <table:table-cell table:formula="of:=+PI()*[.B27]^2" office:value-type="float" office:value="76.9768739945839" calcext:value-type="float">
            <text:p>76.9768739945839</text:p>
          </table:table-cell>
          <table:table-cell table:formula="of:=+PI()*[.C27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4</text:p>
          </table:table-cell>
          <table:table-cell office:value-type="float" office:value="4.75" calcext:value-type="float">
            <text:p>4.75</text:p>
          </table:table-cell>
          <table:table-cell table:style-name="ce57" table:formula="of:=+[.B28]/100" office:value-type="float" office:value="0.0475" calcext:value-type="float">
            <text:p>0.048</text:p>
          </table:table-cell>
          <table:table-cell office:value-type="float" office:value="12.8" calcext:value-type="float">
            <text:p>12.80</text:p>
          </table:table-cell>
          <table:table-cell table:style-name="ce58" table:formula="of:=+[.D28]/100" office:value-type="float" office:value="0.128" calcext:value-type="float">
            <text:p>0.13</text:p>
          </table:table-cell>
          <table:table-cell table:style-name="ce59" table:formula="of:=+PI()*[.C28]^2*[.E28]" office:value-type="float" office:value="0.000907291958356732" calcext:value-type="float">
            <text:p>0.0009</text:p>
          </table:table-cell>
          <table:table-cell table:formula="of:=+PI()*[.B28]^2" office:value-type="float" office:value="70.8821842466197" calcext:value-type="float">
            <text:p>70.8821842466197</text:p>
          </table:table-cell>
          <table:table-cell table:formula="of:=+PI()*[.C28]^2" office:value-type="float" office:value="0.00708821842466197" calcext:value-type="float">
            <text:p>0.0070882184246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5</text:p>
          </table:table-cell>
          <table:table-cell office:value-type="float" office:value="4.7" calcext:value-type="float">
            <text:p>4.7</text:p>
          </table:table-cell>
          <table:table-cell table:style-name="ce57" table:formula="of:=+[.B29]/100" office:value-type="float" office:value="0.047" calcext:value-type="float">
            <text:p>0.047</text:p>
          </table:table-cell>
          <table:table-cell office:value-type="float" office:value="10.9" calcext:value-type="float">
            <text:p>10.90</text:p>
          </table:table-cell>
          <table:table-cell table:style-name="ce58" table:formula="of:=+[.D29]/100" office:value-type="float" office:value="0.109" calcext:value-type="float">
            <text:p>0.11</text:p>
          </table:table-cell>
          <table:table-cell table:style-name="ce59" table:formula="of:=+PI()*[.C29]^2*[.E29]" office:value-type="float" office:value="0.000756435820724004" calcext:value-type="float">
            <text:p>0.0008</text:p>
          </table:table-cell>
          <table:table-cell table:formula="of:=+PI()*[.B29]^2" office:value-type="float" office:value="69.3977817177985" calcext:value-type="float">
            <text:p>69.3977817177985</text:p>
          </table:table-cell>
          <table:table-cell table:formula="of:=+PI()*[.C29]^2" office:value-type="float" office:value="0.00693977817177985" calcext:value-type="float">
            <text:p>0.00693977817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4.75" calcext:value-type="float">
            <text:p>4.75</text:p>
          </table:table-cell>
          <table:table-cell table:style-name="ce57" table:formula="of:=+[.B30]/100" office:value-type="float" office:value="0.0475" calcext:value-type="float">
            <text:p>0.048</text:p>
          </table:table-cell>
          <table:table-cell office:value-type="float" office:value="12.9" calcext:value-type="float">
            <text:p>12.90</text:p>
          </table:table-cell>
          <table:table-cell table:style-name="ce58" table:formula="of:=+[.D30]/100" office:value-type="float" office:value="0.129" calcext:value-type="float">
            <text:p>0.13</text:p>
          </table:table-cell>
          <table:table-cell table:style-name="ce59" table:formula="of:=+PI()*[.C30]^2*[.E30]" office:value-type="float" office:value="0.000914380176781394" calcext:value-type="float">
            <text:p>0.0009</text:p>
          </table:table-cell>
          <table:table-cell table:formula="of:=+PI()*[.B30]^2" office:value-type="float" office:value="70.8821842466197" calcext:value-type="float">
            <text:p>70.8821842466197</text:p>
          </table:table-cell>
          <table:table-cell table:formula="of:=+PI()*[.C30]^2" office:value-type="float" office:value="0.00708821842466197" calcext:value-type="float">
            <text:p>0.0070882184246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2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31]/100" office:value-type="float" office:value="0.0495" calcext:value-type="float">
            <text:p>0.050</text:p>
          </table:table-cell>
          <table:table-cell office:value-type="float" office:value="14.5" calcext:value-type="float">
            <text:p>14.50</text:p>
          </table:table-cell>
          <table:table-cell table:style-name="ce58" table:formula="of:=+[.D31]/100" office:value-type="float" office:value="0.145" calcext:value-type="float">
            <text:p>0.15</text:p>
          </table:table-cell>
          <table:table-cell table:style-name="ce59" table:formula="of:=+PI()*[.C31]^2*[.E31]" office:value-type="float" office:value="0.00111616467292147" calcext:value-type="float">
            <text:p>0.0011</text:p>
          </table:table-cell>
          <table:table-cell table:formula="of:=+PI()*[.B31]^2" office:value-type="float" office:value="76.9768739945839" calcext:value-type="float">
            <text:p>76.9768739945839</text:p>
          </table:table-cell>
          <table:table-cell table:formula="of:=+PI()*[.C31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3</text:p>
          </table:table-cell>
          <table:table-cell office:value-type="float" office:value="4.9" calcext:value-type="float">
            <text:p>4.9</text:p>
          </table:table-cell>
          <table:table-cell table:style-name="ce57" table:formula="of:=+[.B32]/100" office:value-type="float" office:value="0.049" calcext:value-type="float">
            <text:p>0.049</text:p>
          </table:table-cell>
          <table:table-cell office:value-type="float" office:value="14.2" calcext:value-type="float">
            <text:p>14.20</text:p>
          </table:table-cell>
          <table:table-cell table:style-name="ce58" table:formula="of:=+[.D32]/100" office:value-type="float" office:value="0.142" calcext:value-type="float">
            <text:p>0.14</text:p>
          </table:table-cell>
          <table:table-cell table:style-name="ce59" table:formula="of:=+PI()*[.C32]^2*[.E32]" office:value-type="float" office:value="0.00107110088250021" calcext:value-type="float">
            <text:p>0.0011</text:p>
          </table:table-cell>
          <table:table-cell table:formula="of:=+PI()*[.B32]^2" office:value-type="float" office:value="75.429639612691" calcext:value-type="float">
            <text:p>75.429639612691</text:p>
          </table:table-cell>
          <table:table-cell table:formula="of:=+PI()*[.C32]^2" office:value-type="float" office:value="0.00754296396126909" calcext:value-type="float">
            <text:p>0.007542963961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4</text:p>
          </table:table-cell>
          <table:table-cell office:value-type="float" office:value="4.8" calcext:value-type="float">
            <text:p>4.8</text:p>
          </table:table-cell>
          <table:table-cell table:style-name="ce57" table:formula="of:=+[.B33]/100" office:value-type="float" office:value="0.048" calcext:value-type="float">
            <text:p>0.048</text:p>
          </table:table-cell>
          <table:table-cell office:value-type="float" office:value="12.5" calcext:value-type="float">
            <text:p>12.50</text:p>
          </table:table-cell>
          <table:table-cell table:style-name="ce58" table:formula="of:=+[.D33]/100" office:value-type="float" office:value="0.125" calcext:value-type="float">
            <text:p>0.13</text:p>
          </table:table-cell>
          <table:table-cell table:style-name="ce59" table:formula="of:=+PI()*[.C33]^2*[.E33]" office:value-type="float" office:value="0.00090477868423386" calcext:value-type="float">
            <text:p>0.0009</text:p>
          </table:table-cell>
          <table:table-cell table:formula="of:=+PI()*[.B33]^2" office:value-type="float" office:value="72.3822947387088" calcext:value-type="float">
            <text:p>72.3822947387088</text:p>
          </table:table-cell>
          <table:table-cell table:formula="of:=+PI()*[.C33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5</text:p>
          </table:table-cell>
          <table:table-cell office:value-type="float" office:value="4.9" calcext:value-type="float">
            <text:p>4.9</text:p>
          </table:table-cell>
          <table:table-cell table:style-name="ce57" table:formula="of:=+[.B34]/100" office:value-type="float" office:value="0.049" calcext:value-type="float">
            <text:p>0.049</text:p>
          </table:table-cell>
          <table:table-cell office:value-type="float" office:value="12.5" calcext:value-type="float">
            <text:p>12.50</text:p>
          </table:table-cell>
          <table:table-cell table:style-name="ce58" table:formula="of:=+[.D34]/100" office:value-type="float" office:value="0.125" calcext:value-type="float">
            <text:p>0.13</text:p>
          </table:table-cell>
          <table:table-cell table:style-name="ce59" table:formula="of:=+PI()*[.C34]^2*[.E34]" office:value-type="float" office:value="0.000942870495158637" calcext:value-type="float">
            <text:p>0.0009</text:p>
          </table:table-cell>
          <table:table-cell table:formula="of:=+PI()*[.B34]^2" office:value-type="float" office:value="75.429639612691" calcext:value-type="float">
            <text:p>75.429639612691</text:p>
          </table:table-cell>
          <table:table-cell table:formula="of:=+PI()*[.C34]^2" office:value-type="float" office:value="0.00754296396126909" calcext:value-type="float">
            <text:p>0.007542963961269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Default" office:value-type="string" calcext:value-type="string">
            <text:p>R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2.586" calcext:value-type="float">
            <text:p>2.586</text:p>
          </table:table-cell>
          <table:table-cell office:value-type="float" office:value="361.882" calcext:value-type="float">
            <text:p>361.882</text:p>
          </table:table-cell>
          <table:table-cell table:style-name="Default" office:value-type="float" office:value="0.6028868" calcext:value-type="float">
            <text:p>0.60288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.174" calcext:value-type="float">
            <text:p>1.174</text:p>
          </table:table-cell>
          <table:table-cell office:value-type="float" office:value="368.43" calcext:value-type="float">
            <text:p>368.43</text:p>
          </table:table-cell>
          <table:table-cell table:style-name="Default" office:value-type="float" office:value="0.2108498" calcext:value-type="float">
            <text:p>0.21084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2.551" calcext:value-type="float">
            <text:p>2.551</text:p>
          </table:table-cell>
          <table:table-cell office:value-type="float" office:value="362.474" calcext:value-type="float">
            <text:p>362.474</text:p>
          </table:table-cell>
          <table:table-cell table:style-name="Default" office:value-type="float" office:value="0.9597507" calcext:value-type="float">
            <text:p>0.95975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0.259" calcext:value-type="float">
            <text:p>0.259</text:p>
          </table:table-cell>
          <table:table-cell office:value-type="float" office:value="368.576" calcext:value-type="float">
            <text:p>368.576</text:p>
          </table:table-cell>
          <table:table-cell table:style-name="Default" office:value-type="float" office:value="0.01134188" calcext:value-type="float">
            <text:p>0.011341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0.448" calcext:value-type="float">
            <text:p>0.448</text:p>
          </table:table-cell>
          <table:table-cell office:value-type="float" office:value="365.048" calcext:value-type="float">
            <text:p>365.048</text:p>
          </table:table-cell>
          <table:table-cell table:style-name="Default" office:value-type="float" office:value="0.008743972" calcext:value-type="float">
            <text:p>0.0087439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1</text:p>
          </table:table-cell>
          <table:table-cell office:value-type="float" office:value="-0.273" calcext:value-type="float">
            <text:p>-0.273</text:p>
          </table:table-cell>
          <table:table-cell office:value-type="float" office:value="366.194" calcext:value-type="float">
            <text:p>366.194</text:p>
          </table:table-cell>
          <table:table-cell table:style-name="Default" office:value-type="float" office:value="0.004956464" calcext:value-type="float">
            <text:p>0.0049564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2</text:p>
          </table:table-cell>
          <table:table-cell office:value-type="float" office:value="0.889" calcext:value-type="float">
            <text:p>0.889</text:p>
          </table:table-cell>
          <table:table-cell office:value-type="float" office:value="366.372" calcext:value-type="float">
            <text:p>366.372</text:p>
          </table:table-cell>
          <table:table-cell table:style-name="Default" office:value-type="float" office:value="0.07768596" calcext:value-type="float">
            <text:p>0.077685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3</text:p>
          </table:table-cell>
          <table:table-cell office:value-type="float" office:value="-0.526" calcext:value-type="float">
            <text:p>-0.526</text:p>
          </table:table-cell>
          <table:table-cell office:value-type="float" office:value="368.066" calcext:value-type="float">
            <text:p>368.066</text:p>
          </table:table-cell>
          <table:table-cell table:style-name="Default" office:value-type="float" office:value="0.02604256" calcext:value-type="float">
            <text:p>0.026042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4</text:p>
          </table:table-cell>
          <table:table-cell office:value-type="float" office:value="-4.396" calcext:value-type="float">
            <text:p>-4.396</text:p>
          </table:table-cell>
          <table:table-cell office:value-type="float" office:value="374.77" calcext:value-type="float">
            <text:p>374.77</text:p>
          </table:table-cell>
          <table:table-cell table:style-name="Default" office:value-type="float" office:value="0.6214653" calcext:value-type="float">
            <text:p>0.62146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5</text:p>
          </table:table-cell>
          <table:table-cell office:value-type="float" office:value="-0.698" calcext:value-type="float">
            <text:p>-0.698</text:p>
          </table:table-cell>
          <table:table-cell office:value-type="float" office:value="366.18" calcext:value-type="float">
            <text:p>366.18</text:p>
          </table:table-cell>
          <table:table-cell table:style-name="Default" office:value-type="float" office:value="0.02291604" calcext:value-type="float">
            <text:p>0.022916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-0.681" calcext:value-type="float">
            <text:p>-0.681</text:p>
          </table:table-cell>
          <table:table-cell office:value-type="float" office:value="362.41" calcext:value-type="float">
            <text:p>362.41</text:p>
          </table:table-cell>
          <table:table-cell table:style-name="Default" office:value-type="float" office:value="0.01466331" calcext:value-type="float">
            <text:p>0.014663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2</text:p>
          </table:table-cell>
          <table:table-cell office:value-type="float" office:value="-1.884" calcext:value-type="float">
            <text:p>-1.884</text:p>
          </table:table-cell>
          <table:table-cell office:value-type="float" office:value="364.014" calcext:value-type="float">
            <text:p>364.014</text:p>
          </table:table-cell>
          <table:table-cell table:style-name="Default" office:value-type="float" office:value="0.6346846" calcext:value-type="float">
            <text:p>0.63468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3</text:p>
          </table:table-cell>
          <table:table-cell office:value-type="float" office:value="-6.471" calcext:value-type="float">
            <text:p>-6.471</text:p>
          </table:table-cell>
          <table:table-cell office:value-type="float" office:value="368.736" calcext:value-type="float">
            <text:p>368.736</text:p>
          </table:table-cell>
          <table:table-cell table:style-name="Default" office:value-type="float" office:value="0.9386322" calcext:value-type="float">
            <text:p>0.93863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4</text:p>
          </table:table-cell>
          <table:table-cell office:value-type="float" office:value="-8.138" calcext:value-type="float">
            <text:p>-8.138</text:p>
          </table:table-cell>
          <table:table-cell office:value-type="float" office:value="369.048" calcext:value-type="float">
            <text:p>369.048</text:p>
          </table:table-cell>
          <table:table-cell table:style-name="Default" office:value-type="float" office:value="0.961338" calcext:value-type="float">
            <text:p>0.9613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5</text:p>
          </table:table-cell>
          <table:table-cell office:value-type="float" office:value="-2.273" calcext:value-type="float">
            <text:p>-2.273</text:p>
          </table:table-cell>
          <table:table-cell office:value-type="float" office:value="362.754" calcext:value-type="float">
            <text:p>362.754</text:p>
          </table:table-cell>
          <table:table-cell table:style-name="Default" office:value-type="float" office:value="0.2828413" calcext:value-type="float">
            <text:p>0.2828413</text:p>
          </table:table-cell>
          <table:table-cell table:number-columns-repeated="6"/>
        </table:table-row>
      </table:table>
      <table:table table:name="ST435" table:style-name="ta1">
        <table:table-column table:style-name="co26" table:default-cell-style-name="Default"/>
        <table:table-column table:style-name="co2" table:number-columns-repeated="5" table:default-cell-style-name="Default"/>
        <table:table-column table:style-name="co27" table:default-cell-style-name="ce31"/>
        <table:table-column table:style-name="co21" table:default-cell-style-name="ce31"/>
        <table:table-column table:style-name="co22" table:default-cell-style-name="Default"/>
        <table:table-column table:style-name="co2" table:number-columns-repeated="6" table:default-cell-style-name="ce31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C Sample</text:p>
          </table:table-cell>
          <table:table-cell table:style-name="Default" office:value-type="string" calcext:value-type="string">
            <text:p>Oxygen (umol/l)</text:p>
          </table:table-cell>
          <table:table-cell table:style-name="Default" office:value-type="string" calcext:value-type="string">
            <text:p>TEMPERATURE (°C)</text:p>
          </table:table-cell>
          <table:table-cell office:value-type="string" calcext:value-type="string">
            <text:p>oxygen correct</text:p>
          </table:table-cell>
          <table:table-cell table:style-name="Default"/>
          <table:table-cell table:style-name="Default" office:value-type="string" calcext:value-type="string">
            <text:p>DIC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Nitrate</text:p>
          </table:table-cell>
          <table:table-cell table:style-name="Default" office:value-type="string" calcext:value-type="string">
            <text:p>Phosphate</text:p>
          </table:table-cell>
          <table:table-cell table:style-name="Default" office:value-type="string" calcext:value-type="string">
            <text:p>Silicate</text:p>
          </table:table-cell>
        </table:table-row>
        <table:table-row table:style-name="ro2">
          <table:table-cell office:value-type="string" calcext:value-type="string">
            <text:p>ST435-C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5.67</text:p>
          </table:table-cell>
          <table:table-cell office:value-type="string" calcext:value-type="string">
            <text:p>4.0</text:p>
          </table:table-cell>
          <table:table-cell table:style-name="ce31" table:formula="of:=+[.G2]" office:value-type="string" office:string-value="375.67" calcext:value-type="string">
            <text:p>375.67</text:p>
          </table:table-cell>
          <table:table-cell table:formula="of:=+[.G2]-[.G17]" office:value-type="float" office:value="2.09000000000003" calcext:value-type="float">
            <text:p>2.090</text:p>
          </table:table-cell>
          <table:table-cell office:value-type="float" office:value="-0.125864928368191" calcext:value-type="float">
            <text:p>-0.126</text:p>
          </table:table-cell>
          <table:table-cell office:value-type="float" office:value="0.085" calcext:value-type="float">
            <text:p>0.085</text:p>
          </table:table-cell>
          <table:table-cell office:value-type="float" office:value="14.637" calcext:value-type="float">
            <text:p>14.637</text:p>
          </table:table-cell>
          <table:table-cell office:value-type="float" office:value="1.130520111" calcext:value-type="float">
            <text:p>1.131</text:p>
          </table:table-cell>
          <table:table-cell office:value-type="float" office:value="16.514534484" calcext:value-type="float">
            <text:p>16.515</text:p>
          </table:table-cell>
        </table:table-row>
        <table:table-row table:style-name="ro2">
          <table:table-cell office:value-type="string" calcext:value-type="string">
            <text:p>ST435-C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6.86</text:p>
          </table:table-cell>
          <table:table-cell office:value-type="string" calcext:value-type="string">
            <text:p>4.0</text:p>
          </table:table-cell>
          <table:table-cell table:style-name="ce31" table:formula="of:=+[.G3]" office:value-type="string" office:string-value="376.86" calcext:value-type="string">
            <text:p>376.86</text:p>
          </table:table-cell>
          <table:table-cell table:formula="of:=+[.G3]-[.G18]" office:value-type="float" office:value="3.60000000000002" calcext:value-type="float">
            <text:p>3.600</text:p>
          </table:table-cell>
          <table:table-cell office:value-type="float" office:value="-0.092935005005631" calcext:value-type="float">
            <text:p>-0.093</text:p>
          </table:table-cell>
          <table:table-cell office:value-type="float" office:value="0.076" calcext:value-type="float">
            <text:p>0.076</text:p>
          </table:table-cell>
          <table:table-cell office:value-type="float" office:value="14.129" calcext:value-type="float">
            <text:p>14.129</text:p>
          </table:table-cell>
          <table:table-cell office:value-type="float" office:value="1.155789268" calcext:value-type="float">
            <text:p>1.156</text:p>
          </table:table-cell>
          <table:table-cell office:value-type="float" office:value="16.772103132" calcext:value-type="float">
            <text:p>16.772</text:p>
          </table:table-cell>
        </table:table-row>
        <table:table-row table:style-name="ro2">
          <table:table-cell office:value-type="string" calcext:value-type="string">
            <text:p>ST435-C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7.27</text:p>
          </table:table-cell>
          <table:table-cell office:value-type="string" calcext:value-type="string">
            <text:p>4.0</text:p>
          </table:table-cell>
          <table:table-cell table:style-name="ce31" table:formula="of:=+[.G4]" office:value-type="string" office:string-value="377.27" calcext:value-type="string">
            <text:p>377.27</text:p>
          </table:table-cell>
          <table:table-cell table:formula="of:=+[.G4]-[.G19]" office:value-type="float" office:value="3.56999999999999" calcext:value-type="float">
            <text:p>3.570</text:p>
          </table:table-cell>
          <table:table-cell office:value-type="float" office:value="0.26873056806005" calcext:value-type="float">
            <text:p>0.269</text:p>
          </table:table-cell>
          <table:table-cell office:value-type="float" office:value="0.089" calcext:value-type="float">
            <text:p>0.089</text:p>
          </table:table-cell>
          <table:table-cell office:value-type="float" office:value="14.342" calcext:value-type="float">
            <text:p>14.342</text:p>
          </table:table-cell>
          <table:table-cell office:value-type="float" office:value="1.140408042" calcext:value-type="float">
            <text:p>1.140</text:p>
          </table:table-cell>
          <table:table-cell office:value-type="float" office:value="16.727348296" calcext:value-type="float">
            <text:p>16.727</text:p>
          </table:table-cell>
        </table:table-row>
        <table:table-row table:style-name="ro2">
          <table:table-cell office:value-type="string" calcext:value-type="string">
            <text:p>ST435-C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8.52</text:p>
          </table:table-cell>
          <table:table-cell office:value-type="string" calcext:value-type="string">
            <text:p>4.0</text:p>
          </table:table-cell>
          <table:table-cell table:style-name="ce31" table:formula="of:=+[.G5]" office:value-type="string" office:string-value="378.52" calcext:value-type="string">
            <text:p>378.52</text:p>
          </table:table-cell>
          <table:table-cell table:formula="of:=+[.G5]-[.G20]" office:value-type="float" office:value="5.75" calcext:value-type="float">
            <text:p>5.750</text:p>
          </table:table-cell>
          <table:table-cell office:value-type="float" office:value="-0.723317706152277" calcext:value-type="float">
            <text:p>-0.723</text:p>
          </table:table-cell>
          <table:table-cell office:value-type="float" office:value="0.084" calcext:value-type="float">
            <text:p>0.084</text:p>
          </table:table-cell>
          <table:table-cell office:value-type="float" office:value="14.231" calcext:value-type="float">
            <text:p>14.231</text:p>
          </table:table-cell>
          <table:table-cell office:value-type="float" office:value="1.228300762" calcext:value-type="float">
            <text:p>1.228</text:p>
          </table:table-cell>
          <table:table-cell office:value-type="float" office:value="17.514668064" calcext:value-type="float">
            <text:p>17.515</text:p>
          </table:table-cell>
        </table:table-row>
        <table:table-row table:style-name="ro2">
          <table:table-cell office:value-type="string" calcext:value-type="string">
            <text:p>ST435-C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7.65</text:p>
          </table:table-cell>
          <table:table-cell office:value-type="string" calcext:value-type="string">
            <text:p>4.0</text:p>
          </table:table-cell>
          <table:table-cell table:style-name="ce31" table:formula="of:=+[.G6]" office:value-type="string" office:string-value="377.65" calcext:value-type="string">
            <text:p>377.65</text:p>
          </table:table-cell>
          <table:table-cell table:formula="of:=+[.G6]-[.G21]" office:value-type="float" office:value="3.77999999999997" calcext:value-type="float">
            <text:p>3.780</text:p>
          </table:table-cell>
          <table:table-cell office:value-type="float" office:value="-0.107341120324632" calcext:value-type="float">
            <text:p>-0.107</text:p>
          </table:table-cell>
          <table:table-cell office:value-type="float" office:value="0.108" calcext:value-type="float">
            <text:p>0.10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.183255743" calcext:value-type="float">
            <text:p>1.183</text:p>
          </table:table-cell>
          <table:table-cell office:value-type="float" office:value="17.898280944" calcext:value-type="float">
            <text:p>17.898</text:p>
          </table:table-cell>
        </table:table-row>
        <table:table-row table:style-name="ro2">
          <table:table-cell office:value-type="string" calcext:value-type="string">
            <text:p>ST435-IA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7.08</text:p>
          </table:table-cell>
          <table:table-cell office:value-type="string" calcext:value-type="string">
            <text:p>4.0</text:p>
          </table:table-cell>
          <table:table-cell table:style-name="ce31" table:formula="of:=+[.G7]" office:value-type="string" office:string-value="377.08" calcext:value-type="string">
            <text:p>377.08</text:p>
          </table:table-cell>
          <table:table-cell table:formula="of:=+[.G7]-[.G22]" office:value-type="float" office:value="0.599999999999966" calcext:value-type="float">
            <text:p>0.600</text:p>
          </table:table-cell>
          <table:table-cell office:value-type="float" office:value="10.4010494462563" calcext:value-type="float">
            <text:p>10.401</text:p>
          </table:table-cell>
          <table:table-cell office:value-type="float" office:value="0.13" calcext:value-type="float">
            <text:p>0.130</text:p>
          </table:table-cell>
          <table:table-cell office:value-type="float" office:value="14.338" calcext:value-type="float">
            <text:p>14.338</text:p>
          </table:table-cell>
          <table:table-cell office:value-type="float" office:value="1.267852486" calcext:value-type="float">
            <text:p>1.268</text:p>
          </table:table-cell>
          <table:table-cell office:value-type="float" office:value="16.69629392" calcext:value-type="float">
            <text:p>16.696</text:p>
          </table:table-cell>
        </table:table-row>
        <table:table-row table:style-name="ro2">
          <table:table-cell office:value-type="string" calcext:value-type="string">
            <text:p>ST435-IA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42</text:p>
          </table:table-cell>
          <table:table-cell office:value-type="string" calcext:value-type="string">
            <text:p>4.0</text:p>
          </table:table-cell>
          <table:table-cell table:style-name="ce31" table:formula="of:=+[.G8]" office:value-type="string" office:string-value="373.42" calcext:value-type="string">
            <text:p>373.42</text:p>
          </table:table-cell>
          <table:table-cell table:formula="of:=+[.G8]-[.G23]" office:value-type="float" office:value="-1.43000000000001" calcext:value-type="float">
            <text:p>-1.430</text:p>
          </table:table-cell>
          <table:table-cell office:value-type="float" office:value="21.5487099543658" calcext:value-type="float">
            <text:p>21.549</text:p>
          </table:table-cell>
          <table:table-cell office:value-type="float" office:value="0.119" calcext:value-type="float">
            <text:p>0.119</text:p>
          </table:table-cell>
          <table:table-cell office:value-type="float" office:value="14.409" calcext:value-type="float">
            <text:p>14.409</text:p>
          </table:table-cell>
          <table:table-cell office:value-type="float" office:value="1.61502873" calcext:value-type="float">
            <text:p>1.615</text:p>
          </table:table-cell>
          <table:table-cell office:value-type="float" office:value="18.309294744" calcext:value-type="float">
            <text:p>18.309</text:p>
          </table:table-cell>
        </table:table-row>
        <table:table-row table:style-name="ro2">
          <table:table-cell office:value-type="string" calcext:value-type="string">
            <text:p>ST435-IA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7.86</text:p>
          </table:table-cell>
          <table:table-cell office:value-type="string" calcext:value-type="string">
            <text:p>4.0</text:p>
          </table:table-cell>
          <table:table-cell table:style-name="ce31" table:formula="of:=+[.G9]" office:value-type="string" office:string-value="377.86" calcext:value-type="string">
            <text:p>377.86</text:p>
          </table:table-cell>
          <table:table-cell table:formula="of:=+[.G9]-[.G24]" office:value-type="float" office:value="0.710000000000036" calcext:value-type="float">
            <text:p>0.710</text:p>
          </table:table-cell>
          <table:table-cell office:value-type="float" office:value="105.534518595155" calcext:value-type="float">
            <text:p>105.535</text:p>
          </table:table-cell>
          <table:table-cell office:value-type="float" office:value="0.079" calcext:value-type="float">
            <text:p>0.079</text:p>
          </table:table-cell>
          <table:table-cell office:value-type="float" office:value="14.252" calcext:value-type="float">
            <text:p>14.252</text:p>
          </table:table-cell>
          <table:table-cell office:value-type="float" office:value="1.43924329" calcext:value-type="float">
            <text:p>1.439</text:p>
          </table:table-cell>
          <table:table-cell office:value-type="float" office:value="17.226958404" calcext:value-type="float">
            <text:p>17.227</text:p>
          </table:table-cell>
        </table:table-row>
        <table:table-row table:style-name="ro2">
          <table:table-cell office:value-type="string" calcext:value-type="string">
            <text:p>ST435-IA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7.03</text:p>
          </table:table-cell>
          <table:table-cell office:value-type="string" calcext:value-type="string">
            <text:p>4.0</text:p>
          </table:table-cell>
          <table:table-cell table:style-name="ce31" table:formula="of:=+[.G10]" office:value-type="string" office:string-value="377.03" calcext:value-type="string">
            <text:p>377.03</text:p>
          </table:table-cell>
          <table:table-cell table:formula="of:=+[.G10]-[.G25]" office:value-type="float" office:value="0.169999999999959" calcext:value-type="float">
            <text:p>0.170</text:p>
          </table:table-cell>
          <table:table-cell office:value-type="float" office:value="276.479118276428" calcext:value-type="float">
            <text:p>276.479</text:p>
          </table:table-cell>
          <table:table-cell office:value-type="float" office:value="0.136" calcext:value-type="float">
            <text:p>0.136</text:p>
          </table:table-cell>
          <table:table-cell office:value-type="float" office:value="14.563" calcext:value-type="float">
            <text:p>14.563</text:p>
          </table:table-cell>
          <table:table-cell office:value-type="float" office:value="1.640297887" calcext:value-type="float">
            <text:p>1.640</text:p>
          </table:table-cell>
          <table:table-cell office:value-type="float" office:value="17.949429328" calcext:value-type="float">
            <text:p>17.949</text:p>
          </table:table-cell>
        </table:table-row>
        <table:table-row table:style-name="ro2">
          <table:table-cell office:value-type="string" calcext:value-type="string">
            <text:p>ST435-IA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3.81</text:p>
          </table:table-cell>
          <table:table-cell office:value-type="string" calcext:value-type="string">
            <text:p>4.0</text:p>
          </table:table-cell>
          <table:table-cell table:style-name="ce31" table:formula="of:=+[.G11]" office:value-type="string" office:string-value="383.81" calcext:value-type="string">
            <text:p>383.81</text:p>
          </table:table-cell>
          <table:table-cell table:formula="of:=+[.G11]-[.G26]" office:value-type="float" office:value="9.76999999999998" calcext:value-type="float">
            <text:p>9.770</text:p>
          </table:table-cell>
          <table:table-cell office:value-type="float" office:value="332.224610146294" calcext:value-type="float">
            <text:p>332.225</text:p>
          </table:table-cell>
          <table:table-cell office:value-type="float" office:value="0.109" calcext:value-type="float">
            <text:p>0.109</text:p>
          </table:table-cell>
          <table:table-cell office:value-type="float" office:value="14.645" calcext:value-type="float">
            <text:p>14.645</text:p>
          </table:table-cell>
          <table:table-cell office:value-type="float" office:value="1.765545013" calcext:value-type="float">
            <text:p>1.766</text:p>
          </table:table-cell>
          <table:table-cell office:value-type="float" office:value="20.001758236" calcext:value-type="float">
            <text:p>20.002</text:p>
          </table:table-cell>
        </table:table-row>
        <table:table-row table:style-name="ro2">
          <table:table-cell office:value-type="string" calcext:value-type="string">
            <text:p>ST435-PP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83</text:p>
          </table:table-cell>
          <table:table-cell office:value-type="string" calcext:value-type="string">
            <text:p>4.0</text:p>
          </table:table-cell>
          <table:table-cell table:style-name="ce31" table:formula="of:=+[.G12]" office:value-type="string" office:string-value="373.83" calcext:value-type="string">
            <text:p>373.83</text:p>
          </table:table-cell>
          <table:table-cell table:formula="of:=+[.G12]-[.G27]" office:value-type="float" office:value="-0.5" calcext:value-type="float">
            <text:p>-0.500</text:p>
          </table:table-cell>
          <table:table-cell office:value-type="float" office:value="18.300583221087" calcext:value-type="float">
            <text:p>18.301</text:p>
          </table:table-cell>
          <table:table-cell office:value-type="float" office:value="0.097" calcext:value-type="float">
            <text:p>0.097</text:p>
          </table:table-cell>
          <table:table-cell office:value-type="float" office:value="17.713" calcext:value-type="float">
            <text:p>17.713</text:p>
          </table:table-cell>
          <table:table-cell office:value-type="float" office:value="1.655679113" calcext:value-type="float">
            <text:p>1.656</text:p>
          </table:table-cell>
          <table:table-cell office:value-type="float" office:value="17.34021554" calcext:value-type="float">
            <text:p>17.340</text:p>
          </table:table-cell>
        </table:table-row>
        <table:table-row table:style-name="ro2">
          <table:table-cell office:value-type="string" calcext:value-type="string">
            <text:p>ST435-PP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1.38</text:p>
          </table:table-cell>
          <table:table-cell office:value-type="string" calcext:value-type="string">
            <text:p>4.0</text:p>
          </table:table-cell>
          <table:table-cell table:style-name="ce31" table:formula="of:=+[.G13]" office:value-type="string" office:string-value="371.38" calcext:value-type="string">
            <text:p>371.38</text:p>
          </table:table-cell>
          <table:table-cell table:formula="of:=+[.G13]-[.G28]" office:value-type="float" office:value="-0.0900000000000318" calcext:value-type="float">
            <text:p>-0.090</text:p>
          </table:table-cell>
          <table:table-cell office:value-type="float" office:value="720.42808185484" calcext:value-type="float">
            <text:p>720.428</text:p>
          </table:table-cell>
          <table:table-cell office:value-type="float" office:value="0.089" calcext:value-type="float">
            <text:p>0.089</text:p>
          </table:table-cell>
          <table:table-cell office:value-type="float" office:value="19.365" calcext:value-type="float">
            <text:p>19.365</text:p>
          </table:table-cell>
          <table:table-cell office:value-type="float" office:value="1.969895587" calcext:value-type="float">
            <text:p>1.970</text:p>
          </table:table-cell>
          <table:table-cell office:value-type="float" office:value="16.575729872" calcext:value-type="float">
            <text:p>16.576</text:p>
          </table:table-cell>
        </table:table-row>
        <table:table-row table:style-name="ro2">
          <table:table-cell office:value-type="string" calcext:value-type="string">
            <text:p>ST435-PP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6.00</text:p>
          </table:table-cell>
          <table:table-cell office:value-type="string" calcext:value-type="string">
            <text:p>4.0</text:p>
          </table:table-cell>
          <table:table-cell table:style-name="ce31" table:formula="of:=+[.G14]" office:value-type="string" office:string-value="376.00" calcext:value-type="string">
            <text:p>376.00</text:p>
          </table:table-cell>
          <table:table-cell table:formula="of:=+[.G14]-[.G29]" office:value-type="float" office:value="4.86000000000001" calcext:value-type="float">
            <text:p>4.860</text:p>
          </table:table-cell>
          <table:table-cell office:value-type="float" office:value="892.759720270115" calcext:value-type="float">
            <text:p>892.760</text:p>
          </table:table-cell>
          <table:table-cell office:value-type="float" office:value="0.108" calcext:value-type="float">
            <text:p>0.108</text:p>
          </table:table-cell>
          <table:table-cell office:value-type="float" office:value="19.636" calcext:value-type="float">
            <text:p>19.636</text:p>
          </table:table-cell>
          <table:table-cell office:value-type="float" office:value="1.932541181" calcext:value-type="float">
            <text:p>1.933</text:p>
          </table:table-cell>
          <table:table-cell office:value-type="float" office:value="16.494440476" calcext:value-type="float">
            <text:p>16.494</text:p>
          </table:table-cell>
        </table:table-row>
        <table:table-row table:style-name="ro2">
          <table:table-cell office:value-type="string" calcext:value-type="string">
            <text:p>ST435-PP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58</text:p>
          </table:table-cell>
          <table:table-cell office:value-type="string" calcext:value-type="string">
            <text:p>4.0</text:p>
          </table:table-cell>
          <table:table-cell table:style-name="ce31" table:formula="of:=+[.G15]" office:value-type="string" office:string-value="373.58" calcext:value-type="string">
            <text:p>373.58</text:p>
          </table:table-cell>
          <table:table-cell table:formula="of:=+[.G15]-[.G30]" office:value-type="float" office:value="2.68000000000001" calcext:value-type="float">
            <text:p>2.680</text:p>
          </table:table-cell>
          <table:table-cell office:value-type="float" office:value="634.681362102187" calcext:value-type="float">
            <text:p>634.681</text:p>
          </table:table-cell>
          <table:table-cell office:value-type="float" office:value="0.101" calcext:value-type="float">
            <text:p>0.101</text:p>
          </table:table-cell>
          <table:table-cell office:value-type="float" office:value="19.126" calcext:value-type="float">
            <text:p>19.126</text:p>
          </table:table-cell>
          <table:table-cell office:value-type="float" office:value="1.925949227" calcext:value-type="float">
            <text:p>1.926</text:p>
          </table:table-cell>
          <table:table-cell office:value-type="float" office:value="18.754103012" calcext:value-type="float">
            <text:p>18.754</text:p>
          </table:table-cell>
        </table:table-row>
        <table:table-row table:style-name="ro2">
          <table:table-cell office:value-type="string" calcext:value-type="string">
            <text:p>ST435-PP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2.02</text:p>
          </table:table-cell>
          <table:table-cell office:value-type="string" calcext:value-type="string">
            <text:p>4.0</text:p>
          </table:table-cell>
          <table:table-cell table:style-name="ce31" table:formula="of:=+[.G16]" office:value-type="string" office:string-value="372.02" calcext:value-type="string">
            <text:p>372.02</text:p>
          </table:table-cell>
          <table:table-cell table:formula="of:=+[.G16]-[.G31]" office:value-type="float" office:value="1.84999999999997" calcext:value-type="float">
            <text:p>1.850</text:p>
          </table:table-cell>
          <table:table-cell office:value-type="float" office:value="1199.04011359467" calcext:value-type="float">
            <text:p>1199.040</text:p>
          </table:table-cell>
          <table:table-cell office:value-type="float" office:value="0.134" calcext:value-type="float">
            <text:p>0.134</text:p>
          </table:table-cell>
          <table:table-cell office:value-type="float" office:value="19.26" calcext:value-type="float">
            <text:p>19.260</text:p>
          </table:table-cell>
          <table:table-cell office:value-type="float" office:value="2.013841947" calcext:value-type="float">
            <text:p>2.014</text:p>
          </table:table-cell>
          <table:table-cell office:value-type="float" office:value="17.816991548" calcext:value-type="float">
            <text:p>17.817</text:p>
          </table:table-cell>
        </table:table-row>
        <table:table-row table:style-name="ro2" table:visibility="filter">
          <table:table-cell office:value-type="string" calcext:value-type="string">
            <text:p>ST435-C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3.58" calcext:value-type="float">
            <text:p>373.58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3.26" calcext:value-type="float">
            <text:p>373.26</text:p>
          </table:table-cell>
          <table:table-cell/>
          <table:table-cell table:style-name="ce31"/>
          <table:table-cell table:formula="of:=+AVERAGE([.J2:.J16])" office:value-type="float" office:value="2.49399999999999" calcext:value-type="float">
            <text:p>2.494</text:p>
          </table:table-cell>
          <table:table-cell table:number-columns-repeated="5"/>
        </table:table-row>
        <table:table-row table:style-name="ro2" table:visibility="filter">
          <table:table-cell office:value-type="string" calcext:value-type="string">
            <text:p>ST435-C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3.7" calcext:value-type="float">
            <text:p>373.70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2.77" calcext:value-type="float">
            <text:p>372.77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3.87" calcext:value-type="float">
            <text:p>373.87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6.48" calcext:value-type="float">
            <text:p>376.48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4.85" calcext:value-type="float">
            <text:p>374.8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7.15" calcext:value-type="float">
            <text:p>377.1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6.86" calcext:value-type="float">
            <text:p>376.86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4.04" calcext:value-type="float">
            <text:p>374.04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4.33" calcext:value-type="float">
            <text:p>374.33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1.47" calcext:value-type="float">
            <text:p>371.47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1.14" calcext:value-type="float">
            <text:p>371.14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0.9" calcext:value-type="float">
            <text:p>370.90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0.17" calcext:value-type="float">
            <text:p>370.17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5.14</text:p>
          </table:table-cell>
          <table:table-cell table:style-name="Default"/>
          <table:table-cell table:formula="of:=+[.G32]" office:value-type="string" office:string-value="355.14" calcext:value-type="string">
            <text:p>355.14</text:p>
          </table:table-cell>
          <table:table-cell table:formula="of:=+[.G17]-[.G32]" office:value-type="float" office:value="18.44" calcext:value-type="float">
            <text:p>18.440</text:p>
          </table:table-cell>
          <table:table-cell office:value-type="float" office:value="-0.820030005275072" calcext:value-type="float">
            <text:p>-0.82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1.75</text:p>
          </table:table-cell>
          <table:table-cell table:style-name="Default"/>
          <table:table-cell table:formula="of:=+[.G33]" office:value-type="string" office:string-value="371.75" calcext:value-type="string">
            <text:p>371.75</text:p>
          </table:table-cell>
          <table:table-cell table:formula="of:=+[.G18]-[.G33]" office:value-type="float" office:value="1.50999999999999" calcext:value-type="float">
            <text:p>1.510</text:p>
          </table:table-cell>
          <table:table-cell office:value-type="float" office:value="-0.309752599631941" calcext:value-type="float">
            <text:p>-0.31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5.76</text:p>
          </table:table-cell>
          <table:table-cell table:style-name="Default"/>
          <table:table-cell table:formula="of:=+[.G34]" office:value-type="string" office:string-value="355.76" calcext:value-type="string">
            <text:p>355.76</text:p>
          </table:table-cell>
          <table:table-cell table:formula="of:=+[.G19]-[.G34]" office:value-type="float" office:value="17.94" calcext:value-type="float">
            <text:p>17.940</text:p>
          </table:table-cell>
          <table:table-cell office:value-type="float" office:value="-0.154818199025234" calcext:value-type="float">
            <text:p>-0.155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2.73</text:p>
          </table:table-cell>
          <table:table-cell table:style-name="Default"/>
          <table:table-cell table:formula="of:=+[.G35]" office:value-type="string" office:string-value="372.73" calcext:value-type="string">
            <text:p>372.73</text:p>
          </table:table-cell>
          <table:table-cell table:formula="of:=+[.G20]-[.G35]" office:value-type="float" office:value="0.0399999999999636" calcext:value-type="float">
            <text:p>0.040</text:p>
          </table:table-cell>
          <table:table-cell office:value-type="float" office:value="-1.0861182932296" calcext:value-type="float">
            <text:p>-1.08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3.04</text:p>
          </table:table-cell>
          <table:table-cell table:style-name="Default"/>
          <table:table-cell table:formula="of:=+[.G36]" office:value-type="string" office:string-value="363.04" calcext:value-type="string">
            <text:p>363.04</text:p>
          </table:table-cell>
          <table:table-cell table:formula="of:=+[.G21]-[.G36]" office:value-type="float" office:value="10.83" calcext:value-type="float">
            <text:p>10.830</text:p>
          </table:table-cell>
          <table:table-cell office:value-type="float" office:value="-0.619633078402231" calcext:value-type="float">
            <text:p>-0.62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7.00</text:p>
          </table:table-cell>
          <table:table-cell table:style-name="Default"/>
          <table:table-cell table:formula="of:=+[.G37]" office:value-type="string" office:string-value="357.00" calcext:value-type="string">
            <text:p>357.00</text:p>
          </table:table-cell>
          <table:table-cell table:formula="of:=+[.G22]-[.G37]" office:value-type="float" office:value="19.48" calcext:value-type="float">
            <text:p>19.480</text:p>
          </table:table-cell>
          <table:table-cell office:value-type="float" office:value="359.809022985624" calcext:value-type="float">
            <text:p>359.8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98</text:p>
          </table:table-cell>
          <table:table-cell table:style-name="Default"/>
          <table:table-cell table:formula="of:=+[.G38]" office:value-type="string" office:string-value="364.98" calcext:value-type="string">
            <text:p>364.98</text:p>
          </table:table-cell>
          <table:table-cell table:formula="of:=+[.G23]-[.G38]" office:value-type="float" office:value="9.87" calcext:value-type="float">
            <text:p>9.870</text:p>
          </table:table-cell>
          <table:table-cell office:value-type="float" office:value="171.334123502102" calcext:value-type="float">
            <text:p>171.334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6.14</text:p>
          </table:table-cell>
          <table:table-cell table:style-name="Default"/>
          <table:table-cell table:formula="of:=+[.G39]" office:value-type="string" office:string-value="366.14" calcext:value-type="string">
            <text:p>366.14</text:p>
          </table:table-cell>
          <table:table-cell table:formula="of:=+[.G24]-[.G39]" office:value-type="float" office:value="11.01" calcext:value-type="float">
            <text:p>11.010</text:p>
          </table:table-cell>
          <table:table-cell office:value-type="float" office:value="235.768412321512" calcext:value-type="float">
            <text:p>235.768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5.71</text:p>
          </table:table-cell>
          <table:table-cell table:style-name="Default"/>
          <table:table-cell table:formula="of:=+[.G40]" office:value-type="string" office:string-value="345.71" calcext:value-type="string">
            <text:p>345.71</text:p>
          </table:table-cell>
          <table:table-cell table:formula="of:=+[.G25]-[.G40]" office:value-type="float" office:value="31.15" calcext:value-type="float">
            <text:p>31.150</text:p>
          </table:table-cell>
          <table:table-cell office:value-type="float" office:value="484.230794562172" calcext:value-type="float">
            <text:p>484.23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15</text:p>
          </table:table-cell>
          <table:table-cell table:style-name="Default"/>
          <table:table-cell table:formula="of:=+[.G41]" office:value-type="string" office:string-value="369.15" calcext:value-type="string">
            <text:p>369.15</text:p>
          </table:table-cell>
          <table:table-cell table:formula="of:=+[.G26]-[.G41]" office:value-type="float" office:value="4.89000000000004" calcext:value-type="float">
            <text:p>4.890</text:p>
          </table:table-cell>
          <table:table-cell office:value-type="float" office:value="209.901468959529" calcext:value-type="float">
            <text:p>209.90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7.66</text:p>
          </table:table-cell>
          <table:table-cell table:style-name="Default"/>
          <table:table-cell table:formula="of:=+[.G42]" office:value-type="string" office:string-value="367.66" calcext:value-type="string">
            <text:p>367.66</text:p>
          </table:table-cell>
          <table:table-cell table:formula="of:=+[.G27]-[.G42]" office:value-type="float" office:value="6.66999999999996" calcext:value-type="float">
            <text:p>6.670</text:p>
          </table:table-cell>
          <table:table-cell office:value-type="float" office:value="328.399291481862" calcext:value-type="float">
            <text:p>328.39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9.81</text:p>
          </table:table-cell>
          <table:table-cell table:style-name="Default"/>
          <table:table-cell table:formula="of:=+[.G43]" office:value-type="string" office:string-value="359.81" calcext:value-type="string">
            <text:p>359.81</text:p>
          </table:table-cell>
          <table:table-cell table:formula="of:=+[.G28]-[.G43]" office:value-type="float" office:value="11.66" calcext:value-type="float">
            <text:p>11.660</text:p>
          </table:table-cell>
          <table:table-cell office:value-type="float" office:value="689.311548464949" calcext:value-type="float">
            <text:p>689.312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2.01</text:p>
          </table:table-cell>
          <table:table-cell table:style-name="Default"/>
          <table:table-cell table:formula="of:=+[.G44]" office:value-type="string" office:string-value="362.01" calcext:value-type="string">
            <text:p>362.01</text:p>
          </table:table-cell>
          <table:table-cell table:formula="of:=+[.G29]-[.G44]" office:value-type="float" office:value="9.13" calcext:value-type="float">
            <text:p>9.130</text:p>
          </table:table-cell>
          <table:table-cell office:value-type="float" office:value="361.010011555848" calcext:value-type="float">
            <text:p>361.01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9.05</text:p>
          </table:table-cell>
          <table:table-cell table:style-name="Default"/>
          <table:table-cell table:formula="of:=+[.G45]" office:value-type="string" office:string-value="349.05" calcext:value-type="string">
            <text:p>349.05</text:p>
          </table:table-cell>
          <table:table-cell table:formula="of:=+[.G30]-[.G45]" office:value-type="float" office:value="21.85" calcext:value-type="float">
            <text:p>21.850</text:p>
          </table:table-cell>
          <table:table-cell office:value-type="float" office:value="853.059891308507" calcext:value-type="float">
            <text:p>853.06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5.26</text:p>
          </table:table-cell>
          <table:table-cell table:style-name="Default"/>
          <table:table-cell table:formula="of:=+[.G46]" office:value-type="string" office:string-value="345.26" calcext:value-type="string">
            <text:p>345.26</text:p>
          </table:table-cell>
          <table:table-cell table:formula="of:=+[.G31]-[.G46]" office:value-type="float" office:value="24.91" calcext:value-type="float">
            <text:p>24.910</text:p>
          </table:table-cell>
          <table:table-cell office:value-type="float" office:value="400.121006225454" calcext:value-type="float">
            <text:p>400.12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table:style-name="ce55"/>
          <table:table-cell office:value-type="string" calcext:value-type="string">
            <text:p>4.0</text:p>
          </table:table-cell>
          <table:table-cell table:style-name="ce31"/>
          <table:table-cell table:number-columns-repeated="6"/>
        </table:table-row>
        <table:table-row table:style-name="ro2">
          <table:table-cell office:value-type="string" calcext:value-type="string">
            <text:p>ST435-C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9.18</text:p>
          </table:table-cell>
          <table:table-cell office:value-type="string" calcext:value-type="string">
            <text:p>4.0</text:p>
          </table:table-cell>
          <table:table-cell table:formula="of:=[.G62]" office:value-type="string" office:string-value="359.18" calcext:value-type="string">
            <text:p>359.18</text:p>
          </table:table-cell>
          <table:table-cell table:formula="of:=+[.G62]-[.G77]" office:value-type="float" office:value="-11.27" calcext:value-type="float">
            <text:p>-11.270</text:p>
          </table:table-cell>
          <table:table-cell office:value-type="float" office:value="-1.16826232394707" calcext:value-type="float">
            <text:p>-1.168</text:p>
          </table:table-cell>
          <table:table-cell office:value-type="float" office:value="0.069" calcext:value-type="float">
            <text:p>0.069</text:p>
          </table:table-cell>
          <table:table-cell office:value-type="float" office:value="15.796" calcext:value-type="float">
            <text:p>15.796</text:p>
          </table:table-cell>
          <table:table-cell office:value-type="float" office:value="1.220610149" calcext:value-type="float">
            <text:p>1.221</text:p>
          </table:table-cell>
          <table:table-cell office:value-type="float" office:value="33.312211808" calcext:value-type="float">
            <text:p>33.312</text:p>
          </table:table-cell>
        </table:table-row>
        <table:table-row table:style-name="ro2">
          <table:table-cell office:value-type="string" calcext:value-type="string">
            <text:p>ST435-C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6.03</text:p>
          </table:table-cell>
          <table:table-cell office:value-type="string" calcext:value-type="string">
            <text:p>4.0</text:p>
          </table:table-cell>
          <table:table-cell table:formula="of:=[.G63]" office:value-type="string" office:string-value="356.03" calcext:value-type="string">
            <text:p>356.03</text:p>
          </table:table-cell>
          <table:table-cell table:formula="of:=+[.G63]-[.G78]" office:value-type="float" office:value="-9.63000000000005" calcext:value-type="float">
            <text:p>-9.630</text:p>
          </table:table-cell>
          <table:table-cell office:value-type="float" office:value="-0.30667975603917" calcext:value-type="float">
            <text:p>-0.307</text:p>
          </table:table-cell>
          <table:table-cell office:value-type="float" office:value="0.125" calcext:value-type="float">
            <text:p>0.125</text:p>
          </table:table-cell>
          <table:table-cell office:value-type="float" office:value="15.096" calcext:value-type="float">
            <text:p>15.096</text:p>
          </table:table-cell>
          <table:table-cell office:value-type="float" office:value="1.277740417" calcext:value-type="float">
            <text:p>1.278</text:p>
          </table:table-cell>
          <table:table-cell office:value-type="float" office:value="31.33751884" calcext:value-type="float">
            <text:p>31.338</text:p>
          </table:table-cell>
        </table:table-row>
        <table:table-row table:style-name="ro2">
          <table:table-cell office:value-type="string" calcext:value-type="string">
            <text:p>ST435-C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6.16</text:p>
          </table:table-cell>
          <table:table-cell office:value-type="string" calcext:value-type="string">
            <text:p>4.0</text:p>
          </table:table-cell>
          <table:table-cell table:formula="of:=[.G64]" office:value-type="string" office:string-value="346.16" calcext:value-type="string">
            <text:p>346.16</text:p>
          </table:table-cell>
          <table:table-cell table:formula="of:=+[.G64]-[.G79]" office:value-type="float" office:value="-9.82999999999998" calcext:value-type="float">
            <text:p>-9.830</text:p>
          </table:table-cell>
          <table:table-cell office:value-type="float" office:value="0.00890840201655063" calcext:value-type="float">
            <text:p>0.009</text:p>
          </table:table-cell>
          <table:table-cell office:value-type="float" office:value="0.065" calcext:value-type="float">
            <text:p>0.065</text:p>
          </table:table-cell>
          <table:table-cell office:value-type="float" office:value="15.45" calcext:value-type="float">
            <text:p>15.450</text:p>
          </table:table-cell>
          <table:table-cell office:value-type="float" office:value="1.240386011" calcext:value-type="float">
            <text:p>1.240</text:p>
          </table:table-cell>
          <table:table-cell office:value-type="float" office:value="34.463963812" calcext:value-type="float">
            <text:p>34.464</text:p>
          </table:table-cell>
        </table:table-row>
        <table:table-row table:style-name="ro2">
          <table:table-cell office:value-type="string" calcext:value-type="string">
            <text:p>ST435-C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86</text:p>
          </table:table-cell>
          <table:table-cell office:value-type="string" calcext:value-type="string">
            <text:p>4.0</text:p>
          </table:table-cell>
          <table:table-cell table:formula="of:=[.G65]" office:value-type="string" office:string-value="364.86" calcext:value-type="string">
            <text:p>364.86</text:p>
          </table:table-cell>
          <table:table-cell table:formula="of:=+[.G65]-[.G80]" office:value-type="float" office:value="14.01" calcext:value-type="float">
            <text:p>14.010</text:p>
          </table:table-cell>
          <table:table-cell office:value-type="float" office:value="-1.35736607579603" calcext:value-type="float">
            <text:p>-1.357</text:p>
          </table:table-cell>
          <table:table-cell office:value-type="float" office:value="0.1" calcext:value-type="float">
            <text:p>0.100</text:p>
          </table:table-cell>
          <table:table-cell office:value-type="float" office:value="15.628" calcext:value-type="float">
            <text:p>15.628</text:p>
          </table:table-cell>
          <table:table-cell office:value-type="float" office:value="1.394198271" calcext:value-type="float">
            <text:p>1.394</text:p>
          </table:table-cell>
          <table:table-cell office:value-type="float" office:value="36.005722244" calcext:value-type="float">
            <text:p>36.006</text:p>
          </table:table-cell>
        </table:table-row>
        <table:table-row table:style-name="ro2">
          <table:table-cell office:value-type="string" calcext:value-type="string">
            <text:p>ST435-C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4.42</text:p>
          </table:table-cell>
          <table:table-cell office:value-type="string" calcext:value-type="string">
            <text:p>4.0</text:p>
          </table:table-cell>
          <table:table-cell table:formula="of:=[.G66]" office:value-type="string" office:string-value="354.42" calcext:value-type="string">
            <text:p>354.42</text:p>
          </table:table-cell>
          <table:table-cell table:formula="of:=+[.G66]-[.G81]" office:value-type="float" office:value="4.67000000000002" calcext:value-type="float">
            <text:p>4.670</text:p>
          </table:table-cell>
          <table:table-cell office:value-type="float" office:value="-0.993779397670547" calcext:value-type="float">
            <text:p>-0.994</text:p>
          </table:table-cell>
          <table:table-cell office:value-type="float" office:value="0.117" calcext:value-type="float">
            <text:p>0.117</text:p>
          </table:table-cell>
          <table:table-cell office:value-type="float" office:value="15.614" calcext:value-type="float">
            <text:p>15.614</text:p>
          </table:table-cell>
          <table:table-cell office:value-type="float" office:value="1.288727007" calcext:value-type="float">
            <text:p>1.289</text:p>
          </table:table-cell>
          <table:table-cell office:value-type="float" office:value="36.322659552" calcext:value-type="float">
            <text:p>36.323</text:p>
          </table:table-cell>
        </table:table-row>
        <table:table-row table:style-name="ro2">
          <table:table-cell office:value-type="string" calcext:value-type="string">
            <text:p>ST435-IA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70</text:p>
          </table:table-cell>
          <table:table-cell office:value-type="string" calcext:value-type="string">
            <text:p>4.0</text:p>
          </table:table-cell>
          <table:table-cell table:formula="of:=[.G67]" office:value-type="string" office:string-value="361.70" calcext:value-type="string">
            <text:p>361.70</text:p>
          </table:table-cell>
          <table:table-cell table:formula="of:=+[.G67]-[.G82]" office:value-type="float" office:value="-3.00999999999999" calcext:value-type="float">
            <text:p>-3.010</text:p>
          </table:table-cell>
          <table:table-cell office:value-type="float" office:value="421.617261488942" calcext:value-type="float">
            <text:p>421.617</text:p>
          </table:table-cell>
          <table:table-cell office:value-type="float" office:value="0.078" calcext:value-type="float">
            <text:p>0.078</text:p>
          </table:table-cell>
          <table:table-cell office:value-type="float" office:value="15.241" calcext:value-type="float">
            <text:p>15.241</text:p>
          </table:table-cell>
          <table:table-cell office:value-type="float" office:value="1.618324707" calcext:value-type="float">
            <text:p>1.618</text:p>
          </table:table-cell>
          <table:table-cell office:value-type="float" office:value="32.89937128" calcext:value-type="float">
            <text:p>32.899</text:p>
          </table:table-cell>
        </table:table-row>
        <table:table-row table:style-name="ro2">
          <table:table-cell office:value-type="string" calcext:value-type="string">
            <text:p>ST435-IA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34</text:p>
          </table:table-cell>
          <table:table-cell office:value-type="string" calcext:value-type="string">
            <text:p>4.0</text:p>
          </table:table-cell>
          <table:table-cell table:formula="of:=[.G68]" office:value-type="string" office:string-value="360.34" calcext:value-type="string">
            <text:p>360.34</text:p>
          </table:table-cell>
          <table:table-cell table:formula="of:=+[.G68]-[.G83]" office:value-type="float" office:value="-1.76000000000005" calcext:value-type="float">
            <text:p>-1.760</text:p>
          </table:table-cell>
          <table:table-cell office:value-type="float" office:value="462.066313720321" calcext:value-type="float">
            <text:p>462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15.454" calcext:value-type="float">
            <text:p>15.454</text:p>
          </table:table-cell>
          <table:table-cell office:value-type="float" office:value="1.643593864" calcext:value-type="float">
            <text:p>1.644</text:p>
          </table:table-cell>
          <table:table-cell office:value-type="float" office:value="39.376948768" calcext:value-type="float">
            <text:p>39.377</text:p>
          </table:table-cell>
        </table:table-row>
        <table:table-row table:style-name="ro2">
          <table:table-cell office:value-type="string" calcext:value-type="string">
            <text:p>ST435-IA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5.30</text:p>
          </table:table-cell>
          <table:table-cell office:value-type="string" calcext:value-type="string">
            <text:p>4.0</text:p>
          </table:table-cell>
          <table:table-cell table:formula="of:=[.G69]" office:value-type="string" office:string-value="355.30" calcext:value-type="string">
            <text:p>355.30</text:p>
          </table:table-cell>
          <table:table-cell table:formula="of:=+[.G69]-[.G84]" office:value-type="float" office:value="0.850000000000023" calcext:value-type="float">
            <text:p>0.850</text:p>
          </table:table-cell>
          <table:table-cell office:value-type="float" office:value="485.31016506037" calcext:value-type="float">
            <text:p>485.310</text:p>
          </table:table-cell>
          <table:table-cell office:value-type="float" office:value="0.065" calcext:value-type="float">
            <text:p>0.065</text:p>
          </table:table-cell>
          <table:table-cell office:value-type="float" office:value="14.798" calcext:value-type="float">
            <text:p>14.798</text:p>
          </table:table-cell>
          <table:table-cell office:value-type="float" office:value="1.606239458" calcext:value-type="float">
            <text:p>1.606</text:p>
          </table:table-cell>
          <table:table-cell office:value-type="float" office:value="39.881125696" calcext:value-type="float">
            <text:p>39.881</text:p>
          </table:table-cell>
        </table:table-row>
        <table:table-row table:style-name="ro2">
          <table:table-cell office:value-type="string" calcext:value-type="string">
            <text:p>ST435-IA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1.11</text:p>
          </table:table-cell>
          <table:table-cell office:value-type="string" calcext:value-type="string">
            <text:p>4.0</text:p>
          </table:table-cell>
          <table:table-cell table:formula="of:=[.G70]" office:value-type="string" office:string-value="341.11" calcext:value-type="string">
            <text:p>341.11</text:p>
          </table:table-cell>
          <table:table-cell table:formula="of:=+[.G70]-[.G85]" office:value-type="float" office:value="1.40000000000003" calcext:value-type="float">
            <text:p>1.400</text:p>
          </table:table-cell>
          <table:table-cell office:value-type="float" office:value="601.321986450141" calcext:value-type="float">
            <text:p>601.322</text:p>
          </table:table-cell>
          <table:table-cell office:value-type="float" office:value="0.073" calcext:value-type="float">
            <text:p>0.073</text:p>
          </table:table-cell>
          <table:table-cell office:value-type="float" office:value="15.678" calcext:value-type="float">
            <text:p>15.678</text:p>
          </table:table-cell>
          <table:table-cell office:value-type="float" office:value="1.613930071" calcext:value-type="float">
            <text:p>1.614</text:p>
          </table:table-cell>
          <table:table-cell office:value-type="float" office:value="36.345493652" calcext:value-type="float">
            <text:p>36.345</text:p>
          </table:table-cell>
        </table:table-row>
        <table:table-row table:style-name="ro2">
          <table:table-cell office:value-type="string" calcext:value-type="string">
            <text:p>ST435-IA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5.18</text:p>
          </table:table-cell>
          <table:table-cell office:value-type="string" calcext:value-type="string">
            <text:p>4.0</text:p>
          </table:table-cell>
          <table:table-cell table:formula="of:=[.G71]" office:value-type="string" office:string-value="365.18" calcext:value-type="string">
            <text:p>365.18</text:p>
          </table:table-cell>
          <table:table-cell table:formula="of:=+[.G71]-[.G86]" office:value-type="float" office:value="35.43" calcext:value-type="float">
            <text:p>35.430</text:p>
          </table:table-cell>
          <table:table-cell office:value-type="float" office:value="570.879372916848" calcext:value-type="float">
            <text:p>570.879</text:p>
          </table:table-cell>
          <table:table-cell office:value-type="float" office:value="0.08" calcext:value-type="float">
            <text:p>0.080</text:p>
          </table:table-cell>
          <table:table-cell office:value-type="float" office:value="15.72" calcext:value-type="float">
            <text:p>15.720</text:p>
          </table:table-cell>
          <table:table-cell office:value-type="float" office:value="1.715006699" calcext:value-type="float">
            <text:p>1.715</text:p>
          </table:table-cell>
          <table:table-cell office:value-type="float" office:value="44.388577036" calcext:value-type="float">
            <text:p>44.389</text:p>
          </table:table-cell>
        </table:table-row>
        <table:table-row table:style-name="ro2">
          <table:table-cell office:value-type="string" calcext:value-type="string">
            <text:p>ST435-PP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8.34</text:p>
          </table:table-cell>
          <table:table-cell office:value-type="string" calcext:value-type="string">
            <text:p>4.0</text:p>
          </table:table-cell>
          <table:table-cell table:formula="of:=[.G72]" office:value-type="string" office:string-value="338.34" calcext:value-type="string">
            <text:p>338.34</text:p>
          </table:table-cell>
          <table:table-cell table:formula="of:=+[.G72]-[.G87]" office:value-type="float" office:value="-12.2" calcext:value-type="float">
            <text:p>-12.200</text:p>
          </table:table-cell>
          <table:table-cell office:value-type="float" office:value="708.68452819781" calcext:value-type="float">
            <text:p>708.685</text:p>
          </table:table-cell>
          <table:table-cell office:value-type="float" office:value="0.055" calcext:value-type="float">
            <text:p>0.055</text:p>
          </table:table-cell>
          <table:table-cell office:value-type="float" office:value="21.967" calcext:value-type="float">
            <text:p>21.967</text:p>
          </table:table-cell>
          <table:table-cell office:value-type="float" office:value="2.150075663" calcext:value-type="float">
            <text:p>2.150</text:p>
          </table:table-cell>
          <table:table-cell office:value-type="float" office:value="36.903559056" calcext:value-type="float">
            <text:p>36.904</text:p>
          </table:table-cell>
        </table:table-row>
        <table:table-row table:style-name="ro2">
          <table:table-cell office:value-type="string" calcext:value-type="string">
            <text:p>ST435-PP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5.97</text:p>
          </table:table-cell>
          <table:table-cell office:value-type="string" calcext:value-type="string">
            <text:p>4.0</text:p>
          </table:table-cell>
          <table:table-cell table:formula="of:=[.G73]" office:value-type="string" office:string-value="335.97" calcext:value-type="string">
            <text:p>335.97</text:p>
          </table:table-cell>
          <table:table-cell table:formula="of:=+[.G73]-[.G88]" office:value-type="float" office:value="-13.72" calcext:value-type="float">
            <text:p>-13.720</text:p>
          </table:table-cell>
          <table:table-cell office:value-type="float" office:value="677.223361712293" calcext:value-type="float">
            <text:p>677.223</text:p>
          </table:table-cell>
          <table:table-cell office:value-type="float" office:value="0.086" calcext:value-type="float">
            <text:p>0.086</text:p>
          </table:table-cell>
          <table:table-cell office:value-type="float" office:value="20.509" calcext:value-type="float">
            <text:p>20.509</text:p>
          </table:table-cell>
          <table:table-cell office:value-type="float" office:value="1.924850568" calcext:value-type="float">
            <text:p>1.925</text:p>
          </table:table-cell>
          <table:table-cell office:value-type="float" office:value="32.320298504" calcext:value-type="float">
            <text:p>32.320</text:p>
          </table:table-cell>
        </table:table-row>
        <table:table-row table:style-name="ro2">
          <table:table-cell office:value-type="string" calcext:value-type="string">
            <text:p>ST435-PP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7.99</text:p>
          </table:table-cell>
          <table:table-cell office:value-type="string" calcext:value-type="string">
            <text:p>4.0</text:p>
          </table:table-cell>
          <table:table-cell table:formula="of:=[.G74]" office:value-type="string" office:string-value="367.99" calcext:value-type="string">
            <text:p>367.99</text:p>
          </table:table-cell>
          <table:table-cell table:formula="of:=+[.G74]-[.G89]" office:value-type="float" office:value="22.28" calcext:value-type="float">
            <text:p>22.280</text:p>
          </table:table-cell>
          <table:table-cell office:value-type="float" office:value="772.02726037365" calcext:value-type="float">
            <text:p>772.027</text:p>
          </table:table-cell>
          <table:table-cell office:value-type="float" office:value="0.088" calcext:value-type="float">
            <text:p>0.088</text:p>
          </table:table-cell>
          <table:table-cell office:value-type="float" office:value="20.497" calcext:value-type="float">
            <text:p>20.497</text:p>
          </table:table-cell>
          <table:table-cell office:value-type="float" office:value="1.898482752" calcext:value-type="float">
            <text:p>1.898</text:p>
          </table:table-cell>
          <table:table-cell office:value-type="float" office:value="30.690857128" calcext:value-type="float">
            <text:p>30.691</text:p>
          </table:table-cell>
        </table:table-row>
        <table:table-row table:style-name="ro2">
          <table:table-cell office:value-type="string" calcext:value-type="string">
            <text:p>ST435-PP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6.77</text:p>
          </table:table-cell>
          <table:table-cell office:value-type="string" calcext:value-type="string">
            <text:p>4.0</text:p>
          </table:table-cell>
          <table:table-cell table:formula="of:=[.G75]" office:value-type="string" office:string-value="356.77" calcext:value-type="string">
            <text:p>356.77</text:p>
          </table:table-cell>
          <table:table-cell table:formula="of:=+[.G75]-[.G90]" office:value-type="float" office:value="23.09" calcext:value-type="float">
            <text:p>23.090</text:p>
          </table:table-cell>
          <table:table-cell office:value-type="float" office:value="823.946629904521" calcext:value-type="float">
            <text:p>823.947</text:p>
          </table:table-cell>
          <table:table-cell office:value-type="float" office:value="0.072" calcext:value-type="float">
            <text:p>0.072</text:p>
          </table:table-cell>
          <table:table-cell office:value-type="float" office:value="21.79" calcext:value-type="float">
            <text:p>21.790</text:p>
          </table:table-cell>
          <table:table-cell office:value-type="float" office:value="2.199515318" calcext:value-type="float">
            <text:p>2.200</text:p>
          </table:table-cell>
          <table:table-cell office:value-type="float" office:value="37.880858536" calcext:value-type="float">
            <text:p>37.881</text:p>
          </table:table-cell>
        </table:table-row>
        <table:table-row table:style-name="ro2">
          <table:table-cell office:value-type="string" calcext:value-type="string">
            <text:p>ST435-PP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7.44</text:p>
          </table:table-cell>
          <table:table-cell office:value-type="string" calcext:value-type="string">
            <text:p>4.0</text:p>
          </table:table-cell>
          <table:table-cell table:formula="of:=[.G76]" office:value-type="string" office:string-value="337.44" calcext:value-type="string">
            <text:p>337.44</text:p>
          </table:table-cell>
          <table:table-cell table:formula="of:=+[.G76]-[.G91]" office:value-type="float" office:value="8.19" calcext:value-type="float">
            <text:p>8.190</text:p>
          </table:table-cell>
          <table:table-cell office:value-type="float" office:value="851.183639176567" calcext:value-type="float">
            <text:p>851.184</text:p>
          </table:table-cell>
          <table:table-cell office:value-type="float" office:value="0.094" calcext:value-type="float">
            <text:p>0.094</text:p>
          </table:table-cell>
          <table:table-cell office:value-type="float" office:value="21.575" calcext:value-type="float">
            <text:p>21.575</text:p>
          </table:table-cell>
          <table:table-cell office:value-type="float" office:value="2.030321832" calcext:value-type="float">
            <text:p>2.030</text:p>
          </table:table-cell>
          <table:table-cell office:value-type="float" office:value="36.509899172" calcext:value-type="float">
            <text:p>36.510</text:p>
          </table:table-cell>
        </table:table-row>
        <table:table-row table:style-name="ro2" table:visibility="filter">
          <table:table-cell office:value-type="string" calcext:value-type="string">
            <text:p>ST435-C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70.45" calcext:value-type="float">
            <text:p>370.45</text:p>
          </table:table-cell>
          <table:table-cell/>
          <table:table-cell table:style-name="ce31"/>
          <table:table-cell table:formula="of:=+AVERAGE([.J62:.J76])" office:value-type="float" office:value="3.23333333333333" calcext:value-type="float">
            <text:p>3.233</text:p>
          </table:table-cell>
          <table:table-cell table:number-columns-repeated="5"/>
        </table:table-row>
        <table:table-row table:style-name="ro2" table:visibility="filter">
          <table:table-cell office:value-type="string" calcext:value-type="string">
            <text:p>ST435-C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5.66" calcext:value-type="float">
            <text:p>365.66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5.99" calcext:value-type="float">
            <text:p>355.99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0.85" calcext:value-type="float">
            <text:p>350.8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49.75" calcext:value-type="float">
            <text:p>349.7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4.71" calcext:value-type="float">
            <text:p>364.71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62.1" calcext:value-type="float">
            <text:p>362.10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4.45" calcext:value-type="float">
            <text:p>354.4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39.71" calcext:value-type="float">
            <text:p>339.71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IA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29.75" calcext:value-type="float">
            <text:p>329.7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50.54" calcext:value-type="float">
            <text:p>350.54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49.69" calcext:value-type="float">
            <text:p>349.69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45.71" calcext:value-type="float">
            <text:p>345.71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33.68" calcext:value-type="float">
            <text:p>333.68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PP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table:style-name="ce56" office:value-type="float" office:value="329.25" calcext:value-type="float">
            <text:p>329.25</text:p>
          </table:table-cell>
          <table:table-cell/>
          <table:table-cell table:style-name="ce31"/>
          <table:table-cell table:number-columns-repeated="6"/>
        </table:table-row>
        <table:table-row table:style-name="ro2" table:visibility="filter">
          <table:table-cell office:value-type="string" calcext:value-type="string">
            <text:p>ST435-C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39</text:p>
          </table:table-cell>
          <table:table-cell office:value-type="string" calcext:value-type="string">
            <text:p>4.0</text:p>
          </table:table-cell>
          <table:table-cell table:formula="of:=+[.G92]" office:value-type="string" office:string-value="364.39" calcext:value-type="string">
            <text:p>364.39</text:p>
          </table:table-cell>
          <table:table-cell table:style-name="Default"/>
          <table:table-cell office:value-type="float" office:value="-1.83273589809817" calcext:value-type="float">
            <text:p>-1.83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58</text:p>
          </table:table-cell>
          <table:table-cell office:value-type="string" calcext:value-type="string">
            <text:p>4.0</text:p>
          </table:table-cell>
          <table:table-cell table:formula="of:=+[.G93]" office:value-type="string" office:string-value="361.58" calcext:value-type="string">
            <text:p>361.58</text:p>
          </table:table-cell>
          <table:table-cell table:style-name="Default"/>
          <table:table-cell office:value-type="float" office:value="-0.818500398932468" calcext:value-type="float">
            <text:p>-0.81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70</text:p>
          </table:table-cell>
          <table:table-cell office:value-type="string" calcext:value-type="string">
            <text:p>4.0</text:p>
          </table:table-cell>
          <table:table-cell table:formula="of:=+[.G94]" office:value-type="string" office:string-value="361.70" calcext:value-type="string">
            <text:p>361.70</text:p>
          </table:table-cell>
          <table:table-cell table:style-name="Default"/>
          <table:table-cell office:value-type="float" office:value="-0.11017531531236" calcext:value-type="float">
            <text:p>-0.11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6.69</text:p>
          </table:table-cell>
          <table:table-cell office:value-type="string" calcext:value-type="string">
            <text:p>4.0</text:p>
          </table:table-cell>
          <table:table-cell table:formula="of:=+[.G95]" office:value-type="string" office:string-value="356.69" calcext:value-type="string">
            <text:p>356.69</text:p>
          </table:table-cell>
          <table:table-cell table:style-name="Default"/>
          <table:table-cell office:value-type="float" office:value="-1.6129845399007" calcext:value-type="float">
            <text:p>-1.61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2.44</text:p>
          </table:table-cell>
          <table:table-cell office:value-type="string" calcext:value-type="string">
            <text:p>4.0</text:p>
          </table:table-cell>
          <table:table-cell table:formula="of:=+[.G96]" office:value-type="string" office:string-value="342.44" calcext:value-type="string">
            <text:p>342.44</text:p>
          </table:table-cell>
          <table:table-cell table:style-name="Default"/>
          <table:table-cell office:value-type="float" office:value="-1.38103803698702" calcext:value-type="float">
            <text:p>-1.38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5.71</text:p>
          </table:table-cell>
          <table:table-cell office:value-type="string" calcext:value-type="string">
            <text:p>4.0</text:p>
          </table:table-cell>
          <table:table-cell table:formula="of:=+[.G97]" office:value-type="string" office:string-value="345.71" calcext:value-type="string">
            <text:p>345.71</text:p>
          </table:table-cell>
          <table:table-cell table:style-name="Default"/>
          <table:table-cell office:value-type="float" office:value="491.444489900312" calcext:value-type="float">
            <text:p>491.444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4.17</text:p>
          </table:table-cell>
          <table:table-cell office:value-type="string" calcext:value-type="string">
            <text:p>4.0</text:p>
          </table:table-cell>
          <table:table-cell table:formula="of:=+[.G98]" office:value-type="string" office:string-value="354.17" calcext:value-type="string">
            <text:p>354.17</text:p>
          </table:table-cell>
          <table:table-cell table:style-name="Default"/>
          <table:table-cell office:value-type="float" office:value="521.817889228584" calcext:value-type="float">
            <text:p>521.818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5.76</text:p>
          </table:table-cell>
          <table:table-cell office:value-type="string" calcext:value-type="string">
            <text:p>4.0</text:p>
          </table:table-cell>
          <table:table-cell table:formula="of:=+[.G99]" office:value-type="string" office:string-value="365.76" calcext:value-type="string">
            <text:p>365.76</text:p>
          </table:table-cell>
          <table:table-cell table:style-name="Default"/>
          <table:table-cell office:value-type="float" office:value="542.876134101653" calcext:value-type="float">
            <text:p>542.87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4.52</text:p>
          </table:table-cell>
          <table:table-cell office:value-type="string" calcext:value-type="string">
            <text:p>4.0</text:p>
          </table:table-cell>
          <table:table-cell table:formula="of:=+[.G100]" office:value-type="string" office:string-value="344.52" calcext:value-type="string">
            <text:p>344.52</text:p>
          </table:table-cell>
          <table:table-cell table:style-name="Default"/>
          <table:table-cell office:value-type="float" office:value="690.671819939935" calcext:value-type="float">
            <text:p>690.672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IA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6.38</text:p>
          </table:table-cell>
          <table:table-cell office:value-type="string" calcext:value-type="string">
            <text:p>4.0</text:p>
          </table:table-cell>
          <table:table-cell table:formula="of:=+[.G101]" office:value-type="string" office:string-value="356.38" calcext:value-type="string">
            <text:p>356.38</text:p>
          </table:table-cell>
          <table:table-cell table:style-name="Default"/>
          <table:table-cell office:value-type="float" office:value="649.596368401876" calcext:value-type="float">
            <text:p>649.59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9.61</text:p>
          </table:table-cell>
          <table:table-cell office:value-type="string" calcext:value-type="string">
            <text:p>4.0</text:p>
          </table:table-cell>
          <table:table-cell table:formula="of:=+[.G102]" office:value-type="string" office:string-value="339.61" calcext:value-type="string">
            <text:p>339.61</text:p>
          </table:table-cell>
          <table:table-cell table:style-name="Default"/>
          <table:table-cell office:value-type="float" office:value="781.970817257808" calcext:value-type="float">
            <text:p>781.97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0.67</text:p>
          </table:table-cell>
          <table:table-cell office:value-type="string" calcext:value-type="string">
            <text:p>4.0</text:p>
          </table:table-cell>
          <table:table-cell table:formula="of:=+[.G103]" office:value-type="string" office:string-value="330.67" calcext:value-type="string">
            <text:p>330.67</text:p>
          </table:table-cell>
          <table:table-cell table:style-name="Default"/>
          <table:table-cell office:value-type="float" office:value="757.318577299099" calcext:value-type="float">
            <text:p>757.31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2.99</text:p>
          </table:table-cell>
          <table:table-cell office:value-type="string" calcext:value-type="string">
            <text:p>4.0</text:p>
          </table:table-cell>
          <table:table-cell table:formula="of:=+[.G104]" office:value-type="string" office:string-value="352.99" calcext:value-type="string">
            <text:p>352.99</text:p>
          </table:table-cell>
          <table:table-cell table:style-name="Default"/>
          <table:table-cell office:value-type="float" office:value="688.514002750366" calcext:value-type="float">
            <text:p>688.514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0.37</text:p>
          </table:table-cell>
          <table:table-cell office:value-type="string" calcext:value-type="string">
            <text:p>4.0</text:p>
          </table:table-cell>
          <table:table-cell table:formula="of:=+[.G105]" office:value-type="string" office:string-value="340.37" calcext:value-type="string">
            <text:p>340.37</text:p>
          </table:table-cell>
          <table:table-cell table:style-name="Default"/>
          <table:table-cell office:value-type="float" office:value="849.765583171466" calcext:value-type="float">
            <text:p>849.76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PP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7.44</text:p>
          </table:table-cell>
          <table:table-cell office:value-type="string" calcext:value-type="string">
            <text:p>4.0</text:p>
          </table:table-cell>
          <table:table-cell table:formula="of:=+[.G106]" office:value-type="string" office:string-value="337.44" calcext:value-type="string">
            <text:p>337.44</text:p>
          </table:table-cell>
          <table:table-cell table:style-name="Default"/>
          <table:table-cell office:value-type="float" office:value="826.870073521836" calcext:value-type="float">
            <text:p>826.87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435-C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C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C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C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C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IA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IA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IA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IA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IA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PP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PP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PP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PP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 table:visibility="filter">
          <table:table-cell office:value-type="string" calcext:value-type="string">
            <text:p>ST435-PP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table:style-name="ce55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T435-C1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51.46</text:p>
          </table:table-cell>
          <table:table-cell office:value-type="string" calcext:value-type="string">
            <text:p>4.0</text:p>
          </table:table-cell>
          <table:table-cell table:formula="of:=+[.G122]" office:value-type="string" office:string-value="351.46" calcext:value-type="string">
            <text:p>351.46</text:p>
          </table:table-cell>
          <table:table-cell table:style-name="Default"/>
          <table:table-cell office:value-type="float" office:value="-1.90198120788741" calcext:value-type="float">
            <text:p>-1.902</text:p>
          </table:table-cell>
          <table:table-cell office:value-type="float" office:value="0.07" calcext:value-type="float">
            <text:p>0.070</text:p>
          </table:table-cell>
          <table:table-cell office:value-type="float" office:value="16.139" calcext:value-type="float">
            <text:p>16.139</text:p>
          </table:table-cell>
          <table:table-cell office:value-type="float" office:value="1.217314172" calcext:value-type="float">
            <text:p>1.217</text:p>
          </table:table-cell>
          <table:table-cell office:value-type="float" office:value="49.031206248" calcext:value-type="float">
            <text:p>49.031</text:p>
          </table:table-cell>
        </table:table-row>
        <table:table-row table:style-name="ro2">
          <table:table-cell office:value-type="string" calcext:value-type="string">
            <text:p>ST435-C2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42.21</text:p>
          </table:table-cell>
          <table:table-cell office:value-type="string" calcext:value-type="string">
            <text:p>4.0</text:p>
          </table:table-cell>
          <table:table-cell table:formula="of:=+[.G123]" office:value-type="string" office:string-value="342.21" calcext:value-type="string">
            <text:p>342.21</text:p>
          </table:table-cell>
          <table:table-cell table:style-name="Default"/>
          <table:table-cell office:value-type="float" office:value="-0.619408338986502" calcext:value-type="float">
            <text:p>-0.619</text:p>
          </table:table-cell>
          <table:table-cell office:value-type="float" office:value="0.041" calcext:value-type="float">
            <text:p>0.041</text:p>
          </table:table-cell>
          <table:table-cell office:value-type="float" office:value="14.831" calcext:value-type="float">
            <text:p>14.831</text:p>
          </table:table-cell>
          <table:table-cell office:value-type="float" office:value="1.305206892" calcext:value-type="float">
            <text:p>1.305</text:p>
          </table:table-cell>
          <table:table-cell office:value-type="float" office:value="43.055065596" calcext:value-type="float">
            <text:p>43.055</text:p>
          </table:table-cell>
        </table:table-row>
        <table:table-row table:style-name="ro2">
          <table:table-cell office:value-type="string" calcext:value-type="string">
            <text:p>ST435-C3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24.33</text:p>
          </table:table-cell>
          <table:table-cell office:value-type="string" calcext:value-type="string">
            <text:p>4.0</text:p>
          </table:table-cell>
          <table:table-cell table:formula="of:=+[.G124]" office:value-type="string" office:string-value="324.33" calcext:value-type="string">
            <text:p>324.33</text:p>
          </table:table-cell>
          <table:table-cell table:style-name="Default"/>
          <table:table-cell office:value-type="float" office:value="0.683156234141204" calcext:value-type="float">
            <text:p>0.683</text:p>
          </table:table-cell>
          <table:table-cell office:value-type="float" office:value="0.048" calcext:value-type="float">
            <text:p>0.048</text:p>
          </table:table-cell>
          <table:table-cell office:value-type="float" office:value="16.121" calcext:value-type="float">
            <text:p>16.121</text:p>
          </table:table-cell>
          <table:table-cell office:value-type="float" office:value="1.245879306" calcext:value-type="float">
            <text:p>1.246</text:p>
          </table:table-cell>
          <table:table-cell office:value-type="float" office:value="49.670561048" calcext:value-type="float">
            <text:p>49.671</text:p>
          </table:table-cell>
        </table:table-row>
        <table:table-row table:style-name="ro2">
          <table:table-cell office:value-type="string" calcext:value-type="string">
            <text:p>ST435-C4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41.70</text:p>
          </table:table-cell>
          <table:table-cell office:value-type="string" calcext:value-type="string">
            <text:p>4.0</text:p>
          </table:table-cell>
          <table:table-cell table:formula="of:=+[.G125]" office:value-type="string" office:string-value="341.70" calcext:value-type="string">
            <text:p>341.70</text:p>
          </table:table-cell>
          <table:table-cell table:style-name="Default"/>
          <table:table-cell office:value-type="float" office:value="-1.71718254964249" calcext:value-type="float">
            <text:p>-1.717</text:p>
          </table:table-cell>
          <table:table-cell office:value-type="float" office:value="0.071" calcext:value-type="float">
            <text:p>0.071</text:p>
          </table:table-cell>
          <table:table-cell office:value-type="float" office:value="15.813" calcext:value-type="float">
            <text:p>15.813</text:p>
          </table:table-cell>
          <table:table-cell office:value-type="float" office:value="1.40628352" calcext:value-type="float">
            <text:p>1.406</text:p>
          </table:table-cell>
          <table:table-cell office:value-type="float" office:value="48.950830216" calcext:value-type="float">
            <text:p>48.951</text:p>
          </table:table-cell>
        </table:table-row>
        <table:table-row table:style-name="ro2">
          <table:table-cell office:value-type="string" calcext:value-type="string">
            <text:p>ST435-C5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15.14</text:p>
          </table:table-cell>
          <table:table-cell office:value-type="string" calcext:value-type="string">
            <text:p>4.0</text:p>
          </table:table-cell>
          <table:table-cell table:formula="of:=+[.G126]" office:value-type="string" office:string-value="315.14" calcext:value-type="string">
            <text:p>315.14</text:p>
          </table:table-cell>
          <table:table-cell table:style-name="Default"/>
          <table:table-cell office:value-type="float" office:value="-1.43861776673971" calcext:value-type="float">
            <text:p>-1.439</text:p>
          </table:table-cell>
          <table:table-cell office:value-type="float" office:value="0.034" calcext:value-type="float">
            <text:p>0.034</text:p>
          </table:table-cell>
          <table:table-cell office:value-type="float" office:value="15.837" calcext:value-type="float">
            <text:p>15.837</text:p>
          </table:table-cell>
          <table:table-cell office:value-type="float" office:value="1.282135053" calcext:value-type="float">
            <text:p>1.282</text:p>
          </table:table-cell>
          <table:table-cell office:value-type="float" office:value="52.8381074" calcext:value-type="float">
            <text:p>52.838</text:p>
          </table:table-cell>
        </table:table-row>
        <table:table-row table:style-name="ro2">
          <table:table-cell office:value-type="string" calcext:value-type="string">
            <text:p>ST435-IA1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63.57</text:p>
          </table:table-cell>
          <table:table-cell office:value-type="string" calcext:value-type="string">
            <text:p>4.0</text:p>
          </table:table-cell>
          <table:table-cell table:formula="of:=+[.G127]" office:value-type="string" office:string-value="363.57" calcext:value-type="string">
            <text:p>363.57</text:p>
          </table:table-cell>
          <table:table-cell table:style-name="Default"/>
          <table:table-cell office:value-type="float" office:value="593.161128949436" calcext:value-type="float">
            <text:p>593.161</text:p>
          </table:table-cell>
          <table:table-cell office:value-type="float" office:value="0.058" calcext:value-type="float">
            <text:p>0.058</text:p>
          </table:table-cell>
          <table:table-cell office:value-type="float" office:value="16.088" calcext:value-type="float">
            <text:p>16.088</text:p>
          </table:table-cell>
          <table:table-cell office:value-type="float" office:value="1.524938692" calcext:value-type="float">
            <text:p>1.525</text:p>
          </table:table-cell>
          <table:table-cell office:value-type="float" office:value="44.312767824" calcext:value-type="float">
            <text:p>44.313</text:p>
          </table:table-cell>
        </table:table-row>
        <table:table-row table:style-name="ro2">
          <table:table-cell office:value-type="string" calcext:value-type="string">
            <text:p>ST435-IA2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66.46</text:p>
          </table:table-cell>
          <table:table-cell office:value-type="string" calcext:value-type="string">
            <text:p>4.0</text:p>
          </table:table-cell>
          <table:table-cell table:formula="of:=+[.G128]" office:value-type="string" office:string-value="366.46" calcext:value-type="string">
            <text:p>366.46</text:p>
          </table:table-cell>
          <table:table-cell table:style-name="Default"/>
          <table:table-cell office:value-type="float" office:value="586.752754608035" calcext:value-type="float">
            <text:p>586.753</text:p>
          </table:table-cell>
          <table:table-cell office:value-type="float" office:value="0.112" calcext:value-type="float">
            <text:p>0.112</text:p>
          </table:table-cell>
          <table:table-cell office:value-type="float" office:value="16.558" calcext:value-type="float">
            <text:p>16.558</text:p>
          </table:table-cell>
          <table:table-cell office:value-type="float" office:value="1.441440608" calcext:value-type="float">
            <text:p>1.441</text:p>
          </table:table-cell>
          <table:table-cell office:value-type="float" office:value="52.101936016" calcext:value-type="float">
            <text:p>52.102</text:p>
          </table:table-cell>
        </table:table-row>
        <table:table-row table:style-name="ro2">
          <table:table-cell office:value-type="string" calcext:value-type="string">
            <text:p>ST435-IA3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43.33</text:p>
          </table:table-cell>
          <table:table-cell office:value-type="string" calcext:value-type="string">
            <text:p>4.0</text:p>
          </table:table-cell>
          <table:table-cell table:formula="of:=+[.G129]" office:value-type="string" office:string-value="343.33" calcext:value-type="string">
            <text:p>343.33</text:p>
          </table:table-cell>
          <table:table-cell table:style-name="Default"/>
          <table:table-cell office:value-type="float" office:value="660.329426783829" calcext:value-type="float">
            <text:p>660.329</text:p>
          </table:table-cell>
          <table:table-cell office:value-type="float" office:value="0.088" calcext:value-type="float">
            <text:p>0.088</text:p>
          </table:table-cell>
          <table:table-cell office:value-type="float" office:value="15.846" calcext:value-type="float">
            <text:p>15.846</text:p>
          </table:table-cell>
          <table:table-cell office:value-type="float" office:value="1.476597696" calcext:value-type="float">
            <text:p>1.477</text:p>
          </table:table-cell>
          <table:table-cell office:value-type="float" office:value="52.82897376" calcext:value-type="float">
            <text:p>52.829</text:p>
          </table:table-cell>
        </table:table-row>
        <table:table-row table:style-name="ro2">
          <table:table-cell office:value-type="string" calcext:value-type="string">
            <text:p>ST435-IA4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19.50</text:p>
          </table:table-cell>
          <table:table-cell office:value-type="string" calcext:value-type="string">
            <text:p>4.0</text:p>
          </table:table-cell>
          <table:table-cell table:formula="of:=+[.G130]" office:value-type="string" office:string-value="319.50" calcext:value-type="string">
            <text:p>319.50</text:p>
          </table:table-cell>
          <table:table-cell table:style-name="Default"/>
          <table:table-cell office:value-type="float" office:value="806.471034926175" calcext:value-type="float">
            <text:p>806.471</text:p>
          </table:table-cell>
          <table:table-cell office:value-type="float" office:value="0.094" calcext:value-type="float">
            <text:p>0.094</text:p>
          </table:table-cell>
          <table:table-cell office:value-type="float" office:value="16.774" calcext:value-type="float">
            <text:p>16.774</text:p>
          </table:table-cell>
          <table:table-cell office:value-type="float" office:value="1.421664746" calcext:value-type="float">
            <text:p>1.422</text:p>
          </table:table-cell>
          <table:table-cell office:value-type="float" office:value="49.845013572" calcext:value-type="float">
            <text:p>49.845</text:p>
          </table:table-cell>
        </table:table-row>
        <table:table-row table:style-name="ro2">
          <table:table-cell office:value-type="string" calcext:value-type="string">
            <text:p>ST435-IA5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33.53</text:p>
          </table:table-cell>
          <table:table-cell office:value-type="string" calcext:value-type="string">
            <text:p>4.0</text:p>
          </table:table-cell>
          <table:table-cell table:formula="of:=+[.G131]" office:value-type="string" office:string-value="333.53" calcext:value-type="string">
            <text:p>333.53</text:p>
          </table:table-cell>
          <table:table-cell table:style-name="Default"/>
          <table:table-cell office:value-type="float" office:value="768.921380328036" calcext:value-type="float">
            <text:p>768.921</text:p>
          </table:table-cell>
          <table:table-cell office:value-type="float" office:value="0.042" calcext:value-type="float">
            <text:p>0.042</text:p>
          </table:table-cell>
          <table:table-cell office:value-type="float" office:value="17.296" calcext:value-type="float">
            <text:p>17.296</text:p>
          </table:table-cell>
          <table:table-cell office:value-type="float" office:value="1.650185818" calcext:value-type="float">
            <text:p>1.650</text:p>
          </table:table-cell>
          <table:table-cell office:value-type="float" office:value="62.970054252" calcext:value-type="float">
            <text:p>62.970</text:p>
          </table:table-cell>
        </table:table-row>
        <table:table-row table:style-name="ro2">
          <table:table-cell office:value-type="string" calcext:value-type="string">
            <text:p>ST435-PP1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10.72</text:p>
          </table:table-cell>
          <table:table-cell office:value-type="string" calcext:value-type="string">
            <text:p>4.0</text:p>
          </table:table-cell>
          <table:table-cell table:formula="of:=+[.G132]" office:value-type="string" office:string-value="310.72" calcext:value-type="string">
            <text:p>310.72</text:p>
          </table:table-cell>
          <table:table-cell table:style-name="Default"/>
          <table:table-cell office:value-type="float" office:value="994.72085669727" calcext:value-type="float">
            <text:p>994.721</text:p>
          </table:table-cell>
          <table:table-cell office:value-type="float" office:value="0.054" calcext:value-type="float">
            <text:p>0.054</text:p>
          </table:table-cell>
          <table:table-cell office:value-type="float" office:value="23.742" calcext:value-type="float">
            <text:p>23.742</text:p>
          </table:table-cell>
          <table:table-cell office:value-type="float" office:value="2.085254782" calcext:value-type="float">
            <text:p>2.085</text:p>
          </table:table-cell>
          <table:table-cell office:value-type="float" office:value="52.365898212" calcext:value-type="float">
            <text:p>52.366</text:p>
          </table:table-cell>
        </table:table-row>
        <table:table-row table:style-name="ro2">
          <table:table-cell office:value-type="string" calcext:value-type="string">
            <text:p>ST435-PP2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35.41</text:p>
          </table:table-cell>
          <table:table-cell office:value-type="string" calcext:value-type="string">
            <text:p>4.0</text:p>
          </table:table-cell>
          <table:table-cell table:formula="of:=+[.G133]" office:value-type="string" office:string-value="335.41" calcext:value-type="string">
            <text:p>335.41</text:p>
          </table:table-cell>
          <table:table-cell table:style-name="Default"/>
          <table:table-cell office:value-type="float" office:value="940.16113072983" calcext:value-type="float">
            <text:p>940.161</text:p>
          </table:table-cell>
          <table:table-cell office:value-type="float" office:value="0.055" calcext:value-type="float">
            <text:p>0.055</text:p>
          </table:table-cell>
          <table:table-cell office:value-type="float" office:value="21.839" calcext:value-type="float">
            <text:p>21.839</text:p>
          </table:table-cell>
          <table:table-cell office:value-type="float" office:value="1.917159955" calcext:value-type="float">
            <text:p>1.917</text:p>
          </table:table-cell>
          <table:table-cell office:value-type="float" office:value="44.793197288" calcext:value-type="float">
            <text:p>44.793</text:p>
          </table:table-cell>
        </table:table-row>
        <table:table-row table:style-name="ro2">
          <table:table-cell office:value-type="string" calcext:value-type="string">
            <text:p>ST435-PP3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22.39</text:p>
          </table:table-cell>
          <table:table-cell office:value-type="string" calcext:value-type="string">
            <text:p>4.0</text:p>
          </table:table-cell>
          <table:table-cell table:formula="of:=+[.G134]" office:value-type="string" office:string-value="322.39" calcext:value-type="string">
            <text:p>322.39</text:p>
          </table:table-cell>
          <table:table-cell table:style-name="Default"/>
          <table:table-cell office:value-type="float" office:value="814.270353723797" calcext:value-type="float">
            <text:p>814.270</text:p>
          </table:table-cell>
          <table:table-cell office:value-type="float" office:value="0.087" calcext:value-type="float">
            <text:p>0.087</text:p>
          </table:table-cell>
          <table:table-cell office:value-type="float" office:value="21.955" calcext:value-type="float">
            <text:p>21.955</text:p>
          </table:table-cell>
          <table:table-cell office:value-type="float" office:value="1.894088116" calcext:value-type="float">
            <text:p>1.894</text:p>
          </table:table-cell>
          <table:table-cell office:value-type="float" office:value="41.63113112" calcext:value-type="float">
            <text:p>41.631</text:p>
          </table:table-cell>
        </table:table-row>
        <table:table-row table:style-name="ro2">
          <table:table-cell office:value-type="string" calcext:value-type="string">
            <text:p>ST435-PP4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08.18</text:p>
          </table:table-cell>
          <table:table-cell office:value-type="string" calcext:value-type="string">
            <text:p>4.0</text:p>
          </table:table-cell>
          <table:table-cell table:formula="of:=+[.G135]" office:value-type="string" office:string-value="308.18" calcext:value-type="string">
            <text:p>308.18</text:p>
          </table:table-cell>
          <table:table-cell table:style-name="Default"/>
          <table:table-cell office:value-type="float" office:value="1063.16957109933" calcext:value-type="float">
            <text:p>1063.170</text:p>
          </table:table-cell>
          <table:table-cell office:value-type="float" office:value="0.066" calcext:value-type="float">
            <text:p>0.066</text:p>
          </table:table-cell>
          <table:table-cell office:value-type="float" office:value="23.082" calcext:value-type="float">
            <text:p>23.082</text:p>
          </table:table-cell>
          <table:table-cell office:value-type="float" office:value="2.137990414" calcext:value-type="float">
            <text:p>2.138</text:p>
          </table:table-cell>
          <table:table-cell office:value-type="float" office:value="55.337984668" calcext:value-type="float">
            <text:p>55.338</text:p>
          </table:table-cell>
        </table:table-row>
        <table:table-row table:style-name="ro2">
          <table:table-cell office:value-type="string" calcext:value-type="string">
            <text:p>ST435-PP5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4</text:p>
          </table:table-cell>
          <table:table-cell/>
          <table:table-cell office:value-type="string" calcext:value-type="string">
            <text:p>313.13</text:p>
          </table:table-cell>
          <table:table-cell office:value-type="string" calcext:value-type="string">
            <text:p>4.0</text:p>
          </table:table-cell>
          <table:table-cell table:formula="of:=+[.G136]" office:value-type="string" office:string-value="313.13" calcext:value-type="string">
            <text:p>313.13</text:p>
          </table:table-cell>
          <table:table-cell table:style-name="Default"/>
          <table:table-cell office:value-type="float" office:value="927.685989644363" calcext:value-type="float">
            <text:p>927.686</text:p>
          </table:table-cell>
          <table:table-cell office:value-type="float" office:value="0.09" calcext:value-type="float">
            <text:p>0.090</text:p>
          </table:table-cell>
          <table:table-cell office:value-type="float" office:value="23.352" calcext:value-type="float">
            <text:p>23.352</text:p>
          </table:table-cell>
          <table:table-cell office:value-type="float" office:value="1.752361105" calcext:value-type="float">
            <text:p>1.752</text:p>
          </table:table-cell>
          <table:table-cell office:value-type="float" office:value="51.072574788" calcext:value-type="float">
            <text:p>51.073</text:p>
          </table:table-cell>
        </table:table-row>
      </table:table>
      <table:table table:name="ST435-O2" table:style-name="ta1">
        <table:table-column table:style-name="co2" table:number-columns-repeated="4" table:default-cell-style-name="Default"/>
        <table:table-column table:style-name="co22" table:default-cell-style-name="ce27"/>
        <table:table-column table:style-name="co2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xygen correct</text:p>
          </table:table-cell>
        </table:table-row>
        <table:table-row table:style-name="ro2">
          <table:table-cell office:value-type="string" calcext:value-type="string">
            <text:p>ST435-C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5.67</text:p>
          </table:table-cell>
        </table:table-row>
        <table:table-row table:style-name="ro2">
          <table:table-cell office:value-type="string" calcext:value-type="string">
            <text:p>ST435-C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6.86</text:p>
          </table:table-cell>
        </table:table-row>
        <table:table-row table:style-name="ro2">
          <table:table-cell office:value-type="string" calcext:value-type="string">
            <text:p>ST435-C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7.27</text:p>
          </table:table-cell>
        </table:table-row>
        <table:table-row table:style-name="ro2">
          <table:table-cell office:value-type="string" calcext:value-type="string">
            <text:p>ST435-C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8.52</text:p>
          </table:table-cell>
        </table:table-row>
        <table:table-row table:style-name="ro2">
          <table:table-cell office:value-type="string" calcext:value-type="string">
            <text:p>ST435-C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7.65</text:p>
          </table:table-cell>
        </table:table-row>
        <table:table-row table:style-name="ro2">
          <table:table-cell office:value-type="string" calcext:value-type="string">
            <text:p>ST435-IA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7.08</text:p>
          </table:table-cell>
        </table:table-row>
        <table:table-row table:style-name="ro2">
          <table:table-cell office:value-type="string" calcext:value-type="string">
            <text:p>ST435-IA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3.42</text:p>
          </table:table-cell>
        </table:table-row>
        <table:table-row table:style-name="ro2">
          <table:table-cell office:value-type="string" calcext:value-type="string">
            <text:p>ST435-IA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7.86</text:p>
          </table:table-cell>
        </table:table-row>
        <table:table-row table:style-name="ro2">
          <table:table-cell office:value-type="string" calcext:value-type="string">
            <text:p>ST435-IA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7.03</text:p>
          </table:table-cell>
        </table:table-row>
        <table:table-row table:style-name="ro2">
          <table:table-cell office:value-type="string" calcext:value-type="string">
            <text:p>ST435-IA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83.81</text:p>
          </table:table-cell>
        </table:table-row>
        <table:table-row table:style-name="ro2">
          <table:table-cell office:value-type="string" calcext:value-type="string">
            <text:p>ST435-PP1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3.83</text:p>
          </table:table-cell>
        </table:table-row>
        <table:table-row table:style-name="ro2">
          <table:table-cell office:value-type="string" calcext:value-type="string">
            <text:p>ST435-PP2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1.38</text:p>
          </table:table-cell>
        </table:table-row>
        <table:table-row table:style-name="ro2">
          <table:table-cell office:value-type="string" calcext:value-type="string">
            <text:p>ST435-PP3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6.00</text:p>
          </table:table-cell>
        </table:table-row>
        <table:table-row table:style-name="ro2">
          <table:table-cell office:value-type="string" calcext:value-type="string">
            <text:p>ST435-PP4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3.58</text:p>
          </table:table-cell>
        </table:table-row>
        <table:table-row table:style-name="ro2">
          <table:table-cell office:value-type="string" calcext:value-type="string">
            <text:p>ST435-PP5-T0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372.02</text:p>
          </table:table-cell>
        </table:table-row>
        <table:table-row table:style-name="ro2">
          <table:table-cell office:value-type="string" calcext:value-type="string">
            <text:p>ST435-C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55.14</text:p>
          </table:table-cell>
        </table:table-row>
        <table:table-row table:style-name="ro2">
          <table:table-cell office:value-type="string" calcext:value-type="string">
            <text:p>ST435-C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71.75</text:p>
          </table:table-cell>
        </table:table-row>
        <table:table-row table:style-name="ro2">
          <table:table-cell office:value-type="string" calcext:value-type="string">
            <text:p>ST435-C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55.76</text:p>
          </table:table-cell>
        </table:table-row>
        <table:table-row table:style-name="ro2">
          <table:table-cell office:value-type="string" calcext:value-type="string">
            <text:p>ST435-C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72.73</text:p>
          </table:table-cell>
        </table:table-row>
        <table:table-row table:style-name="ro2">
          <table:table-cell office:value-type="string" calcext:value-type="string">
            <text:p>ST435-C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3.04</text:p>
          </table:table-cell>
        </table:table-row>
        <table:table-row table:style-name="ro2">
          <table:table-cell office:value-type="string" calcext:value-type="string">
            <text:p>ST435-IA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57.00</text:p>
          </table:table-cell>
        </table:table-row>
        <table:table-row table:style-name="ro2">
          <table:table-cell office:value-type="string" calcext:value-type="string">
            <text:p>ST435-IA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4.98</text:p>
          </table:table-cell>
        </table:table-row>
        <table:table-row table:style-name="ro2">
          <table:table-cell office:value-type="string" calcext:value-type="string">
            <text:p>ST435-IA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6.14</text:p>
          </table:table-cell>
        </table:table-row>
        <table:table-row table:style-name="ro2">
          <table:table-cell office:value-type="string" calcext:value-type="string">
            <text:p>ST435-IA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45.71</text:p>
          </table:table-cell>
        </table:table-row>
        <table:table-row table:style-name="ro2">
          <table:table-cell office:value-type="string" calcext:value-type="string">
            <text:p>ST435-IA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9.15</text:p>
          </table:table-cell>
        </table:table-row>
        <table:table-row table:style-name="ro2">
          <table:table-cell office:value-type="string" calcext:value-type="string">
            <text:p>ST435-PP1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7.66</text:p>
          </table:table-cell>
        </table:table-row>
        <table:table-row table:style-name="ro2">
          <table:table-cell office:value-type="string" calcext:value-type="string">
            <text:p>ST435-PP2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59.81</text:p>
          </table:table-cell>
        </table:table-row>
        <table:table-row table:style-name="ro2">
          <table:table-cell office:value-type="string" calcext:value-type="string">
            <text:p>ST435-PP3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62.01</text:p>
          </table:table-cell>
        </table:table-row>
        <table:table-row table:style-name="ro2">
          <table:table-cell office:value-type="string" calcext:value-type="string">
            <text:p>ST435-PP4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49.05</text:p>
          </table:table-cell>
        </table:table-row>
        <table:table-row table:style-name="ro2">
          <table:table-cell office:value-type="string" calcext:value-type="string">
            <text:p>ST435-PP5-T1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345.26</text:p>
          </table:table-cell>
        </table:table-row>
        <table:table-row table:style-name="ro2">
          <table:table-cell office:value-type="string" calcext:value-type="string">
            <text:p>ST435-C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9.18</text:p>
          </table:table-cell>
        </table:table-row>
        <table:table-row table:style-name="ro2">
          <table:table-cell office:value-type="string" calcext:value-type="string">
            <text:p>ST435-C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6.03</text:p>
          </table:table-cell>
        </table:table-row>
        <table:table-row table:style-name="ro2">
          <table:table-cell office:value-type="string" calcext:value-type="string">
            <text:p>ST435-C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46.16</text:p>
          </table:table-cell>
        </table:table-row>
        <table:table-row table:style-name="ro2">
          <table:table-cell office:value-type="string" calcext:value-type="string">
            <text:p>ST435-C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4.86</text:p>
          </table:table-cell>
        </table:table-row>
        <table:table-row table:style-name="ro2">
          <table:table-cell office:value-type="string" calcext:value-type="string">
            <text:p>ST435-C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4.42</text:p>
          </table:table-cell>
        </table:table-row>
        <table:table-row table:style-name="ro2">
          <table:table-cell office:value-type="string" calcext:value-type="string">
            <text:p>ST435-IA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1.70</text:p>
          </table:table-cell>
        </table:table-row>
        <table:table-row table:style-name="ro2">
          <table:table-cell office:value-type="string" calcext:value-type="string">
            <text:p>ST435-IA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0.34</text:p>
          </table:table-cell>
        </table:table-row>
        <table:table-row table:style-name="ro2">
          <table:table-cell office:value-type="string" calcext:value-type="string">
            <text:p>ST435-IA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5.30</text:p>
          </table:table-cell>
        </table:table-row>
        <table:table-row table:style-name="ro2">
          <table:table-cell office:value-type="string" calcext:value-type="string">
            <text:p>ST435-IA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41.11</text:p>
          </table:table-cell>
        </table:table-row>
        <table:table-row table:style-name="ro2">
          <table:table-cell office:value-type="string" calcext:value-type="string">
            <text:p>ST435-IA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5.18</text:p>
          </table:table-cell>
        </table:table-row>
        <table:table-row table:style-name="ro2">
          <table:table-cell office:value-type="string" calcext:value-type="string">
            <text:p>ST435-PP1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38.34</text:p>
          </table:table-cell>
        </table:table-row>
        <table:table-row table:style-name="ro2">
          <table:table-cell office:value-type="string" calcext:value-type="string">
            <text:p>ST435-PP2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35.97</text:p>
          </table:table-cell>
        </table:table-row>
        <table:table-row table:style-name="ro2">
          <table:table-cell office:value-type="string" calcext:value-type="string">
            <text:p>ST435-PP3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67.99</text:p>
          </table:table-cell>
        </table:table-row>
        <table:table-row table:style-name="ro2">
          <table:table-cell office:value-type="string" calcext:value-type="string">
            <text:p>ST435-PP4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56.77</text:p>
          </table:table-cell>
        </table:table-row>
        <table:table-row table:style-name="ro2">
          <table:table-cell office:value-type="string" calcext:value-type="string">
            <text:p>ST435-PP5-T2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337.44</text:p>
          </table:table-cell>
        </table:table-row>
        <table:table-row table:style-name="ro2">
          <table:table-cell office:value-type="string" calcext:value-type="string">
            <text:p>ST435-C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4.39</text:p>
          </table:table-cell>
        </table:table-row>
        <table:table-row table:style-name="ro2">
          <table:table-cell office:value-type="string" calcext:value-type="string">
            <text:p>ST435-C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1.58</text:p>
          </table:table-cell>
        </table:table-row>
        <table:table-row table:style-name="ro2">
          <table:table-cell office:value-type="string" calcext:value-type="string">
            <text:p>ST435-C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1.70</text:p>
          </table:table-cell>
        </table:table-row>
        <table:table-row table:style-name="ro2">
          <table:table-cell office:value-type="string" calcext:value-type="string">
            <text:p>ST435-C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6.69</text:p>
          </table:table-cell>
        </table:table-row>
        <table:table-row table:style-name="ro2">
          <table:table-cell office:value-type="string" calcext:value-type="string">
            <text:p>ST435-C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2.44</text:p>
          </table:table-cell>
        </table:table-row>
        <table:table-row table:style-name="ro2">
          <table:table-cell office:value-type="string" calcext:value-type="string">
            <text:p>ST435-IA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5.71</text:p>
          </table:table-cell>
        </table:table-row>
        <table:table-row table:style-name="ro2">
          <table:table-cell office:value-type="string" calcext:value-type="string">
            <text:p>ST435-IA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4.17</text:p>
          </table:table-cell>
        </table:table-row>
        <table:table-row table:style-name="ro2">
          <table:table-cell office:value-type="string" calcext:value-type="string">
            <text:p>ST435-IA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65.76</text:p>
          </table:table-cell>
        </table:table-row>
        <table:table-row table:style-name="ro2">
          <table:table-cell office:value-type="string" calcext:value-type="string">
            <text:p>ST435-IA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4.52</text:p>
          </table:table-cell>
        </table:table-row>
        <table:table-row table:style-name="ro2">
          <table:table-cell office:value-type="string" calcext:value-type="string">
            <text:p>ST435-IA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6.38</text:p>
          </table:table-cell>
        </table:table-row>
        <table:table-row table:style-name="ro2">
          <table:table-cell office:value-type="string" calcext:value-type="string">
            <text:p>ST435-PP1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39.61</text:p>
          </table:table-cell>
        </table:table-row>
        <table:table-row table:style-name="ro2">
          <table:table-cell office:value-type="string" calcext:value-type="string">
            <text:p>ST435-PP2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30.67</text:p>
          </table:table-cell>
        </table:table-row>
        <table:table-row table:style-name="ro2">
          <table:table-cell office:value-type="string" calcext:value-type="string">
            <text:p>ST435-PP3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52.99</text:p>
          </table:table-cell>
        </table:table-row>
        <table:table-row table:style-name="ro2">
          <table:table-cell office:value-type="string" calcext:value-type="string">
            <text:p>ST435-PP4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40.37</text:p>
          </table:table-cell>
        </table:table-row>
        <table:table-row table:style-name="ro2">
          <table:table-cell office:value-type="string" calcext:value-type="string">
            <text:p>ST435-PP5-T3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337.44</text:p>
          </table:table-cell>
        </table:table-row>
        <table:table-row table:style-name="ro2">
          <table:table-cell office:value-type="string" calcext:value-type="string">
            <text:p>ST435-C1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51.46</text:p>
          </table:table-cell>
        </table:table-row>
        <table:table-row table:style-name="ro2">
          <table:table-cell office:value-type="string" calcext:value-type="string">
            <text:p>ST435-C2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42.21</text:p>
          </table:table-cell>
        </table:table-row>
        <table:table-row table:style-name="ro2">
          <table:table-cell office:value-type="string" calcext:value-type="string">
            <text:p>ST435-C3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24.33</text:p>
          </table:table-cell>
        </table:table-row>
        <table:table-row table:style-name="ro2">
          <table:table-cell office:value-type="string" calcext:value-type="string">
            <text:p>ST435-C4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41.70</text:p>
          </table:table-cell>
        </table:table-row>
        <table:table-row table:style-name="ro2">
          <table:table-cell office:value-type="string" calcext:value-type="string">
            <text:p>ST435-C5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15.14</text:p>
          </table:table-cell>
        </table:table-row>
        <table:table-row table:style-name="ro2">
          <table:table-cell office:value-type="string" calcext:value-type="string">
            <text:p>ST435-IA1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63.57</text:p>
          </table:table-cell>
        </table:table-row>
        <table:table-row table:style-name="ro2">
          <table:table-cell office:value-type="string" calcext:value-type="string">
            <text:p>ST435-IA2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66.46</text:p>
          </table:table-cell>
        </table:table-row>
        <table:table-row table:style-name="ro2">
          <table:table-cell office:value-type="string" calcext:value-type="string">
            <text:p>ST435-IA3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43.33</text:p>
          </table:table-cell>
        </table:table-row>
        <table:table-row table:style-name="ro2">
          <table:table-cell office:value-type="string" calcext:value-type="string">
            <text:p>ST435-IA4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19.50</text:p>
          </table:table-cell>
        </table:table-row>
        <table:table-row table:style-name="ro2">
          <table:table-cell office:value-type="string" calcext:value-type="string">
            <text:p>ST435-IA5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33.53</text:p>
          </table:table-cell>
        </table:table-row>
        <table:table-row table:style-name="ro2">
          <table:table-cell office:value-type="string" calcext:value-type="string">
            <text:p>ST435-PP1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10.72</text:p>
          </table:table-cell>
        </table:table-row>
        <table:table-row table:style-name="ro2">
          <table:table-cell office:value-type="string" calcext:value-type="string">
            <text:p>ST435-PP2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35.41</text:p>
          </table:table-cell>
        </table:table-row>
        <table:table-row table:style-name="ro2">
          <table:table-cell office:value-type="string" calcext:value-type="string">
            <text:p>ST435-PP3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22.39</text:p>
          </table:table-cell>
        </table:table-row>
        <table:table-row table:style-name="ro2">
          <table:table-cell office:value-type="string" calcext:value-type="string">
            <text:p>ST435-PP4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08.18</text:p>
          </table:table-cell>
        </table:table-row>
        <table:table-row table:style-name="ro2">
          <table:table-cell office:value-type="string" calcext:value-type="string">
            <text:p>ST435-PP5-T4</text:p>
          </table:table-cell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313.13</text:p>
          </table:table-cell>
        </table:table-row>
        <table:table-row table:style-name="ro2" table:number-rows-repeated="15">
          <table:table-cell table:number-columns-repeated="6"/>
        </table:table-row>
        <table:table-row table:style-name="ro2" table:number-rows-repeated="15">
          <table:table-cell table:number-columns-repeated="4"/>
          <table:table-cell table:style-name="Default"/>
          <table:table-cell/>
        </table:table-row>
        <table:table-row table:style-name="ro2" table:number-rows-repeated="15">
          <table:table-cell table:number-columns-repeated="6"/>
        </table:table-row>
        <table:table-row table:style-name="ro2" table:number-rows-repeated="15">
          <table:table-cell table:number-columns-repeated="4"/>
          <table:table-cell table:style-name="Default"/>
          <table:table-cell/>
        </table:table-row>
        <table:table-row table:style-name="ro2" table:number-rows-repeated="135">
          <table:table-cell table:number-columns-repeated="6"/>
        </table:table-row>
        <table:table-row table:style-name="ro2" table:number-rows-repeated="15">
          <table:table-cell table:number-columns-repeated="4"/>
          <table:table-cell table:style-name="ce60"/>
          <table:table-cell/>
        </table:table-row>
        <table:table-row table:style-name="ro2" table:number-rows-repeated="75">
          <table:table-cell table:number-columns-repeated="6"/>
        </table:table-row>
        <table:table-row table:style-name="ro2" table:number-rows-repeated="15">
          <table:table-cell table:number-columns-repeated="4"/>
          <table:table-cell table:style-name="Default"/>
          <table:table-cell/>
        </table:table-row>
        <table:table-row table:style-name="ro2" table:number-rows-repeated="15">
          <table:table-cell table:number-columns-repeated="6"/>
        </table:table-row>
        <table:table-row table:style-name="ro2" table:number-rows-repeated="15">
          <table:table-cell table:number-columns-repeated="4"/>
          <table:table-cell table:style-name="Default"/>
          <table:table-cell/>
        </table:table-row>
        <table:table-row table:style-name="ro2" table:number-rows-repeated="104816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T435-SCOC" table:style-name="ta1">
        <table:table-column table:style-name="co2" table:number-columns-repeated="3" table:default-cell-style-name="Default"/>
        <table:table-column table:style-name="co2" table:default-cell-style-name="ce58"/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TREATMENT</text:p>
          </table:table-cell>
          <table:table-cell office:value-type="string" calcext:value-type="string">
            <text:p>REPLICAT</text:p>
          </table:table-cell>
          <table:table-cell office:value-type="string" calcext:value-type="string">
            <text:p>SLOPE</text:p>
          </table:table-cell>
          <table:table-cell table:style-name="Default" office:value-type="string" calcext:value-type="string">
            <text:p>SCOC</text:p>
          </table:table-cell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-3.917" calcext:value-type="float">
            <text:p>-3.917</text:p>
          </table:table-cell>
          <table:table-cell table:formula="of:=([.C2]*[.F20])/[.H20]" office:value-type="float" office:value="-0.387783" calcext:value-type="float">
            <text:p>-0.39</text:p>
          </table:table-cell>
          <table:table-cell office:value-type="float" office:value="0.4319222" calcext:value-type="float">
            <text:p>0.43192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-7.947" calcext:value-type="float">
            <text:p>-7.947</text:p>
          </table:table-cell>
          <table:table-cell table:formula="of:=([.C3]*[.F21])/[.H21]" office:value-type="float" office:value="-0.993375" calcext:value-type="float">
            <text:p>-0.99</text:p>
          </table:table-cell>
          <table:table-cell office:value-type="float" office:value="0.8501685" calcext:value-type="float">
            <text:p>0.85016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-9.994" calcext:value-type="float">
            <text:p>-9.994</text:p>
          </table:table-cell>
          <table:table-cell table:formula="of:=([.C4]*[.F22])/[.H22]" office:value-type="float" office:value="-1.19928" calcext:value-type="float">
            <text:p>-1.20</text:p>
          </table:table-cell>
          <table:table-cell office:value-type="float" office:value="0.6481149" calcext:value-type="float">
            <text:p>0.6481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-8.968" calcext:value-type="float">
            <text:p>-8.968</text:p>
          </table:table-cell>
          <table:table-cell table:formula="of:=([.C5]*[.F23])/[.H23]" office:value-type="float" office:value="-1.067192" calcext:value-type="float">
            <text:p>-1.07</text:p>
          </table:table-cell>
          <table:table-cell office:value-type="float" office:value="0.9661139" calcext:value-type="float">
            <text:p>0.96611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-14.562" calcext:value-type="float">
            <text:p>-14.562</text:p>
          </table:table-cell>
          <table:table-cell table:formula="of:=([.C6]*[.F24])/[.H24]" office:value-type="float" office:value="-1.689192" calcext:value-type="float">
            <text:p>-1.69</text:p>
          </table:table-cell>
          <table:table-cell office:value-type="float" office:value="0.9530307" calcext:value-type="float">
            <text:p>0.95303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-3.831" calcext:value-type="float">
            <text:p>-3.831</text:p>
          </table:table-cell>
          <table:table-cell table:formula="of:=([.C7]*[.F25])/[.H25]" office:value-type="float" office:value="-0.478875" calcext:value-type="float">
            <text:p>-0.48</text:p>
          </table:table-cell>
          <table:table-cell office:value-type="float" office:value="0.2847359" calcext:value-type="float">
            <text:p>0.284735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-2.473" calcext:value-type="float">
            <text:p>-2.473</text:p>
          </table:table-cell>
          <table:table-cell table:formula="of:=([.C8]*[.F26])/[.H26]" office:value-type="float" office:value="-0.326436" calcext:value-type="float">
            <text:p>-0.33</text:p>
          </table:table-cell>
          <table:table-cell office:value-type="float" office:value="0.2973224" calcext:value-type="float">
            <text:p>0.29732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-6.944" calcext:value-type="float">
            <text:p>-6.944</text:p>
          </table:table-cell>
          <table:table-cell table:formula="of:=([.C9]*[.F27])/[.H27]" office:value-type="float" office:value="-0.868" calcext:value-type="float">
            <text:p>-0.87</text:p>
          </table:table-cell>
          <table:table-cell office:value-type="float" office:value="0.713557" calcext:value-type="float">
            <text:p>0.7135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-11.625" calcext:value-type="float">
            <text:p>-11.625</text:p>
          </table:table-cell>
          <table:table-cell table:formula="of:=([.C10]*[.F28])/[.H28]" office:value-type="float" office:value="-1.360125" calcext:value-type="float">
            <text:p>-1.36</text:p>
          </table:table-cell>
          <table:table-cell office:value-type="float" office:value="0.7994641" calcext:value-type="float">
            <text:p>0.79946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-11.333" calcext:value-type="float">
            <text:p>-11.333</text:p>
          </table:table-cell>
          <table:table-cell table:formula="of:=([.C11]*[.F29])/[.H29]" office:value-type="float" office:value="-1.337294" calcext:value-type="float">
            <text:p>-1.34</text:p>
          </table:table-cell>
          <table:table-cell office:value-type="float" office:value="0.9318664" calcext:value-type="float">
            <text:p>0.93186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-15.427" calcext:value-type="float">
            <text:p>-15.427</text:p>
          </table:table-cell>
          <table:table-cell table:formula="of:=([.C12]*[.F30])/[.H30]" office:value-type="float" office:value="-1.666116" calcext:value-type="float">
            <text:p>-1.67</text:p>
          </table:table-cell>
          <table:table-cell office:value-type="float" office:value="0.9196543" calcext:value-type="float">
            <text:p>0.91965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-10.108" calcext:value-type="float">
            <text:p>-10.108</text:p>
          </table:table-cell>
          <table:table-cell table:formula="of:=([.C13]*[.F31])/[.H31]" office:value-type="float" office:value="-1.0108" calcext:value-type="float">
            <text:p>-1.01</text:p>
          </table:table-cell>
          <table:table-cell office:value-type="float" office:value="0.7978927" calcext:value-type="float">
            <text:p>0.79789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-11.624" calcext:value-type="float">
            <text:p>-11.624</text:p>
          </table:table-cell>
          <table:table-cell table:formula="of:=([.C14]*[.F32])/[.H32]" office:value-type="float" office:value="-1.453" calcext:value-type="float">
            <text:p>-1.45</text:p>
          </table:table-cell>
          <table:table-cell office:value-type="float" office:value="0.786393" calcext:value-type="float">
            <text:p>0.7863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-13.948" calcext:value-type="float">
            <text:p>-13.948</text:p>
          </table:table-cell>
          <table:table-cell table:formula="of:=([.C15]*[.F33])/[.H33]" office:value-type="float" office:value="-1.32506" calcext:value-type="float">
            <text:p>-1.33</text:p>
          </table:table-cell>
          <table:table-cell office:value-type="float" office:value="0.8288598" calcext:value-type="float">
            <text:p>0.828859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-12.56" calcext:value-type="float">
            <text:p>-12.56</text:p>
          </table:table-cell>
          <table:table-cell table:formula="of:=([.C16]*[.F34])/[.H34]" office:value-type="float" office:value="-1.34392" calcext:value-type="float">
            <text:p>-1.34</text:p>
          </table:table-cell>
          <table:table-cell office:value-type="float" office:value="0.8850354" calcext:value-type="float">
            <text:p>0.8850354</text:p>
          </table:table-cell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RADIO (CM)</text:p>
          </table:table-cell>
          <table:table-cell office:value-type="string" calcext:value-type="string">
            <text:p>RADIO (M)</text:p>
          </table:table-cell>
          <table:table-cell table:style-name="Default" office:value-type="string" calcext:value-type="string">
            <text:p>Water Higth (CM)</text:p>
          </table:table-cell>
          <table:table-cell office:value-type="string" calcext:value-type="string">
            <text:p>Water Higth (M)</text:p>
          </table:table-cell>
          <table:table-cell office:value-type="string" calcext:value-type="string">
            <text:p>VOL H2O (M3)</text:p>
          </table:table-cell>
          <table:table-cell office:value-type="string" calcext:value-type="string">
            <text:p>AREA CORE (CM2)</text:p>
          </table:table-cell>
          <table:table-cell office:value-type="string" calcext:value-type="string">
            <text:p>AREA CORE (M2)</text:p>
          </table:table-cell>
          <table:table-cell/>
          <table:table-cell office:value-type="string" calcext:value-type="string">
            <text:p>SCOC= slope * Vol H2O (M3)/ AREA (M2)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0]/100" office:value-type="float" office:value="0.0505" calcext:value-type="float">
            <text:p>0.051</text:p>
          </table:table-cell>
          <table:table-cell office:value-type="float" office:value="9.9" calcext:value-type="float">
            <text:p>9.90</text:p>
          </table:table-cell>
          <table:table-cell table:style-name="ce58" table:formula="of:=+[.D20]/100" office:value-type="float" office:value="0.099" calcext:value-type="float">
            <text:p>0.10</text:p>
          </table:table-cell>
          <table:table-cell table:style-name="ce59" table:formula="of:=+PI()*[.C20]^2*[.E20]" office:value-type="float" office:value="0.00079317281981692" calcext:value-type="float">
            <text:p>0.0008</text:p>
          </table:table-cell>
          <table:table-cell table:formula="of:=+PI()*[.B20]^2" office:value-type="float" office:value="80.1184666481737" calcext:value-type="float">
            <text:p>80.1184666481737</text:p>
          </table:table-cell>
          <table:table-cell table:formula="of:=+PI()*[.C20]^2" office:value-type="float" office:value="0.00801184666481737" calcext:value-type="float">
            <text:p>0.008011846664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style-name="ce57" table:formula="of:=+[.B21]/100" office:value-type="float" office:value="0.05" calcext:value-type="float">
            <text:p>0.050</text:p>
          </table:table-cell>
          <table:table-cell office:value-type="float" office:value="12.5" calcext:value-type="float">
            <text:p>12.50</text:p>
          </table:table-cell>
          <table:table-cell table:style-name="ce58" table:formula="of:=+[.D21]/100" office:value-type="float" office:value="0.125" calcext:value-type="float">
            <text:p>0.13</text:p>
          </table:table-cell>
          <table:table-cell table:style-name="ce59" table:formula="of:=+PI()*[.C21]^2*[.E21]" office:value-type="float" office:value="0.00098174770424681" calcext:value-type="float">
            <text:p>0.0010</text:p>
          </table:table-cell>
          <table:table-cell table:formula="of:=+PI()*[.B21]^2" office:value-type="float" office:value="78.5398163397448" calcext:value-type="float">
            <text:p>78.5398163397448</text:p>
          </table:table-cell>
          <table:table-cell table:formula="of:=+PI()*[.C21]^2" office:value-type="float" office:value="0.00785398163397448" calcext:value-type="float">
            <text:p>0.0078539816339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2]/100" office:value-type="float" office:value="0.0505" calcext:value-type="float">
            <text:p>0.051</text:p>
          </table:table-cell>
          <table:table-cell office:value-type="float" office:value="12" calcext:value-type="float">
            <text:p>12.00</text:p>
          </table:table-cell>
          <table:table-cell table:style-name="ce58" table:formula="of:=+[.D22]/100" office:value-type="float" office:value="0.12" calcext:value-type="float">
            <text:p>0.12</text:p>
          </table:table-cell>
          <table:table-cell table:style-name="ce59" table:formula="of:=+PI()*[.C22]^2*[.E22]" office:value-type="float" office:value="0.000961421599778084" calcext:value-type="float">
            <text:p>0.0010</text:p>
          </table:table-cell>
          <table:table-cell table:formula="of:=+PI()*[.B22]^2" office:value-type="float" office:value="80.1184666481737" calcext:value-type="float">
            <text:p>80.1184666481737</text:p>
          </table:table-cell>
          <table:table-cell table:formula="of:=+PI()*[.C22]^2" office:value-type="float" office:value="0.00801184666481737" calcext:value-type="float">
            <text:p>0.008011846664817</text:p>
          </table:table-cell>
          <table:table-cell/>
          <table:table-cell office:value-type="string" calcext:value-type="string">
            <text:p>vol core=pi*r2*h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4.8" calcext:value-type="float">
            <text:p>4.8</text:p>
          </table:table-cell>
          <table:table-cell table:style-name="ce57" table:formula="of:=+[.B23]/100" office:value-type="float" office:value="0.048" calcext:value-type="float">
            <text:p>0.048</text:p>
          </table:table-cell>
          <table:table-cell office:value-type="float" office:value="11.9" calcext:value-type="float">
            <text:p>11.90</text:p>
          </table:table-cell>
          <table:table-cell table:style-name="ce58" table:formula="of:=+[.D23]/100" office:value-type="float" office:value="0.119" calcext:value-type="float">
            <text:p>0.12</text:p>
          </table:table-cell>
          <table:table-cell table:style-name="ce59" table:formula="of:=+PI()*[.C23]^2*[.E23]" office:value-type="float" office:value="0.000861349307390635" calcext:value-type="float">
            <text:p>0.0009</text:p>
          </table:table-cell>
          <table:table-cell table:formula="of:=+PI()*[.B23]^2" office:value-type="float" office:value="72.3822947387088" calcext:value-type="float">
            <text:p>72.3822947387088</text:p>
          </table:table-cell>
          <table:table-cell table:formula="of:=+PI()*[.C23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4.8" calcext:value-type="float">
            <text:p>4.8</text:p>
          </table:table-cell>
          <table:table-cell table:style-name="ce57" table:formula="of:=+[.B24]/100" office:value-type="float" office:value="0.048" calcext:value-type="float">
            <text:p>0.048</text:p>
          </table:table-cell>
          <table:table-cell office:value-type="float" office:value="11.6" calcext:value-type="float">
            <text:p>11.60</text:p>
          </table:table-cell>
          <table:table-cell table:style-name="ce58" table:formula="of:=+[.D24]/100" office:value-type="float" office:value="0.116" calcext:value-type="float">
            <text:p>0.12</text:p>
          </table:table-cell>
          <table:table-cell table:style-name="ce59" table:formula="of:=+PI()*[.C24]^2*[.E24]" office:value-type="float" office:value="0.000839634618969022" calcext:value-type="float">
            <text:p>0.0008</text:p>
          </table:table-cell>
          <table:table-cell table:formula="of:=+PI()*[.B24]^2" office:value-type="float" office:value="72.3822947387088" calcext:value-type="float">
            <text:p>72.3822947387088</text:p>
          </table:table-cell>
          <table:table-cell table:formula="of:=+PI()*[.C24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1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5]/100" office:value-type="float" office:value="0.0505" calcext:value-type="float">
            <text:p>0.051</text:p>
          </table:table-cell>
          <table:table-cell office:value-type="float" office:value="12.5" calcext:value-type="float">
            <text:p>12.50</text:p>
          </table:table-cell>
          <table:table-cell table:style-name="ce58" table:formula="of:=+[.D25]/100" office:value-type="float" office:value="0.125" calcext:value-type="float">
            <text:p>0.13</text:p>
          </table:table-cell>
          <table:table-cell table:style-name="ce59" table:formula="of:=+PI()*[.C25]^2*[.E25]" office:value-type="float" office:value="0.00100148083310217" calcext:value-type="float">
            <text:p>0.0010</text:p>
          </table:table-cell>
          <table:table-cell table:formula="of:=+PI()*[.B25]^2" office:value-type="float" office:value="80.1184666481737" calcext:value-type="float">
            <text:p>80.1184666481737</text:p>
          </table:table-cell>
          <table:table-cell table:formula="of:=+PI()*[.C25]^2" office:value-type="float" office:value="0.00801184666481737" calcext:value-type="float">
            <text:p>0.008011846664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2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26]/100" office:value-type="float" office:value="0.0495" calcext:value-type="float">
            <text:p>0.050</text:p>
          </table:table-cell>
          <table:table-cell office:value-type="float" office:value="13.2" calcext:value-type="float">
            <text:p>13.20</text:p>
          </table:table-cell>
          <table:table-cell table:style-name="ce58" table:formula="of:=+[.D26]/100" office:value-type="float" office:value="0.132" calcext:value-type="float">
            <text:p>0.13</text:p>
          </table:table-cell>
          <table:table-cell table:style-name="ce59" table:formula="of:=+PI()*[.C26]^2*[.E26]" office:value-type="float" office:value="0.00101609473672851" calcext:value-type="float">
            <text:p>0.0010</text:p>
          </table:table-cell>
          <table:table-cell table:formula="of:=+PI()*[.B26]^2" office:value-type="float" office:value="76.9768739945839" calcext:value-type="float">
            <text:p>76.9768739945839</text:p>
          </table:table-cell>
          <table:table-cell table:formula="of:=+PI()*[.C26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3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27]/100" office:value-type="float" office:value="0.0495" calcext:value-type="float">
            <text:p>0.050</text:p>
          </table:table-cell>
          <table:table-cell office:value-type="float" office:value="12.5" calcext:value-type="float">
            <text:p>12.50</text:p>
          </table:table-cell>
          <table:table-cell table:style-name="ce58" table:formula="of:=+[.D27]/100" office:value-type="float" office:value="0.125" calcext:value-type="float">
            <text:p>0.13</text:p>
          </table:table-cell>
          <table:table-cell table:style-name="ce59" table:formula="of:=+PI()*[.C27]^2*[.E27]" office:value-type="float" office:value="0.000962210924932299" calcext:value-type="float">
            <text:p>0.0010</text:p>
          </table:table-cell>
          <table:table-cell table:formula="of:=+PI()*[.B27]^2" office:value-type="float" office:value="76.9768739945839" calcext:value-type="float">
            <text:p>76.9768739945839</text:p>
          </table:table-cell>
          <table:table-cell table:formula="of:=+PI()*[.C27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4</text:p>
          </table:table-cell>
          <table:table-cell office:value-type="float" office:value="4.75" calcext:value-type="float">
            <text:p>4.75</text:p>
          </table:table-cell>
          <table:table-cell table:style-name="ce57" table:formula="of:=+[.B28]/100" office:value-type="float" office:value="0.0475" calcext:value-type="float">
            <text:p>0.048</text:p>
          </table:table-cell>
          <table:table-cell office:value-type="float" office:value="11.7" calcext:value-type="float">
            <text:p>11.70</text:p>
          </table:table-cell>
          <table:table-cell table:style-name="ce58" table:formula="of:=+[.D28]/100" office:value-type="float" office:value="0.117" calcext:value-type="float">
            <text:p>0.12</text:p>
          </table:table-cell>
          <table:table-cell table:style-name="ce59" table:formula="of:=+PI()*[.C28]^2*[.E28]" office:value-type="float" office:value="0.00082932155568545" calcext:value-type="float">
            <text:p>0.0008</text:p>
          </table:table-cell>
          <table:table-cell table:formula="of:=+PI()*[.B28]^2" office:value-type="float" office:value="70.8821842466197" calcext:value-type="float">
            <text:p>70.8821842466197</text:p>
          </table:table-cell>
          <table:table-cell table:formula="of:=+PI()*[.C28]^2" office:value-type="float" office:value="0.00708821842466197" calcext:value-type="float">
            <text:p>0.0070882184246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5</text:p>
          </table:table-cell>
          <table:table-cell office:value-type="float" office:value="4.7" calcext:value-type="float">
            <text:p>4.7</text:p>
          </table:table-cell>
          <table:table-cell table:style-name="ce57" table:formula="of:=+[.B29]/100" office:value-type="float" office:value="0.047" calcext:value-type="float">
            <text:p>0.047</text:p>
          </table:table-cell>
          <table:table-cell office:value-type="float" office:value="11.8" calcext:value-type="float">
            <text:p>11.80</text:p>
          </table:table-cell>
          <table:table-cell table:style-name="ce58" table:formula="of:=+[.D29]/100" office:value-type="float" office:value="0.118" calcext:value-type="float">
            <text:p>0.12</text:p>
          </table:table-cell>
          <table:table-cell table:style-name="ce59" table:formula="of:=+PI()*[.C29]^2*[.E29]" office:value-type="float" office:value="0.000818893824270023" calcext:value-type="float">
            <text:p>0.0008</text:p>
          </table:table-cell>
          <table:table-cell table:formula="of:=+PI()*[.B29]^2" office:value-type="float" office:value="69.3977817177985" calcext:value-type="float">
            <text:p>69.3977817177985</text:p>
          </table:table-cell>
          <table:table-cell table:formula="of:=+PI()*[.C29]^2" office:value-type="float" office:value="0.00693977817177985" calcext:value-type="float">
            <text:p>0.00693977817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4.75" calcext:value-type="float">
            <text:p>4.75</text:p>
          </table:table-cell>
          <table:table-cell table:style-name="ce57" table:formula="of:=+[.B30]/100" office:value-type="float" office:value="0.0475" calcext:value-type="float">
            <text:p>0.048</text:p>
          </table:table-cell>
          <table:table-cell office:value-type="float" office:value="10.8" calcext:value-type="float">
            <text:p>10.80</text:p>
          </table:table-cell>
          <table:table-cell table:style-name="ce58" table:formula="of:=+[.D30]/100" office:value-type="float" office:value="0.108" calcext:value-type="float">
            <text:p>0.11</text:p>
          </table:table-cell>
          <table:table-cell table:style-name="ce59" table:formula="of:=+PI()*[.C30]^2*[.E30]" office:value-type="float" office:value="0.000765527589863493" calcext:value-type="float">
            <text:p>0.0008</text:p>
          </table:table-cell>
          <table:table-cell table:formula="of:=+PI()*[.B30]^2" office:value-type="float" office:value="70.8821842466197" calcext:value-type="float">
            <text:p>70.8821842466197</text:p>
          </table:table-cell>
          <table:table-cell table:formula="of:=+PI()*[.C30]^2" office:value-type="float" office:value="0.00708821842466197" calcext:value-type="float">
            <text:p>0.0070882184246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2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31]/100" office:value-type="float" office:value="0.0495" calcext:value-type="float">
            <text:p>0.050</text:p>
          </table:table-cell>
          <table:table-cell office:value-type="float" office:value="10" calcext:value-type="float">
            <text:p>10.00</text:p>
          </table:table-cell>
          <table:table-cell table:style-name="ce58" table:formula="of:=+[.D31]/100" office:value-type="float" office:value="0.1" calcext:value-type="float">
            <text:p>0.10</text:p>
          </table:table-cell>
          <table:table-cell table:style-name="ce59" table:formula="of:=+PI()*[.C31]^2*[.E31]" office:value-type="float" office:value="0.000769768739945839" calcext:value-type="float">
            <text:p>0.0008</text:p>
          </table:table-cell>
          <table:table-cell table:formula="of:=+PI()*[.B31]^2" office:value-type="float" office:value="76.9768739945839" calcext:value-type="float">
            <text:p>76.9768739945839</text:p>
          </table:table-cell>
          <table:table-cell table:formula="of:=+PI()*[.C31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3</text:p>
          </table:table-cell>
          <table:table-cell office:value-type="float" office:value="4.9" calcext:value-type="float">
            <text:p>4.9</text:p>
          </table:table-cell>
          <table:table-cell table:style-name="ce57" table:formula="of:=+[.B32]/100" office:value-type="float" office:value="0.049" calcext:value-type="float">
            <text:p>0.049</text:p>
          </table:table-cell>
          <table:table-cell office:value-type="float" office:value="12.5" calcext:value-type="float">
            <text:p>12.50</text:p>
          </table:table-cell>
          <table:table-cell table:style-name="ce58" table:formula="of:=+[.D32]/100" office:value-type="float" office:value="0.125" calcext:value-type="float">
            <text:p>0.13</text:p>
          </table:table-cell>
          <table:table-cell table:style-name="ce59" table:formula="of:=+PI()*[.C32]^2*[.E32]" office:value-type="float" office:value="0.000942870495158637" calcext:value-type="float">
            <text:p>0.0009</text:p>
          </table:table-cell>
          <table:table-cell table:formula="of:=+PI()*[.B32]^2" office:value-type="float" office:value="75.429639612691" calcext:value-type="float">
            <text:p>75.429639612691</text:p>
          </table:table-cell>
          <table:table-cell table:formula="of:=+PI()*[.C32]^2" office:value-type="float" office:value="0.00754296396126909" calcext:value-type="float">
            <text:p>0.007542963961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4</text:p>
          </table:table-cell>
          <table:table-cell office:value-type="float" office:value="4.8" calcext:value-type="float">
            <text:p>4.8</text:p>
          </table:table-cell>
          <table:table-cell table:style-name="ce57" table:formula="of:=+[.B33]/100" office:value-type="float" office:value="0.048" calcext:value-type="float">
            <text:p>0.048</text:p>
          </table:table-cell>
          <table:table-cell office:value-type="float" office:value="9.5" calcext:value-type="float">
            <text:p>9.50</text:p>
          </table:table-cell>
          <table:table-cell table:style-name="ce58" table:formula="of:=+[.D33]/100" office:value-type="float" office:value="0.095" calcext:value-type="float">
            <text:p>0.10</text:p>
          </table:table-cell>
          <table:table-cell table:style-name="ce59" table:formula="of:=+PI()*[.C33]^2*[.E33]" office:value-type="float" office:value="0.000687631800017734" calcext:value-type="float">
            <text:p>0.0007</text:p>
          </table:table-cell>
          <table:table-cell table:formula="of:=+PI()*[.B33]^2" office:value-type="float" office:value="72.3822947387088" calcext:value-type="float">
            <text:p>72.3822947387088</text:p>
          </table:table-cell>
          <table:table-cell table:formula="of:=+PI()*[.C33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5</text:p>
          </table:table-cell>
          <table:table-cell office:value-type="float" office:value="4.9" calcext:value-type="float">
            <text:p>4.9</text:p>
          </table:table-cell>
          <table:table-cell table:style-name="ce57" table:formula="of:=+[.B34]/100" office:value-type="float" office:value="0.049" calcext:value-type="float">
            <text:p>0.049</text:p>
          </table:table-cell>
          <table:table-cell office:value-type="float" office:value="10.7" calcext:value-type="float">
            <text:p>10.70</text:p>
          </table:table-cell>
          <table:table-cell table:style-name="ce58" table:formula="of:=+[.D34]/100" office:value-type="float" office:value="0.107" calcext:value-type="float">
            <text:p>0.11</text:p>
          </table:table-cell>
          <table:table-cell table:style-name="ce59" table:formula="of:=+PI()*[.C34]^2*[.E34]" office:value-type="float" office:value="0.000807097143855793" calcext:value-type="float">
            <text:p>0.0008</text:p>
          </table:table-cell>
          <table:table-cell table:formula="of:=+PI()*[.B34]^2" office:value-type="float" office:value="75.429639612691" calcext:value-type="float">
            <text:p>75.429639612691</text:p>
          </table:table-cell>
          <table:table-cell table:formula="of:=+PI()*[.C34]^2" office:value-type="float" office:value="0.00754296396126909" calcext:value-type="float">
            <text:p>0.007542963961269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-3.917" calcext:value-type="float">
            <text:p>-3.917</text:p>
          </table:table-cell>
          <table:table-cell office:value-type="float" office:value="369.002" calcext:value-type="float">
            <text:p>369.002</text:p>
          </table:table-cell>
          <table:table-cell table:style-name="Default" office:value-type="float" office:value="0.4319222" calcext:value-type="float">
            <text:p>0.43192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-7.947" calcext:value-type="float">
            <text:p>-7.947</text:p>
          </table:table-cell>
          <table:table-cell office:value-type="float" office:value="377.58" calcext:value-type="float">
            <text:p>377.58</text:p>
          </table:table-cell>
          <table:table-cell table:style-name="Default" office:value-type="float" office:value="0.8501685" calcext:value-type="float">
            <text:p>0.85016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-9.994" calcext:value-type="float">
            <text:p>-9.994</text:p>
          </table:table-cell>
          <table:table-cell office:value-type="float" office:value="373.032" calcext:value-type="float">
            <text:p>373.032</text:p>
          </table:table-cell>
          <table:table-cell table:style-name="Default" office:value-type="float" office:value="0.6481149" calcext:value-type="float">
            <text:p>0.64811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-8.968" calcext:value-type="float">
            <text:p>-8.968</text:p>
          </table:table-cell>
          <table:table-cell office:value-type="float" office:value="380.836" calcext:value-type="float">
            <text:p>380.836</text:p>
          </table:table-cell>
          <table:table-cell table:style-name="Default" office:value-type="float" office:value="0.9661139" calcext:value-type="float">
            <text:p>0.96611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-14.562" calcext:value-type="float">
            <text:p>-14.562</text:p>
          </table:table-cell>
          <table:table-cell office:value-type="float" office:value="379.662" calcext:value-type="float">
            <text:p>379.662</text:p>
          </table:table-cell>
          <table:table-cell table:style-name="Default" office:value-type="float" office:value="0.9530307" calcext:value-type="float">
            <text:p>0.95303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1</text:p>
          </table:table-cell>
          <table:table-cell office:value-type="float" office:value="-3.831" calcext:value-type="float">
            <text:p>-3.831</text:p>
          </table:table-cell>
          <table:table-cell office:value-type="float" office:value="368.674" calcext:value-type="float">
            <text:p>368.674</text:p>
          </table:table-cell>
          <table:table-cell table:style-name="Default" office:value-type="float" office:value="0.2847359" calcext:value-type="float">
            <text:p>0.28473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2</text:p>
          </table:table-cell>
          <table:table-cell office:value-type="float" office:value="-2.473" calcext:value-type="float">
            <text:p>-2.473</text:p>
          </table:table-cell>
          <table:table-cell office:value-type="float" office:value="368.82" calcext:value-type="float">
            <text:p>368.82</text:p>
          </table:table-cell>
          <table:table-cell table:style-name="Default" office:value-type="float" office:value="0.2973224" calcext:value-type="float">
            <text:p>0.29732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3</text:p>
          </table:table-cell>
          <table:table-cell office:value-type="float" office:value="-6.944" calcext:value-type="float">
            <text:p>-6.944</text:p>
          </table:table-cell>
          <table:table-cell office:value-type="float" office:value="375.566" calcext:value-type="float">
            <text:p>375.566</text:p>
          </table:table-cell>
          <table:table-cell table:style-name="Default" office:value-type="float" office:value="0.713557" calcext:value-type="float">
            <text:p>0.7135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4</text:p>
          </table:table-cell>
          <table:table-cell office:value-type="float" office:value="-11.625" calcext:value-type="float">
            <text:p>-11.625</text:p>
          </table:table-cell>
          <table:table-cell office:value-type="float" office:value="368.824" calcext:value-type="float">
            <text:p>368.824</text:p>
          </table:table-cell>
          <table:table-cell table:style-name="Default" office:value-type="float" office:value="0.7994641" calcext:value-type="float">
            <text:p>0.79946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A5</text:p>
          </table:table-cell>
          <table:table-cell office:value-type="float" office:value="-11.333" calcext:value-type="float">
            <text:p>-11.333</text:p>
          </table:table-cell>
          <table:table-cell office:value-type="float" office:value="384.276" calcext:value-type="float">
            <text:p>384.276</text:p>
          </table:table-cell>
          <table:table-cell table:style-name="Default" office:value-type="float" office:value="0.9318664" calcext:value-type="float">
            <text:p>0.93186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-15.427" calcext:value-type="float">
            <text:p>-15.427</text:p>
          </table:table-cell>
          <table:table-cell office:value-type="float" office:value="376.886" calcext:value-type="float">
            <text:p>376.886</text:p>
          </table:table-cell>
          <table:table-cell table:style-name="Default" office:value-type="float" office:value="0.9196543" calcext:value-type="float">
            <text:p>0.91965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2</text:p>
          </table:table-cell>
          <table:table-cell office:value-type="float" office:value="-10.108" calcext:value-type="float">
            <text:p>-10.108</text:p>
          </table:table-cell>
          <table:table-cell office:value-type="float" office:value="366.864" calcext:value-type="float">
            <text:p>366.864</text:p>
          </table:table-cell>
          <table:table-cell table:style-name="Default" office:value-type="float" office:value="0.7978927" calcext:value-type="float">
            <text:p>0.79789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3</text:p>
          </table:table-cell>
          <table:table-cell office:value-type="float" office:value="-11.624" calcext:value-type="float">
            <text:p>-11.624</text:p>
          </table:table-cell>
          <table:table-cell office:value-type="float" office:value="379.524" calcext:value-type="float">
            <text:p>379.524</text:p>
          </table:table-cell>
          <table:table-cell table:style-name="Default" office:value-type="float" office:value="0.786393" calcext:value-type="float">
            <text:p>0.7863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4</text:p>
          </table:table-cell>
          <table:table-cell office:value-type="float" office:value="-13.948" calcext:value-type="float">
            <text:p>-13.948</text:p>
          </table:table-cell>
          <table:table-cell office:value-type="float" office:value="373.486" calcext:value-type="float">
            <text:p>373.486</text:p>
          </table:table-cell>
          <table:table-cell table:style-name="Default" office:value-type="float" office:value="0.8288598" calcext:value-type="float">
            <text:p>0.82885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5</text:p>
          </table:table-cell>
          <table:table-cell office:value-type="float" office:value="-12.56" calcext:value-type="float">
            <text:p>-12.56</text:p>
          </table:table-cell>
          <table:table-cell office:value-type="float" office:value="366.178" calcext:value-type="float">
            <text:p>366.178</text:p>
          </table:table-cell>
          <table:table-cell table:style-name="Default" office:value-type="float" office:value="0.8850354" calcext:value-type="float">
            <text:p>0.8850354</text:p>
          </table:table-cell>
          <table:table-cell table:number-columns-repeated="6"/>
        </table:table-row>
      </table:table>
      <table:table table:name="ST177" table:style-name="ta1">
        <table:table-column table:style-name="co28" table:default-cell-style-name="Default"/>
        <table:table-column table:style-name="co2" table:number-columns-repeated="5" table:default-cell-style-name="Default"/>
        <table:table-column table:style-name="co29" table:default-cell-style-name="ce61"/>
        <table:table-column table:style-name="co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2" table:number-columns-repeated="5" table:default-cell-style-name="ce60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C Sampling</text:p>
          </table:table-cell>
          <table:table-cell table:style-name="Default" office:value-type="string" calcext:value-type="string">
            <text:p>Oxygen (umol/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xygen correct</text:p>
          </table:table-cell>
          <table:table-cell office:value-type="string" calcext:value-type="string">
            <text:p>02 change</text:p>
          </table:table-cell>
          <table:table-cell table:style-name="Default" office:value-type="string" calcext:value-type="string">
            <text:p>DIC</text:p>
          </table:table-cell>
          <table:table-cell table:style-name="Default" office:value-type="string" calcext:value-type="string">
            <text:p>Nitrite</text:p>
          </table:table-cell>
          <table:table-cell table:style-name="Default" office:value-type="string" calcext:value-type="string">
            <text:p>Nitrate</text:p>
          </table:table-cell>
          <table:table-cell table:style-name="Default" office:value-type="string" calcext:value-type="string">
            <text:p>Phosphate</text:p>
          </table:table-cell>
          <table:table-cell table:style-name="Default" office:value-type="string" calcext:value-type="string">
            <text:p>Silicate</text:p>
          </table:table-cell>
        </table:table-row>
        <table:table-row table:style-name="ro2">
          <table:table-cell office:value-type="string" calcext:value-type="string">
            <text:p>ST177-C1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2.33</text:p>
          </table:table-cell>
          <table:table-cell office:value-type="float" office:value="3.1" calcext:value-type="float">
            <text:p>3.1</text:p>
          </table:table-cell>
          <table:table-cell table:style-name="ce61" table:formula="of:=+[.G2]" office:value-type="string" office:string-value="382.33" calcext:value-type="string">
            <text:p>382.33</text:p>
          </table:table-cell>
          <table:table-cell table:style-name="ce61" table:formula="of:=+[.G2]-[.G17]" office:value-type="float" office:value="9.51999999999998" calcext:value-type="float">
            <text:p>9.51999999999998</text:p>
          </table:table-cell>
          <table:table-cell office:value-type="float" office:value="-1.11875467479115" calcext:value-type="float">
            <text:p>-1.119</text:p>
          </table:table-cell>
          <table:table-cell office:value-type="float" office:value="0.076" calcext:value-type="float">
            <text:p>0.076</text:p>
          </table:table-cell>
          <table:table-cell office:value-type="float" office:value="15.539" calcext:value-type="float">
            <text:p>15.539</text:p>
          </table:table-cell>
          <table:table-cell office:value-type="float" office:value="1.566687734" calcext:value-type="float">
            <text:p>1.567</text:p>
          </table:table-cell>
          <table:table-cell office:value-type="float" office:value="33.599921468" calcext:value-type="float">
            <text:p>33.600</text:p>
          </table:table-cell>
        </table:table-row>
        <table:table-row table:style-name="ro2">
          <table:table-cell office:value-type="string" calcext:value-type="string">
            <text:p>ST177-C2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3.30</text:p>
          </table:table-cell>
          <table:table-cell office:value-type="float" office:value="3.1" calcext:value-type="float">
            <text:p>3.1</text:p>
          </table:table-cell>
          <table:table-cell table:style-name="ce61" table:formula="of:=+[.G3]" office:value-type="string" office:string-value="383.30" calcext:value-type="string">
            <text:p>383.30</text:p>
          </table:table-cell>
          <table:table-cell table:style-name="ce61" table:formula="of:=+[.G3]-[.G18]" office:value-type="float" office:value="7.49000000000001" calcext:value-type="float">
            <text:p>7.49000000000001</text:p>
          </table:table-cell>
          <table:table-cell office:value-type="float" office:value="-0.660896520348815" calcext:value-type="float">
            <text:p>-0.661</text:p>
          </table:table-cell>
          <table:table-cell office:value-type="float" office:value="0.102" calcext:value-type="float">
            <text:p>0.102</text:p>
          </table:table-cell>
          <table:table-cell office:value-type="float" office:value="15.364" calcext:value-type="float">
            <text:p>15.364</text:p>
          </table:table-cell>
          <table:table-cell office:value-type="float" office:value="1.641396546" calcext:value-type="float">
            <text:p>1.641</text:p>
          </table:table-cell>
          <table:table-cell office:value-type="float" office:value="34.227402536" calcext:value-type="float">
            <text:p>34.227</text:p>
          </table:table-cell>
        </table:table-row>
        <table:table-row table:style-name="ro2">
          <table:table-cell office:value-type="string" calcext:value-type="string">
            <text:p>ST177-C3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4.54</text:p>
          </table:table-cell>
          <table:table-cell office:value-type="float" office:value="3.1" calcext:value-type="float">
            <text:p>3.1</text:p>
          </table:table-cell>
          <table:table-cell table:style-name="ce61" table:formula="of:=+[.G4]" office:value-type="string" office:string-value="384.54" calcext:value-type="string">
            <text:p>384.54</text:p>
          </table:table-cell>
          <table:table-cell table:style-name="ce61" table:formula="of:=+[.G4]-[.G19]" office:value-type="float" office:value="8.46000000000004" calcext:value-type="float">
            <text:p>8.46000000000004</text:p>
          </table:table-cell>
          <table:table-cell office:value-type="float" office:value="-1.10573206902787" calcext:value-type="float">
            <text:p>-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.517248079" calcext:value-type="float">
            <text:p>1.517</text:p>
          </table:table-cell>
          <table:table-cell office:value-type="float" office:value="33.398981388" calcext:value-type="float">
            <text:p>33.399</text:p>
          </table:table-cell>
        </table:table-row>
        <table:table-row table:style-name="ro2">
          <table:table-cell office:value-type="string" calcext:value-type="string">
            <text:p>ST177-C4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3.79</text:p>
          </table:table-cell>
          <table:table-cell office:value-type="float" office:value="3.1" calcext:value-type="float">
            <text:p>3.1</text:p>
          </table:table-cell>
          <table:table-cell table:style-name="ce61" table:formula="of:=+[.G5]" office:value-type="string" office:string-value="383.79" calcext:value-type="string">
            <text:p>383.79</text:p>
          </table:table-cell>
          <table:table-cell table:style-name="ce61" table:formula="of:=+[.G5]-[.G20]" office:value-type="float" office:value="8.04000000000002" calcext:value-type="float">
            <text:p>8.04000000000002</text:p>
          </table:table-cell>
          <table:table-cell office:value-type="float" office:value="-0.634057543198406" calcext:value-type="float">
            <text:p>-0.634</text:p>
          </table:table-cell>
          <table:table-cell office:value-type="float" office:value="0.085" calcext:value-type="float">
            <text:p>0.085</text:p>
          </table:table-cell>
          <table:table-cell office:value-type="float" office:value="15.421" calcext:value-type="float">
            <text:p>15.421</text:p>
          </table:table-cell>
          <table:table-cell office:value-type="float" office:value="1.575477006" calcext:value-type="float">
            <text:p>1.575</text:p>
          </table:table-cell>
          <table:table-cell office:value-type="float" office:value="35.212922292" calcext:value-type="float">
            <text:p>35.213</text:p>
          </table:table-cell>
        </table:table-row>
        <table:table-row table:style-name="ro2">
          <table:table-cell office:value-type="string" calcext:value-type="string">
            <text:p>ST177-C5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6.06</text:p>
          </table:table-cell>
          <table:table-cell office:value-type="float" office:value="3.2" calcext:value-type="float">
            <text:p>3.2</text:p>
          </table:table-cell>
          <table:table-cell table:style-name="ce61" table:formula="of:=+[.G6]" office:value-type="string" office:string-value="386.06" calcext:value-type="string">
            <text:p>386.06</text:p>
          </table:table-cell>
          <table:table-cell table:style-name="ce61" table:formula="of:=+[.G6]-[.G21]" office:value-type="float" office:value="8.10000000000002" calcext:value-type="float">
            <text:p>8.10000000000002</text:p>
          </table:table-cell>
          <table:table-cell office:value-type="float" office:value="-0.789674651864905" calcext:value-type="float">
            <text:p>-0.790</text:p>
          </table:table-cell>
          <table:table-cell office:value-type="float" office:value="0.096" calcext:value-type="float">
            <text:p>0.096</text:p>
          </table:table-cell>
          <table:table-cell office:value-type="float" office:value="15.141" calcext:value-type="float">
            <text:p>15.141</text:p>
          </table:table-cell>
          <table:table-cell office:value-type="float" office:value="1.622719343" calcext:value-type="float">
            <text:p>1.623</text:p>
          </table:table-cell>
          <table:table-cell office:value-type="float" office:value="34.06391038" calcext:value-type="float">
            <text:p>34.064</text:p>
          </table:table-cell>
        </table:table-row>
        <table:table-row table:style-name="ro2">
          <table:table-cell office:value-type="string" calcext:value-type="string">
            <text:p>ST177-IA1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5.81</text:p>
          </table:table-cell>
          <table:table-cell office:value-type="float" office:value="3.2" calcext:value-type="float">
            <text:p>3.2</text:p>
          </table:table-cell>
          <table:table-cell table:style-name="ce61" table:formula="of:=+[.G7]" office:value-type="string" office:string-value="375.81" calcext:value-type="string">
            <text:p>375.81</text:p>
          </table:table-cell>
          <table:table-cell table:style-name="ce61" table:formula="of:=+[.G7]-[.G22]" office:value-type="float" office:value="0.509999999999991" calcext:value-type="float">
            <text:p>0.509999999999991</text:p>
          </table:table-cell>
          <table:table-cell office:value-type="float" office:value="479.00063592969" calcext:value-type="float">
            <text:p>479.001</text:p>
          </table:table-cell>
          <table:table-cell office:value-type="float" office:value="0.091" calcext:value-type="float">
            <text:p>0.091</text:p>
          </table:table-cell>
          <table:table-cell office:value-type="float" office:value="15.985" calcext:value-type="float">
            <text:p>15.985</text:p>
          </table:table-cell>
          <table:table-cell office:value-type="float" office:value="1.914962637" calcext:value-type="float">
            <text:p>1.915</text:p>
          </table:table-cell>
          <table:table-cell office:value-type="float" office:value="32.681077284" calcext:value-type="float">
            <text:p>32.681</text:p>
          </table:table-cell>
        </table:table-row>
        <table:table-row table:style-name="ro2">
          <table:table-cell office:value-type="string" calcext:value-type="string">
            <text:p>ST177-IA2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0.08</text:p>
          </table:table-cell>
          <table:table-cell office:value-type="float" office:value="3.1" calcext:value-type="float">
            <text:p>3.1</text:p>
          </table:table-cell>
          <table:table-cell table:style-name="ce61" table:formula="of:=+[.G8]" office:value-type="string" office:string-value="380.08" calcext:value-type="string">
            <text:p>380.08</text:p>
          </table:table-cell>
          <table:table-cell table:style-name="ce61" table:formula="of:=+[.G8]-[.G23]" office:value-type="float" office:value="5.94" calcext:value-type="float">
            <text:p>5.94</text:p>
          </table:table-cell>
          <table:table-cell office:value-type="float" office:value="4.63511108546375" calcext:value-type="float">
            <text:p>4.635</text:p>
          </table:table-cell>
          <table:table-cell office:value-type="float" office:value="0.075" calcext:value-type="float">
            <text:p>0.075</text:p>
          </table:table-cell>
          <table:table-cell office:value-type="float" office:value="15.557" calcext:value-type="float">
            <text:p>15.557</text:p>
          </table:table-cell>
          <table:table-cell office:value-type="float" office:value="1.960007656" calcext:value-type="float">
            <text:p>1.960</text:p>
          </table:table-cell>
          <table:table-cell office:value-type="float" office:value="36.617676124" calcext:value-type="float">
            <text:p>36.618</text:p>
          </table:table-cell>
        </table:table-row>
        <table:table-row table:style-name="ro2">
          <table:table-cell office:value-type="string" calcext:value-type="string">
            <text:p>ST177-IA3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1.08</text:p>
          </table:table-cell>
          <table:table-cell office:value-type="float" office:value="3.1" calcext:value-type="float">
            <text:p>3.1</text:p>
          </table:table-cell>
          <table:table-cell table:style-name="ce61" table:formula="of:=+[.G9]" office:value-type="string" office:string-value="381.08" calcext:value-type="string">
            <text:p>381.08</text:p>
          </table:table-cell>
          <table:table-cell table:style-name="ce61" table:formula="of:=+[.G9]-[.G24]" office:value-type="float" office:value="6.82999999999998" calcext:value-type="float">
            <text:p>6.82999999999998</text:p>
          </table:table-cell>
          <table:table-cell office:value-type="float" office:value="475.5070362561" calcext:value-type="float">
            <text:p>475.507</text:p>
          </table:table-cell>
          <table:table-cell office:value-type="float" office:value="0.077" calcext:value-type="float">
            <text:p>0.077</text:p>
          </table:table-cell>
          <table:table-cell office:value-type="float" office:value="15.488" calcext:value-type="float">
            <text:p>15.488</text:p>
          </table:table-cell>
          <table:table-cell office:value-type="float" office:value="1.865522982" calcext:value-type="float">
            <text:p>1.866</text:p>
          </table:table-cell>
          <table:table-cell office:value-type="float" office:value="32.052682852" calcext:value-type="float">
            <text:p>32.053</text:p>
          </table:table-cell>
        </table:table-row>
        <table:table-row table:style-name="ro2">
          <table:table-cell office:value-type="string" calcext:value-type="string">
            <text:p>ST177-IA4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1.14</text:p>
          </table:table-cell>
          <table:table-cell office:value-type="float" office:value="3.1" calcext:value-type="float">
            <text:p>3.1</text:p>
          </table:table-cell>
          <table:table-cell table:style-name="ce61" table:formula="of:=+[.G10]" office:value-type="string" office:string-value="381.14" calcext:value-type="string">
            <text:p>381.14</text:p>
          </table:table-cell>
          <table:table-cell table:style-name="ce61" table:formula="of:=+[.G10]-[.G25]" office:value-type="float" office:value="5.32999999999998" calcext:value-type="float">
            <text:p>5.32999999999998</text:p>
          </table:table-cell>
          <table:table-cell office:value-type="float" office:value="4.46143721400177" calcext:value-type="float">
            <text:p>4.461</text:p>
          </table:table-cell>
          <table:table-cell office:value-type="float" office:value="0.089" calcext:value-type="float">
            <text:p>0.089</text:p>
          </table:table-cell>
          <table:table-cell office:value-type="float" office:value="15.537" calcext:value-type="float">
            <text:p>15.537</text:p>
          </table:table-cell>
          <table:table-cell office:value-type="float" office:value="1.886397503" calcext:value-type="float">
            <text:p>1.886</text:p>
          </table:table-cell>
          <table:table-cell office:value-type="float" office:value="31.02240826" calcext:value-type="float">
            <text:p>31.022</text:p>
          </table:table-cell>
        </table:table-row>
        <table:table-row table:style-name="ro2">
          <table:table-cell office:value-type="string" calcext:value-type="string">
            <text:p>ST177-IA5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1.97</text:p>
          </table:table-cell>
          <table:table-cell office:value-type="float" office:value="3.1" calcext:value-type="float">
            <text:p>3.1</text:p>
          </table:table-cell>
          <table:table-cell table:style-name="ce61" table:formula="of:=+[.G11]" office:value-type="string" office:string-value="381.97" calcext:value-type="string">
            <text:p>381.97</text:p>
          </table:table-cell>
          <table:table-cell table:style-name="ce61" table:formula="of:=+[.G11]-[.G26]" office:value-type="float" office:value="6.29000000000002" calcext:value-type="float">
            <text:p>6.29000000000002</text:p>
          </table:table-cell>
          <table:table-cell office:value-type="float" office:value="503.108813406864" calcext:value-type="float">
            <text:p>503.109</text:p>
          </table:table-cell>
          <table:table-cell office:value-type="float" office:value="0.095" calcext:value-type="float">
            <text:p>0.095</text:p>
          </table:table-cell>
          <table:table-cell office:value-type="float" office:value="15.302" calcext:value-type="float">
            <text:p>15.302</text:p>
          </table:table-cell>
          <table:table-cell office:value-type="float" office:value="2.016039265" calcext:value-type="float">
            <text:p>2.016</text:p>
          </table:table-cell>
          <table:table-cell office:value-type="float" office:value="35.723492768" calcext:value-type="float">
            <text:p>35.723</text:p>
          </table:table-cell>
        </table:table-row>
        <table:table-row table:style-name="ro2">
          <table:table-cell office:value-type="string" calcext:value-type="string">
            <text:p>ST177-PP1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8.83</text:p>
          </table:table-cell>
          <table:table-cell office:value-type="float" office:value="3" calcext:value-type="float">
            <text:p>3</text:p>
          </table:table-cell>
          <table:table-cell table:style-name="ce61" table:formula="of:=+[.G12]" office:value-type="string" office:string-value="388.83" calcext:value-type="string">
            <text:p>388.83</text:p>
          </table:table-cell>
          <table:table-cell table:style-name="ce61" table:formula="of:=+[.G12]-[.G27]" office:value-type="float" office:value="7.27999999999997" calcext:value-type="float">
            <text:p>7.27999999999997</text:p>
          </table:table-cell>
          <table:table-cell office:value-type="float" office:value="415.42681731535" calcext:value-type="float">
            <text:p>415.427</text:p>
          </table:table-cell>
          <table:table-cell office:value-type="float" office:value="0.092" calcext:value-type="float">
            <text:p>0.092</text:p>
          </table:table-cell>
          <table:table-cell office:value-type="float" office:value="19.534" calcext:value-type="float">
            <text:p>19.534</text:p>
          </table:table-cell>
          <table:table-cell office:value-type="float" office:value="2.028124514" calcext:value-type="float">
            <text:p>2.028</text:p>
          </table:table-cell>
          <table:table-cell office:value-type="float" office:value="30.194900476" calcext:value-type="float">
            <text:p>30.195</text:p>
          </table:table-cell>
        </table:table-row>
        <table:table-row table:style-name="ro2">
          <table:table-cell office:value-type="string" calcext:value-type="string">
            <text:p>ST177-PP2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8.33</text:p>
          </table:table-cell>
          <table:table-cell office:value-type="float" office:value="3" calcext:value-type="float">
            <text:p>3</text:p>
          </table:table-cell>
          <table:table-cell table:style-name="ce61" table:formula="of:=+[.G13]" office:value-type="string" office:string-value="388.33" calcext:value-type="string">
            <text:p>388.33</text:p>
          </table:table-cell>
          <table:table-cell table:style-name="ce61" table:formula="of:=+[.G13]-[.G28]" office:value-type="float" office:value="4.82999999999998" calcext:value-type="float">
            <text:p>4.82999999999998</text:p>
          </table:table-cell>
          <table:table-cell office:value-type="float" office:value="710.843875771222" calcext:value-type="float">
            <text:p>710.844</text:p>
          </table:table-cell>
          <table:table-cell office:value-type="float" office:value="0.073" calcext:value-type="float">
            <text:p>0.073</text:p>
          </table:table-cell>
          <table:table-cell office:value-type="float" office:value="19.813" calcext:value-type="float">
            <text:p>19.813</text:p>
          </table:table-cell>
          <table:table-cell office:value-type="float" office:value="2.199515318" calcext:value-type="float">
            <text:p>2.200</text:p>
          </table:table-cell>
          <table:table-cell office:value-type="float" office:value="30.034148412" calcext:value-type="float">
            <text:p>30.034</text:p>
          </table:table-cell>
        </table:table-row>
        <table:table-row table:style-name="ro2">
          <table:table-cell office:value-type="string" calcext:value-type="string">
            <text:p>ST177-PP3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6.97</text:p>
          </table:table-cell>
          <table:table-cell office:value-type="float" office:value="2.9" calcext:value-type="float">
            <text:p>2.9</text:p>
          </table:table-cell>
          <table:table-cell table:style-name="ce61" table:formula="of:=+[.G14]" office:value-type="string" office:string-value="386.97" calcext:value-type="string">
            <text:p>386.97</text:p>
          </table:table-cell>
          <table:table-cell table:style-name="ce61" table:formula="of:=+[.G14]-[.G29]" office:value-type="float" office:value="5.09000000000003" calcext:value-type="float">
            <text:p>5.09000000000003</text:p>
          </table:table-cell>
          <table:table-cell office:value-type="float" office:value="4.88115914106893" calcext:value-type="float">
            <text:p>4.881</text:p>
          </table:table-cell>
          <table:table-cell office:value-type="float" office:value="0.075" calcext:value-type="float">
            <text:p>0.075</text:p>
          </table:table-cell>
          <table:table-cell office:value-type="float" office:value="19.668" calcext:value-type="float">
            <text:p>19.668</text:p>
          </table:table-cell>
          <table:table-cell office:value-type="float" office:value="2.133595778" calcext:value-type="float">
            <text:p>2.134</text:p>
          </table:table-cell>
          <table:table-cell office:value-type="float" office:value="29.87613644" calcext:value-type="float">
            <text:p>29.876</text:p>
          </table:table-cell>
        </table:table-row>
        <table:table-row table:style-name="ro2">
          <table:table-cell office:value-type="string" calcext:value-type="string">
            <text:p>ST177-PP4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5.03</text:p>
          </table:table-cell>
          <table:table-cell office:value-type="float" office:value="3" calcext:value-type="float">
            <text:p>3</text:p>
          </table:table-cell>
          <table:table-cell table:style-name="ce61" table:formula="of:=+[.G15]" office:value-type="string" office:string-value="385.03" calcext:value-type="string">
            <text:p>385.03</text:p>
          </table:table-cell>
          <table:table-cell table:style-name="ce61" table:formula="of:=+[.G15]-[.G30]" office:value-type="float" office:value="5.31999999999999" calcext:value-type="float">
            <text:p>5.31999999999999</text:p>
          </table:table-cell>
          <table:table-cell office:value-type="float" office:value="6.01186426788637" calcext:value-type="float">
            <text:p>6.012</text:p>
          </table:table-cell>
          <table:table-cell office:value-type="float" office:value="0.091" calcext:value-type="float">
            <text:p>0.091</text:p>
          </table:table-cell>
          <table:table-cell office:value-type="float" office:value="20.319" calcext:value-type="float">
            <text:p>20.319</text:p>
          </table:table-cell>
          <table:table-cell office:value-type="float" office:value="2.201712636" calcext:value-type="float">
            <text:p>2.202</text:p>
          </table:table-cell>
          <table:table-cell office:value-type="float" office:value="30.441508756" calcext:value-type="float">
            <text:p>30.442</text:p>
          </table:table-cell>
        </table:table-row>
        <table:table-row table:style-name="ro2">
          <table:table-cell office:value-type="string" calcext:value-type="string">
            <text:p>ST177-PP5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7.35</text:p>
          </table:table-cell>
          <table:table-cell office:value-type="float" office:value="3" calcext:value-type="float">
            <text:p>3</text:p>
          </table:table-cell>
          <table:table-cell table:style-name="ce61" table:formula="of:=+[.G16]" office:value-type="string" office:string-value="387.35" calcext:value-type="string">
            <text:p>387.35</text:p>
          </table:table-cell>
          <table:table-cell table:style-name="ce61" table:formula="of:=+[.G16]-[.G31]" office:value-type="float" office:value="4.51000000000005" calcext:value-type="float">
            <text:p>4.51000000000005</text:p>
          </table:table-cell>
          <table:table-cell office:value-type="float" office:value="517.158015956924" calcext:value-type="float">
            <text:p>517.158</text:p>
          </table:table-cell>
          <table:table-cell office:value-type="float" office:value="0.083" calcext:value-type="float">
            <text:p>0.083</text:p>
          </table:table-cell>
          <table:table-cell office:value-type="float" office:value="19.331" calcext:value-type="float">
            <text:p>19.331</text:p>
          </table:table-cell>
          <table:table-cell office:value-type="float" office:value="2.152272981" calcext:value-type="float">
            <text:p>2.152</text:p>
          </table:table-cell>
          <table:table-cell office:value-type="float" office:value="31.276323452" calcext:value-type="float">
            <text:p>31.276</text:p>
          </table:table-cell>
        </table:table-row>
        <table:table-row table:style-name="ro2" table:visibility="filter">
          <table:table-cell office:value-type="string" calcext:value-type="string">
            <text:p>ST177-C1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2.81" calcext:value-type="float">
            <text:p>372.81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2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5.81" calcext:value-type="float">
            <text:p>375.81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3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6.08" calcext:value-type="float">
            <text:p>376.08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4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5.75" calcext:value-type="float">
            <text:p>375.75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5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7.96" calcext:value-type="float">
            <text:p>377.96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1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5.3" calcext:value-type="float">
            <text:p>375.3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2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4.14" calcext:value-type="float">
            <text:p>374.14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3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4.25" calcext:value-type="float">
            <text:p>374.25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4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5.81" calcext:value-type="float">
            <text:p>375.81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5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5.68" calcext:value-type="float">
            <text:p>375.68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1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81.55" calcext:value-type="float">
            <text:p>381.55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2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83.5" calcext:value-type="float">
            <text:p>383.5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3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81.88" calcext:value-type="float">
            <text:p>381.88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4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79.71" calcext:value-type="float">
            <text:p>379.71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5-T0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after</text:p>
          </table:table-cell>
          <table:table-cell table:style-name="Default" office:value-type="float" office:value="382.84" calcext:value-type="float">
            <text:p>382.84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1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80.45</text:p>
          </table:table-cell>
          <table:table-cell office:value-type="float" office:value="2.7" calcext:value-type="float">
            <text:p>2.7</text:p>
          </table:table-cell>
          <table:table-cell table:formula="of:=[.I2]-([.G17]-[.G32])" office:value-type="float" office:value="389.97" calcext:value-type="float">
            <text:p>389.97</text:p>
          </table:table-cell>
          <table:table-cell table:formula="of:=+[.G17]-[.G32]" office:value-type="float" office:value="-7.63999999999999" calcext:value-type="float">
            <text:p>-7.63999999999999</text:p>
          </table:table-cell>
          <table:table-cell office:value-type="float" office:value="0.0271712147132526" calcext:value-type="float">
            <text:p>0.027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2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72</text:p>
          </table:table-cell>
          <table:table-cell office:value-type="float" office:value="2.6" calcext:value-type="float">
            <text:p>2.6</text:p>
          </table:table-cell>
          <table:table-cell table:formula="of:=[.I3]-([.G18]-[.G33])" office:value-type="float" office:value="377.21" calcext:value-type="float">
            <text:p>377.21</text:p>
          </table:table-cell>
          <table:table-cell table:formula="of:=+[.G18]-[.G33]" office:value-type="float" office:value="6.08999999999998" calcext:value-type="float">
            <text:p>6.08999999999998</text:p>
          </table:table-cell>
          <table:table-cell office:value-type="float" office:value="-0.686763204918305" calcext:value-type="float">
            <text:p>-0.687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3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2.34</text:p>
          </table:table-cell>
          <table:table-cell office:value-type="float" office:value="2.8" calcext:value-type="float">
            <text:p>2.8</text:p>
          </table:table-cell>
          <table:table-cell table:formula="of:=[.I4]-([.G19]-[.G34])" office:value-type="float" office:value="370.8" calcext:value-type="float">
            <text:p>370.8</text:p>
          </table:table-cell>
          <table:table-cell table:formula="of:=+[.G19]-[.G34]" office:value-type="float" office:value="13.74" calcext:value-type="float">
            <text:p>13.74</text:p>
          </table:table-cell>
          <table:table-cell office:value-type="float" office:value="-1.04678779153101" calcext:value-type="float">
            <text:p>-1.047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4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2.62</text:p>
          </table:table-cell>
          <table:table-cell office:value-type="float" office:value="2.6" calcext:value-type="float">
            <text:p>2.6</text:p>
          </table:table-cell>
          <table:table-cell table:formula="of:=[.I5]-([.G20]-[.G35])" office:value-type="float" office:value="370.66" calcext:value-type="float">
            <text:p>370.66</text:p>
          </table:table-cell>
          <table:table-cell table:formula="of:=+[.G20]-[.G35]" office:value-type="float" office:value="13.13" calcext:value-type="float">
            <text:p>13.13</text:p>
          </table:table-cell>
          <table:table-cell office:value-type="float" office:value="-0.792617086771782" calcext:value-type="float">
            <text:p>-0.79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5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68</text:p>
          </table:table-cell>
          <table:table-cell office:value-type="float" office:value="2.7" calcext:value-type="float">
            <text:p>2.7</text:p>
          </table:table-cell>
          <table:table-cell table:formula="of:=[.I6]-([.G21]-[.G36])" office:value-type="float" office:value="368.78" calcext:value-type="float">
            <text:p>368.78</text:p>
          </table:table-cell>
          <table:table-cell table:formula="of:=+[.G21]-[.G36]" office:value-type="float" office:value="17.28" calcext:value-type="float">
            <text:p>17.28</text:p>
          </table:table-cell>
          <table:table-cell office:value-type="float" office:value="-0.795346364734023" calcext:value-type="float">
            <text:p>-0.795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1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1.87</text:p>
          </table:table-cell>
          <table:table-cell office:value-type="float" office:value="2.7" calcext:value-type="float">
            <text:p>2.7</text:p>
          </table:table-cell>
          <table:table-cell table:formula="of:=[.I7]-([.G22]-[.G37])" office:value-type="float" office:value="352.38" calcext:value-type="float">
            <text:p>352.38</text:p>
          </table:table-cell>
          <table:table-cell table:formula="of:=+[.G22]-[.G37]" office:value-type="float" office:value="23.43" calcext:value-type="float">
            <text:p>23.43</text:p>
          </table:table-cell>
          <table:table-cell office:value-type="float" office:value="74.2926779700406" calcext:value-type="float">
            <text:p>74.29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2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2.23</text:p>
          </table:table-cell>
          <table:table-cell office:value-type="float" office:value="2.7" calcext:value-type="float">
            <text:p>2.7</text:p>
          </table:table-cell>
          <table:table-cell table:formula="of:=[.I8]-([.G23]-[.G38])" office:value-type="float" office:value="358.17" calcext:value-type="float">
            <text:p>358.17</text:p>
          </table:table-cell>
          <table:table-cell table:formula="of:=+[.G23]-[.G38]" office:value-type="float" office:value="21.91" calcext:value-type="float">
            <text:p>21.91</text:p>
          </table:table-cell>
          <table:table-cell office:value-type="float" office:value="90.1831388252507" calcext:value-type="float">
            <text:p>90.18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3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4.41</text:p>
          </table:table-cell>
          <table:table-cell office:value-type="float" office:value="2.6" calcext:value-type="float">
            <text:p>2.6</text:p>
          </table:table-cell>
          <table:table-cell table:formula="of:=[.I9]-([.G24]-[.G39])" office:value-type="float" office:value="361.24" calcext:value-type="float">
            <text:p>361.24</text:p>
          </table:table-cell>
          <table:table-cell table:formula="of:=+[.G24]-[.G39]" office:value-type="float" office:value="19.84" calcext:value-type="float">
            <text:p>19.84</text:p>
          </table:table-cell>
          <table:table-cell office:value-type="float" office:value="65.5171288968459" calcext:value-type="float">
            <text:p>65.517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4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2.41</text:p>
          </table:table-cell>
          <table:table-cell office:value-type="float" office:value="2.6" calcext:value-type="float">
            <text:p>2.6</text:p>
          </table:table-cell>
          <table:table-cell table:formula="of:=[.I10]-([.G25]-[.G40])" office:value-type="float" office:value="357.74" calcext:value-type="float">
            <text:p>357.74</text:p>
          </table:table-cell>
          <table:table-cell table:formula="of:=+[.G25]-[.G40]" office:value-type="float" office:value="23.4" calcext:value-type="float">
            <text:p>23.4</text:p>
          </table:table-cell>
          <table:table-cell office:value-type="float" office:value="77.4413066696229" calcext:value-type="float">
            <text:p>77.44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5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9.85</text:p>
          </table:table-cell>
          <table:table-cell office:value-type="float" office:value="2.6" calcext:value-type="float">
            <text:p>2.6</text:p>
          </table:table-cell>
          <table:table-cell table:formula="of:=[.I11]-([.G26]-[.G41])" office:value-type="float" office:value="356.14" calcext:value-type="float">
            <text:p>356.14</text:p>
          </table:table-cell>
          <table:table-cell table:formula="of:=+[.G26]-[.G41]" office:value-type="float" office:value="25.83" calcext:value-type="float">
            <text:p>25.83</text:p>
          </table:table-cell>
          <table:table-cell office:value-type="float" office:value="71.0895114228522" calcext:value-type="float">
            <text:p>71.09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1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1.79</text:p>
          </table:table-cell>
          <table:table-cell office:value-type="float" office:value="2.7" calcext:value-type="float">
            <text:p>2.7</text:p>
          </table:table-cell>
          <table:table-cell table:formula="of:=[.I12]-([.G27]-[.G42])" office:value-type="float" office:value="379.07" calcext:value-type="float">
            <text:p>379.07</text:p>
          </table:table-cell>
          <table:table-cell table:formula="of:=+[.G27]-[.G42]" office:value-type="float" office:value="9.75999999999999" calcext:value-type="float">
            <text:p>9.75999999999999</text:p>
          </table:table-cell>
          <table:table-cell office:value-type="float" office:value="86.8049734564759" calcext:value-type="float">
            <text:p>86.805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2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56</text:p>
          </table:table-cell>
          <table:table-cell office:value-type="float" office:value="2.7" calcext:value-type="float">
            <text:p>2.7</text:p>
          </table:table-cell>
          <table:table-cell table:formula="of:=[.I13]-([.G28]-[.G43])" office:value-type="float" office:value="369.39" calcext:value-type="float">
            <text:p>369.39</text:p>
          </table:table-cell>
          <table:table-cell table:formula="of:=+[.G28]-[.G43]" office:value-type="float" office:value="18.94" calcext:value-type="float">
            <text:p>18.94</text:p>
          </table:table-cell>
          <table:table-cell office:value-type="float" office:value="63.6499141075212" calcext:value-type="float">
            <text:p>63.650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3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00</text:p>
          </table:table-cell>
          <table:table-cell office:value-type="float" office:value="2.8" calcext:value-type="float">
            <text:p>2.8</text:p>
          </table:table-cell>
          <table:table-cell table:formula="of:=[.I14]-([.G29]-[.G44])" office:value-type="float" office:value="366.09" calcext:value-type="float">
            <text:p>366.09</text:p>
          </table:table-cell>
          <table:table-cell table:formula="of:=+[.G29]-[.G44]" office:value-type="float" office:value="20.88" calcext:value-type="float">
            <text:p>20.88</text:p>
          </table:table-cell>
          <table:table-cell office:value-type="float" office:value="52.9885773193394" calcext:value-type="float">
            <text:p>52.98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4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9.71</text:p>
          </table:table-cell>
          <table:table-cell office:value-type="float" office:value="2.7" calcext:value-type="float">
            <text:p>2.7</text:p>
          </table:table-cell>
          <table:table-cell table:formula="of:=[.I15]-([.G30]-[.G45])" office:value-type="float" office:value="375.03" calcext:value-type="float">
            <text:p>375.03</text:p>
          </table:table-cell>
          <table:table-cell table:formula="of:=+[.G30]-[.G45]" office:value-type="float" office:value="10" calcext:value-type="float">
            <text:p>10</text:p>
          </table:table-cell>
          <table:table-cell office:value-type="float" office:value="58.1854517306214" calcext:value-type="float">
            <text:p>58.185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5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1.50</text:p>
          </table:table-cell>
          <table:table-cell office:value-type="float" office:value="2.9" calcext:value-type="float">
            <text:p>2.9</text:p>
          </table:table-cell>
          <table:table-cell table:formula="of:=[.I16]-([.G31]-[.G46])" office:value-type="float" office:value="366.01" calcext:value-type="float">
            <text:p>366.01</text:p>
          </table:table-cell>
          <table:table-cell table:formula="of:=+[.G31]-[.G46]" office:value-type="float" office:value="21.34" calcext:value-type="float">
            <text:p>21.34</text:p>
          </table:table-cell>
          <table:table-cell office:value-type="float" office:value="57.154976579814" calcext:value-type="float">
            <text:p>57.155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1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74.68" calcext:value-type="float">
            <text:p>374.68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2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63.63" calcext:value-type="float">
            <text:p>363.63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3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8.53" calcext:value-type="float">
            <text:p>358.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4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8.07" calcext:value-type="float">
            <text:p>358.07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5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7.01" calcext:value-type="float">
            <text:p>357.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1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2.31" calcext:value-type="float">
            <text:p>352.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2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6.54" calcext:value-type="float">
            <text:p>356.54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3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5.94" calcext:value-type="float">
            <text:p>355.94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4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0.07" calcext:value-type="float">
            <text:p>350.07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5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45.72" calcext:value-type="float">
            <text:p>345.72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1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65.72" calcext:value-type="float">
            <text:p>365.72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2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6.4" calcext:value-type="float">
            <text:p>356.4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3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6.5" calcext:value-type="float">
            <text:p>356.5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4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1.87" calcext:value-type="float">
            <text:p>351.87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5-T1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after</text:p>
          </table:table-cell>
          <table:table-cell office:value-type="float" office:value="350.82" calcext:value-type="float">
            <text:p>350.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ST177-C1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24</text:p>
          </table:table-cell>
          <table:table-cell table:style-name="ce62" office:value-type="string" calcext:value-type="string">
            <text:p>2.9</text:p>
          </table:table-cell>
          <table:table-cell table:formula="of:=[.I32]-([.G47]-[.G62])" office:value-type="float" office:value="388.53" calcext:value-type="float">
            <text:p>388.53</text:p>
          </table:table-cell>
          <table:table-cell table:formula="of:=+[.G47]-[.G62]" office:value-type="float" office:value="1.44" calcext:value-type="float">
            <text:p>1.44</text:p>
          </table:table-cell>
          <table:table-cell office:value-type="float" office:value="-1.2194780217809" calcext:value-type="float">
            <text:p>-1.219</text:p>
          </table:table-cell>
          <table:table-cell office:value-type="float" office:value="0.068" calcext:value-type="float">
            <text:p>0.068</text:p>
          </table:table-cell>
          <table:table-cell office:value-type="float" office:value="15.757" calcext:value-type="float">
            <text:p>15.757</text:p>
          </table:table-cell>
          <table:table-cell office:value-type="float" office:value="1.74686781" calcext:value-type="float">
            <text:p>1.747</text:p>
          </table:table-cell>
          <table:table-cell office:value-type="float" office:value="66.809836508" calcext:value-type="float">
            <text:p>66.810</text:p>
          </table:table-cell>
        </table:table-row>
        <table:table-row table:style-name="ro2">
          <table:table-cell office:value-type="string" calcext:value-type="string">
            <text:p>ST177-C2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7.93</text:p>
          </table:table-cell>
          <table:table-cell table:style-name="ce62" office:value-type="string" calcext:value-type="string">
            <text:p>2.9</text:p>
          </table:table-cell>
          <table:table-cell table:formula="of:=[.I33]-([.G48]-[.G63])" office:value-type="float" office:value="371.51" calcext:value-type="float">
            <text:p>371.51</text:p>
          </table:table-cell>
          <table:table-cell table:formula="of:=+[.G48]-[.G63]" office:value-type="float" office:value="5.69999999999999" calcext:value-type="float">
            <text:p>5.69999999999999</text:p>
          </table:table-cell>
          <table:table-cell office:value-type="float" office:value="-0.964452957115871" calcext:value-type="float">
            <text:p>-0.964</text:p>
          </table:table-cell>
          <table:table-cell office:value-type="float" office:value="0.078" calcext:value-type="float">
            <text:p>0.078</text:p>
          </table:table-cell>
          <table:table-cell office:value-type="float" office:value="14.902" calcext:value-type="float">
            <text:p>14.902</text:p>
          </table:table-cell>
          <table:table-cell office:value-type="float" office:value="1.738078538" calcext:value-type="float">
            <text:p>1.738</text:p>
          </table:table-cell>
          <table:table-cell office:value-type="float" office:value="62.03568288" calcext:value-type="float">
            <text:p>62.036</text:p>
          </table:table-cell>
        </table:table-row>
        <table:table-row table:style-name="ro2">
          <table:table-cell office:value-type="string" calcext:value-type="string">
            <text:p>ST177-C3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4.52</text:p>
          </table:table-cell>
          <table:table-cell table:style-name="ce62" office:value-type="string" calcext:value-type="string">
            <text:p>2.9</text:p>
          </table:table-cell>
          <table:table-cell table:formula="of:=[.I34]-([.G49]-[.G64])" office:value-type="float" office:value="376.79" calcext:value-type="float">
            <text:p>376.79</text:p>
          </table:table-cell>
          <table:table-cell table:formula="of:=+[.G49]-[.G64]" office:value-type="float" office:value="-5.99000000000001" calcext:value-type="float">
            <text:p>-5.99000000000001</text:p>
          </table:table-cell>
          <table:table-cell office:value-type="float" office:value="-1.26293390686139" calcext:value-type="float">
            <text:p>-1.263</text:p>
          </table:table-cell>
          <table:table-cell office:value-type="float" office:value="0.061" calcext:value-type="float">
            <text:p>0.061</text:p>
          </table:table-cell>
          <table:table-cell office:value-type="float" office:value="14.898" calcext:value-type="float">
            <text:p>14.898</text:p>
          </table:table-cell>
          <table:table-cell office:value-type="float" office:value="1.607338117" calcext:value-type="float">
            <text:p>1.607</text:p>
          </table:table-cell>
          <table:table-cell office:value-type="float" office:value="63.445003532" calcext:value-type="float">
            <text:p>63.445</text:p>
          </table:table-cell>
        </table:table-row>
        <table:table-row table:style-name="ro2">
          <table:table-cell office:value-type="string" calcext:value-type="string">
            <text:p>ST177-C4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9.01</text:p>
          </table:table-cell>
          <table:table-cell table:style-name="ce62" office:value-type="string" calcext:value-type="string">
            <text:p>2.8</text:p>
          </table:table-cell>
          <table:table-cell table:formula="of:=[.I35]-([.G50]-[.G65])" office:value-type="float" office:value="371.6" calcext:value-type="float">
            <text:p>371.6</text:p>
          </table:table-cell>
          <table:table-cell table:formula="of:=+[.G50]-[.G65]" office:value-type="float" office:value="-0.939999999999998" calcext:value-type="float">
            <text:p>-0.939999999999998</text:p>
          </table:table-cell>
          <table:table-cell office:value-type="float" office:value="-1.10981967607891" calcext:value-type="float">
            <text:p>-1.110</text:p>
          </table:table-cell>
          <table:table-cell office:value-type="float" office:value="0.066" calcext:value-type="float">
            <text:p>0.066</text:p>
          </table:table-cell>
          <table:table-cell office:value-type="float" office:value="14.723" calcext:value-type="float">
            <text:p>14.723</text:p>
          </table:table-cell>
          <table:table-cell office:value-type="float" office:value="1.693033519" calcext:value-type="float">
            <text:p>1.693</text:p>
          </table:table-cell>
          <table:table-cell office:value-type="float" office:value="67.591676092" calcext:value-type="float">
            <text:p>67.592</text:p>
          </table:table-cell>
        </table:table-row>
        <table:table-row table:style-name="ro2">
          <table:table-cell office:value-type="string" calcext:value-type="string">
            <text:p>ST177-C5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5.31</text:p>
          </table:table-cell>
          <table:table-cell table:style-name="ce62" office:value-type="string" calcext:value-type="string">
            <text:p>2.9</text:p>
          </table:table-cell>
          <table:table-cell table:formula="of:=[.I36]-([.G51]-[.G66])" office:value-type="float" office:value="357.08" calcext:value-type="float">
            <text:p>357.08</text:p>
          </table:table-cell>
          <table:table-cell table:formula="of:=+[.G51]-[.G66]" office:value-type="float" office:value="11.7" calcext:value-type="float">
            <text:p>11.7</text:p>
          </table:table-cell>
          <table:table-cell office:value-type="float" office:value="-1.04136516224285" calcext:value-type="float">
            <text:p>-1.041</text:p>
          </table:table-cell>
          <table:table-cell office:value-type="float" office:value="0.076" calcext:value-type="float">
            <text:p>0.076</text:p>
          </table:table-cell>
          <table:table-cell office:value-type="float" office:value="15.161" calcext:value-type="float">
            <text:p>15.161</text:p>
          </table:table-cell>
          <table:table-cell office:value-type="float" office:value="1.736979879" calcext:value-type="float">
            <text:p>1.737</text:p>
          </table:table-cell>
          <table:table-cell office:value-type="float" office:value="63.869717792" calcext:value-type="float">
            <text:p>63.870</text:p>
          </table:table-cell>
        </table:table-row>
        <table:table-row table:style-name="ro2">
          <table:table-cell office:value-type="string" calcext:value-type="string">
            <text:p>ST177-IA1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1.31</text:p>
          </table:table-cell>
          <table:table-cell table:style-name="ce62" office:value-type="string" calcext:value-type="string">
            <text:p>2.9</text:p>
          </table:table-cell>
          <table:table-cell table:formula="of:=[.I37]-([.G52]-[.G67])" office:value-type="float" office:value="331.38" calcext:value-type="float">
            <text:p>331.38</text:p>
          </table:table-cell>
          <table:table-cell table:formula="of:=+[.G52]-[.G67]" office:value-type="float" office:value="21" calcext:value-type="float">
            <text:p>21</text:p>
          </table:table-cell>
          <table:table-cell office:value-type="float" office:value="465.061124682634" calcext:value-type="float">
            <text:p>465.061</text:p>
          </table:table-cell>
          <table:table-cell office:value-type="float" office:value="0.081" calcext:value-type="float">
            <text:p>0.081</text:p>
          </table:table-cell>
          <table:table-cell office:value-type="float" office:value="16.735" calcext:value-type="float">
            <text:p>16.735</text:p>
          </table:table-cell>
          <table:table-cell office:value-type="float" office:value="1.957810338" calcext:value-type="float">
            <text:p>1.958</text:p>
          </table:table-cell>
          <table:table-cell office:value-type="float" office:value="65.423349956" calcext:value-type="float">
            <text:p>65.423</text:p>
          </table:table-cell>
        </table:table-row>
        <table:table-row table:style-name="ro2">
          <table:table-cell office:value-type="string" calcext:value-type="string">
            <text:p>ST177-IA2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27.66</text:p>
          </table:table-cell>
          <table:table-cell table:style-name="ce62" office:value-type="string" calcext:value-type="string">
            <text:p>2.8</text:p>
          </table:table-cell>
          <table:table-cell table:formula="of:=[.I38]-([.G53]-[.G68])" office:value-type="float" office:value="329.29" calcext:value-type="float">
            <text:p>329.29</text:p>
          </table:table-cell>
          <table:table-cell table:formula="of:=+[.G53]-[.G68]" office:value-type="float" office:value="28.88" calcext:value-type="float">
            <text:p>28.88</text:p>
          </table:table-cell>
          <table:table-cell office:value-type="float" office:value="583.207910380718" calcext:value-type="float">
            <text:p>583.208</text:p>
          </table:table-cell>
          <table:table-cell office:value-type="float" office:value="0.054" calcext:value-type="float">
            <text:p>0.054</text:p>
          </table:table-cell>
          <table:table-cell office:value-type="float" office:value="15.005" calcext:value-type="float">
            <text:p>15.005</text:p>
          </table:table-cell>
          <table:table-cell office:value-type="float" office:value="1.808392714" calcext:value-type="float">
            <text:p>1.808</text:p>
          </table:table-cell>
          <table:table-cell office:value-type="float" office:value="80.578798808" calcext:value-type="float">
            <text:p>80.579</text:p>
          </table:table-cell>
        </table:table-row>
        <table:table-row table:style-name="ro2">
          <table:table-cell office:value-type="string" calcext:value-type="string">
            <text:p>ST177-IA3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73.94</text:p>
          </table:table-cell>
          <table:table-cell table:style-name="ce62" office:value-type="string" calcext:value-type="string">
            <text:p>2.7</text:p>
          </table:table-cell>
          <table:table-cell table:formula="of:=[.I39]-([.G54]-[.G69])" office:value-type="float" office:value="379.24" calcext:value-type="float">
            <text:p>379.24</text:p>
          </table:table-cell>
          <table:table-cell table:formula="of:=+[.G54]-[.G69]" office:value-type="float" office:value="-18" calcext:value-type="float">
            <text:p>-18</text:p>
          </table:table-cell>
          <table:table-cell office:value-type="float" office:value="475.631469659981" calcext:value-type="float">
            <text:p>475.631</text:p>
          </table:table-cell>
          <table:table-cell office:value-type="float" office:value="0.066" calcext:value-type="float">
            <text:p>0.066</text:p>
          </table:table-cell>
          <table:table-cell office:value-type="float" office:value="15.564" calcext:value-type="float">
            <text:p>15.564</text:p>
          </table:table-cell>
          <table:table-cell office:value-type="float" office:value="1.985276813" calcext:value-type="float">
            <text:p>1.985</text:p>
          </table:table-cell>
          <table:table-cell office:value-type="float" office:value="68.772655744" calcext:value-type="float">
            <text:p>68.773</text:p>
          </table:table-cell>
        </table:table-row>
        <table:table-row table:style-name="ro2">
          <table:table-cell office:value-type="string" calcext:value-type="string">
            <text:p>ST177-IA4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7.98</text:p>
          </table:table-cell>
          <table:table-cell table:style-name="ce62" office:value-type="string" calcext:value-type="string">
            <text:p>2.7</text:p>
          </table:table-cell>
          <table:table-cell table:formula="of:=[.I40]-([.G55]-[.G70])" office:value-type="float" office:value="355.65" calcext:value-type="float">
            <text:p>355.65</text:p>
          </table:table-cell>
          <table:table-cell table:formula="of:=+[.G55]-[.G70]" office:value-type="float" office:value="2.08999999999997" calcext:value-type="float">
            <text:p>2.08999999999997</text:p>
          </table:table-cell>
          <table:table-cell office:value-type="float" office:value="462.823429403788" calcext:value-type="float">
            <text:p>462.823</text:p>
          </table:table-cell>
          <table:table-cell office:value-type="float" office:value="0.066" calcext:value-type="float">
            <text:p>0.0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81980836" calcext:value-type="float">
            <text:p>1.982</text:p>
          </table:table-cell>
          <table:table-cell office:value-type="float" office:value="68.202716608" calcext:value-type="float">
            <text:p>68.203</text:p>
          </table:table-cell>
        </table:table-row>
        <table:table-row table:style-name="ro2">
          <table:table-cell office:value-type="string" calcext:value-type="string">
            <text:p>ST177-IA5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5.59</text:p>
          </table:table-cell>
          <table:table-cell table:style-name="ce62" office:value-type="string" calcext:value-type="string">
            <text:p>2.7</text:p>
          </table:table-cell>
          <table:table-cell table:formula="of:=[.I41]-([.G56]-[.G71])" office:value-type="float" office:value="346.01" calcext:value-type="float">
            <text:p>346.01</text:p>
          </table:table-cell>
          <table:table-cell table:formula="of:=+[.G56]-[.G71]" office:value-type="float" office:value="10.1300000000001" calcext:value-type="float">
            <text:p>10.1300000000001</text:p>
          </table:table-cell>
          <table:table-cell office:value-type="float" office:value="472.012234194984" calcext:value-type="float">
            <text:p>472.012</text:p>
          </table:table-cell>
          <table:table-cell office:value-type="float" office:value="0.061" calcext:value-type="float">
            <text:p>0.061</text:p>
          </table:table-cell>
          <table:table-cell office:value-type="float" office:value="15.339" calcext:value-type="float">
            <text:p>15.339</text:p>
          </table:table-cell>
          <table:table-cell office:value-type="float" office:value="2.166555548" calcext:value-type="float">
            <text:p>2.167</text:p>
          </table:table-cell>
          <table:table-cell office:value-type="float" office:value="66.681965548" calcext:value-type="float">
            <text:p>66.682</text:p>
          </table:table-cell>
        </table:table-row>
        <table:table-row table:style-name="ro2">
          <table:table-cell office:value-type="string" calcext:value-type="string">
            <text:p>ST177-PP1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58.43</text:p>
          </table:table-cell>
          <table:table-cell table:style-name="ce62" office:value-type="string" calcext:value-type="string">
            <text:p>2.8</text:p>
          </table:table-cell>
          <table:table-cell table:formula="of:=[.I42]-([.G57]-[.G72])" office:value-type="float" office:value="371.78" calcext:value-type="float">
            <text:p>371.78</text:p>
          </table:table-cell>
          <table:table-cell table:formula="of:=+[.G57]-[.G72]" office:value-type="float" office:value="7.29000000000002" calcext:value-type="float">
            <text:p>7.29000000000002</text:p>
          </table:table-cell>
          <table:table-cell office:value-type="float" office:value="276.008338889752" calcext:value-type="float">
            <text:p>276.008</text:p>
          </table:table-cell>
          <table:table-cell office:value-type="float" office:value="0.075" calcext:value-type="float">
            <text:p>0.075</text:p>
          </table:table-cell>
          <table:table-cell office:value-type="float" office:value="21.737" calcext:value-type="float">
            <text:p>21.737</text:p>
          </table:table-cell>
          <table:table-cell office:value-type="float" office:value="2.345636965" calcext:value-type="float">
            <text:p>2.346</text:p>
          </table:table-cell>
          <table:table-cell office:value-type="float" office:value="63.68887172" calcext:value-type="float">
            <text:p>63.689</text:p>
          </table:table-cell>
        </table:table-row>
        <table:table-row table:style-name="ro2">
          <table:table-cell office:value-type="string" calcext:value-type="string">
            <text:p>ST177-PP2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2.06</text:p>
          </table:table-cell>
          <table:table-cell table:style-name="ce62" office:value-type="string" calcext:value-type="string">
            <text:p>2.8</text:p>
          </table:table-cell>
          <table:table-cell table:formula="of:=[.I43]-([.G58]-[.G73])" office:value-type="float" office:value="355.05" calcext:value-type="float">
            <text:p>355.05</text:p>
          </table:table-cell>
          <table:table-cell table:formula="of:=+[.G58]-[.G73]" office:value-type="float" office:value="14.34" calcext:value-type="float">
            <text:p>14.34</text:p>
          </table:table-cell>
          <table:table-cell office:value-type="float" office:value="359.447553533579" calcext:value-type="float">
            <text:p>359.448</text:p>
          </table:table-cell>
          <table:table-cell office:value-type="float" office:value="0.062" calcext:value-type="float">
            <text:p>0.062</text:p>
          </table:table-cell>
          <table:table-cell office:value-type="float" office:value="19.942" calcext:value-type="float">
            <text:p>19.942</text:p>
          </table:table-cell>
          <table:table-cell office:value-type="float" office:value="2.280816084" calcext:value-type="float">
            <text:p>2.281</text:p>
          </table:table-cell>
          <table:table-cell office:value-type="float" office:value="59.470043404" calcext:value-type="float">
            <text:p>59.470</text:p>
          </table:table-cell>
        </table:table-row>
        <table:table-row table:style-name="ro2">
          <table:table-cell office:value-type="string" calcext:value-type="string">
            <text:p>ST177-PP3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6.55</text:p>
          </table:table-cell>
          <table:table-cell table:style-name="ce62" office:value-type="string" calcext:value-type="string">
            <text:p>2.9</text:p>
          </table:table-cell>
          <table:table-cell table:formula="of:=[.I44]-([.G59]-[.G74])" office:value-type="float" office:value="356.14" calcext:value-type="float">
            <text:p>356.14</text:p>
          </table:table-cell>
          <table:table-cell table:formula="of:=+[.G59]-[.G74]" office:value-type="float" office:value="9.94999999999999" calcext:value-type="float">
            <text:p>9.94999999999999</text:p>
          </table:table-cell>
          <table:table-cell office:value-type="float" office:value="585.291989755607" calcext:value-type="float">
            <text:p>585.29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482" calcext:value-type="float">
            <text:p>19.482</text:p>
          </table:table-cell>
          <table:table-cell office:value-type="float" office:value="2.183035433" calcext:value-type="float">
            <text:p>2.183</text:p>
          </table:table-cell>
          <table:table-cell office:value-type="float" office:value="58.894624084" calcext:value-type="float">
            <text:p>58.895</text:p>
          </table:table-cell>
        </table:table-row>
        <table:table-row table:style-name="ro2">
          <table:table-cell office:value-type="string" calcext:value-type="string">
            <text:p>ST177-PP4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8.58</text:p>
          </table:table-cell>
          <table:table-cell table:style-name="ce62" office:value-type="string" calcext:value-type="string">
            <text:p>2.9</text:p>
          </table:table-cell>
          <table:table-cell table:formula="of:=[.I45]-([.G60]-[.G75])" office:value-type="float" office:value="361.74" calcext:value-type="float">
            <text:p>361.74</text:p>
          </table:table-cell>
          <table:table-cell table:formula="of:=+[.G60]-[.G75]" office:value-type="float" office:value="13.29" calcext:value-type="float">
            <text:p>13.29</text:p>
          </table:table-cell>
          <table:table-cell office:value-type="float" office:value="562.699005691172" calcext:value-type="float">
            <text:p>562.699</text:p>
          </table:table-cell>
          <table:table-cell office:value-type="float" office:value="0.079" calcext:value-type="float">
            <text:p>0.0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2.376399417" calcext:value-type="float">
            <text:p>2.376</text:p>
          </table:table-cell>
          <table:table-cell office:value-type="float" office:value="62.882371308" calcext:value-type="float">
            <text:p>62.882</text:p>
          </table:table-cell>
        </table:table-row>
        <table:table-row table:style-name="ro2">
          <table:table-cell office:value-type="string" calcext:value-type="string">
            <text:p>ST177-PP5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25.07</text:p>
          </table:table-cell>
          <table:table-cell table:style-name="ce62" office:value-type="string" calcext:value-type="string">
            <text:p>3.0</text:p>
          </table:table-cell>
          <table:table-cell table:formula="of:=[.I46]-([.G61]-[.G76])" office:value-type="float" office:value="340.26" calcext:value-type="float">
            <text:p>340.26</text:p>
          </table:table-cell>
          <table:table-cell table:formula="of:=+[.G61]-[.G76]" office:value-type="float" office:value="25.75" calcext:value-type="float">
            <text:p>25.75</text:p>
          </table:table-cell>
          <table:table-cell office:value-type="float" office:value="453.687391594533" calcext:value-type="float">
            <text:p>453.687</text:p>
          </table:table-cell>
          <table:table-cell office:value-type="float" office:value="0.07" calcext:value-type="float">
            <text:p>0.070</text:p>
          </table:table-cell>
          <table:table-cell office:value-type="float" office:value="19.531" calcext:value-type="float">
            <text:p>19.531</text:p>
          </table:table-cell>
          <table:table-cell office:value-type="float" office:value="2.229179111" calcext:value-type="float">
            <text:p>2.229</text:p>
          </table:table-cell>
          <table:table-cell office:value-type="float" office:value="66.622596888" calcext:value-type="float">
            <text:p>66.623</text:p>
          </table:table-cell>
        </table:table-row>
        <table:table-row table:style-name="ro2" table:visibility="filter">
          <table:table-cell office:value-type="string" calcext:value-type="string">
            <text:p>ST177-C1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65.21" calcext:value-type="float">
            <text:p>365.21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2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55.52" calcext:value-type="float">
            <text:p>355.52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3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44.99" calcext:value-type="float">
            <text:p>344.99</text:p>
          </table:table-cell>
          <table:table-cell table:style-name="ce63"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4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50.39" calcext:value-type="float">
            <text:p>350.39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5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44.29" calcext:value-type="float">
            <text:p>344.29</text:p>
          </table:table-cell>
          <table:table-cell table:style-name="ce63"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1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5.67" calcext:value-type="float">
            <text:p>335.67</text:p>
          </table:table-cell>
          <table:table-cell table:style-name="ce63"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2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0.69" calcext:value-type="float">
            <text:p>330.69</text:p>
          </table:table-cell>
          <table:table-cell table:style-name="ce63"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3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3.81" calcext:value-type="float">
            <text:p>333.81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4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1.66" calcext:value-type="float">
            <text:p>331.66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5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0.39" calcext:value-type="float">
            <text:p>330.39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1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45.08" calcext:value-type="float">
            <text:p>345.08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2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7.97" calcext:value-type="float">
            <text:p>337.97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3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44.18" calcext:value-type="float">
            <text:p>344.18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4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6.78" calcext:value-type="float">
            <text:p>336.78</text:p>
          </table:table-cell>
          <table:table-cell table:style-name="ce63"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5-T2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fter</text:p>
          </table:table-cell>
          <table:table-cell office:value-type="float" office:value="330.77" calcext:value-type="float">
            <text:p>330.77</text:p>
          </table:table-cell>
          <table:table-cell table:style-name="ce63" office:value-type="float" office:value="3.2" calcext:value-type="float">
            <text:p>3.2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1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5.25</text:p>
          </table:table-cell>
          <table:table-cell table:style-name="ce62" office:value-type="string" calcext:value-type="string">
            <text:p>2.9</text:p>
          </table:table-cell>
          <table:table-cell table:formula="of:=[.I62]-([.G77]-[.G92])" office:value-type="float" office:value="358.57" calcext:value-type="float">
            <text:p>358.57</text:p>
          </table:table-cell>
          <table:table-cell table:formula="of:=+[.G77]-[.G92]" office:value-type="float" office:value="29.96" calcext:value-type="float">
            <text:p>29.96</text:p>
          </table:table-cell>
          <table:table-cell office:value-type="float" office:value="-1.62527411705023" calcext:value-type="float">
            <text:p>-1.625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2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48.83</text:p>
          </table:table-cell>
          <table:table-cell table:style-name="ce62" office:value-type="string" calcext:value-type="string">
            <text:p>2.9</text:p>
          </table:table-cell>
          <table:table-cell table:formula="of:=[.I63]-([.G78]-[.G93])" office:value-type="float" office:value="364.82" calcext:value-type="float">
            <text:p>364.82</text:p>
          </table:table-cell>
          <table:table-cell table:formula="of:=+[.G78]-[.G93]" office:value-type="float" office:value="6.69" calcext:value-type="float">
            <text:p>6.69</text:p>
          </table:table-cell>
          <table:table-cell office:value-type="float" office:value="-1.43275491113084" calcext:value-type="float">
            <text:p>-1.43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3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38.67</text:p>
          </table:table-cell>
          <table:table-cell table:style-name="ce62" office:value-type="string" calcext:value-type="string">
            <text:p>3.0</text:p>
          </table:table-cell>
          <table:table-cell table:formula="of:=[.I64]-([.G79]-[.G94])" office:value-type="float" office:value="370.47" calcext:value-type="float">
            <text:p>370.47</text:p>
          </table:table-cell>
          <table:table-cell table:formula="of:=+[.G79]-[.G94]" office:value-type="float" office:value="6.31999999999999" calcext:value-type="float">
            <text:p>6.31999999999999</text:p>
          </table:table-cell>
          <table:table-cell office:value-type="float" office:value="-1.84115404813979" calcext:value-type="float">
            <text:p>-1.84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4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28.52</text:p>
          </table:table-cell>
          <table:table-cell table:style-name="ce62" office:value-type="string" calcext:value-type="string">
            <text:p>2.9</text:p>
          </table:table-cell>
          <table:table-cell table:formula="of:=[.I65]-([.G80]-[.G95])" office:value-type="float" office:value="349.73" calcext:value-type="float">
            <text:p>349.73</text:p>
          </table:table-cell>
          <table:table-cell table:formula="of:=+[.G80]-[.G95]" office:value-type="float" office:value="21.87" calcext:value-type="float">
            <text:p>21.87</text:p>
          </table:table-cell>
          <table:table-cell office:value-type="float" office:value="-2.10359415276001" calcext:value-type="float">
            <text:p>-2.104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5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12.88</text:p>
          </table:table-cell>
          <table:table-cell table:style-name="ce62" office:value-type="string" calcext:value-type="string">
            <text:p>2.9</text:p>
          </table:table-cell>
          <table:table-cell table:formula="of:=[.I66]-([.G81]-[.G96])" office:value-type="float" office:value="325.67" calcext:value-type="float">
            <text:p>325.67</text:p>
          </table:table-cell>
          <table:table-cell table:formula="of:=+[.G81]-[.G96]" office:value-type="float" office:value="31.41" calcext:value-type="float">
            <text:p>31.41</text:p>
          </table:table-cell>
          <table:table-cell office:value-type="float" office:value="-1.45640357593027" calcext:value-type="float">
            <text:p>-1.45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1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02.72</text:p>
          </table:table-cell>
          <table:table-cell table:style-name="ce62" office:value-type="string" calcext:value-type="string">
            <text:p>2.9</text:p>
          </table:table-cell>
          <table:table-cell table:formula="of:=[.I67]-([.G82]-[.G97])" office:value-type="float" office:value="298.43" calcext:value-type="float">
            <text:p>298.43</text:p>
          </table:table-cell>
          <table:table-cell table:formula="of:=+[.G82]-[.G97]" office:value-type="float" office:value="32.95" calcext:value-type="float">
            <text:p>32.95</text:p>
          </table:table-cell>
          <table:table-cell office:value-type="float" office:value="557.26892708181" calcext:value-type="float">
            <text:p>557.26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2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86.52</text:p>
          </table:table-cell>
          <table:table-cell table:style-name="ce62" office:value-type="string" calcext:value-type="string">
            <text:p>2.9</text:p>
          </table:table-cell>
          <table:table-cell table:formula="of:=[.I68]-([.G83]-[.G98])" office:value-type="float" office:value="285.12" calcext:value-type="float">
            <text:p>285.12</text:p>
          </table:table-cell>
          <table:table-cell table:formula="of:=+[.G83]-[.G98]" office:value-type="float" office:value="44.17" calcext:value-type="float">
            <text:p>44.17</text:p>
          </table:table-cell>
          <table:table-cell office:value-type="float" office:value="621.564109704512" calcext:value-type="float">
            <text:p>621.564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3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83.65</text:p>
          </table:table-cell>
          <table:table-cell table:style-name="ce62" office:value-type="string" calcext:value-type="string">
            <text:p>2.8</text:p>
          </table:table-cell>
          <table:table-cell table:formula="of:=[.I69]-([.G84]-[.G99])" office:value-type="float" office:value="329.08" calcext:value-type="float">
            <text:p>329.08</text:p>
          </table:table-cell>
          <table:table-cell table:formula="of:=+[.G84]-[.G99]" office:value-type="float" office:value="50.16" calcext:value-type="float">
            <text:p>50.16</text:p>
          </table:table-cell>
          <table:table-cell office:value-type="float" office:value="493.339091428125" calcext:value-type="float">
            <text:p>493.33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4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84.03</text:p>
          </table:table-cell>
          <table:table-cell table:style-name="ce62" office:value-type="string" calcext:value-type="string">
            <text:p>2.9</text:p>
          </table:table-cell>
          <table:table-cell table:formula="of:=[.I70]-([.G85]-[.G100])" office:value-type="float" office:value="308.02" calcext:value-type="float">
            <text:p>308.02</text:p>
          </table:table-cell>
          <table:table-cell table:formula="of:=+[.G85]-[.G100]" office:value-type="float" office:value="47.6300000000001" calcext:value-type="float">
            <text:p>47.6300000000001</text:p>
          </table:table-cell>
          <table:table-cell office:value-type="float" office:value="634.431715532926" calcext:value-type="float">
            <text:p>634.432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IA5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88.47</text:p>
          </table:table-cell>
          <table:table-cell table:style-name="ce62" office:value-type="string" calcext:value-type="string">
            <text:p>2.8</text:p>
          </table:table-cell>
          <table:table-cell table:formula="of:=[.I71]-([.G86]-[.G101])" office:value-type="float" office:value="304.09" calcext:value-type="float">
            <text:p>304.09</text:p>
          </table:table-cell>
          <table:table-cell table:formula="of:=+[.G86]-[.G101]" office:value-type="float" office:value="41.92" calcext:value-type="float">
            <text:p>41.92</text:p>
          </table:table-cell>
          <table:table-cell office:value-type="float" office:value="627.825635805708" calcext:value-type="float">
            <text:p>627.82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1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18.91</text:p>
          </table:table-cell>
          <table:table-cell table:style-name="ce62" office:value-type="string" calcext:value-type="string">
            <text:p>2.9</text:p>
          </table:table-cell>
          <table:table-cell table:formula="of:=[.I72]-([.G87]-[.G102])" office:value-type="float" office:value="345.61" calcext:value-type="float">
            <text:p>345.61</text:p>
          </table:table-cell>
          <table:table-cell table:formula="of:=+[.G87]-[.G102]" office:value-type="float" office:value="26.17" calcext:value-type="float">
            <text:p>26.17</text:p>
          </table:table-cell>
          <table:table-cell office:value-type="float" office:value="517.097589427563" calcext:value-type="float">
            <text:p>517.098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2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97.13</text:p>
          </table:table-cell>
          <table:table-cell table:style-name="ce62" office:value-type="string" calcext:value-type="string">
            <text:p>2.8</text:p>
          </table:table-cell>
          <table:table-cell table:formula="of:=[.I73]-([.G88]-[.G103])" office:value-type="float" office:value="314.21" calcext:value-type="float">
            <text:p>314.21</text:p>
          </table:table-cell>
          <table:table-cell table:formula="of:=+[.G88]-[.G103]" office:value-type="float" office:value="40.84" calcext:value-type="float">
            <text:p>40.84</text:p>
          </table:table-cell>
          <table:table-cell office:value-type="float" office:value="605.408774854024" calcext:value-type="float">
            <text:p>605.4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3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98.65</text:p>
          </table:table-cell>
          <table:table-cell table:style-name="ce62" office:value-type="string" calcext:value-type="string">
            <text:p>2.9</text:p>
          </table:table-cell>
          <table:table-cell table:formula="of:=[.I74]-([.G89]-[.G104])" office:value-type="float" office:value="310.61" calcext:value-type="float">
            <text:p>310.61</text:p>
          </table:table-cell>
          <table:table-cell table:formula="of:=+[.G89]-[.G104]" office:value-type="float" office:value="45.53" calcext:value-type="float">
            <text:p>45.53</text:p>
          </table:table-cell>
          <table:table-cell office:value-type="float" office:value="494.302965765643" calcext:value-type="float">
            <text:p>494.303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4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92.51</text:p>
          </table:table-cell>
          <table:table-cell table:style-name="ce62" office:value-type="string" calcext:value-type="string">
            <text:p>2.9</text:p>
          </table:table-cell>
          <table:table-cell table:formula="of:=[.I75]-([.G90]-[.G105])" office:value-type="float" office:value="317.47" calcext:value-type="float">
            <text:p>317.47</text:p>
          </table:table-cell>
          <table:table-cell table:formula="of:=+[.G90]-[.G105]" office:value-type="float" office:value="44.27" calcext:value-type="float">
            <text:p>44.27</text:p>
          </table:table-cell>
          <table:table-cell office:value-type="float" office:value="470.574177497176" calcext:value-type="float">
            <text:p>470.574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PP5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78.61</text:p>
          </table:table-cell>
          <table:table-cell table:style-name="ce62" office:value-type="string" calcext:value-type="string">
            <text:p>3.0</text:p>
          </table:table-cell>
          <table:table-cell table:formula="of:=[.I76]-([.G91]-[.G106])" office:value-type="float" office:value="288.1" calcext:value-type="float">
            <text:p>288.1</text:p>
          </table:table-cell>
          <table:table-cell table:formula="of:=+[.G91]-[.G106]" office:value-type="float" office:value="52.16" calcext:value-type="float">
            <text:p>52.16</text:p>
          </table:table-cell>
          <table:table-cell office:value-type="float" office:value="508.130610000675" calcext:value-type="float">
            <text:p>508.13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ST177-C1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46.92" calcext:value-type="float">
            <text:p>346.92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2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40.95" calcext:value-type="float">
            <text:p>340.95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3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34.44" calcext:value-type="float">
            <text:p>334.44</text:p>
          </table:table-cell>
          <table:table-cell table:style-name="ce63" office:value-type="float" office:value="3.1" calcext:value-type="float">
            <text:p>3.1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4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29.84" calcext:value-type="float">
            <text:p>329.84</text:p>
          </table:table-cell>
          <table:table-cell table:style-name="ce63"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C5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15.89" calcext:value-type="float">
            <text:p>315.89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1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08.31" calcext:value-type="float">
            <text:p>308.31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2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286.06" calcext:value-type="float">
            <text:p>286.06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3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285.85" calcext:value-type="float">
            <text:p>285.85</text:p>
          </table:table-cell>
          <table:table-cell table:style-name="ce63"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4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01.7" calcext:value-type="float">
            <text:p>301.7</text:p>
          </table:table-cell>
          <table:table-cell table:style-name="ce63"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IA5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06.67" calcext:value-type="float">
            <text:p>306.67</text:p>
          </table:table-cell>
          <table:table-cell table:style-name="ce63"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1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316.33" calcext:value-type="float">
            <text:p>316.33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2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254.43" calcext:value-type="float">
            <text:p>254.43</text:p>
          </table:table-cell>
          <table:table-cell table:style-name="ce63" office:value-type="float" office:value="2.9" calcext:value-type="float">
            <text:p>2.9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3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297.83" calcext:value-type="float">
            <text:p>297.83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4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292.07" calcext:value-type="float">
            <text:p>292.07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 table:visibility="filter">
          <table:table-cell office:value-type="string" calcext:value-type="string">
            <text:p>ST177-PP5-T3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fter</text:p>
          </table:table-cell>
          <table:table-cell office:value-type="float" office:value="278.79" calcext:value-type="float">
            <text:p>278.79</text:p>
          </table:table-cell>
          <table:table-cell table:style-name="ce63" office:value-type="float" office:value="3" calcext:value-type="float">
            <text:p>3.0</text:p>
          </table:table-cell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string" calcext:value-type="string">
            <text:p>ST177-C1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60.23</text:p>
          </table:table-cell>
          <table:table-cell table:style-name="ce62" office:value-type="string" calcext:value-type="string">
            <text:p>3.0</text:p>
          </table:table-cell>
          <table:table-cell table:formula="of:=[.I92]-([.G107]-[.G122])" office:value-type="float" office:value="371.88" calcext:value-type="float">
            <text:p>371.88</text:p>
          </table:table-cell>
          <table:table-cell table:formula="of:=+[.G107]-[.G122]" office:value-type="float" office:value="-13.31" calcext:value-type="float">
            <text:p>-13.31</text:p>
          </table:table-cell>
          <table:table-cell office:value-type="float" office:value="-2.1887085195069" calcext:value-type="float">
            <text:p>-2.189</text:p>
          </table:table-cell>
          <table:table-cell office:value-type="float" office:value="0.06" calcext:value-type="float">
            <text:p>0.060</text:p>
          </table:table-cell>
          <table:table-cell office:value-type="float" office:value="6.096" calcext:value-type="float">
            <text:p>6.096</text:p>
          </table:table-cell>
          <table:table-cell office:value-type="float" office:value="0.998681031" calcext:value-type="float">
            <text:p>0.999</text:p>
          </table:table-cell>
          <table:table-cell office:value-type="float" office:value="85.831555172" calcext:value-type="float">
            <text:p>85.832</text:p>
          </table:table-cell>
        </table:table-row>
        <table:table-row table:style-name="ro2">
          <table:table-cell office:value-type="string" calcext:value-type="string">
            <text:p>ST177-C2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25.65</text:p>
          </table:table-cell>
          <table:table-cell table:style-name="ce62" office:value-type="string" calcext:value-type="string">
            <text:p>2.9</text:p>
          </table:table-cell>
          <table:table-cell table:formula="of:=[.I93]-([.G108]-[.G123])" office:value-type="float" office:value="349.52" calcext:value-type="float">
            <text:p>349.52</text:p>
          </table:table-cell>
          <table:table-cell table:formula="of:=+[.G108]-[.G123]" office:value-type="float" office:value="15.3" calcext:value-type="float">
            <text:p>15.3</text:p>
          </table:table-cell>
          <table:table-cell office:value-type="float" office:value="-1.76377407414197" calcext:value-type="float">
            <text:p>-1.764</text:p>
          </table:table-cell>
          <table:table-cell office:value-type="float" office:value="0.05" calcext:value-type="float">
            <text:p>0.050</text:p>
          </table:table-cell>
          <table:table-cell office:value-type="float" office:value="7.312" calcext:value-type="float">
            <text:p>7.312</text:p>
          </table:table-cell>
          <table:table-cell office:value-type="float" office:value="1.193143674" calcext:value-type="float">
            <text:p>1.193</text:p>
          </table:table-cell>
          <table:table-cell office:value-type="float" office:value="83.215680676" calcext:value-type="float">
            <text:p>83.216</text:p>
          </table:table-cell>
        </table:table-row>
        <table:table-row table:style-name="ro2">
          <table:table-cell office:value-type="string" calcext:value-type="string">
            <text:p>ST177-C3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304.69</text:p>
          </table:table-cell>
          <table:table-cell table:style-name="ce62" office:value-type="string" calcext:value-type="string">
            <text:p>3.1</text:p>
          </table:table-cell>
          <table:table-cell table:formula="of:=[.I94]-([.G109]-[.G124])" office:value-type="float" office:value="340.72" calcext:value-type="float">
            <text:p>340.72</text:p>
          </table:table-cell>
          <table:table-cell table:formula="of:=+[.G109]-[.G124]" office:value-type="float" office:value="29.75" calcext:value-type="float">
            <text:p>29.75</text:p>
          </table:table-cell>
          <table:table-cell office:value-type="float" office:value="-1.81795422518182" calcext:value-type="float">
            <text:p>-1.818</text:p>
          </table:table-cell>
          <table:table-cell office:value-type="float" office:value="0.051" calcext:value-type="float">
            <text:p>0.051</text:p>
          </table:table-cell>
          <table:table-cell office:value-type="float" office:value="4.732" calcext:value-type="float">
            <text:p>4.732</text:p>
          </table:table-cell>
          <table:table-cell office:value-type="float" office:value="0.871236587" calcext:value-type="float">
            <text:p>0.871</text:p>
          </table:table-cell>
          <table:table-cell office:value-type="float" office:value="87.425375352" calcext:value-type="float">
            <text:p>87.425</text:p>
          </table:table-cell>
        </table:table-row>
        <table:table-row table:style-name="ro2">
          <table:table-cell office:value-type="string" calcext:value-type="string">
            <text:p>ST177-C4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84.23</text:p>
          </table:table-cell>
          <table:table-cell table:style-name="ce62" office:value-type="string" calcext:value-type="string">
            <text:p>2.9</text:p>
          </table:table-cell>
          <table:table-cell table:formula="of:=[.I95]-([.G110]-[.G125])" office:value-type="float" office:value="304.12" calcext:value-type="float">
            <text:p>304.12</text:p>
          </table:table-cell>
          <table:table-cell table:formula="of:=+[.G110]-[.G125]" office:value-type="float" office:value="45.61" calcext:value-type="float">
            <text:p>45.61</text:p>
          </table:table-cell>
          <table:table-cell office:value-type="float" office:value="-2.23646623379987" calcext:value-type="float">
            <text:p>-2.236</text:p>
          </table:table-cell>
          <table:table-cell office:value-type="float" office:value="0.042" calcext:value-type="float">
            <text:p>0.042</text:p>
          </table:table-cell>
          <table:table-cell office:value-type="float" office:value="0.86" calcext:value-type="float">
            <text:p>0.860</text:p>
          </table:table-cell>
          <table:table-cell office:value-type="float" office:value="0.858052679" calcext:value-type="float">
            <text:p>0.858</text:p>
          </table:table-cell>
          <table:table-cell office:value-type="float" office:value="98.103513876" calcext:value-type="float">
            <text:p>98.104</text:p>
          </table:table-cell>
        </table:table-row>
        <table:table-row table:style-name="ro2">
          <table:table-cell office:value-type="string" calcext:value-type="string">
            <text:p>ST177-C5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71.46</text:p>
          </table:table-cell>
          <table:table-cell table:style-name="ce62" office:value-type="string" calcext:value-type="string">
            <text:p>3.0</text:p>
          </table:table-cell>
          <table:table-cell table:formula="of:=[.I96]-([.G111]-[.G126])" office:value-type="float" office:value="281.24" calcext:value-type="float">
            <text:p>281.24</text:p>
          </table:table-cell>
          <table:table-cell table:formula="of:=+[.G111]-[.G126]" office:value-type="float" office:value="44.43" calcext:value-type="float">
            <text:p>44.43</text:p>
          </table:table-cell>
          <table:table-cell office:value-type="float" office:value="-1.69193227511994" calcext:value-type="float">
            <text:p>-1.692</text:p>
          </table:table-cell>
          <table:table-cell office:value-type="float" office:value="0.053" calcext:value-type="float">
            <text:p>0.053</text:p>
          </table:table-cell>
          <table:table-cell office:value-type="float" office:value="4.673" calcext:value-type="float">
            <text:p>4.673</text:p>
          </table:table-cell>
          <table:table-cell office:value-type="float" office:value="0.910788311" calcext:value-type="float">
            <text:p>0.911</text:p>
          </table:table-cell>
          <table:table-cell office:value-type="float" office:value="84.012134084" calcext:value-type="float">
            <text:p>84.012</text:p>
          </table:table-cell>
        </table:table-row>
        <table:table-row table:style-name="ro2">
          <table:table-cell office:value-type="string" calcext:value-type="string">
            <text:p>ST177-IA1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53.95</text:p>
          </table:table-cell>
          <table:table-cell table:style-name="ce62" office:value-type="string" calcext:value-type="string">
            <text:p>2.9</text:p>
          </table:table-cell>
          <table:table-cell table:formula="of:=[.I97]-([.G112]-[.G127])" office:value-type="float" office:value="244.07" calcext:value-type="float">
            <text:p>244.07</text:p>
          </table:table-cell>
          <table:table-cell table:formula="of:=+[.G112]-[.G127]" office:value-type="float" office:value="54.36" calcext:value-type="float">
            <text:p>54.36</text:p>
          </table:table-cell>
          <table:table-cell office:value-type="float" office:value="675.44998190723" calcext:value-type="float">
            <text:p>675.450</text:p>
          </table:table-cell>
          <table:table-cell office:value-type="float" office:value="0.098" calcext:value-type="float">
            <text:p>0.098</text:p>
          </table:table-cell>
          <table:table-cell office:value-type="float" office:value="8.657" calcext:value-type="float">
            <text:p>8.657</text:p>
          </table:table-cell>
          <table:table-cell office:value-type="float" office:value="1.027246165" calcext:value-type="float">
            <text:p>1.027</text:p>
          </table:table-cell>
          <table:table-cell office:value-type="float" office:value="91.10349218" calcext:value-type="float">
            <text:p>91.103</text:p>
          </table:table-cell>
        </table:table-row>
        <table:table-row table:style-name="ro2">
          <table:table-cell office:value-type="string" calcext:value-type="string">
            <text:p>ST177-IA2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51.73</text:p>
          </table:table-cell>
          <table:table-cell table:style-name="ce62" office:value-type="string" calcext:value-type="string">
            <text:p>2.9</text:p>
          </table:table-cell>
          <table:table-cell table:formula="of:=[.I98]-([.G113]-[.G128])" office:value-type="float" office:value="250.79" calcext:value-type="float">
            <text:p>250.79</text:p>
          </table:table-cell>
          <table:table-cell table:formula="of:=+[.G113]-[.G128]" office:value-type="float" office:value="34.33" calcext:value-type="float">
            <text:p>34.33</text:p>
          </table:table-cell>
          <table:table-cell office:value-type="float" office:value="734.347331498982" calcext:value-type="float">
            <text:p>734.347</text:p>
          </table:table-cell>
          <table:table-cell office:value-type="float" office:value="0.09" calcext:value-type="float">
            <text:p>0.090</text:p>
          </table:table-cell>
          <table:table-cell office:value-type="float" office:value="6.867" calcext:value-type="float">
            <text:p>6.867</text:p>
          </table:table-cell>
          <table:table-cell office:value-type="float" office:value="1.251372601" calcext:value-type="float">
            <text:p>1.251</text:p>
          </table:table-cell>
          <table:table-cell office:value-type="float" office:value="120.311046172" calcext:value-type="float">
            <text:p>120.311</text:p>
          </table:table-cell>
        </table:table-row>
        <table:table-row table:style-name="ro2">
          <table:table-cell office:value-type="string" calcext:value-type="string">
            <text:p>ST177-IA3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45.53</text:p>
          </table:table-cell>
          <table:table-cell table:style-name="ce62" office:value-type="string" calcext:value-type="string">
            <text:p>2.9</text:p>
          </table:table-cell>
          <table:table-cell table:formula="of:=[.I99]-([.G114]-[.G129])" office:value-type="float" office:value="288.76" calcext:value-type="float">
            <text:p>288.76</text:p>
          </table:table-cell>
          <table:table-cell table:formula="of:=+[.G114]-[.G129]" office:value-type="float" office:value="40.32" calcext:value-type="float">
            <text:p>40.32</text:p>
          </table:table-cell>
          <table:table-cell office:value-type="float" office:value="664.466309668382" calcext:value-type="float">
            <text:p>664.466</text:p>
          </table:table-cell>
          <table:table-cell office:value-type="float" office:value="0.081" calcext:value-type="float">
            <text:p>0.081</text:p>
          </table:table-cell>
          <table:table-cell office:value-type="float" office:value="7.183" calcext:value-type="float">
            <text:p>7.183</text:p>
          </table:table-cell>
          <table:table-cell office:value-type="float" office:value="1.240386011" calcext:value-type="float">
            <text:p>1.240</text:p>
          </table:table-cell>
          <table:table-cell office:value-type="float" office:value="100.704774548" calcext:value-type="float">
            <text:p>100.705</text:p>
          </table:table-cell>
        </table:table-row>
        <table:table-row table:style-name="ro2">
          <table:table-cell office:value-type="string" calcext:value-type="string">
            <text:p>ST177-IA4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48.36</text:p>
          </table:table-cell>
          <table:table-cell table:style-name="ce62" office:value-type="string" calcext:value-type="string">
            <text:p>3.0</text:p>
          </table:table-cell>
          <table:table-cell table:formula="of:=[.I100]-([.G115]-[.G130])" office:value-type="float" office:value="254.68" calcext:value-type="float">
            <text:p>254.68</text:p>
          </table:table-cell>
          <table:table-cell table:formula="of:=+[.G115]-[.G130]" office:value-type="float" office:value="53.34" calcext:value-type="float">
            <text:p>53.34</text:p>
          </table:table-cell>
          <table:table-cell office:value-type="float" office:value="810.466879488687" calcext:value-type="float">
            <text:p>810.467</text:p>
          </table:table-cell>
          <table:table-cell office:value-type="float" office:value="0.081" calcext:value-type="float">
            <text:p>0.081</text:p>
          </table:table-cell>
          <table:table-cell office:value-type="float" office:value="7.55" calcext:value-type="float">
            <text:p>7.550</text:p>
          </table:table-cell>
          <table:table-cell office:value-type="float" office:value="1.209623559" calcext:value-type="float">
            <text:p>1.210</text:p>
          </table:table-cell>
          <table:table-cell office:value-type="float" office:value="97.803930484" calcext:value-type="float">
            <text:p>97.804</text:p>
          </table:table-cell>
        </table:table-row>
        <table:table-row table:style-name="ro2">
          <table:table-cell office:value-type="string" calcext:value-type="string">
            <text:p>ST177-IA5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59.40</text:p>
          </table:table-cell>
          <table:table-cell table:style-name="ce62" office:value-type="string" calcext:value-type="string">
            <text:p>2.9</text:p>
          </table:table-cell>
          <table:table-cell table:formula="of:=[.I101]-([.G116]-[.G131])" office:value-type="float" office:value="256.82" calcext:value-type="float">
            <text:p>256.82</text:p>
          </table:table-cell>
          <table:table-cell table:formula="of:=+[.G116]-[.G131]" office:value-type="float" office:value="47.27" calcext:value-type="float">
            <text:p>47.27</text:p>
          </table:table-cell>
          <table:table-cell office:value-type="float" office:value="785.559815417224" calcext:value-type="float">
            <text:p>785.560</text:p>
          </table:table-cell>
          <table:table-cell office:value-type="float" office:value="0.078" calcext:value-type="float">
            <text:p>0.078</text:p>
          </table:table-cell>
          <table:table-cell office:value-type="float" office:value="2.768" calcext:value-type="float">
            <text:p>2.768</text:p>
          </table:table-cell>
          <table:table-cell office:value-type="float" office:value="0.958030648" calcext:value-type="float">
            <text:p>0.958</text:p>
          </table:table-cell>
          <table:table-cell office:value-type="float" office:value="92.22236308" calcext:value-type="float">
            <text:p>92.222</text:p>
          </table:table-cell>
        </table:table-row>
        <table:table-row table:style-name="ro2">
          <table:table-cell office:value-type="string" calcext:value-type="string">
            <text:p>ST177-PP1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50.02</text:p>
          </table:table-cell>
          <table:table-cell table:style-name="ce62" office:value-type="string" calcext:value-type="string">
            <text:p>3.0</text:p>
          </table:table-cell>
          <table:table-cell table:formula="of:=[.I102]-([.G117]-[.G132])" office:value-type="float" office:value="279.3" calcext:value-type="float">
            <text:p>279.3</text:p>
          </table:table-cell>
          <table:table-cell table:formula="of:=+[.G117]-[.G132]" office:value-type="float" office:value="66.31" calcext:value-type="float">
            <text:p>66.31</text:p>
          </table:table-cell>
          <table:table-cell office:value-type="float" office:value="730.538625883381" calcext:value-type="float">
            <text:p>730.539</text:p>
          </table:table-cell>
          <table:table-cell office:value-type="float" office:value="0.09" calcext:value-type="float">
            <text:p>0.090</text:p>
          </table:table-cell>
          <table:table-cell office:value-type="float" office:value="17.543" calcext:value-type="float">
            <text:p>17.543</text:p>
          </table:table-cell>
          <table:table-cell office:value-type="float" office:value="1.847944438" calcext:value-type="float">
            <text:p>1.848</text:p>
          </table:table-cell>
          <table:table-cell office:value-type="float" office:value="86.11195792" calcext:value-type="float">
            <text:p>86.112</text:p>
          </table:table-cell>
        </table:table-row>
        <table:table-row table:style-name="ro2">
          <table:table-cell office:value-type="string" calcext:value-type="string">
            <text:p>ST177-PP2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33.35</text:p>
          </table:table-cell>
          <table:table-cell table:style-name="ce62" office:value-type="string" calcext:value-type="string">
            <text:p>2.9</text:p>
          </table:table-cell>
          <table:table-cell table:formula="of:=[.I103]-([.G118]-[.G133])" office:value-type="float" office:value="293.13" calcext:value-type="float">
            <text:p>293.13</text:p>
          </table:table-cell>
          <table:table-cell table:formula="of:=+[.G118]-[.G133]" office:value-type="float" office:value="21.08" calcext:value-type="float">
            <text:p>21.08</text:p>
          </table:table-cell>
          <table:table-cell office:value-type="float" office:value="796.121544495442" calcext:value-type="float">
            <text:p>796.122</text:p>
          </table:table-cell>
          <table:table-cell office:value-type="float" office:value="0.092" calcext:value-type="float">
            <text:p>0.092</text:p>
          </table:table-cell>
          <table:table-cell office:value-type="float" office:value="12.376" calcext:value-type="float">
            <text:p>12.376</text:p>
          </table:table-cell>
          <table:table-cell office:value-type="float" office:value="1.522741374" calcext:value-type="float">
            <text:p>1.523</text:p>
          </table:table-cell>
          <table:table-cell office:value-type="float" office:value="86.007834424" calcext:value-type="float">
            <text:p>86.008</text:p>
          </table:table-cell>
        </table:table-row>
        <table:table-row table:style-name="ro2">
          <table:table-cell office:value-type="string" calcext:value-type="string">
            <text:p>ST177-PP3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38.83</text:p>
          </table:table-cell>
          <table:table-cell table:style-name="ce62" office:value-type="string" calcext:value-type="string">
            <text:p>3.0</text:p>
          </table:table-cell>
          <table:table-cell table:formula="of:=[.I104]-([.G119]-[.G134])" office:value-type="float" office:value="251.61" calcext:value-type="float">
            <text:p>251.61</text:p>
          </table:table-cell>
          <table:table-cell table:formula="of:=+[.G119]-[.G134]" office:value-type="float" office:value="59" calcext:value-type="float">
            <text:p>59</text:p>
          </table:table-cell>
          <table:table-cell office:value-type="float" office:value="695.676814099431" calcext:value-type="float">
            <text:p>695.677</text:p>
          </table:table-cell>
          <table:table-cell office:value-type="float" office:value="0.109" calcext:value-type="float">
            <text:p>0.109</text:p>
          </table:table-cell>
          <table:table-cell office:value-type="float" office:value="13.964" calcext:value-type="float">
            <text:p>13.964</text:p>
          </table:table-cell>
          <table:table-cell office:value-type="float" office:value="1.515050761" calcext:value-type="float">
            <text:p>1.515</text:p>
          </table:table-cell>
          <table:table-cell office:value-type="float" office:value="82.724290844" calcext:value-type="float">
            <text:p>82.724</text:p>
          </table:table-cell>
        </table:table-row>
        <table:table-row table:style-name="ro2">
          <table:table-cell office:value-type="string" calcext:value-type="string">
            <text:p>ST177-PP4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24.54</text:p>
          </table:table-cell>
          <table:table-cell table:style-name="ce62" office:value-type="string" calcext:value-type="string">
            <text:p>3.0</text:p>
          </table:table-cell>
          <table:table-cell table:formula="of:=[.I105]-([.G120]-[.G135])" office:value-type="float" office:value="249.94" calcext:value-type="float">
            <text:p>249.94</text:p>
          </table:table-cell>
          <table:table-cell table:formula="of:=+[.G120]-[.G135]" office:value-type="float" office:value="67.53" calcext:value-type="float">
            <text:p>67.53</text:p>
          </table:table-cell>
          <table:table-cell office:value-type="float" office:value="774.947625978999" calcext:value-type="float">
            <text:p>774.948</text:p>
          </table:table-cell>
          <table:table-cell office:value-type="float" office:value="0.097" calcext:value-type="float">
            <text:p>0.097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586463596" calcext:value-type="float">
            <text:p>1.586</text:p>
          </table:table-cell>
          <table:table-cell office:value-type="float" office:value="88.650196476" calcext:value-type="float">
            <text:p>88.650</text:p>
          </table:table-cell>
        </table:table-row>
        <table:table-row table:style-name="ro2">
          <table:table-cell office:value-type="string" calcext:value-type="string">
            <text:p>ST177-PP5-T4</text:p>
          </table:table-cell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206.74</text:p>
          </table:table-cell>
          <table:table-cell table:style-name="ce62" office:value-type="string" calcext:value-type="string">
            <text:p>3.1</text:p>
          </table:table-cell>
          <table:table-cell table:formula="of:=[.I106]-([.G121]-[.G136])" office:value-type="float" office:value="216.05" calcext:value-type="float">
            <text:p>216.05</text:p>
          </table:table-cell>
          <table:table-cell table:formula="of:=+[.G121]-[.G136]" office:value-type="float" office:value="72.05" calcext:value-type="float">
            <text:p>72.05</text:p>
          </table:table-cell>
          <table:table-cell office:value-type="float" office:value="725.54958878757" calcext:value-type="float">
            <text:p>725.550</text:p>
          </table:table-cell>
          <table:table-cell office:value-type="float" office:value="0.103" calcext:value-type="float">
            <text:p>0.103</text:p>
          </table:table-cell>
          <table:table-cell office:value-type="float" office:value="10.713" calcext:value-type="float">
            <text:p>10.713</text:p>
          </table:table-cell>
          <table:table-cell office:value-type="float" office:value="1.526037351" calcext:value-type="float">
            <text:p>1.526</text:p>
          </table:table-cell>
          <table:table-cell office:value-type="float" office:value="95.631950892" calcext:value-type="float">
            <text:p>95.632</text:p>
          </table:table-cell>
        </table:table-row>
        <table:table-row table:style-name="ro2" table:number-rows-repeated="14">
          <table:table-cell table:number-columns-repeated="7"/>
          <table:table-cell table:style-name="ce62"/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7"/>
          <table:table-cell table:style-name="ce62"/>
          <table:table-cell table:number-columns-repeated="2"/>
          <table:table-cell table:style-name="Default" table:number-columns-repeated="5"/>
        </table:table-row>
      </table:table>
      <table:table table:name="ST177-O2" table:style-name="ta1">
        <table:table-column table:style-name="co2" table:number-columns-repeated="4" table:default-cell-style-name="Default"/>
        <table:table-column table:style-name="co2" table:number-columns-repeated="2" table:default-cell-style-name="ce27"/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xygen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2.3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3.30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4.5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3.7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86.0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75.8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0.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1.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1.1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381.9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8.8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8.3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386.9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5.0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87.35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89.97" calcext:value-type="float">
            <text:p>389.9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77.21" calcext:value-type="float">
            <text:p>377.2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70.8" calcext:value-type="float">
            <text:p>370.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70.66" calcext:value-type="float">
            <text:p>370.6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68.78" calcext:value-type="float">
            <text:p>368.7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52.38" calcext:value-type="float">
            <text:p>352.3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58.17" calcext:value-type="float">
            <text:p>358.1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61.24" calcext:value-type="float">
            <text:p>361.2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57.74" calcext:value-type="float">
            <text:p>357.7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56.14" calcext:value-type="float">
            <text:p>356.1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79.07" calcext:value-type="float">
            <text:p>379.0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69.39" calcext:value-type="float">
            <text:p>369.3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66.09" calcext:value-type="float">
            <text:p>366.0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75.03" calcext:value-type="float">
            <text:p>375.0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66.01" calcext:value-type="float">
            <text:p>366.0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88.53" calcext:value-type="float">
            <text:p>388.5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71.51" calcext:value-type="float">
            <text:p>371.5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76.79" calcext:value-type="float">
            <text:p>376.7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  <table:table-cell office:value-type="float" office:value="371.6" calcext:value-type="float">
            <text:p>371.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57.08" calcext:value-type="float">
            <text:p>357.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31.38" calcext:value-type="float">
            <text:p>331.3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  <table:table-cell office:value-type="float" office:value="329.29" calcext:value-type="float">
            <text:p>329.2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</text:p>
          </table:table-cell>
          <table:table-cell office:value-type="float" office:value="379.24" calcext:value-type="float">
            <text:p>379.2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</text:p>
          </table:table-cell>
          <table:table-cell office:value-type="float" office:value="355.65" calcext:value-type="float">
            <text:p>355.65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</text:p>
          </table:table-cell>
          <table:table-cell office:value-type="float" office:value="346.01" calcext:value-type="float">
            <text:p>346.0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  <table:table-cell office:value-type="float" office:value="371.78" calcext:value-type="float">
            <text:p>371.7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  <table:table-cell office:value-type="float" office:value="355.05" calcext:value-type="float">
            <text:p>355.05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56.14" calcext:value-type="float">
            <text:p>356.1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</text:p>
          </table:table-cell>
          <table:table-cell office:value-type="float" office:value="361.74" calcext:value-type="float">
            <text:p>361.7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 office:value-type="float" office:value="340.26" calcext:value-type="float">
            <text:p>340.2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58.57" calcext:value-type="float">
            <text:p>358.5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64.82" calcext:value-type="float">
            <text:p>364.8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float" office:value="370.47" calcext:value-type="float">
            <text:p>370.4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49.73" calcext:value-type="float">
            <text:p>349.7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25.67" calcext:value-type="float">
            <text:p>325.6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298.43" calcext:value-type="float">
            <text:p>298.4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285.12" calcext:value-type="float">
            <text:p>285.1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</text:p>
          </table:table-cell>
          <table:table-cell office:value-type="float" office:value="329.08" calcext:value-type="float">
            <text:p>329.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08.02" calcext:value-type="float">
            <text:p>308.0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</text:p>
          </table:table-cell>
          <table:table-cell office:value-type="float" office:value="304.09" calcext:value-type="float">
            <text:p>304.0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45.61" calcext:value-type="float">
            <text:p>345.6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</text:p>
          </table:table-cell>
          <table:table-cell office:value-type="float" office:value="314.21" calcext:value-type="float">
            <text:p>314.2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10.61" calcext:value-type="float">
            <text:p>310.6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9</text:p>
          </table:table-cell>
          <table:table-cell office:value-type="float" office:value="317.47" calcext:value-type="float">
            <text:p>317.4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float" office:value="371.88" calcext:value-type="float">
            <text:p>371.8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349.52" calcext:value-type="float">
            <text:p>349.5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float" office:value="340.72" calcext:value-type="float">
            <text:p>340.7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304.12" calcext:value-type="float">
            <text:p>304.1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float" office:value="281.24" calcext:value-type="float">
            <text:p>281.2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244.07" calcext:value-type="float">
            <text:p>244.07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250.79" calcext:value-type="float">
            <text:p>250.79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288.76" calcext:value-type="float">
            <text:p>288.7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float" office:value="254.68" calcext:value-type="float">
            <text:p>254.6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256.82" calcext:value-type="float">
            <text:p>256.8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float" office:value="279.3" calcext:value-type="float">
            <text:p>279.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float" office:value="293.13" calcext:value-type="float">
            <text:p>293.13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float" office:value="251.61" calcext:value-type="float">
            <text:p>251.6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float" office:value="249.94" calcext:value-type="float">
            <text:p>249.9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float" office:value="216.05" calcext:value-type="float">
            <text:p>216.05</text:p>
          </table:table-cell>
        </table:table-row>
        <table:table-row table:style-name="ro2" table:number-rows-repeated="104849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T177-SCOC" table:style-name="ta1">
        <table:table-column table:style-name="co2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TREATMENT</text:p>
          </table:table-cell>
          <table:table-cell office:value-type="string" calcext:value-type="string">
            <text:p>REPLICAT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COC</text:p>
          </table:table-cell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-5.23" calcext:value-type="float">
            <text:p>-5.23</text:p>
          </table:table-cell>
          <table:table-cell table:style-name="ce58" table:formula="of:=([.C2]*[.F20])/[.H20]" office:value-type="float" office:value="-0.662466666666667" calcext:value-type="float">
            <text:p>-0.66</text:p>
          </table:table-cell>
          <table:table-cell office:value-type="float" office:value="0.3978" calcext:value-type="float">
            <text:p>0.39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-7.995" calcext:value-type="float">
            <text:p>-7.995</text:p>
          </table:table-cell>
          <table:table-cell table:style-name="ce58" table:formula="of:=([.C3]*[.F21])/[.H21]" office:value-type="float" office:value="-1.07666" calcext:value-type="float">
            <text:p>-1.08</text:p>
          </table:table-cell>
          <table:table-cell office:value-type="float" office:value="0.9473" calcext:value-type="float">
            <text:p>0.94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-8.797" calcext:value-type="float">
            <text:p>-8.797</text:p>
          </table:table-cell>
          <table:table-cell table:style-name="ce58" table:formula="of:=([.C4]*[.F22])/[.H22]" office:value-type="float" office:value="-1.15827166666667" calcext:value-type="float">
            <text:p>-1.16</text:p>
          </table:table-cell>
          <table:table-cell office:value-type="float" office:value="0.6992" calcext:value-type="float">
            <text:p>0.6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-18.027" calcext:value-type="float">
            <text:p>-18.027</text:p>
          </table:table-cell>
          <table:table-cell table:style-name="ce58" table:formula="of:=([.C5]*[.F23])/[.H23]" office:value-type="float" office:value="-2.229339" calcext:value-type="float">
            <text:p>-2.23</text:p>
          </table:table-cell>
          <table:table-cell office:value-type="float" office:value="0.8203" calcext:value-type="float">
            <text:p>0.82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-25.275" calcext:value-type="float">
            <text:p>-25.275</text:p>
          </table:table-cell>
          <table:table-cell table:style-name="ce58" table:formula="of:=([.C6]*[.F24])/[.H24]" office:value-type="float" office:value="-3.378425" calcext:value-type="float">
            <text:p>-3.38</text:p>
          </table:table-cell>
          <table:table-cell office:value-type="float" office:value="0.9355" calcext:value-type="float">
            <text:p>0.93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-31.743" calcext:value-type="float">
            <text:p>-31.743</text:p>
          </table:table-cell>
          <table:table-cell table:style-name="ce58" table:formula="of:=([.C7]*[.F25])/[.H25]" office:value-type="float" office:value="-3.967875" calcext:value-type="float">
            <text:p>-3.97</text:p>
          </table:table-cell>
          <table:table-cell office:value-type="float" office:value="0.9576" calcext:value-type="float">
            <text:p>0.95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-33.163" calcext:value-type="float">
            <text:p>-33.163</text:p>
          </table:table-cell>
          <table:table-cell table:style-name="ce58" table:formula="of:=([.C8]*[.F26])/[.H26]" office:value-type="float" office:value="-4.278027" calcext:value-type="float">
            <text:p>-4.28</text:p>
          </table:table-cell>
          <table:table-cell office:value-type="float" office:value="0.9857" calcext:value-type="float">
            <text:p>0.985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-21.68" calcext:value-type="float">
            <text:p>-21.68</text:p>
          </table:table-cell>
          <table:table-cell table:style-name="ce58" table:formula="of:=([.C9]*[.F27])/[.H27]" office:value-type="float" office:value="-2.89789333333333" calcext:value-type="float">
            <text:p>-2.90</text:p>
          </table:table-cell>
          <table:table-cell office:value-type="float" office:value="0.7689" calcext:value-type="float">
            <text:p>0.768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-30.264" calcext:value-type="float">
            <text:p>-30.264</text:p>
          </table:table-cell>
          <table:table-cell table:style-name="ce58" table:formula="of:=([.C10]*[.F28])/[.H28]" office:value-type="float" office:value="-3.571152" calcext:value-type="float">
            <text:p>-3.57</text:p>
          </table:table-cell>
          <table:table-cell office:value-type="float" office:value="0.899" calcext:value-type="float">
            <text:p>0.89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-30.235" calcext:value-type="float">
            <text:p>-30.235</text:p>
          </table:table-cell>
          <table:table-cell table:style-name="ce58" table:formula="of:=([.C11]*[.F29])/[.H29]" office:value-type="float" office:value="-3.97086333333333" calcext:value-type="float">
            <text:p>-3.97</text:p>
          </table:table-cell>
          <table:table-cell office:value-type="float" office:value="0.9461" calcext:value-type="float">
            <text:p>0.946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-25.252" calcext:value-type="float">
            <text:p>-25.252</text:p>
          </table:table-cell>
          <table:table-cell table:style-name="ce58" table:formula="of:=([.C12]*[.F30])/[.H30]" office:value-type="float" office:value="-3.28276" calcext:value-type="float">
            <text:p>-3.28</text:p>
          </table:table-cell>
          <table:table-cell office:value-type="float" office:value="0.8173" calcext:value-type="float">
            <text:p>0.81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-24.558" calcext:value-type="float">
            <text:p>-24.558</text:p>
          </table:table-cell>
          <table:table-cell table:style-name="ce58" table:formula="of:=([.C13]*[.F31])/[.H31]" office:value-type="float" office:value="-3.413562" calcext:value-type="float">
            <text:p>-3.41</text:p>
          </table:table-cell>
          <table:table-cell office:value-type="float" office:value="0.9716" calcext:value-type="float">
            <text:p>0.97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-32.62" calcext:value-type="float">
            <text:p>-32.62</text:p>
          </table:table-cell>
          <table:table-cell table:style-name="ce58" table:formula="of:=([.C14]*[.F32])/[.H32]" office:value-type="float" office:value="-5.0561" calcext:value-type="float">
            <text:p>-5.06</text:p>
          </table:table-cell>
          <table:table-cell office:value-type="float" office:value="0.9125" calcext:value-type="float">
            <text:p>0.91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-32.774" calcext:value-type="float">
            <text:p>-32.774</text:p>
          </table:table-cell>
          <table:table-cell table:style-name="ce58" table:formula="of:=([.C15]*[.F33])/[.H33]" office:value-type="float" office:value="-4.61020933333333" calcext:value-type="float">
            <text:p>-4.61</text:p>
          </table:table-cell>
          <table:table-cell office:value-type="float" office:value="0.8717" calcext:value-type="float">
            <text:p>0.87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-42.051" calcext:value-type="float">
            <text:p>-42.051</text:p>
          </table:table-cell>
          <table:table-cell table:style-name="ce58" table:formula="of:=([.C16]*[.F34])/[.H34]" office:value-type="float" office:value="-5.859106" calcext:value-type="float">
            <text:p>-5.86</text:p>
          </table:table-cell>
          <table:table-cell office:value-type="float" office:value="0.9363" calcext:value-type="float">
            <text:p>0.9363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RADIO (CM)</text:p>
          </table:table-cell>
          <table:table-cell office:value-type="string" calcext:value-type="string">
            <text:p>RADIO (M)</text:p>
          </table:table-cell>
          <table:table-cell office:value-type="string" calcext:value-type="string">
            <text:p>Water Higth (CM)</text:p>
          </table:table-cell>
          <table:table-cell office:value-type="string" calcext:value-type="string">
            <text:p>Water Higth (M)</text:p>
          </table:table-cell>
          <table:table-cell office:value-type="string" calcext:value-type="string">
            <text:p>VOL H2O (M3)</text:p>
          </table:table-cell>
          <table:table-cell office:value-type="string" calcext:value-type="string">
            <text:p>AREA CORE (CM2)</text:p>
          </table:table-cell>
          <table:table-cell office:value-type="string" calcext:value-type="string">
            <text:p>AREA CORE (M2)</text:p>
          </table:table-cell>
          <table:table-cell/>
          <table:table-cell office:value-type="string" calcext:value-type="string">
            <text:p>SCOC= slope * Vol H2O (M3)/ AREA (M2)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0]/100" office:value-type="float" office:value="0.0505" calcext:value-type="float">
            <text:p>0.051</text:p>
          </table:table-cell>
          <table:table-cell table:style-name="ce58" table:formula="of:=+AVERAGE(12.4;13.1;12.5)" office:value-type="float" office:value="12.6666666666667" calcext:value-type="float">
            <text:p>12.67</text:p>
          </table:table-cell>
          <table:table-cell table:style-name="ce58" table:formula="of:=+[.D20]/100" office:value-type="float" office:value="0.126666666666667" calcext:value-type="float">
            <text:p>0.13</text:p>
          </table:table-cell>
          <table:table-cell table:style-name="ce59" table:formula="of:=+PI()*[.C20]^2*[.E20]" office:value-type="float" office:value="0.00101483391087687" calcext:value-type="float">
            <text:p>0.0010</text:p>
          </table:table-cell>
          <table:table-cell table:formula="of:=+PI()*[.B20]^2" office:value-type="float" office:value="80.1184666481737" calcext:value-type="float">
            <text:p>80.1184666481737</text:p>
          </table:table-cell>
          <table:table-cell table:formula="of:=+PI()*[.C20]^2" office:value-type="float" office:value="0.00801184666481737" calcext:value-type="float">
            <text:p>0.008011846664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style-name="ce57" table:formula="of:=+[.B21]/100" office:value-type="float" office:value="0.05" calcext:value-type="float">
            <text:p>0.050</text:p>
          </table:table-cell>
          <table:table-cell table:style-name="ce58" table:formula="of:=+AVERAGE(13.8;13.3;13.3)" office:value-type="float" office:value="13.4666666666667" calcext:value-type="float">
            <text:p>13.47</text:p>
          </table:table-cell>
          <table:table-cell table:style-name="ce58" table:formula="of:=+[.D21]/100" office:value-type="float" office:value="0.134666666666667" calcext:value-type="float">
            <text:p>0.13</text:p>
          </table:table-cell>
          <table:table-cell table:style-name="ce59" table:formula="of:=+PI()*[.C21]^2*[.E21]" office:value-type="float" office:value="0.00105766952670856" calcext:value-type="float">
            <text:p>0.0011</text:p>
          </table:table-cell>
          <table:table-cell table:formula="of:=+PI()*[.B21]^2" office:value-type="float" office:value="78.5398163397448" calcext:value-type="float">
            <text:p>78.5398163397448</text:p>
          </table:table-cell>
          <table:table-cell table:formula="of:=+PI()*[.C21]^2" office:value-type="float" office:value="0.00785398163397448" calcext:value-type="float">
            <text:p>0.0078539816339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2]/100" office:value-type="float" office:value="0.0505" calcext:value-type="float">
            <text:p>0.051</text:p>
          </table:table-cell>
          <table:table-cell table:style-name="ce58" table:formula="of:=+AVERAGE(13.5;13;13)" office:value-type="float" office:value="13.1666666666667" calcext:value-type="float">
            <text:p>13.17</text:p>
          </table:table-cell>
          <table:table-cell table:style-name="ce58" table:formula="of:=+[.D22]/100" office:value-type="float" office:value="0.131666666666667" calcext:value-type="float">
            <text:p>0.13</text:p>
          </table:table-cell>
          <table:table-cell table:style-name="ce59" table:formula="of:=+PI()*[.C22]^2*[.E22]" office:value-type="float" office:value="0.00105489314420095" calcext:value-type="float">
            <text:p>0.0011</text:p>
          </table:table-cell>
          <table:table-cell table:formula="of:=+PI()*[.B22]^2" office:value-type="float" office:value="80.1184666481737" calcext:value-type="float">
            <text:p>80.1184666481737</text:p>
          </table:table-cell>
          <table:table-cell table:formula="of:=+PI()*[.C22]^2" office:value-type="float" office:value="0.00801184666481737" calcext:value-type="float">
            <text:p>0.008011846664817</text:p>
          </table:table-cell>
          <table:table-cell/>
          <table:table-cell office:value-type="string" calcext:value-type="string">
            <text:p>vol core=pi*r2*h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4.8" calcext:value-type="float">
            <text:p>4.8</text:p>
          </table:table-cell>
          <table:table-cell table:style-name="ce57" table:formula="of:=+[.B23]/100" office:value-type="float" office:value="0.048" calcext:value-type="float">
            <text:p>0.048</text:p>
          </table:table-cell>
          <table:table-cell table:style-name="ce58" table:formula="of:=+AVERAGE(12.5;12.1;12.5)" office:value-type="float" office:value="12.3666666666667" calcext:value-type="float">
            <text:p>12.37</text:p>
          </table:table-cell>
          <table:table-cell table:style-name="ce58" table:formula="of:=+[.D23]/100" office:value-type="float" office:value="0.123666666666667" calcext:value-type="float">
            <text:p>0.12</text:p>
          </table:table-cell>
          <table:table-cell table:style-name="ce59" table:formula="of:=+PI()*[.C23]^2*[.E23]" office:value-type="float" office:value="0.000895127711602033" calcext:value-type="float">
            <text:p>0.0009</text:p>
          </table:table-cell>
          <table:table-cell table:formula="of:=+PI()*[.B23]^2" office:value-type="float" office:value="72.3822947387088" calcext:value-type="float">
            <text:p>72.3822947387088</text:p>
          </table:table-cell>
          <table:table-cell table:formula="of:=+PI()*[.C23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4.8" calcext:value-type="float">
            <text:p>4.8</text:p>
          </table:table-cell>
          <table:table-cell table:style-name="ce57" table:formula="of:=+[.B24]/100" office:value-type="float" office:value="0.048" calcext:value-type="float">
            <text:p>0.048</text:p>
          </table:table-cell>
          <table:table-cell table:style-name="ce58" table:formula="of:=+AVERAGE(13.1;13.5;13.5)" office:value-type="float" office:value="13.3666666666667" calcext:value-type="float">
            <text:p>13.37</text:p>
          </table:table-cell>
          <table:table-cell table:style-name="ce58" table:formula="of:=+[.D24]/100" office:value-type="float" office:value="0.133666666666667" calcext:value-type="float">
            <text:p>0.13</text:p>
          </table:table-cell>
          <table:table-cell table:style-name="ce59" table:formula="of:=+PI()*[.C24]^2*[.E24]" office:value-type="float" office:value="0.000967510006340742" calcext:value-type="float">
            <text:p>0.0010</text:p>
          </table:table-cell>
          <table:table-cell table:formula="of:=+PI()*[.B24]^2" office:value-type="float" office:value="72.3822947387088" calcext:value-type="float">
            <text:p>72.3822947387088</text:p>
          </table:table-cell>
          <table:table-cell table:formula="of:=+PI()*[.C24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1</text:p>
          </table:table-cell>
          <table:table-cell office:value-type="float" office:value="5.05" calcext:value-type="float">
            <text:p>5.05</text:p>
          </table:table-cell>
          <table:table-cell table:style-name="ce57" table:formula="of:=+[.B25]/100" office:value-type="float" office:value="0.0505" calcext:value-type="float">
            <text:p>0.051</text:p>
          </table:table-cell>
          <table:table-cell table:style-name="ce58" table:formula="of:=+AVERAGE(12.2;12.3;13)" office:value-type="float" office:value="12.5" calcext:value-type="float">
            <text:p>12.50</text:p>
          </table:table-cell>
          <table:table-cell table:style-name="ce58" table:formula="of:=+[.D25]/100" office:value-type="float" office:value="0.125" calcext:value-type="float">
            <text:p>0.13</text:p>
          </table:table-cell>
          <table:table-cell table:style-name="ce59" table:formula="of:=+PI()*[.C25]^2*[.E25]" office:value-type="float" office:value="0.00100148083310217" calcext:value-type="float">
            <text:p>0.0010</text:p>
          </table:table-cell>
          <table:table-cell table:formula="of:=+PI()*[.B25]^2" office:value-type="float" office:value="80.1184666481737" calcext:value-type="float">
            <text:p>80.1184666481737</text:p>
          </table:table-cell>
          <table:table-cell table:formula="of:=+PI()*[.C25]^2" office:value-type="float" office:value="0.00801184666481737" calcext:value-type="float">
            <text:p>0.008011846664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2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26]/100" office:value-type="float" office:value="0.0495" calcext:value-type="float">
            <text:p>0.050</text:p>
          </table:table-cell>
          <table:table-cell table:style-name="ce58" table:formula="of:=+AVERAGE(12.6;12.8;13.3)" office:value-type="float" office:value="12.9" calcext:value-type="float">
            <text:p>12.90</text:p>
          </table:table-cell>
          <table:table-cell table:style-name="ce58" table:formula="of:=+[.D26]/100" office:value-type="float" office:value="0.129" calcext:value-type="float">
            <text:p>0.13</text:p>
          </table:table-cell>
          <table:table-cell table:style-name="ce59" table:formula="of:=+PI()*[.C26]^2*[.E26]" office:value-type="float" office:value="0.000993001674530132" calcext:value-type="float">
            <text:p>0.0010</text:p>
          </table:table-cell>
          <table:table-cell table:formula="of:=+PI()*[.B26]^2" office:value-type="float" office:value="76.9768739945839" calcext:value-type="float">
            <text:p>76.9768739945839</text:p>
          </table:table-cell>
          <table:table-cell table:formula="of:=+PI()*[.C26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3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27]/100" office:value-type="float" office:value="0.0495" calcext:value-type="float">
            <text:p>0.050</text:p>
          </table:table-cell>
          <table:table-cell table:style-name="ce58" table:formula="of:=+AVERAGE(13.8;13.3;13)" office:value-type="float" office:value="13.3666666666667" calcext:value-type="float">
            <text:p>13.37</text:p>
          </table:table-cell>
          <table:table-cell table:style-name="ce58" table:formula="of:=+[.D27]/100" office:value-type="float" office:value="0.133666666666667" calcext:value-type="float">
            <text:p>0.13</text:p>
          </table:table-cell>
          <table:table-cell table:style-name="ce59" table:formula="of:=+PI()*[.C27]^2*[.E27]" office:value-type="float" office:value="0.00102892421572761" calcext:value-type="float">
            <text:p>0.0010</text:p>
          </table:table-cell>
          <table:table-cell table:formula="of:=+PI()*[.B27]^2" office:value-type="float" office:value="76.9768739945839" calcext:value-type="float">
            <text:p>76.9768739945839</text:p>
          </table:table-cell>
          <table:table-cell table:formula="of:=+PI()*[.C27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4</text:p>
          </table:table-cell>
          <table:table-cell office:value-type="float" office:value="4.75" calcext:value-type="float">
            <text:p>4.75</text:p>
          </table:table-cell>
          <table:table-cell table:style-name="ce57" table:formula="of:=+[.B28]/100" office:value-type="float" office:value="0.0475" calcext:value-type="float">
            <text:p>0.048</text:p>
          </table:table-cell>
          <table:table-cell table:style-name="ce58" table:formula="of:=+AVERAGE(11.5;11.9;12)" office:value-type="float" office:value="11.8" calcext:value-type="float">
            <text:p>11.80</text:p>
          </table:table-cell>
          <table:table-cell table:style-name="ce58" table:formula="of:=+[.D28]/100" office:value-type="float" office:value="0.118" calcext:value-type="float">
            <text:p>0.12</text:p>
          </table:table-cell>
          <table:table-cell table:style-name="ce59" table:formula="of:=+PI()*[.C28]^2*[.E28]" office:value-type="float" office:value="0.000836409774110112" calcext:value-type="float">
            <text:p>0.0008</text:p>
          </table:table-cell>
          <table:table-cell table:formula="of:=+PI()*[.B28]^2" office:value-type="float" office:value="70.8821842466197" calcext:value-type="float">
            <text:p>70.8821842466197</text:p>
          </table:table-cell>
          <table:table-cell table:formula="of:=+PI()*[.C28]^2" office:value-type="float" office:value="0.00708821842466197" calcext:value-type="float">
            <text:p>0.0070882184246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5</text:p>
          </table:table-cell>
          <table:table-cell office:value-type="float" office:value="4.7" calcext:value-type="float">
            <text:p>4.7</text:p>
          </table:table-cell>
          <table:table-cell table:style-name="ce57" table:formula="of:=+[.B29]/100" office:value-type="float" office:value="0.047" calcext:value-type="float">
            <text:p>0.047</text:p>
          </table:table-cell>
          <table:table-cell table:style-name="ce58" table:formula="of:=+AVERAGE(13.5;12.8;13.1)" office:value-type="float" office:value="13.1333333333333" calcext:value-type="float">
            <text:p>13.13</text:p>
          </table:table-cell>
          <table:table-cell table:style-name="ce58" table:formula="of:=+[.D29]/100" office:value-type="float" office:value="0.131333333333333" calcext:value-type="float">
            <text:p>0.13</text:p>
          </table:table-cell>
          <table:table-cell table:style-name="ce59" table:formula="of:=+PI()*[.C29]^2*[.E29]" office:value-type="float" office:value="0.000911424199893754" calcext:value-type="float">
            <text:p>0.0009</text:p>
          </table:table-cell>
          <table:table-cell table:formula="of:=+PI()*[.B29]^2" office:value-type="float" office:value="69.3977817177985" calcext:value-type="float">
            <text:p>69.3977817177985</text:p>
          </table:table-cell>
          <table:table-cell table:formula="of:=+PI()*[.C29]^2" office:value-type="float" office:value="0.00693977817177985" calcext:value-type="float">
            <text:p>0.00693977817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1</text:p>
          </table:table-cell>
          <table:table-cell office:value-type="float" office:value="4.75" calcext:value-type="float">
            <text:p>4.75</text:p>
          </table:table-cell>
          <table:table-cell table:style-name="ce57" table:formula="of:=+[.B30]/100" office:value-type="float" office:value="0.0475" calcext:value-type="float">
            <text:p>0.048</text:p>
          </table:table-cell>
          <table:table-cell table:style-name="ce58" table:formula="of:=+AVERAGE(12.9;12.9;13.2)" office:value-type="float" office:value="13" calcext:value-type="float">
            <text:p>13.00</text:p>
          </table:table-cell>
          <table:table-cell table:style-name="ce58" table:formula="of:=+[.D30]/100" office:value-type="float" office:value="0.13" calcext:value-type="float">
            <text:p>0.13</text:p>
          </table:table-cell>
          <table:table-cell table:style-name="ce59" table:formula="of:=+PI()*[.C30]^2*[.E30]" office:value-type="float" office:value="0.000921468395206056" calcext:value-type="float">
            <text:p>0.0009</text:p>
          </table:table-cell>
          <table:table-cell table:formula="of:=+PI()*[.B30]^2" office:value-type="float" office:value="70.8821842466197" calcext:value-type="float">
            <text:p>70.8821842466197</text:p>
          </table:table-cell>
          <table:table-cell table:formula="of:=+PI()*[.C30]^2" office:value-type="float" office:value="0.00708821842466197" calcext:value-type="float">
            <text:p>0.0070882184246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2</text:p>
          </table:table-cell>
          <table:table-cell office:value-type="float" office:value="4.95" calcext:value-type="float">
            <text:p>4.95</text:p>
          </table:table-cell>
          <table:table-cell table:style-name="ce57" table:formula="of:=+[.B31]/100" office:value-type="float" office:value="0.0495" calcext:value-type="float">
            <text:p>0.050</text:p>
          </table:table-cell>
          <table:table-cell table:style-name="ce58" table:formula="of:=+AVERAGE(13.9;14.1;13.7)" office:value-type="float" office:value="13.9" calcext:value-type="float">
            <text:p>13.90</text:p>
          </table:table-cell>
          <table:table-cell table:style-name="ce58" table:formula="of:=+[.D31]/100" office:value-type="float" office:value="0.139" calcext:value-type="float">
            <text:p>0.14</text:p>
          </table:table-cell>
          <table:table-cell table:style-name="ce59" table:formula="of:=+PI()*[.C31]^2*[.E31]" office:value-type="float" office:value="0.00106997854852472" calcext:value-type="float">
            <text:p>0.0011</text:p>
          </table:table-cell>
          <table:table-cell table:formula="of:=+PI()*[.B31]^2" office:value-type="float" office:value="76.9768739945839" calcext:value-type="float">
            <text:p>76.9768739945839</text:p>
          </table:table-cell>
          <table:table-cell table:formula="of:=+PI()*[.C31]^2" office:value-type="float" office:value="0.00769768739945839" calcext:value-type="float">
            <text:p>0.0076976873994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3</text:p>
          </table:table-cell>
          <table:table-cell office:value-type="float" office:value="4.9" calcext:value-type="float">
            <text:p>4.9</text:p>
          </table:table-cell>
          <table:table-cell table:style-name="ce57" table:formula="of:=+[.B32]/100" office:value-type="float" office:value="0.049" calcext:value-type="float">
            <text:p>0.049</text:p>
          </table:table-cell>
          <table:table-cell table:style-name="ce58" table:formula="of:=+AVERAGE(15.6;15.2;15.7)" office:value-type="float" office:value="15.5" calcext:value-type="float">
            <text:p>15.50</text:p>
          </table:table-cell>
          <table:table-cell table:style-name="ce58" table:formula="of:=+[.D32]/100" office:value-type="float" office:value="0.155" calcext:value-type="float">
            <text:p>0.16</text:p>
          </table:table-cell>
          <table:table-cell table:style-name="ce59" table:formula="of:=+PI()*[.C32]^2*[.E32]" office:value-type="float" office:value="0.00116915941399671" calcext:value-type="float">
            <text:p>0.0012</text:p>
          </table:table-cell>
          <table:table-cell table:formula="of:=+PI()*[.B32]^2" office:value-type="float" office:value="75.429639612691" calcext:value-type="float">
            <text:p>75.429639612691</text:p>
          </table:table-cell>
          <table:table-cell table:formula="of:=+PI()*[.C32]^2" office:value-type="float" office:value="0.00754296396126909" calcext:value-type="float">
            <text:p>0.007542963961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4</text:p>
          </table:table-cell>
          <table:table-cell office:value-type="float" office:value="4.8" calcext:value-type="float">
            <text:p>4.8</text:p>
          </table:table-cell>
          <table:table-cell table:style-name="ce57" table:formula="of:=+[.B33]/100" office:value-type="float" office:value="0.048" calcext:value-type="float">
            <text:p>0.048</text:p>
          </table:table-cell>
          <table:table-cell table:style-name="ce58" table:formula="of:=+AVERAGE(14.1;13.9;14.2)" office:value-type="float" office:value="14.0666666666667" calcext:value-type="float">
            <text:p>14.07</text:p>
          </table:table-cell>
          <table:table-cell table:style-name="ce58" table:formula="of:=+[.D33]/100" office:value-type="float" office:value="0.140666666666667" calcext:value-type="float">
            <text:p>0.14</text:p>
          </table:table-cell>
          <table:table-cell table:style-name="ce59" table:formula="of:=+PI()*[.C33]^2*[.E33]" office:value-type="float" office:value="0.00101817761265784" calcext:value-type="float">
            <text:p>0.0010</text:p>
          </table:table-cell>
          <table:table-cell table:formula="of:=+PI()*[.B33]^2" office:value-type="float" office:value="72.3822947387088" calcext:value-type="float">
            <text:p>72.3822947387088</text:p>
          </table:table-cell>
          <table:table-cell table:formula="of:=+PI()*[.C33]^2" office:value-type="float" office:value="0.00723822947387088" calcext:value-type="float">
            <text:p>0.007238229473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P5</text:p>
          </table:table-cell>
          <table:table-cell office:value-type="float" office:value="4.9" calcext:value-type="float">
            <text:p>4.9</text:p>
          </table:table-cell>
          <table:table-cell table:style-name="ce57" table:formula="of:=+[.B34]/100" office:value-type="float" office:value="0.049" calcext:value-type="float">
            <text:p>0.049</text:p>
          </table:table-cell>
          <table:table-cell table:style-name="ce58" table:formula="of:=+AVERAGE(13.5;14;14.3)" office:value-type="float" office:value="13.9333333333333" calcext:value-type="float">
            <text:p>13.93</text:p>
          </table:table-cell>
          <table:table-cell table:style-name="ce58" table:formula="of:=+[.D34]/100" office:value-type="float" office:value="0.139333333333333" calcext:value-type="float">
            <text:p>0.14</text:p>
          </table:table-cell>
          <table:table-cell table:style-name="ce59" table:formula="of:=+PI()*[.C34]^2*[.E34]" office:value-type="float" office:value="0.00105098631193683" calcext:value-type="float">
            <text:p>0.0011</text:p>
          </table:table-cell>
          <table:table-cell table:formula="of:=+PI()*[.B34]^2" office:value-type="float" office:value="75.429639612691" calcext:value-type="float">
            <text:p>75.429639612691</text:p>
          </table:table-cell>
          <table:table-cell table:formula="of:=+PI()*[.C34]^2" office:value-type="float" office:value="0.00754296396126909" calcext:value-type="float">
            <text:p>0.007542963961269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88.716" calcext:value-type="float">
            <text:p>388.716</text:p>
          </table:table-cell>
          <table:table-cell office:value-type="float" office:value="9.099817" calcext:value-type="float">
            <text:p>9.099817</text:p>
          </table:table-cell>
          <table:table-cell office:value-type="float" office:value="42.716904" calcext:value-type="float">
            <text:p>42.716904</text:p>
          </table:table-cell>
          <table:table-cell table:style-name="ce64" office:value-type="float" office:value="0.00002823679" calcext:value-type="float">
            <text:p>2.82E-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5.23" calcext:value-type="float">
            <text:p>-5.23</text:p>
          </table:table-cell>
          <table:table-cell office:value-type="float" office:value="3.714985" calcext:value-type="float">
            <text:p>3.714985</text:p>
          </table:table-cell>
          <table:table-cell office:value-type="float" office:value="-1.407812" calcext:value-type="float">
            <text:p>-1.407812</text:p>
          </table:table-cell>
          <table:table-cell table:style-name="ce64" office:value-type="float" office:value="0.2539157" calcext:value-type="float">
            <text:p>2.54E-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85.262" calcext:value-type="float">
            <text:p>385.262</text:p>
          </table:table-cell>
          <table:table-cell office:value-type="float" office:value="2.667089" calcext:value-type="float">
            <text:p>2.667089</text:p>
          </table:table-cell>
          <table:table-cell office:value-type="float" office:value="144.45035" calcext:value-type="float">
            <text:p>144.45035</text:p>
          </table:table-cell>
          <table:table-cell table:style-name="ce64" office:value-type="float" office:value="0.0000007315433" calcext:value-type="float">
            <text:p>7.32E-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7.995" calcext:value-type="float">
            <text:p>-7.995</text:p>
          </table:table-cell>
          <table:table-cell office:value-type="float" office:value="1.088835" calcext:value-type="float">
            <text:p>1.088835</text:p>
          </table:table-cell>
          <table:table-cell office:value-type="float" office:value="-7.342712" calcext:value-type="float">
            <text:p>-7.342712</text:p>
          </table:table-cell>
          <table:table-cell table:style-name="ce64" office:value-type="float" office:value="0.005219599" calcext:value-type="float">
            <text:p>5.22E-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86.258" calcext:value-type="float">
            <text:p>386.258</text:p>
          </table:table-cell>
          <table:table-cell office:value-type="float" office:value="8.159638" calcext:value-type="float">
            <text:p>8.159638</text:p>
          </table:table-cell>
          <table:table-cell office:value-type="float" office:value="47.337641" calcext:value-type="float">
            <text:p>47.337641</text:p>
          </table:table-cell>
          <table:table-cell table:style-name="ce64" office:value-type="float" office:value="0.00002075648" calcext:value-type="float">
            <text:p>2.08E-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8.797" calcext:value-type="float">
            <text:p>-8.797</text:p>
          </table:table-cell>
          <table:table-cell office:value-type="float" office:value="3.331158" calcext:value-type="float">
            <text:p>3.331158</text:p>
          </table:table-cell>
          <table:table-cell office:value-type="float" office:value="-2.640823" calcext:value-type="float">
            <text:p>-2.640823</text:p>
          </table:table-cell>
          <table:table-cell table:style-name="ce64" office:value-type="float" office:value="0.07760118" calcext:value-type="float">
            <text:p>7.76E-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92.034" calcext:value-type="float">
            <text:p>392.034</text:p>
          </table:table-cell>
          <table:table-cell office:value-type="float" office:value="11.930446" calcext:value-type="float">
            <text:p>11.930446</text:p>
          </table:table-cell>
          <table:table-cell office:value-type="float" office:value="32.859962" calcext:value-type="float">
            <text:p>32.859962</text:p>
          </table:table-cell>
          <table:table-cell table:style-name="ce64" office:value-type="float" office:value="0.00006194746" calcext:value-type="float">
            <text:p>6.19E-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18.027" calcext:value-type="float">
            <text:p>-18.027</text:p>
          </table:table-cell>
          <table:table-cell office:value-type="float" office:value="4.870584" calcext:value-type="float">
            <text:p>4.870584</text:p>
          </table:table-cell>
          <table:table-cell office:value-type="float" office:value="-3.701199" calcext:value-type="float">
            <text:p>-3.701199</text:p>
          </table:table-cell>
          <table:table-cell table:style-name="ce64" office:value-type="float" office:value="0.03424952" calcext:value-type="float">
            <text:p>3.42E-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94.316" calcext:value-type="float">
            <text:p>394.316</text:p>
          </table:table-cell>
          <table:table-cell office:value-type="float" office:value="9.385679" calcext:value-type="float">
            <text:p>9.385679</text:p>
          </table:table-cell>
          <table:table-cell office:value-type="float" office:value="42.01252" calcext:value-type="float">
            <text:p>42.01252</text:p>
          </table:table-cell>
          <table:table-cell table:style-name="ce64" office:value-type="float" office:value="0.00002967902" calcext:value-type="float">
            <text:p>2.97E-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25.275" calcext:value-type="float">
            <text:p>-25.275</text:p>
          </table:table-cell>
          <table:table-cell office:value-type="float" office:value="3.831687" calcext:value-type="float">
            <text:p>3.831687</text:p>
          </table:table-cell>
          <table:table-cell office:value-type="float" office:value="-6.59631" calcext:value-type="float">
            <text:p>-6.59631</text:p>
          </table:table-cell>
          <table:table-cell table:style-name="ce64" office:value-type="float" office:value="0.007091752" calcext:value-type="float">
            <text:p>7.09E-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1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83.9" calcext:value-type="float">
            <text:p>383.9</text:p>
          </table:table-cell>
          <table:table-cell office:value-type="float" office:value="9.447933" calcext:value-type="float">
            <text:p>9.447933</text:p>
          </table:table-cell>
          <table:table-cell office:value-type="float" office:value="40.633225" calcext:value-type="float">
            <text:p>40.633225</text:p>
          </table:table-cell>
          <table:table-cell table:style-name="ce64" office:value-type="float" office:value="0.00003280052" calcext:value-type="float">
            <text:p>3.28E-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31.743" calcext:value-type="float">
            <text:p>-31.743</text:p>
          </table:table-cell>
          <table:table-cell office:value-type="float" office:value="3.857103" calcext:value-type="float">
            <text:p>3.857103</text:p>
          </table:table-cell>
          <table:table-cell office:value-type="float" office:value="-8.229752" calcext:value-type="float">
            <text:p>-8.229752</text:p>
          </table:table-cell>
          <table:table-cell table:style-name="ce64" office:value-type="float" office:value="0.003755735" calcext:value-type="float">
            <text:p>3.76E-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2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87.016" calcext:value-type="float">
            <text:p>387.016</text:p>
          </table:table-cell>
          <table:table-cell office:value-type="float" office:value="5.643965" calcext:value-type="float">
            <text:p>5.643965</text:p>
          </table:table-cell>
          <table:table-cell office:value-type="float" office:value="68.57165" calcext:value-type="float">
            <text:p>68.57165</text:p>
          </table:table-cell>
          <table:table-cell table:style-name="ce64" office:value-type="float" office:value="0.000006834465" calcext:value-type="float">
            <text:p>6.83E-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33.163" calcext:value-type="float">
            <text:p>-33.163</text:p>
          </table:table-cell>
          <table:table-cell office:value-type="float" office:value="2.304139" calcext:value-type="float">
            <text:p>2.304139</text:p>
          </table:table-cell>
          <table:table-cell office:value-type="float" office:value="-14.39279" calcext:value-type="float">
            <text:p>-14.39279</text:p>
          </table:table-cell>
          <table:table-cell table:style-name="ce64" office:value-type="float" office:value="0.0007270078" calcext:value-type="float">
            <text:p>7.27E-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3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91.24" calcext:value-type="float">
            <text:p>391.24</text:p>
          </table:table-cell>
          <table:table-cell office:value-type="float" office:value="16.80815" calcext:value-type="float">
            <text:p>16.80815</text:p>
          </table:table-cell>
          <table:table-cell office:value-type="float" office:value="23.276803" calcext:value-type="float">
            <text:p>23.276803</text:p>
          </table:table-cell>
          <table:table-cell office:value-type="float" office:value="0.0001737091" calcext:value-type="float">
            <text:p>0.00017370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21.68" calcext:value-type="float">
            <text:p>-21.68</text:p>
          </table:table-cell>
          <table:table-cell office:value-type="float" office:value="6.861899" calcext:value-type="float">
            <text:p>6.861899</text:p>
          </table:table-cell>
          <table:table-cell office:value-type="float" office:value="-3.159475" calcext:value-type="float">
            <text:p>-3.159475</text:p>
          </table:table-cell>
          <table:table-cell office:value-type="float" office:value="0.050891718" calcext:value-type="float">
            <text:p>0.0508917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4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91.974" calcext:value-type="float">
            <text:p>391.974</text:p>
          </table:table-cell>
          <table:table-cell office:value-type="float" office:value="14.348526" calcext:value-type="float">
            <text:p>14.348526</text:p>
          </table:table-cell>
          <table:table-cell office:value-type="float" office:value="27.318068" calcext:value-type="float">
            <text:p>27.318068</text:p>
          </table:table-cell>
          <table:table-cell office:value-type="float" office:value="0.0001076539" calcext:value-type="float">
            <text:p>0.00010765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30.264" calcext:value-type="float">
            <text:p>-30.264</text:p>
          </table:table-cell>
          <table:table-cell office:value-type="float" office:value="5.857761" calcext:value-type="float">
            <text:p>5.857761</text:p>
          </table:table-cell>
          <table:table-cell office:value-type="float" office:value="-5.166479" calcext:value-type="float">
            <text:p>-5.166479</text:p>
          </table:table-cell>
          <table:table-cell office:value-type="float" office:value="0.0140672247" calcext:value-type="float">
            <text:p>0.01406722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A5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89.476" calcext:value-type="float">
            <text:p>389.476</text:p>
          </table:table-cell>
          <table:table-cell office:value-type="float" office:value="10.204398" calcext:value-type="float">
            <text:p>10.204398</text:p>
          </table:table-cell>
          <table:table-cell office:value-type="float" office:value="38.167465" calcext:value-type="float">
            <text:p>38.167465</text:p>
          </table:table-cell>
          <table:table-cell table:style-name="ce64" office:value-type="float" office:value="0.00003956567" calcext:value-type="float">
            <text:p>3.96E-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30.235" calcext:value-type="float">
            <text:p>-30.235</text:p>
          </table:table-cell>
          <table:table-cell office:value-type="float" office:value="4.165928" calcext:value-type="float">
            <text:p>4.165928</text:p>
          </table:table-cell>
          <table:table-cell office:value-type="float" office:value="-7.257687" calcext:value-type="float">
            <text:p>-7.257687</text:p>
          </table:table-cell>
          <table:table-cell table:style-name="ce64" office:value-type="float" office:value="0.005397132" calcext:value-type="float">
            <text:p>5.40E-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1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403.422" calcext:value-type="float">
            <text:p>403.422</text:p>
          </table:table-cell>
          <table:table-cell office:value-type="float" office:value="16.886418" calcext:value-type="float">
            <text:p>16.886418</text:p>
          </table:table-cell>
          <table:table-cell office:value-type="float" office:value="23.890324" calcext:value-type="float">
            <text:p>23.890324</text:p>
          </table:table-cell>
          <table:table-cell office:value-type="float" office:value="0.0001607208" calcext:value-type="float">
            <text:p>0.0001607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25.252" calcext:value-type="float">
            <text:p>-25.252</text:p>
          </table:table-cell>
          <table:table-cell office:value-type="float" office:value="6.893851" calcext:value-type="float">
            <text:p>6.893851</text:p>
          </table:table-cell>
          <table:table-cell office:value-type="float" office:value="-3.662974" calcext:value-type="float">
            <text:p>-3.662974</text:p>
          </table:table-cell>
          <table:table-cell office:value-type="float" office:value="0.0351720018" calcext:value-type="float">
            <text:p>0.0351720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2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93.138" calcext:value-type="float">
            <text:p>393.138</text:p>
          </table:table-cell>
          <table:table-cell office:value-type="float" office:value="5.93546" calcext:value-type="float">
            <text:p>5.93546</text:p>
          </table:table-cell>
          <table:table-cell office:value-type="float" office:value="66.23547" calcext:value-type="float">
            <text:p>66.23547</text:p>
          </table:table-cell>
          <table:table-cell table:style-name="ce64" office:value-type="float" office:value="0.000007583027" calcext:value-type="float">
            <text:p>7.58E-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24.558" calcext:value-type="float">
            <text:p>-24.558</text:p>
          </table:table-cell>
          <table:table-cell office:value-type="float" office:value="2.423141" calcext:value-type="float">
            <text:p>2.423141</text:p>
          </table:table-cell>
          <table:table-cell office:value-type="float" office:value="-10.13478" calcext:value-type="float">
            <text:p>-10.13478</text:p>
          </table:table-cell>
          <table:table-cell table:style-name="ce64" office:value-type="float" office:value="0.002046502" calcext:value-type="float">
            <text:p>2.05E-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3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399.524" calcext:value-type="float">
            <text:p>399.524</text:p>
          </table:table-cell>
          <table:table-cell office:value-type="float" office:value="14.282335" calcext:value-type="float">
            <text:p>14.282335</text:p>
          </table:table-cell>
          <table:table-cell office:value-type="float" office:value="27.973296" calcext:value-type="float">
            <text:p>27.973296</text:p>
          </table:table-cell>
          <table:table-cell office:value-type="float" office:value="0.0001002872" calcext:value-type="float">
            <text:p>0.00010028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32.62" calcext:value-type="float">
            <text:p>-32.62</text:p>
          </table:table-cell>
          <table:table-cell office:value-type="float" office:value="5.830739" calcext:value-type="float">
            <text:p>5.830739</text:p>
          </table:table-cell>
          <table:table-cell office:value-type="float" office:value="-5.594488" calcext:value-type="float">
            <text:p>-5.594488</text:p>
          </table:table-cell>
          <table:table-cell office:value-type="float" office:value="0.0112813863" calcext:value-type="float">
            <text:p>0.011281386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4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403.39" calcext:value-type="float">
            <text:p>403.39</text:p>
          </table:table-cell>
          <table:table-cell office:value-type="float" office:value="17.783129" calcext:value-type="float">
            <text:p>17.783129</text:p>
          </table:table-cell>
          <table:table-cell office:value-type="float" office:value="22.68386" calcext:value-type="float">
            <text:p>22.68386</text:p>
          </table:table-cell>
          <table:table-cell office:value-type="float" office:value="0.0001876246" calcext:value-type="float">
            <text:p>0.00018762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32.774" calcext:value-type="float">
            <text:p>-32.774</text:p>
          </table:table-cell>
          <table:table-cell office:value-type="float" office:value="7.259932" calcext:value-type="float">
            <text:p>7.259932</text:p>
          </table:table-cell>
          <table:table-cell office:value-type="float" office:value="-4.514367" calcext:value-type="float">
            <text:p>-4.514367</text:p>
          </table:table-cell>
          <table:table-cell office:value-type="float" office:value="0.0203155428" calcext:value-type="float">
            <text:p>0.02031554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5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t|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403.656" calcext:value-type="float">
            <text:p>403.656</text:p>
          </table:table-cell>
          <table:table-cell office:value-type="float" office:value="15.50975" calcext:value-type="float">
            <text:p>15.50975</text:p>
          </table:table-cell>
          <table:table-cell office:value-type="float" office:value="26.025947" calcext:value-type="float">
            <text:p>26.025947</text:p>
          </table:table-cell>
          <table:table-cell office:value-type="float" office:value="0.0001244365" calcext:value-type="float">
            <text:p>0.00012443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-42.051" calcext:value-type="float">
            <text:p>-42.051</text:p>
          </table:table-cell>
          <table:table-cell office:value-type="float" office:value="6.33183" calcext:value-type="float">
            <text:p>6.33183</text:p>
          </table:table-cell>
          <table:table-cell office:value-type="float" office:value="-6.641208" calcext:value-type="float">
            <text:p>-6.641208</text:p>
          </table:table-cell>
          <table:table-cell office:value-type="float" office:value="0.0069561732" calcext:value-type="float">
            <text:p>0.0069561732</text:p>
          </table:table-cell>
          <table:table-cell table:number-columns-repeated="5"/>
        </table:table-row>
      </table:table>
      <table:table table:name="O2-ST407-435-177" table:style-name="ta1">
        <table:table-column table:style-name="co2" table:number-columns-repeated="4" table:default-cell-style-name="ce27"/>
        <table:table-column table:style-name="co35" table:default-cell-style-name="ce27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xygen.corrected</text:p>
          </table:table-cell>
          <table:table-cell office:value-type="string" calcext:value-type="string">
            <text:p>SCOC</text:p>
          </table:table-cell>
          <table:table-cell office:value-type="string" calcext:value-type="string">
            <text:p>R2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1.2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5.6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2.3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5.9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55.1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89.97" calcext:value-type="float">
            <text:p>389.9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8.7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9.1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88.53" calcext:value-type="float">
            <text:p>388.5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4.1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4.3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58.57" calcext:value-type="float">
            <text:p>358.5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5.12</text:p>
          </table:table-cell>
          <table:table-cell table:style-name="ce57" office:value-type="float" office:value="0.367212000000001" calcext:value-type="float">
            <text:p>0.367</text:p>
          </table:table-cell>
          <table:table-cell table:style-name="ce57" office:value-type="float" office:value="0.6028868" calcext:value-type="float">
            <text:p>0.603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51.46</text:p>
          </table:table-cell>
          <table:table-cell table:style-name="ce57" office:value-type="float" office:value="-0.387783" calcext:value-type="float">
            <text:p>-0.388</text:p>
          </table:table-cell>
          <table:table-cell table:style-name="ce57" office:value-type="float" office:value="0.4319222" calcext:value-type="float">
            <text:p>0.432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71.88" calcext:value-type="float">
            <text:p>371.88</text:p>
          </table:table-cell>
          <table:table-cell table:style-name="ce57" office:value-type="float" office:value="-0.662466666666667" calcext:value-type="float">
            <text:p>-0.662</text:p>
          </table:table-cell>
          <table:table-cell table:style-name="ce57" office:value-type="float" office:value="0.3978" calcext:value-type="float">
            <text:p>0.398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6.5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6.8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3.30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74.6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71.7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77.21" calcext:value-type="float">
            <text:p>377.2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8.7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6.0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71.51" calcext:value-type="float">
            <text:p>371.5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8.4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1.5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4.82" calcext:value-type="float">
            <text:p>364.8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5.51</text:p>
          </table:table-cell>
          <table:table-cell table:style-name="ce57" office:value-type="float" office:value="0.167882" calcext:value-type="float">
            <text:p>0.168</text:p>
          </table:table-cell>
          <table:table-cell table:style-name="ce57" office:value-type="float" office:value="0.2108498" calcext:value-type="float">
            <text:p>0.211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42.21</text:p>
          </table:table-cell>
          <table:table-cell table:style-name="ce57" office:value-type="float" office:value="-0.993374999999999" calcext:value-type="float">
            <text:p>-0.993</text:p>
          </table:table-cell>
          <table:table-cell table:style-name="ce57" office:value-type="float" office:value="0.8501685" calcext:value-type="float">
            <text:p>0.850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49.52" calcext:value-type="float">
            <text:p>349.52</text:p>
          </table:table-cell>
          <table:table-cell table:style-name="ce57" office:value-type="float" office:value="-1.07666" calcext:value-type="float">
            <text:p>-1.077</text:p>
          </table:table-cell>
          <table:table-cell table:style-name="ce57" office:value-type="float" office:value="0.9473" calcext:value-type="float">
            <text:p>0.947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3.3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7.2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4.5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4.2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55.7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70.8" calcext:value-type="float">
            <text:p>370.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7.4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46.1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76.79" calcext:value-type="float">
            <text:p>376.7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9.3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1.70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70.47" calcext:value-type="float">
            <text:p>370.4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3.55</text:p>
          </table:table-cell>
          <table:table-cell table:style-name="ce57" office:value-type="float" office:value="0.364792999999999" calcext:value-type="float">
            <text:p>0.365</text:p>
          </table:table-cell>
          <table:table-cell table:style-name="ce57" office:value-type="float" office:value="0.9597507" calcext:value-type="float">
            <text:p>0.960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24.33</text:p>
          </table:table-cell>
          <table:table-cell table:style-name="ce57" office:value-type="float" office:value="-1.19928" calcext:value-type="float">
            <text:p>-1.199</text:p>
          </table:table-cell>
          <table:table-cell table:style-name="ce57" office:value-type="float" office:value="0.6481149" calcext:value-type="float">
            <text:p>0.648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40.72" calcext:value-type="float">
            <text:p>340.72</text:p>
          </table:table-cell>
          <table:table-cell table:style-name="ce57" office:value-type="float" office:value="-1.15827166666667" calcext:value-type="float">
            <text:p>-1.158</text:p>
          </table:table-cell>
          <table:table-cell table:style-name="ce57" office:value-type="float" office:value="0.6992" calcext:value-type="float">
            <text:p>0.699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5.5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8.5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3.7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9.5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72.7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70.66" calcext:value-type="float">
            <text:p>370.6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75.4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4.8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71.6" calcext:value-type="float">
            <text:p>371.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6.7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6.6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49.73" calcext:value-type="float">
            <text:p>349.7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68.23</text:p>
          </table:table-cell>
          <table:table-cell table:style-name="ce57" office:value-type="float" office:value="0.031598" calcext:value-type="float">
            <text:p>0.032</text:p>
          </table:table-cell>
          <table:table-cell table:style-name="ce57" office:value-type="float" office:value="0.01134188" calcext:value-type="float">
            <text:p>0.011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41.70</text:p>
          </table:table-cell>
          <table:table-cell table:style-name="ce57" office:value-type="float" office:value="-1.067192" calcext:value-type="float">
            <text:p>-1.067</text:p>
          </table:table-cell>
          <table:table-cell table:style-name="ce57" office:value-type="float" office:value="0.9661139" calcext:value-type="float">
            <text:p>0.966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304.12" calcext:value-type="float">
            <text:p>304.12</text:p>
          </table:table-cell>
          <table:table-cell table:style-name="ce57" office:value-type="float" office:value="-2.229339" calcext:value-type="float">
            <text:p>-2.229</text:p>
          </table:table-cell>
          <table:table-cell table:style-name="ce57" office:value-type="float" office:value="0.8203" calcext:value-type="float">
            <text:p>0.820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4.8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7.6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6.0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4.7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3.0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68.78" calcext:value-type="float">
            <text:p>368.7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73.4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4.4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57.08" calcext:value-type="float">
            <text:p>357.0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4.5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2.4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25.67" calcext:value-type="float">
            <text:p>325.6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2.18</text:p>
          </table:table-cell>
          <table:table-cell table:style-name="ce57" office:value-type="float" office:value="0.057792" calcext:value-type="float">
            <text:p>0.058</text:p>
          </table:table-cell>
          <table:table-cell table:style-name="ce57" office:value-type="float" office:value="0.008743972" calcext:value-type="float">
            <text:p>0.009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15.14</text:p>
          </table:table-cell>
          <table:table-cell table:style-name="ce57" office:value-type="float" office:value="-1.689192" calcext:value-type="float">
            <text:p>-1.689</text:p>
          </table:table-cell>
          <table:table-cell table:style-name="ce57" office:value-type="float" office:value="0.9530307" calcext:value-type="float">
            <text:p>0.953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81.24" calcext:value-type="float">
            <text:p>281.24</text:p>
          </table:table-cell>
          <table:table-cell table:style-name="ce57" office:value-type="float" office:value="-3.378425" calcext:value-type="float">
            <text:p>-3.378</text:p>
          </table:table-cell>
          <table:table-cell table:style-name="ce57" office:value-type="float" office:value="0.9355" calcext:value-type="float">
            <text:p>0.936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6.4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7.0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5.8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6.8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57.00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52.38" calcext:value-type="float">
            <text:p>352.3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8.9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1.70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31.38" calcext:value-type="float">
            <text:p>331.3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5.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5.7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98.43" calcext:value-type="float">
            <text:p>298.4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0.87</text:p>
          </table:table-cell>
          <table:table-cell table:style-name="ce57" office:value-type="float" office:value="-0.0368550000000002" calcext:value-type="float">
            <text:p>-0.037</text:p>
          </table:table-cell>
          <table:table-cell table:style-name="ce57" office:value-type="float" office:value="0.004956464" calcext:value-type="float">
            <text:p>0.005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63.57</text:p>
          </table:table-cell>
          <table:table-cell table:style-name="ce57" office:value-type="float" office:value="-0.478874999999999" calcext:value-type="float">
            <text:p>-0.479</text:p>
          </table:table-cell>
          <table:table-cell table:style-name="ce57" office:value-type="float" office:value="0.2847359" calcext:value-type="float">
            <text:p>0.285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44.07" calcext:value-type="float">
            <text:p>244.07</text:p>
          </table:table-cell>
          <table:table-cell table:style-name="ce57" office:value-type="float" office:value="-3.967875" calcext:value-type="float">
            <text:p>-3.968</text:p>
          </table:table-cell>
          <table:table-cell table:style-name="ce57" office:value-type="float" office:value="0.9576" calcext:value-type="float">
            <text:p>0.958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6.5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3.4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0.0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1.9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4.9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58.17" calcext:value-type="float">
            <text:p>358.1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75.9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0.3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29.29" calcext:value-type="float">
            <text:p>329.2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8.8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4.1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5.12" calcext:value-type="float">
            <text:p>285.1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67.54</text:p>
          </table:table-cell>
          <table:table-cell table:style-name="ce57" office:value-type="float" office:value="0.122682" calcext:value-type="float">
            <text:p>0.123</text:p>
          </table:table-cell>
          <table:table-cell table:style-name="ce57" office:value-type="float" office:value="0.07768596" calcext:value-type="float">
            <text:p>0.078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66.46</text:p>
          </table:table-cell>
          <table:table-cell table:style-name="ce57" office:value-type="float" office:value="-0.326436000000001" calcext:value-type="float">
            <text:p>-0.326</text:p>
          </table:table-cell>
          <table:table-cell table:style-name="ce57" office:value-type="float" office:value="0.2973224" calcext:value-type="float">
            <text:p>0.297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50.79" calcext:value-type="float">
            <text:p>250.79</text:p>
          </table:table-cell>
          <table:table-cell table:style-name="ce57" office:value-type="float" office:value="-4.278027" calcext:value-type="float">
            <text:p>-4.278</text:p>
          </table:table-cell>
          <table:table-cell table:style-name="ce57" office:value-type="float" office:value="0.9857" calcext:value-type="float">
            <text:p>0.986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9.9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7.8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1.0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0.4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6.1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61.24" calcext:value-type="float">
            <text:p>361.2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73.8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5.30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79.24" calcext:value-type="float">
            <text:p>379.2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6.5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5.7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29.08" calcext:value-type="float">
            <text:p>329.0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64.28</text:p>
          </table:table-cell>
          <table:table-cell table:style-name="ce57" office:value-type="float" office:value="-0.0710099999999998" calcext:value-type="float">
            <text:p>-0.071</text:p>
          </table:table-cell>
          <table:table-cell table:style-name="ce57" office:value-type="float" office:value="0.02604256" calcext:value-type="float">
            <text:p>0.026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43.33</text:p>
          </table:table-cell>
          <table:table-cell table:style-name="ce57" office:value-type="float" office:value="-0.868" calcext:value-type="float">
            <text:p>-0.868</text:p>
          </table:table-cell>
          <table:table-cell table:style-name="ce57" office:value-type="float" office:value="0.713557" calcext:value-type="float">
            <text:p>0.714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88.76" calcext:value-type="float">
            <text:p>288.76</text:p>
          </table:table-cell>
          <table:table-cell table:style-name="ce57" office:value-type="float" office:value="-2.89789333333333" calcext:value-type="float">
            <text:p>-2.898</text:p>
          </table:table-cell>
          <table:table-cell table:style-name="ce57" office:value-type="float" office:value="0.7689" calcext:value-type="float">
            <text:p>0.769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9.5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7.0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1.1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72.0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45.7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57.74" calcext:value-type="float">
            <text:p>357.7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72.5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41.1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55.65" calcext:value-type="float">
            <text:p>355.6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4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4.5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08.02" calcext:value-type="float">
            <text:p>308.0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51.23</text:p>
          </table:table-cell>
          <table:table-cell table:style-name="ce57" office:value-type="float" office:value="-0.562688" calcext:value-type="float">
            <text:p>-0.563</text:p>
          </table:table-cell>
          <table:table-cell table:style-name="ce57" office:value-type="float" office:value="0.6214653" calcext:value-type="float">
            <text:p>0.621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19.50</text:p>
          </table:table-cell>
          <table:table-cell table:style-name="ce57" office:value-type="float" office:value="-1.360125" calcext:value-type="float">
            <text:p>-1.360</text:p>
          </table:table-cell>
          <table:table-cell table:style-name="ce57" office:value-type="float" office:value="0.7994641" calcext:value-type="float">
            <text:p>0.799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54.68" calcext:value-type="float">
            <text:p>254.68</text:p>
          </table:table-cell>
          <table:table-cell table:style-name="ce57" office:value-type="float" office:value="-3.571152" calcext:value-type="float">
            <text:p>-3.571</text:p>
          </table:table-cell>
          <table:table-cell table:style-name="ce57" office:value-type="float" office:value="0.899" calcext:value-type="float">
            <text:p>0.899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7.0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3.8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1.9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9.4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9.1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56.14" calcext:value-type="float">
            <text:p>356.1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2.6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5.1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46.01" calcext:value-type="float">
            <text:p>346.0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3.1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6.3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04.09" calcext:value-type="float">
            <text:p>304.0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1.65</text:p>
          </table:table-cell>
          <table:table-cell table:style-name="ce57" office:value-type="float" office:value="-0.076082" calcext:value-type="float">
            <text:p>-0.076</text:p>
          </table:table-cell>
          <table:table-cell table:style-name="ce57" office:value-type="float" office:value="0.02291604" calcext:value-type="float">
            <text:p>0.023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33.53</text:p>
          </table:table-cell>
          <table:table-cell table:style-name="ce57" office:value-type="float" office:value="-1.337294" calcext:value-type="float">
            <text:p>-1.337</text:p>
          </table:table-cell>
          <table:table-cell table:style-name="ce57" office:value-type="float" office:value="0.9318664" calcext:value-type="float">
            <text:p>0.932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IA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56.82" calcext:value-type="float">
            <text:p>256.82</text:p>
          </table:table-cell>
          <table:table-cell table:style-name="ce57" office:value-type="float" office:value="-3.97086333333333" calcext:value-type="float">
            <text:p>-3.971</text:p>
          </table:table-cell>
          <table:table-cell table:style-name="ce57" office:value-type="float" office:value="0.9461" calcext:value-type="float">
            <text:p>0.946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6.0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3.8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8.8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3.5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7.6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7.3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38.3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71.78" calcext:value-type="float">
            <text:p>371.7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7.6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39.6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45.61" calcext:value-type="float">
            <text:p>345.6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70.62</text:p>
          </table:table-cell>
          <table:table-cell table:style-name="ce57" office:value-type="float" office:value="-0.087849" calcext:value-type="float">
            <text:p>-0.088</text:p>
          </table:table-cell>
          <table:table-cell table:style-name="ce57" office:value-type="float" office:value="0.01466331" calcext:value-type="float">
            <text:p>0.015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10.72</text:p>
          </table:table-cell>
          <table:table-cell table:style-name="ce57" office:value-type="float" office:value="-1.666116" calcext:value-type="float">
            <text:p>-1.666</text:p>
          </table:table-cell>
          <table:table-cell table:style-name="ce57" office:value-type="float" office:value="0.9196543" calcext:value-type="float">
            <text:p>0.920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79.3" calcext:value-type="float">
            <text:p>279.3</text:p>
          </table:table-cell>
          <table:table-cell table:style-name="ce57" office:value-type="float" office:value="-3.28276" calcext:value-type="float">
            <text:p>-3.283</text:p>
          </table:table-cell>
          <table:table-cell table:style-name="ce57" office:value-type="float" office:value="0.8173" calcext:value-type="float">
            <text:p>0.817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2.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1.3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8.3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4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59.8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69.39" calcext:value-type="float">
            <text:p>369.3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8.9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35.9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55.05" calcext:value-type="float">
            <text:p>355.0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0.8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30.6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14.21" calcext:value-type="float">
            <text:p>314.2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54.67</text:p>
          </table:table-cell>
          <table:table-cell table:style-name="ce57" office:value-type="float" office:value="-0.273180000000001" calcext:value-type="float">
            <text:p>-0.273</text:p>
          </table:table-cell>
          <table:table-cell table:style-name="ce57" office:value-type="float" office:value="0.6346846" calcext:value-type="float">
            <text:p>0.635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35.41</text:p>
          </table:table-cell>
          <table:table-cell table:style-name="ce57" office:value-type="float" office:value="-1.0108" calcext:value-type="float">
            <text:p>-1.011</text:p>
          </table:table-cell>
          <table:table-cell table:style-name="ce57" office:value-type="float" office:value="0.7978927" calcext:value-type="float">
            <text:p>0.798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93.13" calcext:value-type="float">
            <text:p>293.13</text:p>
          </table:table-cell>
          <table:table-cell table:style-name="ce57" office:value-type="float" office:value="-3.413562" calcext:value-type="float">
            <text:p>-3.414</text:p>
          </table:table-cell>
          <table:table-cell table:style-name="ce57" office:value-type="float" office:value="0.9716" calcext:value-type="float">
            <text:p>0.972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7.5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6.00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6.9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1.4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2.0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66.09" calcext:value-type="float">
            <text:p>366.0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0.3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67.9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56.14" calcext:value-type="float">
            <text:p>356.1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7.3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52.99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10.61" calcext:value-type="float">
            <text:p>310.6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42.24</text:p>
          </table:table-cell>
          <table:table-cell table:style-name="ce57" office:value-type="float" office:value="-0.918881999999999" calcext:value-type="float">
            <text:p>-0.919</text:p>
          </table:table-cell>
          <table:table-cell table:style-name="ce57" office:value-type="float" office:value="0.9386322" calcext:value-type="float">
            <text:p>0.939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22.39</text:p>
          </table:table-cell>
          <table:table-cell table:style-name="ce57" office:value-type="float" office:value="-1.453" calcext:value-type="float">
            <text:p>-1.453</text:p>
          </table:table-cell>
          <table:table-cell table:style-name="ce57" office:value-type="float" office:value="0.786393" calcext:value-type="float">
            <text:p>0.786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51.61" calcext:value-type="float">
            <text:p>251.61</text:p>
          </table:table-cell>
          <table:table-cell table:style-name="ce57" office:value-type="float" office:value="-5.0561" calcext:value-type="float">
            <text:p>-5.056</text:p>
          </table:table-cell>
          <table:table-cell table:style-name="ce57" office:value-type="float" office:value="0.9125" calcext:value-type="float">
            <text:p>0.913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8.2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3.58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5.0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60.2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49.0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75.03" calcext:value-type="float">
            <text:p>375.03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6.8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6.7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61.74" calcext:value-type="float">
            <text:p>361.7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1.6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40.3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17.47" calcext:value-type="float">
            <text:p>317.47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36.90</text:p>
          </table:table-cell>
          <table:table-cell table:style-name="ce57" office:value-type="float" office:value="-1.01725" calcext:value-type="float">
            <text:p>-1.017</text:p>
          </table:table-cell>
          <table:table-cell table:style-name="ce57" office:value-type="float" office:value="0.961338" calcext:value-type="float">
            <text:p>0.961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08.18</text:p>
          </table:table-cell>
          <table:table-cell table:style-name="ce57" office:value-type="float" office:value="-1.32506" calcext:value-type="float">
            <text:p>-1.325</text:p>
          </table:table-cell>
          <table:table-cell table:style-name="ce57" office:value-type="float" office:value="0.8288598" calcext:value-type="float">
            <text:p>0.829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49.94" calcext:value-type="float">
            <text:p>249.94</text:p>
          </table:table-cell>
          <table:table-cell table:style-name="ce57" office:value-type="float" office:value="-4.61020933333333" calcext:value-type="float">
            <text:p>-4.610</text:p>
          </table:table-cell>
          <table:table-cell table:style-name="ce57" office:value-type="float" office:value="0.8717" calcext:value-type="float">
            <text:p>0.872</text:p>
          </table:table-cell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66.8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72.02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387.35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54.7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45.2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66.01" calcext:value-type="float">
            <text:p>366.0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54.7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337.4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40.26" calcext:value-type="float">
            <text:p>340.26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63.8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337.44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8.1" calcext:value-type="float">
            <text:p>288.1</text:p>
          </table:table-cell>
          <table:table-cell table:number-columns-repeated="2"/>
        </table:table-row>
        <table:table-row table:style-name="ro2" table:visibility="filter">
          <table:table-cell table:style-name="Default" office:value-type="string" calcext:value-type="string">
            <text:p>ST40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50.91</text:p>
          </table:table-cell>
          <table:table-cell table:style-name="ce57" office:value-type="float" office:value="-0.284125" calcext:value-type="float">
            <text:p>-0.284</text:p>
          </table:table-cell>
          <table:table-cell table:style-name="ce57" office:value-type="float" office:value="0.2828413" calcext:value-type="float">
            <text:p>0.283</text:p>
          </table:table-cell>
        </table:table-row>
        <table:table-row table:style-name="ro2">
          <table:table-cell table:style-name="Default" office:value-type="string" calcext:value-type="string">
            <text:p>ST435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13.13</text:p>
          </table:table-cell>
          <table:table-cell table:style-name="ce57" office:value-type="float" office:value="-1.34392" calcext:value-type="float">
            <text:p>-1.344</text:p>
          </table:table-cell>
          <table:table-cell table:style-name="ce57" office:value-type="float" office:value="0.8850354" calcext:value-type="float">
            <text:p>0.885</text:p>
          </table:table-cell>
        </table:table-row>
        <table:table-row table:style-name="ro2" table:visibility="filter">
          <table:table-cell table:style-name="Default" office:value-type="string" calcext:value-type="string">
            <text:p>ST177</text:p>
          </table:table-cell>
          <table:table-cell table:style-name="Default" office:value-type="string" calcext:value-type="string">
            <text:p>PP</text:p>
          </table:table-cell>
          <table:table-cell table:style-name="Default" office:value-type="string" calcext:value-type="string">
            <text:p>PP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16.05" calcext:value-type="float">
            <text:p>216.05</text:p>
          </table:table-cell>
          <table:table-cell table:style-name="ce57" office:value-type="float" office:value="-5.859106" calcext:value-type="float">
            <text:p>-5.859</text:p>
          </table:table-cell>
          <table:table-cell table:style-name="ce57" office:value-type="float" office:value="0.9363" calcext:value-type="float">
            <text:p>0.936</text:p>
          </table:table-cell>
        </table:table-row>
        <table:table-row table:style-name="ro2" table:number-rows-repeated="10483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ja16" table:style-name="ta1">
        <table:table-column table:style-name="co2" table:number-columns-repeated="2" table:default-cell-style-name="Default"/>
        <table:table-column table:style-name="co2" table:number-columns-repeated="15" table:default-cell-style-name="ce27"/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Default" office:value-type="string" calcext:value-type="string">
            <text:p>IA1</text:p>
          </table:table-cell>
          <table:table-cell table:style-name="Default" office:value-type="string" calcext:value-type="string">
            <text:p>IA2</text:p>
          </table:table-cell>
          <table:table-cell table:style-name="Default" office:value-type="string" calcext:value-type="string">
            <text:p>IA3</text:p>
          </table:table-cell>
          <table:table-cell table:style-name="Default" office:value-type="string" calcext:value-type="string">
            <text:p>IA4</text:p>
          </table:table-cell>
          <table:table-cell table:style-name="Default" office:value-type="string" calcext:value-type="string">
            <text:p>IA5</text:p>
          </table:table-cell>
          <table:table-cell table:style-name="Default" office:value-type="string" calcext:value-type="string">
            <text:p>PP1</text:p>
          </table:table-cell>
          <table:table-cell table:style-name="Default" office:value-type="string" calcext:value-type="string">
            <text:p>PP2</text:p>
          </table:table-cell>
          <table:table-cell table:style-name="Default" office:value-type="string" calcext:value-type="string">
            <text:p>PP3</text:p>
          </table:table-cell>
          <table:table-cell table:style-name="Default" office:value-type="string" calcext:value-type="string">
            <text:p>PP4</text:p>
          </table:table-cell>
          <table:table-cell table:style-name="Default" office:value-type="string" calcext:value-type="string">
            <text:p>PP5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2.33</text:p>
          </table:table-cell>
          <table:table-cell office:value-type="string" calcext:value-type="string">
            <text:p>383.30</text:p>
          </table:table-cell>
          <table:table-cell office:value-type="string" calcext:value-type="string">
            <text:p>384.54</text:p>
          </table:table-cell>
          <table:table-cell office:value-type="string" calcext:value-type="string">
            <text:p>383.79</text:p>
          </table:table-cell>
          <table:table-cell office:value-type="string" calcext:value-type="string">
            <text:p>386.06</text:p>
          </table:table-cell>
          <table:table-cell office:value-type="string" calcext:value-type="string">
            <text:p>375.81</text:p>
          </table:table-cell>
          <table:table-cell office:value-type="string" calcext:value-type="string">
            <text:p>380.08</text:p>
          </table:table-cell>
          <table:table-cell office:value-type="string" calcext:value-type="string">
            <text:p>381.08</text:p>
          </table:table-cell>
          <table:table-cell office:value-type="string" calcext:value-type="string">
            <text:p>381.14</text:p>
          </table:table-cell>
          <table:table-cell office:value-type="string" calcext:value-type="string">
            <text:p>381.97</text:p>
          </table:table-cell>
          <table:table-cell office:value-type="string" calcext:value-type="string">
            <text:p>388.83</text:p>
          </table:table-cell>
          <table:table-cell office:value-type="string" calcext:value-type="string">
            <text:p>388.33</text:p>
          </table:table-cell>
          <table:table-cell office:value-type="string" calcext:value-type="string">
            <text:p>386.97</text:p>
          </table:table-cell>
          <table:table-cell office:value-type="string" calcext:value-type="string">
            <text:p>385.03</text:p>
          </table:table-cell>
          <table:table-cell office:value-type="string" calcext:value-type="string">
            <text:p>387.35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float" office:value="1" calcext:value-type="float">
            <text:p>1</text:p>
          </table:table-cell>
          <table:table-cell office:value-type="float" office:value="389.97" calcext:value-type="float">
            <text:p>389.97</text:p>
          </table:table-cell>
          <table:table-cell office:value-type="float" office:value="377.21" calcext:value-type="float">
            <text:p>377.21</text:p>
          </table:table-cell>
          <table:table-cell office:value-type="float" office:value="370.8" calcext:value-type="float">
            <text:p>370.8</text:p>
          </table:table-cell>
          <table:table-cell office:value-type="float" office:value="370.66" calcext:value-type="float">
            <text:p>370.66</text:p>
          </table:table-cell>
          <table:table-cell office:value-type="float" office:value="368.78" calcext:value-type="float">
            <text:p>368.78</text:p>
          </table:table-cell>
          <table:table-cell office:value-type="float" office:value="352.38" calcext:value-type="float">
            <text:p>352.38</text:p>
          </table:table-cell>
          <table:table-cell office:value-type="float" office:value="358.17" calcext:value-type="float">
            <text:p>358.17</text:p>
          </table:table-cell>
          <table:table-cell office:value-type="float" office:value="361.24" calcext:value-type="float">
            <text:p>361.24</text:p>
          </table:table-cell>
          <table:table-cell office:value-type="float" office:value="357.74" calcext:value-type="float">
            <text:p>357.74</text:p>
          </table:table-cell>
          <table:table-cell office:value-type="float" office:value="356.14" calcext:value-type="float">
            <text:p>356.14</text:p>
          </table:table-cell>
          <table:table-cell office:value-type="float" office:value="379.07" calcext:value-type="float">
            <text:p>379.07</text:p>
          </table:table-cell>
          <table:table-cell office:value-type="float" office:value="369.39" calcext:value-type="float">
            <text:p>369.39</text:p>
          </table:table-cell>
          <table:table-cell office:value-type="float" office:value="366.09" calcext:value-type="float">
            <text:p>366.09</text:p>
          </table:table-cell>
          <table:table-cell office:value-type="float" office:value="375.03" calcext:value-type="float">
            <text:p>375.03</text:p>
          </table:table-cell>
          <table:table-cell office:value-type="float" office:value="366.01" calcext:value-type="float">
            <text:p>366.0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float" office:value="2" calcext:value-type="float">
            <text:p>2</text:p>
          </table:table-cell>
          <table:table-cell office:value-type="float" office:value="388.53" calcext:value-type="float">
            <text:p>388.53</text:p>
          </table:table-cell>
          <table:table-cell office:value-type="float" office:value="371.51" calcext:value-type="float">
            <text:p>371.51</text:p>
          </table:table-cell>
          <table:table-cell office:value-type="float" office:value="376.79" calcext:value-type="float">
            <text:p>376.79</text:p>
          </table:table-cell>
          <table:table-cell office:value-type="float" office:value="371.6" calcext:value-type="float">
            <text:p>371.6</text:p>
          </table:table-cell>
          <table:table-cell office:value-type="float" office:value="357.08" calcext:value-type="float">
            <text:p>357.08</text:p>
          </table:table-cell>
          <table:table-cell office:value-type="float" office:value="331.38" calcext:value-type="float">
            <text:p>331.38</text:p>
          </table:table-cell>
          <table:table-cell office:value-type="float" office:value="329.29" calcext:value-type="float">
            <text:p>329.29</text:p>
          </table:table-cell>
          <table:table-cell office:value-type="float" office:value="379.24" calcext:value-type="float">
            <text:p>379.24</text:p>
          </table:table-cell>
          <table:table-cell office:value-type="float" office:value="355.65" calcext:value-type="float">
            <text:p>355.65</text:p>
          </table:table-cell>
          <table:table-cell office:value-type="float" office:value="346.01" calcext:value-type="float">
            <text:p>346.01</text:p>
          </table:table-cell>
          <table:table-cell office:value-type="float" office:value="371.78" calcext:value-type="float">
            <text:p>371.78</text:p>
          </table:table-cell>
          <table:table-cell office:value-type="float" office:value="355.05" calcext:value-type="float">
            <text:p>355.05</text:p>
          </table:table-cell>
          <table:table-cell office:value-type="float" office:value="356.14" calcext:value-type="float">
            <text:p>356.14</text:p>
          </table:table-cell>
          <table:table-cell office:value-type="float" office:value="361.74" calcext:value-type="float">
            <text:p>361.74</text:p>
          </table:table-cell>
          <table:table-cell office:value-type="float" office:value="340.26" calcext:value-type="float">
            <text:p>340.2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float" office:value="3" calcext:value-type="float">
            <text:p>3</text:p>
          </table:table-cell>
          <table:table-cell office:value-type="float" office:value="358.57" calcext:value-type="float">
            <text:p>358.57</text:p>
          </table:table-cell>
          <table:table-cell office:value-type="float" office:value="364.82" calcext:value-type="float">
            <text:p>364.82</text:p>
          </table:table-cell>
          <table:table-cell office:value-type="float" office:value="370.47" calcext:value-type="float">
            <text:p>370.47</text:p>
          </table:table-cell>
          <table:table-cell office:value-type="float" office:value="349.73" calcext:value-type="float">
            <text:p>349.73</text:p>
          </table:table-cell>
          <table:table-cell office:value-type="float" office:value="325.67" calcext:value-type="float">
            <text:p>325.67</text:p>
          </table:table-cell>
          <table:table-cell office:value-type="float" office:value="298.43" calcext:value-type="float">
            <text:p>298.43</text:p>
          </table:table-cell>
          <table:table-cell office:value-type="float" office:value="285.12" calcext:value-type="float">
            <text:p>285.12</text:p>
          </table:table-cell>
          <table:table-cell office:value-type="float" office:value="329.08" calcext:value-type="float">
            <text:p>329.08</text:p>
          </table:table-cell>
          <table:table-cell office:value-type="float" office:value="308.02" calcext:value-type="float">
            <text:p>308.02</text:p>
          </table:table-cell>
          <table:table-cell office:value-type="float" office:value="304.09" calcext:value-type="float">
            <text:p>304.09</text:p>
          </table:table-cell>
          <table:table-cell office:value-type="float" office:value="345.61" calcext:value-type="float">
            <text:p>345.61</text:p>
          </table:table-cell>
          <table:table-cell office:value-type="float" office:value="314.21" calcext:value-type="float">
            <text:p>314.21</text:p>
          </table:table-cell>
          <table:table-cell office:value-type="float" office:value="310.61" calcext:value-type="float">
            <text:p>310.61</text:p>
          </table:table-cell>
          <table:table-cell office:value-type="float" office:value="317.47" calcext:value-type="float">
            <text:p>317.47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float" office:value="4" calcext:value-type="float">
            <text:p>4</text:p>
          </table:table-cell>
          <table:table-cell office:value-type="float" office:value="371.88" calcext:value-type="float">
            <text:p>371.88</text:p>
          </table:table-cell>
          <table:table-cell office:value-type="float" office:value="349.52" calcext:value-type="float">
            <text:p>349.52</text:p>
          </table:table-cell>
          <table:table-cell office:value-type="float" office:value="340.72" calcext:value-type="float">
            <text:p>340.72</text:p>
          </table:table-cell>
          <table:table-cell office:value-type="float" office:value="304.12" calcext:value-type="float">
            <text:p>304.12</text:p>
          </table:table-cell>
          <table:table-cell office:value-type="float" office:value="281.24" calcext:value-type="float">
            <text:p>281.24</text:p>
          </table:table-cell>
          <table:table-cell office:value-type="float" office:value="244.07" calcext:value-type="float">
            <text:p>244.07</text:p>
          </table:table-cell>
          <table:table-cell office:value-type="float" office:value="250.79" calcext:value-type="float">
            <text:p>250.79</text:p>
          </table:table-cell>
          <table:table-cell office:value-type="float" office:value="288.76" calcext:value-type="float">
            <text:p>288.76</text:p>
          </table:table-cell>
          <table:table-cell office:value-type="float" office:value="254.68" calcext:value-type="float">
            <text:p>254.68</text:p>
          </table:table-cell>
          <table:table-cell office:value-type="float" office:value="256.82" calcext:value-type="float">
            <text:p>256.82</text:p>
          </table:table-cell>
          <table:table-cell office:value-type="float" office:value="279.3" calcext:value-type="float">
            <text:p>279.3</text:p>
          </table:table-cell>
          <table:table-cell office:value-type="float" office:value="293.13" calcext:value-type="float">
            <text:p>293.13</text:p>
          </table:table-cell>
          <table:table-cell office:value-type="float" office:value="251.61" calcext:value-type="float">
            <text:p>251.61</text:p>
          </table:table-cell>
          <table:table-cell office:value-type="float" office:value="249.94" calcext:value-type="float">
            <text:p>249.94</text:p>
          </table:table-cell>
          <table:table-cell office:value-type="float" office:value="216.05" calcext:value-type="float">
            <text:p>216.05</text:p>
          </table:table-cell>
        </table:table-row>
        <table:table-row table:style-name="ro2">
          <table:table-cell office:value-type="string" calcext:value-type="string">
            <text:p>ST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1.27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363.31</text:p>
          </table:table-cell>
          <table:table-cell office:value-type="string" calcext:value-type="string">
            <text:p>365.51</text:p>
          </table:table-cell>
          <table:table-cell office:value-type="string" calcext:value-type="string">
            <text:p>364.83</text:p>
          </table:table-cell>
          <table:table-cell office:value-type="string" calcext:value-type="string">
            <text:p>366.41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369.94</text:p>
          </table:table-cell>
          <table:table-cell office:value-type="string" calcext:value-type="string">
            <text:p>369.52</text:p>
          </table:table-cell>
          <table:table-cell office:value-type="string" calcext:value-type="string">
            <text:p>367.03</text:p>
          </table:table-cell>
          <table:table-cell office:value-type="string" calcext:value-type="string">
            <text:p>366.07</text:p>
          </table:table-cell>
          <table:table-cell office:value-type="string" calcext:value-type="string">
            <text:p>362.18</text:p>
          </table:table-cell>
          <table:table-cell office:value-type="string" calcext:value-type="string">
            <text:p>367.54</text:p>
          </table:table-cell>
          <table:table-cell office:value-type="string" calcext:value-type="string">
            <text:p>368.25</text:p>
          </table:table-cell>
          <table:table-cell office:value-type="string" calcext:value-type="string">
            <text:p>366.81</text:p>
          </table:table-cell>
        </table:table-row>
        <table:table-row table:style-name="ro2">
          <table:table-cell office:value-type="string" calcext:value-type="string">
            <text:p>ST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5.99</text:p>
          </table:table-cell>
          <table:table-cell office:value-type="string" calcext:value-type="string">
            <text:p>374.68</text:p>
          </table:table-cell>
          <table:table-cell office:value-type="string" calcext:value-type="string">
            <text:p>364.27</text:p>
          </table:table-cell>
          <table:table-cell office:value-type="string" calcext:value-type="string">
            <text:p>369.59</text:p>
          </table:table-cell>
          <table:table-cell office:value-type="string" calcext:value-type="string">
            <text:p>364.72</text:p>
          </table:table-cell>
          <table:table-cell office:value-type="string" calcext:value-type="string">
            <text:p>366.81</text:p>
          </table:table-cell>
          <table:table-cell office:value-type="string" calcext:value-type="string">
            <text:p>361.97</text:p>
          </table:table-cell>
          <table:table-cell office:value-type="string" calcext:value-type="string">
            <text:p>360.46</text:p>
          </table:table-cell>
          <table:table-cell office:value-type="string" calcext:value-type="string">
            <text:p>372.00</text:p>
          </table:table-cell>
          <table:table-cell office:value-type="string" calcext:value-type="string">
            <text:p>369.41</text:p>
          </table:table-cell>
          <table:table-cell office:value-type="string" calcext:value-type="string">
            <text:p>363.58</text:p>
          </table:table-cell>
          <table:table-cell office:value-type="string" calcext:value-type="string">
            <text:p>364.62</text:p>
          </table:table-cell>
          <table:table-cell office:value-type="string" calcext:value-type="string">
            <text:p>361.46</text:p>
          </table:table-cell>
          <table:table-cell office:value-type="string" calcext:value-type="string">
            <text:p>360.29</text:p>
          </table:table-cell>
          <table:table-cell office:value-type="string" calcext:value-type="string">
            <text:p>354.75</text:p>
          </table:table-cell>
        </table:table-row>
        <table:table-row table:style-name="ro2">
          <table:table-cell office:value-type="string" calcext:value-type="string">
            <text:p>ST4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68.74</text:p>
          </table:table-cell>
          <table:table-cell office:value-type="string" calcext:value-type="string">
            <text:p>367.45</text:p>
          </table:table-cell>
          <table:table-cell office:value-type="string" calcext:value-type="string">
            <text:p>375.40</text:p>
          </table:table-cell>
          <table:table-cell office:value-type="string" calcext:value-type="string">
            <text:p>373.49</text:p>
          </table:table-cell>
          <table:table-cell office:value-type="string" calcext:value-type="string">
            <text:p>368.99</text:p>
          </table:table-cell>
          <table:table-cell office:value-type="string" calcext:value-type="string">
            <text:p>375.90</text:p>
          </table:table-cell>
          <table:table-cell office:value-type="string" calcext:value-type="string">
            <text:p>373.87</text:p>
          </table:table-cell>
          <table:table-cell office:value-type="string" calcext:value-type="string">
            <text:p>372.52</text:p>
          </table:table-cell>
          <table:table-cell office:value-type="string" calcext:value-type="string">
            <text:p>362.64</text:p>
          </table:table-cell>
          <table:table-cell office:value-type="string" calcext:value-type="string">
            <text:p>357.30</text:p>
          </table:table-cell>
          <table:table-cell office:value-type="string" calcext:value-type="string">
            <text:p>358.96</text:p>
          </table:table-cell>
          <table:table-cell office:value-type="string" calcext:value-type="string">
            <text:p>360.38</text:p>
          </table:table-cell>
          <table:table-cell office:value-type="string" calcext:value-type="string">
            <text:p>356.81</text:p>
          </table:table-cell>
          <table:table-cell office:value-type="string" calcext:value-type="string">
            <text:p>354.75</text:p>
          </table:table-cell>
        </table:table-row>
        <table:table-row table:style-name="ro2">
          <table:table-cell office:value-type="string" calcext:value-type="string">
            <text:p>ST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4.15</text:p>
          </table:table-cell>
          <table:table-cell office:value-type="string" calcext:value-type="string">
            <text:p>368.44</text:p>
          </table:table-cell>
          <table:table-cell office:value-type="string" calcext:value-type="string">
            <text:p>369.30</text:p>
          </table:table-cell>
          <table:table-cell office:value-type="string" calcext:value-type="string">
            <text:p>366.74</text:p>
          </table:table-cell>
          <table:table-cell office:value-type="string" calcext:value-type="string">
            <text:p>354.50</text:p>
          </table:table-cell>
          <table:table-cell office:value-type="string" calcext:value-type="string">
            <text:p>355.16</text:p>
          </table:table-cell>
          <table:table-cell office:value-type="string" calcext:value-type="string">
            <text:p>368.82</text:p>
          </table:table-cell>
          <table:table-cell office:value-type="string" calcext:value-type="string">
            <text:p>366.52</text:p>
          </table:table-cell>
          <table:table-cell office:value-type="string" calcext:value-type="string">
            <text:p>364.62</text:p>
          </table:table-cell>
          <table:table-cell office:value-type="string" calcext:value-type="string">
            <text:p>353.19</text:p>
          </table:table-cell>
          <table:table-cell office:value-type="string" calcext:value-type="string">
            <text:p>347.67</text:p>
          </table:table-cell>
          <table:table-cell office:value-type="string" calcext:value-type="string">
            <text:p>360.80</text:p>
          </table:table-cell>
          <table:table-cell office:value-type="string" calcext:value-type="string">
            <text:p>347.35</text:p>
          </table:table-cell>
          <table:table-cell office:value-type="string" calcext:value-type="string">
            <text:p>341.61</text:p>
          </table:table-cell>
          <table:table-cell office:value-type="string" calcext:value-type="string">
            <text:p>363.82</text:p>
          </table:table-cell>
        </table:table-row>
        <table:table-row table:style-name="ro2">
          <table:table-cell office:value-type="string" calcext:value-type="string">
            <text:p>ST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5.12</text:p>
          </table:table-cell>
          <table:table-cell office:value-type="string" calcext:value-type="string">
            <text:p>375.51</text:p>
          </table:table-cell>
          <table:table-cell office:value-type="string" calcext:value-type="string">
            <text:p>373.55</text:p>
          </table:table-cell>
          <table:table-cell office:value-type="string" calcext:value-type="string">
            <text:p>368.23</text:p>
          </table:table-cell>
          <table:table-cell office:value-type="string" calcext:value-type="string">
            <text:p>372.18</text:p>
          </table:table-cell>
          <table:table-cell office:value-type="string" calcext:value-type="string">
            <text:p>370.87</text:p>
          </table:table-cell>
          <table:table-cell office:value-type="string" calcext:value-type="string">
            <text:p>367.54</text:p>
          </table:table-cell>
          <table:table-cell office:value-type="string" calcext:value-type="string">
            <text:p>364.28</text:p>
          </table:table-cell>
          <table:table-cell office:value-type="string" calcext:value-type="string">
            <text:p>351.23</text:p>
          </table:table-cell>
          <table:table-cell office:value-type="string" calcext:value-type="string">
            <text:p>371.65</text:p>
          </table:table-cell>
          <table:table-cell office:value-type="string" calcext:value-type="string">
            <text:p>370.62</text:p>
          </table:table-cell>
          <table:table-cell office:value-type="string" calcext:value-type="string">
            <text:p>354.67</text:p>
          </table:table-cell>
          <table:table-cell office:value-type="string" calcext:value-type="string">
            <text:p>342.24</text:p>
          </table:table-cell>
          <table:table-cell office:value-type="string" calcext:value-type="string">
            <text:p>336.90</text:p>
          </table:table-cell>
          <table:table-cell office:value-type="string" calcext:value-type="string">
            <text:p>350.91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5.67</text:p>
          </table:table-cell>
          <table:table-cell office:value-type="string" calcext:value-type="string">
            <text:p>376.86</text:p>
          </table:table-cell>
          <table:table-cell office:value-type="string" calcext:value-type="string">
            <text:p>377.27</text:p>
          </table:table-cell>
          <table:table-cell office:value-type="string" calcext:value-type="string">
            <text:p>378.52</text:p>
          </table:table-cell>
          <table:table-cell office:value-type="string" calcext:value-type="string">
            <text:p>377.65</text:p>
          </table:table-cell>
          <table:table-cell office:value-type="string" calcext:value-type="string">
            <text:p>377.08</text:p>
          </table:table-cell>
          <table:table-cell office:value-type="string" calcext:value-type="string">
            <text:p>373.42</text:p>
          </table:table-cell>
          <table:table-cell office:value-type="string" calcext:value-type="string">
            <text:p>377.86</text:p>
          </table:table-cell>
          <table:table-cell office:value-type="string" calcext:value-type="string">
            <text:p>377.03</text:p>
          </table:table-cell>
          <table:table-cell office:value-type="string" calcext:value-type="string">
            <text:p>383.81</text:p>
          </table:table-cell>
          <table:table-cell office:value-type="string" calcext:value-type="string">
            <text:p>373.83</text:p>
          </table:table-cell>
          <table:table-cell office:value-type="string" calcext:value-type="string">
            <text:p>371.38</text:p>
          </table:table-cell>
          <table:table-cell office:value-type="string" calcext:value-type="string">
            <text:p>376.00</text:p>
          </table:table-cell>
          <table:table-cell office:value-type="string" calcext:value-type="string">
            <text:p>373.58</text:p>
          </table:table-cell>
          <table:table-cell office:value-type="string" calcext:value-type="string">
            <text:p>372.0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5.14</text:p>
          </table:table-cell>
          <table:table-cell office:value-type="string" calcext:value-type="string">
            <text:p>371.75</text:p>
          </table:table-cell>
          <table:table-cell office:value-type="string" calcext:value-type="string">
            <text:p>355.76</text:p>
          </table:table-cell>
          <table:table-cell office:value-type="string" calcext:value-type="string">
            <text:p>372.73</text:p>
          </table:table-cell>
          <table:table-cell office:value-type="string" calcext:value-type="string">
            <text:p>363.04</text:p>
          </table:table-cell>
          <table:table-cell office:value-type="string" calcext:value-type="string">
            <text:p>357.00</text:p>
          </table:table-cell>
          <table:table-cell office:value-type="string" calcext:value-type="string">
            <text:p>364.98</text:p>
          </table:table-cell>
          <table:table-cell office:value-type="string" calcext:value-type="string">
            <text:p>366.14</text:p>
          </table:table-cell>
          <table:table-cell office:value-type="string" calcext:value-type="string">
            <text:p>345.71</text:p>
          </table:table-cell>
          <table:table-cell office:value-type="string" calcext:value-type="string">
            <text:p>369.15</text:p>
          </table:table-cell>
          <table:table-cell office:value-type="string" calcext:value-type="string">
            <text:p>367.66</text:p>
          </table:table-cell>
          <table:table-cell office:value-type="string" calcext:value-type="string">
            <text:p>359.81</text:p>
          </table:table-cell>
          <table:table-cell office:value-type="string" calcext:value-type="string">
            <text:p>362.01</text:p>
          </table:table-cell>
          <table:table-cell office:value-type="string" calcext:value-type="string">
            <text:p>349.05</text:p>
          </table:table-cell>
          <table:table-cell office:value-type="string" calcext:value-type="string">
            <text:p>345.2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9.18</text:p>
          </table:table-cell>
          <table:table-cell office:value-type="string" calcext:value-type="string">
            <text:p>356.03</text:p>
          </table:table-cell>
          <table:table-cell office:value-type="string" calcext:value-type="string">
            <text:p>346.16</text:p>
          </table:table-cell>
          <table:table-cell office:value-type="string" calcext:value-type="string">
            <text:p>364.86</text:p>
          </table:table-cell>
          <table:table-cell office:value-type="string" calcext:value-type="string">
            <text:p>354.42</text:p>
          </table:table-cell>
          <table:table-cell office:value-type="string" calcext:value-type="string">
            <text:p>361.70</text:p>
          </table:table-cell>
          <table:table-cell office:value-type="string" calcext:value-type="string">
            <text:p>360.34</text:p>
          </table:table-cell>
          <table:table-cell office:value-type="string" calcext:value-type="string">
            <text:p>355.30</text:p>
          </table:table-cell>
          <table:table-cell office:value-type="string" calcext:value-type="string">
            <text:p>341.11</text:p>
          </table:table-cell>
          <table:table-cell office:value-type="string" calcext:value-type="string">
            <text:p>365.18</text:p>
          </table:table-cell>
          <table:table-cell office:value-type="string" calcext:value-type="string">
            <text:p>338.34</text:p>
          </table:table-cell>
          <table:table-cell office:value-type="string" calcext:value-type="string">
            <text:p>335.97</text:p>
          </table:table-cell>
          <table:table-cell office:value-type="string" calcext:value-type="string">
            <text:p>367.99</text:p>
          </table:table-cell>
          <table:table-cell office:value-type="string" calcext:value-type="string">
            <text:p>356.77</text:p>
          </table:table-cell>
          <table:table-cell office:value-type="string" calcext:value-type="string">
            <text:p>337.4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4.39</text:p>
          </table:table-cell>
          <table:table-cell office:value-type="string" calcext:value-type="string">
            <text:p>361.58</text:p>
          </table:table-cell>
          <table:table-cell office:value-type="string" calcext:value-type="string">
            <text:p>361.70</text:p>
          </table:table-cell>
          <table:table-cell office:value-type="string" calcext:value-type="string">
            <text:p>356.69</text:p>
          </table:table-cell>
          <table:table-cell office:value-type="string" calcext:value-type="string">
            <text:p>342.44</text:p>
          </table:table-cell>
          <table:table-cell office:value-type="string" calcext:value-type="string">
            <text:p>345.71</text:p>
          </table:table-cell>
          <table:table-cell office:value-type="string" calcext:value-type="string">
            <text:p>354.17</text:p>
          </table:table-cell>
          <table:table-cell office:value-type="string" calcext:value-type="string">
            <text:p>365.76</text:p>
          </table:table-cell>
          <table:table-cell office:value-type="string" calcext:value-type="string">
            <text:p>344.52</text:p>
          </table:table-cell>
          <table:table-cell office:value-type="string" calcext:value-type="string">
            <text:p>356.38</text:p>
          </table:table-cell>
          <table:table-cell office:value-type="string" calcext:value-type="string">
            <text:p>339.61</text:p>
          </table:table-cell>
          <table:table-cell office:value-type="string" calcext:value-type="string">
            <text:p>330.67</text:p>
          </table:table-cell>
          <table:table-cell office:value-type="string" calcext:value-type="string">
            <text:p>352.99</text:p>
          </table:table-cell>
          <table:table-cell office:value-type="string" calcext:value-type="string">
            <text:p>340.37</text:p>
          </table:table-cell>
          <table:table-cell office:value-type="string" calcext:value-type="string">
            <text:p>337.4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.46</text:p>
          </table:table-cell>
          <table:table-cell office:value-type="string" calcext:value-type="string">
            <text:p>342.21</text:p>
          </table:table-cell>
          <table:table-cell office:value-type="string" calcext:value-type="string">
            <text:p>324.33</text:p>
          </table:table-cell>
          <table:table-cell office:value-type="string" calcext:value-type="string">
            <text:p>341.70</text:p>
          </table:table-cell>
          <table:table-cell office:value-type="string" calcext:value-type="string">
            <text:p>315.14</text:p>
          </table:table-cell>
          <table:table-cell office:value-type="string" calcext:value-type="string">
            <text:p>363.57</text:p>
          </table:table-cell>
          <table:table-cell office:value-type="string" calcext:value-type="string">
            <text:p>366.46</text:p>
          </table:table-cell>
          <table:table-cell office:value-type="string" calcext:value-type="string">
            <text:p>343.33</text:p>
          </table:table-cell>
          <table:table-cell office:value-type="string" calcext:value-type="string">
            <text:p>319.50</text:p>
          </table:table-cell>
          <table:table-cell office:value-type="string" calcext:value-type="string">
            <text:p>333.53</text:p>
          </table:table-cell>
          <table:table-cell office:value-type="string" calcext:value-type="string">
            <text:p>310.72</text:p>
          </table:table-cell>
          <table:table-cell office:value-type="string" calcext:value-type="string">
            <text:p>335.41</text:p>
          </table:table-cell>
          <table:table-cell office:value-type="string" calcext:value-type="string">
            <text:p>322.39</text:p>
          </table:table-cell>
          <table:table-cell office:value-type="string" calcext:value-type="string">
            <text:p>308.18</text:p>
          </table:table-cell>
          <table:table-cell office:value-type="string" calcext:value-type="string">
            <text:p>313.13</text:p>
          </table:table-cell>
        </table:table-row>
      </table:table>
      <table:table table:name="Nutrients-ST435-177" table:style-name="ta1">
        <table:table-column table:style-name="co2" table:number-columns-repeated="7" table:default-cell-style-name="Default"/>
        <table:table-column table:style-name="co36" table:default-cell-style-name="Default"/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Nitrate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Silicate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14.637" calcext:value-type="float">
            <text:p>14.637</text:p>
          </table:table-cell>
          <table:table-cell office:value-type="float" office:value="1.130520111" calcext:value-type="float">
            <text:p>1.130520111</text:p>
          </table:table-cell>
          <table:table-cell office:value-type="float" office:value="16.514534484" calcext:value-type="float">
            <text:p>16.51453448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14.129" calcext:value-type="float">
            <text:p>14.129</text:p>
          </table:table-cell>
          <table:table-cell office:value-type="float" office:value="1.155789268" calcext:value-type="float">
            <text:p>1.155789268</text:p>
          </table:table-cell>
          <table:table-cell office:value-type="float" office:value="16.772103132" calcext:value-type="float">
            <text:p>16.77210313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14.342" calcext:value-type="float">
            <text:p>14.342</text:p>
          </table:table-cell>
          <table:table-cell office:value-type="float" office:value="1.140408042" calcext:value-type="float">
            <text:p>1.140408042</text:p>
          </table:table-cell>
          <table:table-cell office:value-type="float" office:value="16.727348296" calcext:value-type="float">
            <text:p>16.72734829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14.231" calcext:value-type="float">
            <text:p>14.231</text:p>
          </table:table-cell>
          <table:table-cell office:value-type="float" office:value="1.228300762" calcext:value-type="float">
            <text:p>1.228300762</text:p>
          </table:table-cell>
          <table:table-cell office:value-type="float" office:value="17.514668064" calcext:value-type="float">
            <text:p>17.51466806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14.235" calcext:value-type="float">
            <text:p>14.235</text:p>
          </table:table-cell>
          <table:table-cell office:value-type="float" office:value="1.183255743" calcext:value-type="float">
            <text:p>1.183255743</text:p>
          </table:table-cell>
          <table:table-cell office:value-type="float" office:value="17.898280944" calcext:value-type="float">
            <text:p>17.89828094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4.338" calcext:value-type="float">
            <text:p>14.338</text:p>
          </table:table-cell>
          <table:table-cell office:value-type="float" office:value="1.267852486" calcext:value-type="float">
            <text:p>1.267852486</text:p>
          </table:table-cell>
          <table:table-cell office:value-type="float" office:value="16.69629392" calcext:value-type="float">
            <text:p>16.6962939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14.409" calcext:value-type="float">
            <text:p>14.409</text:p>
          </table:table-cell>
          <table:table-cell office:value-type="float" office:value="1.61502873" calcext:value-type="float">
            <text:p>1.61502873</text:p>
          </table:table-cell>
          <table:table-cell office:value-type="float" office:value="18.309294744" calcext:value-type="float">
            <text:p>18.30929474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14.252" calcext:value-type="float">
            <text:p>14.252</text:p>
          </table:table-cell>
          <table:table-cell office:value-type="float" office:value="1.43924329" calcext:value-type="float">
            <text:p>1.43924329</text:p>
          </table:table-cell>
          <table:table-cell office:value-type="float" office:value="17.226958404" calcext:value-type="float">
            <text:p>17.22695840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14.563" calcext:value-type="float">
            <text:p>14.563</text:p>
          </table:table-cell>
          <table:table-cell office:value-type="float" office:value="1.640297887" calcext:value-type="float">
            <text:p>1.640297887</text:p>
          </table:table-cell>
          <table:table-cell office:value-type="float" office:value="17.949429328" calcext:value-type="float">
            <text:p>17.94942932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14.645" calcext:value-type="float">
            <text:p>14.645</text:p>
          </table:table-cell>
          <table:table-cell office:value-type="float" office:value="1.765545013" calcext:value-type="float">
            <text:p>1.765545013</text:p>
          </table:table-cell>
          <table:table-cell office:value-type="float" office:value="20.001758236" calcext:value-type="float">
            <text:p>20.00175823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17.713" calcext:value-type="float">
            <text:p>17.713</text:p>
          </table:table-cell>
          <table:table-cell office:value-type="float" office:value="1.655679113" calcext:value-type="float">
            <text:p>1.655679113</text:p>
          </table:table-cell>
          <table:table-cell office:value-type="float" office:value="17.34021554" calcext:value-type="float">
            <text:p>17.3402155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19.365" calcext:value-type="float">
            <text:p>19.365</text:p>
          </table:table-cell>
          <table:table-cell office:value-type="float" office:value="1.969895587" calcext:value-type="float">
            <text:p>1.969895587</text:p>
          </table:table-cell>
          <table:table-cell office:value-type="float" office:value="16.575729872" calcext:value-type="float">
            <text:p>16.57572987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19.636" calcext:value-type="float">
            <text:p>19.636</text:p>
          </table:table-cell>
          <table:table-cell office:value-type="float" office:value="1.932541181" calcext:value-type="float">
            <text:p>1.932541181</text:p>
          </table:table-cell>
          <table:table-cell office:value-type="float" office:value="16.494440476" calcext:value-type="float">
            <text:p>16.49444047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19.126" calcext:value-type="float">
            <text:p>19.126</text:p>
          </table:table-cell>
          <table:table-cell office:value-type="float" office:value="1.925949227" calcext:value-type="float">
            <text:p>1.925949227</text:p>
          </table:table-cell>
          <table:table-cell office:value-type="float" office:value="18.754103012" calcext:value-type="float">
            <text:p>18.75410301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19.26" calcext:value-type="float">
            <text:p>19.26</text:p>
          </table:table-cell>
          <table:table-cell office:value-type="float" office:value="2.013841947" calcext:value-type="float">
            <text:p>2.013841947</text:p>
          </table:table-cell>
          <table:table-cell office:value-type="float" office:value="17.816991548" calcext:value-type="float">
            <text:p>17.81699154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0.069" calcext:value-type="float">
            <text:p>0.069</text:p>
          </table:table-cell>
          <table:table-cell office:value-type="float" office:value="15.796" calcext:value-type="float">
            <text:p>15.796</text:p>
          </table:table-cell>
          <table:table-cell office:value-type="float" office:value="1.220610149" calcext:value-type="float">
            <text:p>1.220610149</text:p>
          </table:table-cell>
          <table:table-cell office:value-type="float" office:value="33.312211808" calcext:value-type="float">
            <text:p>33.31221180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 office:value-type="float" office:value="15.096" calcext:value-type="float">
            <text:p>15.096</text:p>
          </table:table-cell>
          <table:table-cell office:value-type="float" office:value="1.277740417" calcext:value-type="float">
            <text:p>1.277740417</text:p>
          </table:table-cell>
          <table:table-cell office:value-type="float" office:value="31.33751884" calcext:value-type="float">
            <text:p>31.3375188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0.065" calcext:value-type="float">
            <text:p>0.065</text:p>
          </table:table-cell>
          <table:table-cell office:value-type="float" office:value="15.45" calcext:value-type="float">
            <text:p>15.45</text:p>
          </table:table-cell>
          <table:table-cell office:value-type="float" office:value="1.240386011" calcext:value-type="float">
            <text:p>1.240386011</text:p>
          </table:table-cell>
          <table:table-cell office:value-type="float" office:value="34.463963812" calcext:value-type="float">
            <text:p>34.46396381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5.628" calcext:value-type="float">
            <text:p>15.628</text:p>
          </table:table-cell>
          <table:table-cell office:value-type="float" office:value="1.394198271" calcext:value-type="float">
            <text:p>1.394198271</text:p>
          </table:table-cell>
          <table:table-cell office:value-type="float" office:value="36.005722244" calcext:value-type="float">
            <text:p>36.00572224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0.117" calcext:value-type="float">
            <text:p>0.117</text:p>
          </table:table-cell>
          <table:table-cell office:value-type="float" office:value="15.614" calcext:value-type="float">
            <text:p>15.614</text:p>
          </table:table-cell>
          <table:table-cell office:value-type="float" office:value="1.288727007" calcext:value-type="float">
            <text:p>1.288727007</text:p>
          </table:table-cell>
          <table:table-cell office:value-type="float" office:value="36.322659552" calcext:value-type="float">
            <text:p>36.32265955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.078</text:p>
          </table:table-cell>
          <table:table-cell office:value-type="float" office:value="15.241" calcext:value-type="float">
            <text:p>15.241</text:p>
          </table:table-cell>
          <table:table-cell office:value-type="float" office:value="1.618324707" calcext:value-type="float">
            <text:p>1.618324707</text:p>
          </table:table-cell>
          <table:table-cell office:value-type="float" office:value="32.89937128" calcext:value-type="float">
            <text:p>32.8993712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.072</text:p>
          </table:table-cell>
          <table:table-cell office:value-type="float" office:value="15.454" calcext:value-type="float">
            <text:p>15.454</text:p>
          </table:table-cell>
          <table:table-cell office:value-type="float" office:value="1.643593864" calcext:value-type="float">
            <text:p>1.643593864</text:p>
          </table:table-cell>
          <table:table-cell office:value-type="float" office:value="39.376948768" calcext:value-type="float">
            <text:p>39.37694876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2" calcext:value-type="float">
            <text:p>2</text:p>
          </table:table-cell>
          <table:table-cell office:value-type="float" office:value="0.065" calcext:value-type="float">
            <text:p>0.065</text:p>
          </table:table-cell>
          <table:table-cell office:value-type="float" office:value="14.798" calcext:value-type="float">
            <text:p>14.798</text:p>
          </table:table-cell>
          <table:table-cell office:value-type="float" office:value="1.606239458" calcext:value-type="float">
            <text:p>1.606239458</text:p>
          </table:table-cell>
          <table:table-cell office:value-type="float" office:value="39.881125696" calcext:value-type="float">
            <text:p>39.88112569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.073</text:p>
          </table:table-cell>
          <table:table-cell office:value-type="float" office:value="15.678" calcext:value-type="float">
            <text:p>15.678</text:p>
          </table:table-cell>
          <table:table-cell office:value-type="float" office:value="1.613930071" calcext:value-type="float">
            <text:p>1.613930071</text:p>
          </table:table-cell>
          <table:table-cell office:value-type="float" office:value="36.345493652" calcext:value-type="float">
            <text:p>36.34549365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15.72" calcext:value-type="float">
            <text:p>15.72</text:p>
          </table:table-cell>
          <table:table-cell office:value-type="float" office:value="1.715006699" calcext:value-type="float">
            <text:p>1.715006699</text:p>
          </table:table-cell>
          <table:table-cell office:value-type="float" office:value="44.388577036" calcext:value-type="float">
            <text:p>44.38857703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21.967" calcext:value-type="float">
            <text:p>21.967</text:p>
          </table:table-cell>
          <table:table-cell office:value-type="float" office:value="2.150075663" calcext:value-type="float">
            <text:p>2.150075663</text:p>
          </table:table-cell>
          <table:table-cell office:value-type="float" office:value="36.903559056" calcext:value-type="float">
            <text:p>36.90355905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2" calcext:value-type="float">
            <text:p>2</text:p>
          </table:table-cell>
          <table:table-cell office:value-type="float" office:value="0.086" calcext:value-type="float">
            <text:p>0.086</text:p>
          </table:table-cell>
          <table:table-cell office:value-type="float" office:value="20.509" calcext:value-type="float">
            <text:p>20.509</text:p>
          </table:table-cell>
          <table:table-cell office:value-type="float" office:value="1.924850568" calcext:value-type="float">
            <text:p>1.924850568</text:p>
          </table:table-cell>
          <table:table-cell office:value-type="float" office:value="32.320298504" calcext:value-type="float">
            <text:p>32.32029850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 office:value-type="float" office:value="20.497" calcext:value-type="float">
            <text:p>20.497</text:p>
          </table:table-cell>
          <table:table-cell office:value-type="float" office:value="1.898482752" calcext:value-type="float">
            <text:p>1.898482752</text:p>
          </table:table-cell>
          <table:table-cell office:value-type="float" office:value="30.690857128" calcext:value-type="float">
            <text:p>30.69085712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.072</text:p>
          </table:table-cell>
          <table:table-cell office:value-type="float" office:value="21.79" calcext:value-type="float">
            <text:p>21.79</text:p>
          </table:table-cell>
          <table:table-cell office:value-type="float" office:value="2.199515318" calcext:value-type="float">
            <text:p>2.199515318</text:p>
          </table:table-cell>
          <table:table-cell office:value-type="float" office:value="37.880858536" calcext:value-type="float">
            <text:p>37.88085853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2" calcext:value-type="float">
            <text:p>2</text:p>
          </table:table-cell>
          <table:table-cell office:value-type="float" office:value="0.094" calcext:value-type="float">
            <text:p>0.094</text:p>
          </table:table-cell>
          <table:table-cell office:value-type="float" office:value="21.575" calcext:value-type="float">
            <text:p>21.575</text:p>
          </table:table-cell>
          <table:table-cell office:value-type="float" office:value="2.030321832" calcext:value-type="float">
            <text:p>2.030321832</text:p>
          </table:table-cell>
          <table:table-cell office:value-type="float" office:value="36.509899172" calcext:value-type="float">
            <text:p>36.50989917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16.139" calcext:value-type="float">
            <text:p>16.139</text:p>
          </table:table-cell>
          <table:table-cell office:value-type="float" office:value="1.217314172" calcext:value-type="float">
            <text:p>1.217314172</text:p>
          </table:table-cell>
          <table:table-cell office:value-type="float" office:value="49.031206248" calcext:value-type="float">
            <text:p>49.03120624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float" office:value="0.041" calcext:value-type="float">
            <text:p>0.041</text:p>
          </table:table-cell>
          <table:table-cell office:value-type="float" office:value="14.831" calcext:value-type="float">
            <text:p>14.831</text:p>
          </table:table-cell>
          <table:table-cell office:value-type="float" office:value="1.305206892" calcext:value-type="float">
            <text:p>1.305206892</text:p>
          </table:table-cell>
          <table:table-cell office:value-type="float" office:value="43.055065596" calcext:value-type="float">
            <text:p>43.05506559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office:value-type="float" office:value="0.048" calcext:value-type="float">
            <text:p>0.048</text:p>
          </table:table-cell>
          <table:table-cell office:value-type="float" office:value="16.121" calcext:value-type="float">
            <text:p>16.121</text:p>
          </table:table-cell>
          <table:table-cell office:value-type="float" office:value="1.245879306" calcext:value-type="float">
            <text:p>1.245879306</text:p>
          </table:table-cell>
          <table:table-cell office:value-type="float" office:value="49.670561048" calcext:value-type="float">
            <text:p>49.67056104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0.071" calcext:value-type="float">
            <text:p>0.071</text:p>
          </table:table-cell>
          <table:table-cell office:value-type="float" office:value="15.813" calcext:value-type="float">
            <text:p>15.813</text:p>
          </table:table-cell>
          <table:table-cell office:value-type="float" office:value="1.40628352" calcext:value-type="float">
            <text:p>1.40628352</text:p>
          </table:table-cell>
          <table:table-cell office:value-type="float" office:value="48.950830216" calcext:value-type="float">
            <text:p>48.95083021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0.034" calcext:value-type="float">
            <text:p>0.034</text:p>
          </table:table-cell>
          <table:table-cell office:value-type="float" office:value="15.837" calcext:value-type="float">
            <text:p>15.837</text:p>
          </table:table-cell>
          <table:table-cell office:value-type="float" office:value="1.282135053" calcext:value-type="float">
            <text:p>1.282135053</text:p>
          </table:table-cell>
          <table:table-cell office:value-type="float" office:value="52.8381074" calcext:value-type="float">
            <text:p>52.838107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4" calcext:value-type="float">
            <text:p>4</text:p>
          </table:table-cell>
          <table:table-cell office:value-type="float" office:value="0.058" calcext:value-type="float">
            <text:p>0.058</text:p>
          </table:table-cell>
          <table:table-cell office:value-type="float" office:value="16.088" calcext:value-type="float">
            <text:p>16.088</text:p>
          </table:table-cell>
          <table:table-cell office:value-type="float" office:value="1.524938692" calcext:value-type="float">
            <text:p>1.524938692</text:p>
          </table:table-cell>
          <table:table-cell office:value-type="float" office:value="44.312767824" calcext:value-type="float">
            <text:p>44.312767824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16.558" calcext:value-type="float">
            <text:p>16.558</text:p>
          </table:table-cell>
          <table:table-cell office:value-type="float" office:value="1.441440608" calcext:value-type="float">
            <text:p>1.441440608</text:p>
          </table:table-cell>
          <table:table-cell office:value-type="float" office:value="52.101936016" calcext:value-type="float">
            <text:p>52.10193601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4" calcext:value-type="float">
            <text:p>4</text:p>
          </table:table-cell>
          <table:table-cell office:value-type="float" office:value="0.088" calcext:value-type="float">
            <text:p>0.088</text:p>
          </table:table-cell>
          <table:table-cell office:value-type="float" office:value="15.846" calcext:value-type="float">
            <text:p>15.846</text:p>
          </table:table-cell>
          <table:table-cell office:value-type="float" office:value="1.476597696" calcext:value-type="float">
            <text:p>1.476597696</text:p>
          </table:table-cell>
          <table:table-cell office:value-type="float" office:value="52.82897376" calcext:value-type="float">
            <text:p>52.82897376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4" calcext:value-type="float">
            <text:p>4</text:p>
          </table:table-cell>
          <table:table-cell office:value-type="float" office:value="0.094" calcext:value-type="float">
            <text:p>0.094</text:p>
          </table:table-cell>
          <table:table-cell office:value-type="float" office:value="16.774" calcext:value-type="float">
            <text:p>16.774</text:p>
          </table:table-cell>
          <table:table-cell office:value-type="float" office:value="1.421664746" calcext:value-type="float">
            <text:p>1.421664746</text:p>
          </table:table-cell>
          <table:table-cell office:value-type="float" office:value="49.845013572" calcext:value-type="float">
            <text:p>49.84501357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4" calcext:value-type="float">
            <text:p>4</text:p>
          </table:table-cell>
          <table:table-cell office:value-type="float" office:value="0.042" calcext:value-type="float">
            <text:p>0.042</text:p>
          </table:table-cell>
          <table:table-cell office:value-type="float" office:value="17.296" calcext:value-type="float">
            <text:p>17.296</text:p>
          </table:table-cell>
          <table:table-cell office:value-type="float" office:value="1.650185818" calcext:value-type="float">
            <text:p>1.650185818</text:p>
          </table:table-cell>
          <table:table-cell office:value-type="float" office:value="62.970054252" calcext:value-type="float">
            <text:p>62.97005425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4" calcext:value-type="float">
            <text:p>4</text:p>
          </table:table-cell>
          <table:table-cell office:value-type="float" office:value="0.054" calcext:value-type="float">
            <text:p>0.054</text:p>
          </table:table-cell>
          <table:table-cell office:value-type="float" office:value="23.742" calcext:value-type="float">
            <text:p>23.742</text:p>
          </table:table-cell>
          <table:table-cell office:value-type="float" office:value="2.085254782" calcext:value-type="float">
            <text:p>2.085254782</text:p>
          </table:table-cell>
          <table:table-cell office:value-type="float" office:value="52.365898212" calcext:value-type="float">
            <text:p>52.36589821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4" calcext:value-type="float">
            <text:p>4</text:p>
          </table:table-cell>
          <table:table-cell office:value-type="float" office:value="0.055" calcext:value-type="float">
            <text:p>0.055</text:p>
          </table:table-cell>
          <table:table-cell office:value-type="float" office:value="21.839" calcext:value-type="float">
            <text:p>21.839</text:p>
          </table:table-cell>
          <table:table-cell office:value-type="float" office:value="1.917159955" calcext:value-type="float">
            <text:p>1.917159955</text:p>
          </table:table-cell>
          <table:table-cell office:value-type="float" office:value="44.793197288" calcext:value-type="float">
            <text:p>44.79319728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4" calcext:value-type="float">
            <text:p>4</text:p>
          </table:table-cell>
          <table:table-cell office:value-type="float" office:value="0.087" calcext:value-type="float">
            <text:p>0.087</text:p>
          </table:table-cell>
          <table:table-cell office:value-type="float" office:value="21.955" calcext:value-type="float">
            <text:p>21.955</text:p>
          </table:table-cell>
          <table:table-cell office:value-type="float" office:value="1.894088116" calcext:value-type="float">
            <text:p>1.894088116</text:p>
          </table:table-cell>
          <table:table-cell office:value-type="float" office:value="41.63113112" calcext:value-type="float">
            <text:p>41.63113112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4" calcext:value-type="float">
            <text:p>4</text:p>
          </table:table-cell>
          <table:table-cell office:value-type="float" office:value="0.066" calcext:value-type="float">
            <text:p>0.066</text:p>
          </table:table-cell>
          <table:table-cell office:value-type="float" office:value="23.082" calcext:value-type="float">
            <text:p>23.082</text:p>
          </table:table-cell>
          <table:table-cell office:value-type="float" office:value="2.137990414" calcext:value-type="float">
            <text:p>2.137990414</text:p>
          </table:table-cell>
          <table:table-cell office:value-type="float" office:value="55.337984668" calcext:value-type="float">
            <text:p>55.337984668</text:p>
          </table:table-cell>
        </table:table-row>
        <table:table-row table:style-name="ro2">
          <table:table-cell office:value-type="string" calcext:value-type="string">
            <text:p>ST435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23.352" calcext:value-type="float">
            <text:p>23.352</text:p>
          </table:table-cell>
          <table:table-cell office:value-type="float" office:value="1.752361105" calcext:value-type="float">
            <text:p>1.752361105</text:p>
          </table:table-cell>
          <table:table-cell office:value-type="float" office:value="51.072574788" calcext:value-type="float">
            <text:p>51.07257478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15.539" calcext:value-type="float">
            <text:p>15.539</text:p>
          </table:table-cell>
          <table:table-cell office:value-type="float" office:value="1.566687734" calcext:value-type="float">
            <text:p>1.566687734</text:p>
          </table:table-cell>
          <table:table-cell office:value-type="float" office:value="33.599921468" calcext:value-type="float">
            <text:p>33.59992146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15.364" calcext:value-type="float">
            <text:p>15.364</text:p>
          </table:table-cell>
          <table:table-cell office:value-type="float" office:value="1.641396546" calcext:value-type="float">
            <text:p>1.641396546</text:p>
          </table:table-cell>
          <table:table-cell office:value-type="float" office:value="34.227402536" calcext:value-type="float">
            <text:p>34.22740253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15.308" calcext:value-type="float">
            <text:p>15.308</text:p>
          </table:table-cell>
          <table:table-cell office:value-type="float" office:value="1.517248079" calcext:value-type="float">
            <text:p>1.517248079</text:p>
          </table:table-cell>
          <table:table-cell office:value-type="float" office:value="33.398981388" calcext:value-type="float">
            <text:p>33.39898138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15.421" calcext:value-type="float">
            <text:p>15.421</text:p>
          </table:table-cell>
          <table:table-cell office:value-type="float" office:value="1.575477006" calcext:value-type="float">
            <text:p>1.575477006</text:p>
          </table:table-cell>
          <table:table-cell office:value-type="float" office:value="35.212922292" calcext:value-type="float">
            <text:p>35.21292229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15.141" calcext:value-type="float">
            <text:p>15.141</text:p>
          </table:table-cell>
          <table:table-cell office:value-type="float" office:value="1.622719343" calcext:value-type="float">
            <text:p>1.622719343</text:p>
          </table:table-cell>
          <table:table-cell office:value-type="float" office:value="34.06391038" calcext:value-type="float">
            <text:p>34.0639103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15.985" calcext:value-type="float">
            <text:p>15.985</text:p>
          </table:table-cell>
          <table:table-cell office:value-type="float" office:value="1.914962637" calcext:value-type="float">
            <text:p>1.914962637</text:p>
          </table:table-cell>
          <table:table-cell office:value-type="float" office:value="32.681077284" calcext:value-type="float">
            <text:p>32.68107728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15.557" calcext:value-type="float">
            <text:p>15.557</text:p>
          </table:table-cell>
          <table:table-cell office:value-type="float" office:value="1.960007656" calcext:value-type="float">
            <text:p>1.960007656</text:p>
          </table:table-cell>
          <table:table-cell office:value-type="float" office:value="36.617676124" calcext:value-type="float">
            <text:p>36.61767612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15.488" calcext:value-type="float">
            <text:p>15.488</text:p>
          </table:table-cell>
          <table:table-cell office:value-type="float" office:value="1.865522982" calcext:value-type="float">
            <text:p>1.865522982</text:p>
          </table:table-cell>
          <table:table-cell office:value-type="float" office:value="32.052682852" calcext:value-type="float">
            <text:p>32.05268285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15.537" calcext:value-type="float">
            <text:p>15.537</text:p>
          </table:table-cell>
          <table:table-cell office:value-type="float" office:value="1.886397503" calcext:value-type="float">
            <text:p>1.886397503</text:p>
          </table:table-cell>
          <table:table-cell office:value-type="float" office:value="31.02240826" calcext:value-type="float">
            <text:p>31.0224082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15.302" calcext:value-type="float">
            <text:p>15.302</text:p>
          </table:table-cell>
          <table:table-cell office:value-type="float" office:value="2.016039265" calcext:value-type="float">
            <text:p>2.016039265</text:p>
          </table:table-cell>
          <table:table-cell office:value-type="float" office:value="35.723492768" calcext:value-type="float">
            <text:p>35.72349276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19.534" calcext:value-type="float">
            <text:p>19.534</text:p>
          </table:table-cell>
          <table:table-cell office:value-type="float" office:value="2.028124514" calcext:value-type="float">
            <text:p>2.028124514</text:p>
          </table:table-cell>
          <table:table-cell office:value-type="float" office:value="30.194900476" calcext:value-type="float">
            <text:p>30.19490047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19.813" calcext:value-type="float">
            <text:p>19.813</text:p>
          </table:table-cell>
          <table:table-cell office:value-type="float" office:value="2.199515318" calcext:value-type="float">
            <text:p>2.199515318</text:p>
          </table:table-cell>
          <table:table-cell office:value-type="float" office:value="30.034148412" calcext:value-type="float">
            <text:p>30.03414841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19.668" calcext:value-type="float">
            <text:p>19.668</text:p>
          </table:table-cell>
          <table:table-cell office:value-type="float" office:value="2.133595778" calcext:value-type="float">
            <text:p>2.133595778</text:p>
          </table:table-cell>
          <table:table-cell office:value-type="float" office:value="29.87613644" calcext:value-type="float">
            <text:p>29.8761364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20.319" calcext:value-type="float">
            <text:p>20.319</text:p>
          </table:table-cell>
          <table:table-cell office:value-type="float" office:value="2.201712636" calcext:value-type="float">
            <text:p>2.201712636</text:p>
          </table:table-cell>
          <table:table-cell office:value-type="float" office:value="30.441508756" calcext:value-type="float">
            <text:p>30.44150875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19.331" calcext:value-type="float">
            <text:p>19.331</text:p>
          </table:table-cell>
          <table:table-cell office:value-type="float" office:value="2.152272981" calcext:value-type="float">
            <text:p>2.152272981</text:p>
          </table:table-cell>
          <table:table-cell office:value-type="float" office:value="31.276323452" calcext:value-type="float">
            <text:p>31.27632345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0.068" calcext:value-type="float">
            <text:p>0.068</text:p>
          </table:table-cell>
          <table:table-cell office:value-type="float" office:value="15.757" calcext:value-type="float">
            <text:p>15.757</text:p>
          </table:table-cell>
          <table:table-cell office:value-type="float" office:value="1.74686781" calcext:value-type="float">
            <text:p>1.74686781</text:p>
          </table:table-cell>
          <table:table-cell office:value-type="float" office:value="66.809836508" calcext:value-type="float">
            <text:p>66.8098365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.078</text:p>
          </table:table-cell>
          <table:table-cell office:value-type="float" office:value="14.902" calcext:value-type="float">
            <text:p>14.902</text:p>
          </table:table-cell>
          <table:table-cell office:value-type="float" office:value="1.738078538" calcext:value-type="float">
            <text:p>1.738078538</text:p>
          </table:table-cell>
          <table:table-cell office:value-type="float" office:value="62.03568288" calcext:value-type="float">
            <text:p>62.0356828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4.898" calcext:value-type="float">
            <text:p>14.898</text:p>
          </table:table-cell>
          <table:table-cell office:value-type="float" office:value="1.607338117" calcext:value-type="float">
            <text:p>1.607338117</text:p>
          </table:table-cell>
          <table:table-cell office:value-type="float" office:value="63.445003532" calcext:value-type="float">
            <text:p>63.44500353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float" office:value="14.723" calcext:value-type="float">
            <text:p>14.723</text:p>
          </table:table-cell>
          <table:table-cell office:value-type="float" office:value="1.693033519" calcext:value-type="float">
            <text:p>1.693033519</text:p>
          </table:table-cell>
          <table:table-cell office:value-type="float" office:value="67.591676092" calcext:value-type="float">
            <text:p>67.59167609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2" calcext:value-type="float">
            <text:p>2</text:p>
          </table:table-cell>
          <table:table-cell office:value-type="float" office:value="0.076" calcext:value-type="float">
            <text:p>0.076</text:p>
          </table:table-cell>
          <table:table-cell office:value-type="float" office:value="15.161" calcext:value-type="float">
            <text:p>15.161</text:p>
          </table:table-cell>
          <table:table-cell office:value-type="float" office:value="1.736979879" calcext:value-type="float">
            <text:p>1.736979879</text:p>
          </table:table-cell>
          <table:table-cell office:value-type="float" office:value="63.869717792" calcext:value-type="float">
            <text:p>63.86971779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6.735" calcext:value-type="float">
            <text:p>16.735</text:p>
          </table:table-cell>
          <table:table-cell office:value-type="float" office:value="1.957810338" calcext:value-type="float">
            <text:p>1.957810338</text:p>
          </table:table-cell>
          <table:table-cell office:value-type="float" office:value="65.423349956" calcext:value-type="float">
            <text:p>65.42334995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2" calcext:value-type="float">
            <text:p>2</text:p>
          </table:table-cell>
          <table:table-cell office:value-type="float" office:value="0.054" calcext:value-type="float">
            <text:p>0.054</text:p>
          </table:table-cell>
          <table:table-cell office:value-type="float" office:value="15.005" calcext:value-type="float">
            <text:p>15.005</text:p>
          </table:table-cell>
          <table:table-cell office:value-type="float" office:value="1.808392714" calcext:value-type="float">
            <text:p>1.808392714</text:p>
          </table:table-cell>
          <table:table-cell office:value-type="float" office:value="80.578798808" calcext:value-type="float">
            <text:p>80.5787988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float" office:value="15.564" calcext:value-type="float">
            <text:p>15.564</text:p>
          </table:table-cell>
          <table:table-cell office:value-type="float" office:value="1.985276813" calcext:value-type="float">
            <text:p>1.985276813</text:p>
          </table:table-cell>
          <table:table-cell office:value-type="float" office:value="68.772655744" calcext:value-type="float">
            <text:p>68.77265574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office:value-type="float" office:value="15.617" calcext:value-type="float">
            <text:p>15.617</text:p>
          </table:table-cell>
          <table:table-cell office:value-type="float" office:value="1.981980836" calcext:value-type="float">
            <text:p>1.981980836</text:p>
          </table:table-cell>
          <table:table-cell office:value-type="float" office:value="68.202716608" calcext:value-type="float">
            <text:p>68.2027166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15.339" calcext:value-type="float">
            <text:p>15.339</text:p>
          </table:table-cell>
          <table:table-cell office:value-type="float" office:value="2.166555548" calcext:value-type="float">
            <text:p>2.166555548</text:p>
          </table:table-cell>
          <table:table-cell office:value-type="float" office:value="66.681965548" calcext:value-type="float">
            <text:p>66.68196554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2" calcext:value-type="float">
            <text:p>2</text:p>
          </table:table-cell>
          <table:table-cell office:value-type="float" office:value="0.075" calcext:value-type="float">
            <text:p>0.075</text:p>
          </table:table-cell>
          <table:table-cell office:value-type="float" office:value="21.737" calcext:value-type="float">
            <text:p>21.737</text:p>
          </table:table-cell>
          <table:table-cell office:value-type="float" office:value="2.345636965" calcext:value-type="float">
            <text:p>2.345636965</text:p>
          </table:table-cell>
          <table:table-cell office:value-type="float" office:value="63.68887172" calcext:value-type="float">
            <text:p>63.6888717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942" calcext:value-type="float">
            <text:p>19.942</text:p>
          </table:table-cell>
          <table:table-cell office:value-type="float" office:value="2.280816084" calcext:value-type="float">
            <text:p>2.280816084</text:p>
          </table:table-cell>
          <table:table-cell office:value-type="float" office:value="59.470043404" calcext:value-type="float">
            <text:p>59.47004340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2" calcext:value-type="float">
            <text:p>2</text:p>
          </table:table-cell>
          <table:table-cell office:value-type="float" office:value="0.062" calcext:value-type="float">
            <text:p>0.062</text:p>
          </table:table-cell>
          <table:table-cell office:value-type="float" office:value="19.482" calcext:value-type="float">
            <text:p>19.482</text:p>
          </table:table-cell>
          <table:table-cell office:value-type="float" office:value="2.183035433" calcext:value-type="float">
            <text:p>2.183035433</text:p>
          </table:table-cell>
          <table:table-cell office:value-type="float" office:value="58.894624084" calcext:value-type="float">
            <text:p>58.89462408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office:value-type="float" office:value="19.882" calcext:value-type="float">
            <text:p>19.882</text:p>
          </table:table-cell>
          <table:table-cell office:value-type="float" office:value="2.376399417" calcext:value-type="float">
            <text:p>2.376399417</text:p>
          </table:table-cell>
          <table:table-cell office:value-type="float" office:value="62.882371308" calcext:value-type="float">
            <text:p>62.8823713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19.531" calcext:value-type="float">
            <text:p>19.531</text:p>
          </table:table-cell>
          <table:table-cell office:value-type="float" office:value="2.229179111" calcext:value-type="float">
            <text:p>2.229179111</text:p>
          </table:table-cell>
          <table:table-cell office:value-type="float" office:value="66.622596888" calcext:value-type="float">
            <text:p>66.62259688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6.096" calcext:value-type="float">
            <text:p>6.096</text:p>
          </table:table-cell>
          <table:table-cell office:value-type="float" office:value="0.998681031" calcext:value-type="float">
            <text:p>0.998681031</text:p>
          </table:table-cell>
          <table:table-cell office:value-type="float" office:value="85.831555172" calcext:value-type="float">
            <text:p>85.83155517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7.312" calcext:value-type="float">
            <text:p>7.312</text:p>
          </table:table-cell>
          <table:table-cell office:value-type="float" office:value="1.193143674" calcext:value-type="float">
            <text:p>1.193143674</text:p>
          </table:table-cell>
          <table:table-cell office:value-type="float" office:value="83.215680676" calcext:value-type="float">
            <text:p>83.21568067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office:value-type="float" office:value="0.051" calcext:value-type="float">
            <text:p>0.051</text:p>
          </table:table-cell>
          <table:table-cell office:value-type="float" office:value="4.732" calcext:value-type="float">
            <text:p>4.732</text:p>
          </table:table-cell>
          <table:table-cell office:value-type="float" office:value="0.871236587" calcext:value-type="float">
            <text:p>0.871236587</text:p>
          </table:table-cell>
          <table:table-cell office:value-type="float" office:value="87.425375352" calcext:value-type="float">
            <text:p>87.42537535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 office:value-type="float" office:value="0.042" calcext:value-type="float">
            <text:p>0.042</text:p>
          </table:table-cell>
          <table:table-cell office:value-type="float" office:value="0.86" calcext:value-type="float">
            <text:p>0.86</text:p>
          </table:table-cell>
          <table:table-cell office:value-type="float" office:value="0.858052679" calcext:value-type="float">
            <text:p>0.858052679</text:p>
          </table:table-cell>
          <table:table-cell office:value-type="float" office:value="98.103513876" calcext:value-type="float">
            <text:p>98.10351387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float" office:value="4" calcext:value-type="float">
            <text:p>4</text:p>
          </table:table-cell>
          <table:table-cell office:value-type="float" office:value="0.053" calcext:value-type="float">
            <text:p>0.053</text:p>
          </table:table-cell>
          <table:table-cell office:value-type="float" office:value="4.673" calcext:value-type="float">
            <text:p>4.673</text:p>
          </table:table-cell>
          <table:table-cell office:value-type="float" office:value="0.910788311" calcext:value-type="float">
            <text:p>0.910788311</text:p>
          </table:table-cell>
          <table:table-cell office:value-type="float" office:value="84.012134084" calcext:value-type="float">
            <text:p>84.01213408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1</text:p>
          </table:table-cell>
          <table:table-cell office:value-type="float" office:value="4" calcext:value-type="float">
            <text:p>4</text:p>
          </table:table-cell>
          <table:table-cell office:value-type="float" office:value="0.098" calcext:value-type="float">
            <text:p>0.098</text:p>
          </table:table-cell>
          <table:table-cell office:value-type="float" office:value="8.657" calcext:value-type="float">
            <text:p>8.657</text:p>
          </table:table-cell>
          <table:table-cell office:value-type="float" office:value="1.027246165" calcext:value-type="float">
            <text:p>1.027246165</text:p>
          </table:table-cell>
          <table:table-cell office:value-type="float" office:value="91.10349218" calcext:value-type="float">
            <text:p>91.1034921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2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6.867" calcext:value-type="float">
            <text:p>6.867</text:p>
          </table:table-cell>
          <table:table-cell office:value-type="float" office:value="1.251372601" calcext:value-type="float">
            <text:p>1.251372601</text:p>
          </table:table-cell>
          <table:table-cell office:value-type="float" office:value="120.311046172" calcext:value-type="float">
            <text:p>120.31104617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3</text:p>
          </table:table-cell>
          <table:table-cell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office:value-type="float" office:value="7.183" calcext:value-type="float">
            <text:p>7.183</text:p>
          </table:table-cell>
          <table:table-cell office:value-type="float" office:value="1.240386011" calcext:value-type="float">
            <text:p>1.240386011</text:p>
          </table:table-cell>
          <table:table-cell office:value-type="float" office:value="100.704774548" calcext:value-type="float">
            <text:p>100.70477454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4</text:p>
          </table:table-cell>
          <table:table-cell office:value-type="float" office:value="4" calcext:value-type="float">
            <text:p>4</text:p>
          </table:table-cell>
          <table:table-cell office:value-type="float" office:value="0.081" calcext:value-type="float">
            <text:p>0.081</text:p>
          </table:table-cell>
          <table:table-cell office:value-type="float" office:value="7.55" calcext:value-type="float">
            <text:p>7.55</text:p>
          </table:table-cell>
          <table:table-cell office:value-type="float" office:value="1.209623559" calcext:value-type="float">
            <text:p>1.209623559</text:p>
          </table:table-cell>
          <table:table-cell office:value-type="float" office:value="97.803930484" calcext:value-type="float">
            <text:p>97.80393048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A5</text:p>
          </table:table-cell>
          <table:table-cell office:value-type="float" office:value="4" calcext:value-type="float">
            <text:p>4</text:p>
          </table:table-cell>
          <table:table-cell office:value-type="float" office:value="0.078" calcext:value-type="float">
            <text:p>0.078</text:p>
          </table:table-cell>
          <table:table-cell office:value-type="float" office:value="2.768" calcext:value-type="float">
            <text:p>2.768</text:p>
          </table:table-cell>
          <table:table-cell office:value-type="float" office:value="0.958030648" calcext:value-type="float">
            <text:p>0.958030648</text:p>
          </table:table-cell>
          <table:table-cell office:value-type="float" office:value="92.22236308" calcext:value-type="float">
            <text:p>92.22236308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1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17.543" calcext:value-type="float">
            <text:p>17.543</text:p>
          </table:table-cell>
          <table:table-cell office:value-type="float" office:value="1.847944438" calcext:value-type="float">
            <text:p>1.847944438</text:p>
          </table:table-cell>
          <table:table-cell office:value-type="float" office:value="86.11195792" calcext:value-type="float">
            <text:p>86.11195792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2</text:p>
          </table:table-cell>
          <table:table-cell office:value-type="float" office:value="4" calcext:value-type="float">
            <text:p>4</text:p>
          </table:table-cell>
          <table:table-cell office:value-type="float" office:value="0.092" calcext:value-type="float">
            <text:p>0.092</text:p>
          </table:table-cell>
          <table:table-cell office:value-type="float" office:value="12.376" calcext:value-type="float">
            <text:p>12.376</text:p>
          </table:table-cell>
          <table:table-cell office:value-type="float" office:value="1.522741374" calcext:value-type="float">
            <text:p>1.522741374</text:p>
          </table:table-cell>
          <table:table-cell office:value-type="float" office:value="86.007834424" calcext:value-type="float">
            <text:p>86.00783442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3</text:p>
          </table:table-cell>
          <table:table-cell office:value-type="float" office:value="4" calcext:value-type="float">
            <text:p>4</text:p>
          </table:table-cell>
          <table:table-cell office:value-type="float" office:value="0.109" calcext:value-type="float">
            <text:p>0.109</text:p>
          </table:table-cell>
          <table:table-cell office:value-type="float" office:value="13.964" calcext:value-type="float">
            <text:p>13.964</text:p>
          </table:table-cell>
          <table:table-cell office:value-type="float" office:value="1.515050761" calcext:value-type="float">
            <text:p>1.515050761</text:p>
          </table:table-cell>
          <table:table-cell office:value-type="float" office:value="82.724290844" calcext:value-type="float">
            <text:p>82.724290844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4</text:p>
          </table:table-cell>
          <table:table-cell office:value-type="float" office:value="4" calcext:value-type="float">
            <text:p>4</text:p>
          </table:table-cell>
          <table:table-cell office:value-type="float" office:value="0.097" calcext:value-type="float">
            <text:p>0.097</text:p>
          </table:table-cell>
          <table:table-cell office:value-type="float" office:value="12.204" calcext:value-type="float">
            <text:p>12.204</text:p>
          </table:table-cell>
          <table:table-cell office:value-type="float" office:value="1.586463596" calcext:value-type="float">
            <text:p>1.586463596</text:p>
          </table:table-cell>
          <table:table-cell office:value-type="float" office:value="88.650196476" calcext:value-type="float">
            <text:p>88.650196476</text:p>
          </table:table-cell>
        </table:table-row>
        <table:table-row table:style-name="ro2">
          <table:table-cell office:value-type="string" calcext:value-type="string">
            <text:p>ST177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5</text:p>
          </table:table-cell>
          <table:table-cell office:value-type="float" office:value="4" calcext:value-type="float">
            <text:p>4</text:p>
          </table:table-cell>
          <table:table-cell office:value-type="float" office:value="0.103" calcext:value-type="float">
            <text:p>0.103</text:p>
          </table:table-cell>
          <table:table-cell office:value-type="float" office:value="10.713" calcext:value-type="float">
            <text:p>10.713</text:p>
          </table:table-cell>
          <table:table-cell office:value-type="float" office:value="1.526037351" calcext:value-type="float">
            <text:p>1.526037351</text:p>
          </table:table-cell>
          <table:table-cell office:value-type="float" office:value="95.631950892" calcext:value-type="float">
            <text:p>95.631950892</text:p>
          </table:table-cell>
        </table:table-row>
      </table:table>
      <table:table table:name="Hoja17" table:style-name="ta1">
        <table:table-column table:style-name="co2" table:number-columns-repeated="2" table:default-cell-style-name="Default"/>
        <table:table-column table:style-name="co37" table:number-columns-repeated="2" table:default-cell-style-name="Default"/>
        <table:table-row table:style-name="ro2">
          <table:table-cell office:value-type="string" calcext:value-type="string">
            <text:p>COR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ST177</text:p>
          </table:table-cell>
          <table:table-cell office:value-type="float" office:value="0.00101483391087687" calcext:value-type="float">
            <text:p>0.001014833910877</text:p>
          </table:table-cell>
          <table:table-cell office:value-type="float" office:value="0.00801184666481737" calcext:value-type="float">
            <text:p>0.008011846664817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ST177</text:p>
          </table:table-cell>
          <table:table-cell office:value-type="float" office:value="0.00105766952670856" calcext:value-type="float">
            <text:p>0.001057669526709</text:p>
          </table:table-cell>
          <table:table-cell office:value-type="float" office:value="0.00785398163397448" calcext:value-type="float">
            <text:p>0.007853981633974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ST177</text:p>
          </table:table-cell>
          <table:table-cell office:value-type="float" office:value="0.00105489314420095" calcext:value-type="float">
            <text:p>0.001054893144201</text:p>
          </table:table-cell>
          <table:table-cell office:value-type="float" office:value="0.00801184666481737" calcext:value-type="float">
            <text:p>0.008011846664817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ST177</text:p>
          </table:table-cell>
          <table:table-cell office:value-type="float" office:value="0.000895127711602033" calcext:value-type="float">
            <text:p>0.000895127711602</text:p>
          </table:table-cell>
          <table:table-cell office:value-type="float" office:value="0.00723822947387088" calcext:value-type="float">
            <text:p>0.007238229473871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ST177</text:p>
          </table:table-cell>
          <table:table-cell office:value-type="float" office:value="0.000967510006340742" calcext:value-type="float">
            <text:p>0.000967510006341</text:p>
          </table:table-cell>
          <table:table-cell office:value-type="float" office:value="0.00723822947387088" calcext:value-type="float">
            <text:p>0.007238229473871</text:p>
          </table:table-cell>
        </table:table-row>
        <table:table-row table:style-name="ro2">
          <table:table-cell office:value-type="string" calcext:value-type="string">
            <text:p>IA1</text:p>
          </table:table-cell>
          <table:table-cell office:value-type="string" calcext:value-type="string">
            <text:p>ST177</text:p>
          </table:table-cell>
          <table:table-cell office:value-type="float" office:value="0.00100148083310217" calcext:value-type="float">
            <text:p>0.001001480833102</text:p>
          </table:table-cell>
          <table:table-cell office:value-type="float" office:value="0.00801184666481737" calcext:value-type="float">
            <text:p>0.008011846664817</text:p>
          </table:table-cell>
        </table:table-row>
        <table:table-row table:style-name="ro2">
          <table:table-cell office:value-type="string" calcext:value-type="string">
            <text:p>IA2</text:p>
          </table:table-cell>
          <table:table-cell office:value-type="string" calcext:value-type="string">
            <text:p>ST177</text:p>
          </table:table-cell>
          <table:table-cell office:value-type="float" office:value="0.000993001674530132" calcext:value-type="float">
            <text:p>0.00099300167453</text:p>
          </table:table-cell>
          <table:table-cell office:value-type="float" office:value="0.00769768739945839" calcext:value-type="float">
            <text:p>0.007697687399458</text:p>
          </table:table-cell>
        </table:table-row>
        <table:table-row table:style-name="ro2">
          <table:table-cell office:value-type="string" calcext:value-type="string">
            <text:p>IA3</text:p>
          </table:table-cell>
          <table:table-cell office:value-type="string" calcext:value-type="string">
            <text:p>ST177</text:p>
          </table:table-cell>
          <table:table-cell office:value-type="float" office:value="0.00102892421572761" calcext:value-type="float">
            <text:p>0.001028924215728</text:p>
          </table:table-cell>
          <table:table-cell office:value-type="float" office:value="0.00769768739945839" calcext:value-type="float">
            <text:p>0.007697687399458</text:p>
          </table:table-cell>
        </table:table-row>
        <table:table-row table:style-name="ro2">
          <table:table-cell office:value-type="string" calcext:value-type="string">
            <text:p>IA4</text:p>
          </table:table-cell>
          <table:table-cell office:value-type="string" calcext:value-type="string">
            <text:p>ST177</text:p>
          </table:table-cell>
          <table:table-cell office:value-type="float" office:value="0.000836409774110112" calcext:value-type="float">
            <text:p>0.00083640977411</text:p>
          </table:table-cell>
          <table:table-cell office:value-type="float" office:value="0.00708821842466197" calcext:value-type="float">
            <text:p>0.007088218424662</text:p>
          </table:table-cell>
        </table:table-row>
        <table:table-row table:style-name="ro2">
          <table:table-cell office:value-type="string" calcext:value-type="string">
            <text:p>IA5</text:p>
          </table:table-cell>
          <table:table-cell office:value-type="string" calcext:value-type="string">
            <text:p>ST177</text:p>
          </table:table-cell>
          <table:table-cell office:value-type="float" office:value="0.000911424199893754" calcext:value-type="float">
            <text:p>0.000911424199894</text:p>
          </table:table-cell>
          <table:table-cell office:value-type="float" office:value="0.00693977817177985" calcext:value-type="float">
            <text:p>0.00693977817178</text:p>
          </table:table-cell>
        </table:table-row>
        <table:table-row table:style-name="ro2">
          <table:table-cell office:value-type="string" calcext:value-type="string">
            <text:p>PP1</text:p>
          </table:table-cell>
          <table:table-cell office:value-type="string" calcext:value-type="string">
            <text:p>ST177</text:p>
          </table:table-cell>
          <table:table-cell office:value-type="float" office:value="0.000921468395206056" calcext:value-type="float">
            <text:p>0.000921468395206</text:p>
          </table:table-cell>
          <table:table-cell office:value-type="float" office:value="0.00708821842466197" calcext:value-type="float">
            <text:p>0.007088218424662</text:p>
          </table:table-cell>
        </table:table-row>
        <table:table-row table:style-name="ro2">
          <table:table-cell office:value-type="string" calcext:value-type="string">
            <text:p>PP2</text:p>
          </table:table-cell>
          <table:table-cell office:value-type="string" calcext:value-type="string">
            <text:p>ST177</text:p>
          </table:table-cell>
          <table:table-cell office:value-type="float" office:value="0.00106997854852472" calcext:value-type="float">
            <text:p>0.001069978548525</text:p>
          </table:table-cell>
          <table:table-cell office:value-type="float" office:value="0.00769768739945839" calcext:value-type="float">
            <text:p>0.007697687399458</text:p>
          </table:table-cell>
        </table:table-row>
        <table:table-row table:style-name="ro2">
          <table:table-cell office:value-type="string" calcext:value-type="string">
            <text:p>PP3</text:p>
          </table:table-cell>
          <table:table-cell office:value-type="string" calcext:value-type="string">
            <text:p>ST177</text:p>
          </table:table-cell>
          <table:table-cell office:value-type="float" office:value="0.00116915941399671" calcext:value-type="float">
            <text:p>0.001169159413997</text:p>
          </table:table-cell>
          <table:table-cell office:value-type="float" office:value="0.00754296396126909" calcext:value-type="float">
            <text:p>0.007542963961269</text:p>
          </table:table-cell>
        </table:table-row>
        <table:table-row table:style-name="ro2">
          <table:table-cell office:value-type="string" calcext:value-type="string">
            <text:p>PP4</text:p>
          </table:table-cell>
          <table:table-cell office:value-type="string" calcext:value-type="string">
            <text:p>ST177</text:p>
          </table:table-cell>
          <table:table-cell office:value-type="float" office:value="0.00101817761265784" calcext:value-type="float">
            <text:p>0.001018177612658</text:p>
          </table:table-cell>
          <table:table-cell office:value-type="float" office:value="0.00723822947387088" calcext:value-type="float">
            <text:p>0.007238229473871</text:p>
          </table:table-cell>
        </table:table-row>
        <table:table-row table:style-name="ro2">
          <table:table-cell office:value-type="string" calcext:value-type="string">
            <text:p>PP5</text:p>
          </table:table-cell>
          <table:table-cell office:value-type="string" calcext:value-type="string">
            <text:p>ST177</text:p>
          </table:table-cell>
          <table:table-cell office:value-type="float" office:value="0.00105098631193683" calcext:value-type="float">
            <text:p>0.001050986311937</text:p>
          </table:table-cell>
          <table:table-cell office:value-type="float" office:value="0.00754296396126909" calcext:value-type="float">
            <text:p>0.007542963961269</text:p>
          </table:table-cell>
        </table:table-row>
      </table:table>
      <table:named-expressions/>
      <table:database-ranges>
        <table:database-range table:name="__Anonymous_Sheet_DB__1" table:target-range-address="'DIC-O2-Temp-Nutriens'.O5:'DIC-O2-Temp-Nutriens'.O5" table:contains-header="false" table:orientation="column"/>
        <table:database-range table:name="__Anonymous_Sheet_DB__2" table:target-range-address="DIC.A8:DIC.G233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ST407.A1:ST407.N136" table:display-filter-buttons="true" table:orientation="column"/>
        <table:database-range table:name="__Anonymous_Sheet_DB__7" table:target-range-address="ST435.A1:ST435.O136" table:display-filter-buttons="true" table:orientation="column">
          <table:filter>
            <table:filter-and>
              <table:filter-condition table:field-number="8" table:value="383.81" table:operator="=">
                <table:filter-set-item table:value="383.81"/>
                <table:filter-set-item table:value="377.86"/>
                <table:filter-set-item table:value="377.08"/>
                <table:filter-set-item table:value="377.03"/>
                <table:filter-set-item table:value="376.00"/>
                <table:filter-set-item table:value="375.67"/>
                <table:filter-set-item table:value="373.83"/>
                <table:filter-set-item table:value="373.58"/>
                <table:filter-set-item table:value="373.42"/>
                <table:filter-set-item table:value="372.73"/>
                <table:filter-set-item table:value="372.02"/>
                <table:filter-set-item table:value="366.14"/>
                <table:filter-set-item table:value="365.76"/>
                <table:filter-set-item table:value="364.98"/>
                <table:filter-set-item table:value="367.99"/>
                <table:filter-set-item table:value="364.86"/>
                <table:filter-set-item table:value="362.01"/>
                <table:filter-set-item table:value="360.34"/>
                <table:filter-set-item table:value="361.58"/>
                <table:filter-set-item table:value="364.39"/>
                <table:filter-set-item table:value="346.16"/>
                <table:filter-set-item table:value="357.00"/>
                <table:filter-set-item table:value="355.14"/>
                <table:filter-set-item table:value="356.38"/>
                <table:filter-set-item table:value="377.65"/>
                <table:filter-set-item table:value="356.03"/>
                <table:filter-set-item table:value="355.30"/>
                <table:filter-set-item table:value="354.42"/>
                <table:filter-set-item table:value="361.70"/>
                <table:filter-set-item table:value="371.38"/>
                <table:filter-set-item table:value="342.21"/>
                <table:filter-set-item table:value="352.99"/>
                <table:filter-set-item table:value="356.77"/>
                <table:filter-set-item table:value="376.86"/>
                <table:filter-set-item table:value="351.46"/>
                <table:filter-set-item table:value="339.61"/>
                <table:filter-set-item table:value="349.05"/>
                <table:filter-set-item table:value="308.18"/>
                <table:filter-set-item table:value="355.76"/>
                <table:filter-set-item table:value="342.44"/>
                <table:filter-set-item table:value="369.15"/>
                <table:filter-set-item table:value="337.44"/>
                <table:filter-set-item table:value="341.11"/>
                <table:filter-set-item table:value="367.66"/>
                <table:filter-set-item table:value="340.37"/>
                <table:filter-set-item table:value="322.39"/>
                <table:filter-set-item table:value="338.34"/>
                <table:filter-set-item table:value="378.52"/>
                <table:filter-set-item table:value="335.97"/>
                <table:filter-set-item table:value="363.57"/>
                <table:filter-set-item table:value="363.04"/>
                <table:filter-set-item table:value="324.33"/>
                <table:filter-set-item table:value="345.26"/>
                <table:filter-set-item table:value="356.69"/>
                <table:filter-set-item table:value="335.41"/>
                <table:filter-set-item table:value="371.75"/>
                <table:filter-set-item table:value="315.14"/>
                <table:filter-set-item table:value="345.71"/>
                <table:filter-set-item table:value="319.50"/>
                <table:filter-set-item table:value="365.18"/>
                <table:filter-set-item table:value="333.53"/>
                <table:filter-set-item table:value="359.81"/>
                <table:filter-set-item table:value="354.17"/>
                <table:filter-set-item table:value="343.33"/>
                <table:filter-set-item table:value="366.46"/>
                <table:filter-set-item table:value="313.13"/>
                <table:filter-set-item table:value="359.18"/>
                <table:filter-set-item table:value="341.70"/>
                <table:filter-set-item table:value="377.27"/>
                <table:filter-set-item table:value="310.72"/>
                <table:filter-set-item table:value="330.67"/>
                <table:filter-set-item table:value="344.52"/>
              </table:filter-condition>
              <table:filter-condition table:field-number="11" table:value="0.136" table:operator="=">
                <table:filter-set-item table:value="0.136"/>
                <table:filter-set-item table:value="0.125"/>
                <table:filter-set-item table:value="0.117"/>
                <table:filter-set-item table:value="0.108"/>
                <table:filter-set-item table:value="0.101"/>
                <table:filter-set-item table:value="0.1"/>
                <table:filter-set-item table:value="0.097"/>
                <table:filter-set-item table:value="0.09"/>
                <table:filter-set-item table:value="0.089"/>
                <table:filter-set-item table:value="0.085"/>
                <table:filter-set-item table:value="0.034"/>
                <table:filter-set-item table:value="0.087"/>
                <table:filter-set-item table:value="0.112"/>
                <table:filter-set-item table:value="0.08"/>
                <table:filter-set-item table:value="0.079"/>
                <table:filter-set-item table:value="0.078"/>
                <table:filter-set-item table:value="0.072"/>
                <table:filter-set-item table:value="0.071"/>
                <table:filter-set-item table:value="0.086"/>
                <table:filter-set-item table:value="0.07"/>
                <table:filter-set-item table:value="0.084"/>
                <table:filter-set-item table:value="0.069"/>
                <table:filter-set-item table:value="0.066"/>
                <table:filter-set-item table:value="0.055"/>
                <table:filter-set-item table:value="0.109"/>
                <table:filter-set-item table:value="0.048"/>
                <table:filter-set-item table:value="0.088"/>
                <table:filter-set-item table:value="0.054"/>
                <table:filter-set-item table:value="0.134"/>
                <table:filter-set-item table:value="0.073"/>
                <table:filter-set-item table:value="0.119"/>
                <table:filter-set-item table:value="0.058"/>
                <table:filter-set-item table:value="0.094"/>
                <table:filter-set-item table:value="0.041"/>
                <table:filter-set-item table:value="0.065"/>
                <table:filter-set-item table:value="0.13"/>
                <table:filter-set-item table:value="0.076"/>
                <table:filter-set-item table:value="0.042"/>
              </table:filter-condition>
            </table:filter-and>
          </table:filter>
        </table:database-range>
        <table:database-range table:name="__Anonymous_Sheet_DB__8" table:target-range-address="'ST435-O2'.A1:'ST435-O2'.E91" table:orientation="column"/>
        <table:database-range table:name="__Anonymous_Sheet_DB__10" table:target-range-address="ST177.A1:ST177.O136" table:display-filter-buttons="true">
          <table:filter>
            <table:filter-and>
              <table:filter-condition table:field-number="11" table:value="0.102" table:operator="=">
                <table:filter-set-item table:value="0.102"/>
                <table:filter-set-item table:value="0.098"/>
                <table:filter-set-item table:value="0.097"/>
                <table:filter-set-item table:value="0.096"/>
                <table:filter-set-item table:value="0.092"/>
                <table:filter-set-item table:value="0.091"/>
                <table:filter-set-item table:value="0.089"/>
                <table:filter-set-item table:value="0.079"/>
                <table:filter-set-item table:value="0.078"/>
                <table:filter-set-item table:value="0.077"/>
                <table:filter-set-item table:value="0.075"/>
                <table:filter-set-item table:value="0.073"/>
                <table:filter-set-item table:value="0.07"/>
                <table:filter-set-item table:value="0.062"/>
                <table:filter-set-item table:value="0.061"/>
                <table:filter-set-item table:value="0.085"/>
                <table:filter-set-item table:value="0.051"/>
                <table:filter-set-item table:value="0.06"/>
                <table:filter-set-item table:value="0.053"/>
                <table:filter-set-item table:value="0.083"/>
                <table:filter-set-item table:value="0.05"/>
                <table:filter-set-item table:value="0.068"/>
                <table:filter-set-item table:value="0.09"/>
                <table:filter-set-item table:value="0.054"/>
                <table:filter-set-item table:value="0.109"/>
                <table:filter-set-item table:value="0.081"/>
                <table:filter-set-item table:value="0.066"/>
                <table:filter-set-item table:value="0.065"/>
                <table:filter-set-item table:value="0.076"/>
                <table:filter-set-item table:value="0.103"/>
                <table:filter-set-item table:value="0.095"/>
                <table:filter-set-item table:value="0.042"/>
              </table:filter-condition>
            </table:filter-and>
          </table:filter>
        </table:database-range>
        <table:database-range table:name="__Anonymous_Sheet_DB__13" table:target-range-address="'O2-ST407-435-177'.A1:'O2-ST407-435-177'.G226" table:display-filter-buttons="true">
          <table:filter>
            <table:filter-and>
              <table:filter-condition table:field-number="0" table:value="ST435" table:operator="=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$ </number:text>
    </number:number-style>
    <number:number-style style:name="N112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$ </number:text>
    </number:number-style>
    <number:number-style style:name="N113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$ </number:text>
    </number:number-style>
    <number:number-style style:name="N115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$ </number:text>
    </number:number-style>
    <number:number-style style:name="N116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24P2" style:volatile="true">
      <loext:fill-character> </loext:fill-character>
      <number:text>-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28P2" style:volatile="true">
      <loext:fill-character> </loext:fill-character>
      <number:text>-  $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/>
    </number:number-style>
    <number:number-style style:name="N164">
      <number:number number:decimal-places="3" loext:min-decimal-places="3" number:min-integer-digits="1"/>
    </number:number-style>
    <number:number-style style:name="N165">
      <number:number number:decimal-places="9" loext:min-decimal-places="9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7" loext:min-decimal-places="7" number:min-integer-digits="1"/>
    </number:number-style>
    <number:number-style style:name="N168">
      <number:number number:decimal-places="6" loext:min-decimal-places="6" number:min-integer-digits="1"/>
    </number:number-style>
    <number:number-style style:name="N169">
      <number:number number:decimal-places="5" loext:min-decimal-places="5" number:min-integer-digits="1"/>
    </number:number-style>
    <number:number-style style:name="N170">
      <number:number number:decimal-places="4" loext:min-decimal-places="4" number:min-integer-digits="1"/>
    </number:number-style>
    <number:number-style style:name="N171">
      <number:number number:decimal-places="12" loext:min-decimal-places="12" number:min-integer-digits="1"/>
    </number:number-style>
    <number:number-style style:name="N172">
      <number:number number:decimal-places="11" loext:min-decimal-places="11" number:min-integer-digits="1"/>
    </number:number-style>
    <number:number-style style:name="N173">
      <number:number number:decimal-places="10" loext:min-decimal-places="10" number:min-integer-digits="1"/>
    </number:number-style>
    <number:number-style style:name="N174">
      <number:number number:decimal-places="14" loext:min-decimal-places="14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3" loext:min-decimal-places="13" number:min-integer-digits="1"/>
    </number:number-style>
    <number:number-style style:name="N177">
      <number:number number:decimal-places="16" loext:min-decimal-places="16" number:min-integer-digits="1"/>
    </number:number-style>
    <number:number-style style:name="N178">
      <number:number number:decimal-places="17" loext:min-decimal-places="17" number:min-integer-digits="1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20109" number:language="en" number:country="CA">
      <number:number number:decimal-places="3" loext:min-decimal-places="3" number:min-integer-digits="1"/>
    </number:number-style>
    <number:number-style style:name="N20110" number:language="en" number:country="CA">
      <number:number number:decimal-places="1" loext:min-decimal-places="1" number:min-integer-digits="1"/>
    </number:number-style>
    <number:date-style style:name="N20111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20112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3" number:language="en" number:country="CA">
      <number:day number:style="long"/>
      <number:text>-</number:text>
      <number:month number:textual="true"/>
    </number:date-style>
    <number:date-style style:name="N20114" number:language="en" number:country="CA">
      <number:month number:textual="true"/>
      <number:text>-</number:text>
      <number:year/>
    </number:date-style>
    <number:time-style style:name="N20115" number:language="en" number:country="CA">
      <number:hours/>
      <number:text>:</number:text>
      <number:minutes number:style="long"/>
      <number:text> </number:text>
      <number:am-pm/>
    </number:time-style>
    <number:time-style style:name="N20116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en" number:country="CA">
      <number:hours/>
      <number:text>:</number:text>
      <number:minutes number:style="long"/>
    </number:time-style>
    <number:time-style style:name="N20118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9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20120P0" style:volatile="true" number:language="en" number:country="CA">
      <number:number number:decimal-places="0" loext:min-decimal-places="0" number:min-integer-digits="1" number:grouping="true"/>
    </number:number-style>
    <number:number-style style:name="N20120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20120P0"/>
    </number:number-style>
    <number:number-style style:name="N20121P0" style:volatile="true" number:language="en" number:country="CA">
      <number:number number:decimal-places="0" loext:min-decimal-places="0" number:min-integer-digits="1" number:grouping="true"/>
    </number:number-style>
    <number:number-style style:name="N20121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21P0"/>
    </number:number-style>
    <number:number-style style:name="N20122P0" style:volatile="true" number:language="en" number:country="CA">
      <number:number number:decimal-places="2" loext:min-decimal-places="2" number:min-integer-digits="1" number:grouping="true"/>
    </number:number-style>
    <number:number-style style:name="N20122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20122P0"/>
    </number:number-style>
    <number:number-style style:name="N20123P0" style:volatile="true" number:language="en" number:country="CA">
      <number:number number:decimal-places="2" loext:min-decimal-places="2" number:min-integer-digits="1" number:grouping="true"/>
    </number:number-style>
    <number:number-style style:name="N20123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3P0"/>
    </number:number-style>
    <number:number-style style:name="N20127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7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7P2" style:volatile="true" number:language="en" number:country="CA">
      <loext:fill-character> </loext:fill-character>
      <number:text>- </number:text>
    </number:number-style>
    <number:text-style style:name="N20127" number:language="en" number:country="CA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currency-style style:name="N20131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1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1P2" style:volatile="true" number:language="en" number:country="CA">
      <number:currency-symbol/>
      <loext:fill-character> </loext:fill-character>
      <number:text>- </number:text>
    </number:currency-style>
    <number:text-style style:name="N20131" number:language="en" number:country="CA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5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5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5" number:language="en" number:country="CA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currency-style style:name="N20139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CA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2P2" style:volatile="true" number:language="en" number:country="CA">
      <loext:text> </loext:text>
      <loext:fill-character> </loext:fill-character>
      <number:text>- </number:text>
    </number:number-style>
    <number:text-style style:name="N20142" number:language="en" number:country="CA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3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3P2" style:volatile="true" number:language="en" number:country="CA">
      <number:currency-symbol/>
      <loext:fill-character> </loext:fill-character>
      <number:text>- </number:text>
    </number:currency-style>
    <number:text-style style:name="N20143" number:language="en" number:country="CA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number-style style:name="N20146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6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6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46" number:language="en" number:country="CA">
      <number:text> </number:text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currency-style style:name="N2014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4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4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47" number:language="en" number:country="CA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00-00-00</text:date>, <text:time style:data-style-name="N2" text:time-value="10:57:39.307904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56:50.990246000</meta:creation-date>
    <meta:editing-duration>P5DT13H4M36S</meta:editing-duration>
    <meta:editing-cycles>128</meta:editing-cycles>
    <meta:generator>LibreOffice/5.2.3.3$MacOSX_X86_64 LibreOffice_project/d54a8868f08a7b39642414cf2c8ef2f228f780cf</meta:generator>
    <meta:initial-creator>Gonzalo Bravo</meta:initial-creator>
    <dc:date>2017-05-29T15:10:54.096303000</dc:date>
    <dc:creator>Gonzalo Bravo</dc:creator>
    <dc:title>Response of Recent Benthic Foraminiferal Assemblages to Contrasting Environments in Baffin Bay and the Northern Labrador Sea, Northwest Atlantic</dc:title>
    <meta:document-statistic meta:table-count="17" meta:cell-count="13282" meta:object-count="0"/>
  </office:meta>
</office:document-meta>
</file>